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49cm" fo:border="0.05pt solid #000000"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8.017cm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hème" style:family="table">
      <style:table-properties style:width="17cm" table:align="margins"/>
    </style:style>
    <style:style style:name="Thème.A" style:family="table-column">
      <style:table-column-properties style:column-width="17cm" style:rel-column-width="65535*"/>
    </style:style>
    <style:style style:name="Thème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style:min-row-height="1.312cm"/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9.393cm"/>
    </style:style>
    <style:style style:name="Tableau6.B" style:family="table-column">
      <style:table-column-properties style:column-width="7.62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2" style:family="table-row">
      <style:table-row-properties style:row-height="1.401cm"/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style:row-height="1.401cm" fo:keep-together="auto"/>
    </style:style>
    <style:style style:name="Tableau6.8" style:family="table-row">
      <style:table-row-properties style:min-row-height="1.401cm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20.906cm" fo:margin-left="-1.951cm" table:align="left"/>
    </style:style>
    <style:style style:name="Tableau2.A" style:family="table-column">
      <style:table-column-properties style:column-width="20.906cm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fo:language="fr" fo:country="FR"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paragraph-rsid="000595d0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paragraph-rsid="001a1caf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paragraph-rsid="00205b4c"/>
    </style:style>
    <style:style style:name="P5" style:family="paragraph" style:parent-style-name="Standard">
      <style:text-properties fo:language="fr" fo:country="FR" officeooo:paragraph-rsid="001688d1"/>
    </style:style>
    <style:style style:name="P6" style:family="paragraph" style:parent-style-name="Standard">
      <style:text-properties fo:language="fr" fo:country="FR"/>
    </style:style>
    <style:style style:name="P7" style:family="paragraph" style:parent-style-name="Standard">
      <style:text-properties fo:language="fr" fo:country="FR" officeooo:paragraph-rsid="001a1caf"/>
    </style:style>
    <style:style style:name="P8" style:family="paragraph" style:parent-style-name="Standard">
      <style:paragraph-properties fo:text-align="justify" style:justify-single-word="false"/>
      <style:text-properties fo:language="fr" fo:country="FR" officeooo:paragraph-rsid="001688d1"/>
    </style:style>
    <style:style style:name="P9" style:family="paragraph" style:parent-style-name="Standard">
      <style:text-properties fo:language="fr" fo:country="FR" officeooo:paragraph-rsid="000d3cdf"/>
    </style:style>
    <style:style style:name="P10" style:family="paragraph" style:parent-style-name="Table_20_Contents">
      <style:text-properties fo:language="fr" fo:country="FR" officeooo:rsid="00141375" officeooo:paragraph-rsid="00141375"/>
    </style:style>
    <style:style style:name="P11" style:family="paragraph" style:parent-style-name="Table_20_Contents">
      <style:text-properties fo:language="fr" fo:country="F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4" style:family="paragraph" style:parent-style-name="Standard">
      <style:paragraph-properties fo:margin-top="0cm" fo:margin-bottom="0.499cm" style:contextual-spacing="false" style:line-height-at-least="0.42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d3cdf" officeooo:paragraph-rsid="00d48e3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522d29" officeooo:paragraph-rsid="00522d2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bcff0" officeooo:paragraph-rsid="002bcf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da662" officeooo:paragraph-rsid="002da6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ecb13" officeooo:paragraph-rsid="002ec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30d26" officeooo:paragraph-rsid="00330d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66767" officeooo:paragraph-rsid="003667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93621" officeooo:paragraph-rsid="003936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c0e6f" officeooo:paragraph-rsid="003c0e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9pt" fo:language="fr" fo:country="FR" fo:font-style="italic" fo:text-shadow="none" style:text-underline-style="none" fo:font-weight="normal" officeooo:rsid="000d3cdf" officeooo:paragraph-rsid="000d3cdf" fo:background-color="#fcfbf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2" style:family="paragraph" style:parent-style-name="Standard">
      <style:paragraph-properties style:line-height-at-least="0.423cm"/>
      <style:text-properties fo:color="#000000" loext:opacity="100%" style:font-name="Consolas" fo:font-size="9pt" fo:font-weight="normal" fo:background-color="#fcfbff"/>
    </style:style>
    <style:style style:name="P33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5616df" fo:background-color="#fcfbff"/>
    </style:style>
    <style:style style:name="P34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5820a4" fo:background-color="#fcfbff"/>
    </style:style>
    <style:style style:name="P35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583f97" fo:background-color="#fcfbff"/>
    </style:style>
    <style:style style:name="P36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59a6c7" fo:background-color="#fcfbff"/>
    </style:style>
    <style:style style:name="P37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59e6a4" fo:background-color="#fcfbff"/>
    </style:style>
    <style:style style:name="P38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5a9ca6" fo:background-color="#fcfbff"/>
    </style:style>
    <style:style style:name="P39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5c92e5" fo:background-color="#fcfbff"/>
    </style:style>
    <style:style style:name="P40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5d7060" fo:background-color="#fcfbff"/>
    </style:style>
    <style:style style:name="P41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5f4eeb" fo:background-color="#fcfbff"/>
    </style:style>
    <style:style style:name="P42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61b94a" fo:background-color="#fcfbff"/>
    </style:style>
    <style:style style:name="P43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628d28" fo:background-color="#fcfbff"/>
    </style:style>
    <style:style style:name="P44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63d152" fo:background-color="#fcfbff"/>
    </style:style>
    <style:style style:name="P45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6574fd" fo:background-color="#fcfbff"/>
    </style:style>
    <style:style style:name="P46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67371a" fo:background-color="#fcfbff"/>
    </style:style>
    <style:style style:name="P47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67b62a" fo:background-color="#fcfbff"/>
    </style:style>
    <style:style style:name="P48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67c3f9" fo:background-color="#fcfbff"/>
    </style:style>
    <style:style style:name="P49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6a9d66" fo:background-color="#fcfbff"/>
    </style:style>
    <style:style style:name="P50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6b62df" fo:background-color="#fcfbff"/>
    </style:style>
    <style:style style:name="P51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6c1355" fo:background-color="#fcfbff"/>
    </style:style>
    <style:style style:name="P52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6d0221" fo:background-color="#fcfbff"/>
    </style:style>
    <style:style style:name="P53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6dbe6e" fo:background-color="#fcfbff"/>
    </style:style>
    <style:style style:name="P54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6e0e54" fo:background-color="#fcfbff"/>
    </style:style>
    <style:style style:name="P55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6eb8e2" fo:background-color="#fcfbff"/>
    </style:style>
    <style:style style:name="P56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7027ea" fo:background-color="#fcfbff"/>
    </style:style>
    <style:style style:name="P57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708d47" fo:background-color="#fcfbff"/>
    </style:style>
    <style:style style:name="P58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728ac0" fo:background-color="#fcfbff"/>
    </style:style>
    <style:style style:name="P59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7461d7" fo:background-color="#fcfbff"/>
    </style:style>
    <style:style style:name="P60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7581bc" fo:background-color="#fcfbff"/>
    </style:style>
    <style:style style:name="P61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75a6a2" fo:background-color="#fcfbff"/>
    </style:style>
    <style:style style:name="P62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75f894" fo:background-color="#fcfbff"/>
    </style:style>
    <style:style style:name="P63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76990e" fo:background-color="#fcfbff"/>
    </style:style>
    <style:style style:name="P64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781334" fo:background-color="#fcfbff"/>
    </style:style>
    <style:style style:name="P65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79bd9d" fo:background-color="#fcfbff"/>
    </style:style>
    <style:style style:name="P66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7aa430" fo:background-color="#fcfbff"/>
    </style:style>
    <style:style style:name="P67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7b22b2" fo:background-color="#fcfbff"/>
    </style:style>
    <style:style style:name="P68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7b5170" fo:background-color="#fcfbff"/>
    </style:style>
    <style:style style:name="P69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7c7057" fo:background-color="#fcfbff"/>
    </style:style>
    <style:style style:name="P70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7dad0a" fo:background-color="#fcfbff"/>
    </style:style>
    <style:style style:name="P71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7dc614" fo:background-color="#fcfbff"/>
    </style:style>
    <style:style style:name="P72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7eaf82" fo:background-color="#fcfbff"/>
    </style:style>
    <style:style style:name="P73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7fb5f5" fo:background-color="#fcfbff"/>
    </style:style>
    <style:style style:name="P74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831915" fo:background-color="#fcfbff"/>
    </style:style>
    <style:style style:name="P75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849843" fo:background-color="#fcfbff"/>
    </style:style>
    <style:style style:name="P76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84d2ac" fo:background-color="#fcfbff"/>
    </style:style>
    <style:style style:name="P77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858927" fo:background-color="#fcfbff"/>
    </style:style>
    <style:style style:name="P78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865ff1" fo:background-color="#fcfbff"/>
    </style:style>
    <style:style style:name="P79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88a5c5" fo:background-color="#fcfbff"/>
    </style:style>
    <style:style style:name="P80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8a4910" fo:background-color="#fcfbff"/>
    </style:style>
    <style:style style:name="P81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8adcd8" fo:background-color="#fcfbff"/>
    </style:style>
    <style:style style:name="P82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8e3e9c" fo:background-color="#fcfbff"/>
    </style:style>
    <style:style style:name="P83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903461" fo:background-color="#fcfbff"/>
    </style:style>
    <style:style style:name="P84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908d0a" fo:background-color="#fcfbff"/>
    </style:style>
    <style:style style:name="P85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92089b" fo:background-color="#fcfbff"/>
    </style:style>
    <style:style style:name="P86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920f72" fo:background-color="#fcfbff"/>
    </style:style>
    <style:style style:name="P87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93416f" fo:background-color="#fcfbff"/>
    </style:style>
    <style:style style:name="P88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946ff0" fo:background-color="#fcfbff"/>
    </style:style>
    <style:style style:name="P89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961711" fo:background-color="#fcfbff"/>
    </style:style>
    <style:style style:name="P90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976147" fo:background-color="#fcfbff"/>
    </style:style>
    <style:style style:name="P91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994e56" fo:background-color="#fcfbff"/>
    </style:style>
    <style:style style:name="P92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9b4e25" fo:background-color="#fcfbff"/>
    </style:style>
    <style:style style:name="P93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9c9e6a" fo:background-color="#fcfbff"/>
    </style:style>
    <style:style style:name="P94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9e7d9e" fo:background-color="#fcfbff"/>
    </style:style>
    <style:style style:name="P95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9ff439" fo:background-color="#fcfbff"/>
    </style:style>
    <style:style style:name="P96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a19184" fo:background-color="#fcfbff"/>
    </style:style>
    <style:style style:name="P97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a2e672" fo:background-color="#fcfbff"/>
    </style:style>
    <style:style style:name="P98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a3d43c" fo:background-color="#fcfbff"/>
    </style:style>
    <style:style style:name="P99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a4da83" fo:background-color="#fcfbff"/>
    </style:style>
    <style:style style:name="P100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a6c65e" fo:background-color="#fcfbff"/>
    </style:style>
    <style:style style:name="P101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a7081a" fo:background-color="#fcfbff"/>
    </style:style>
    <style:style style:name="P102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a80949" fo:background-color="#fcfbff"/>
    </style:style>
    <style:style style:name="P103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a8b18d" fo:background-color="#fcfbff"/>
    </style:style>
    <style:style style:name="P104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a8d60c" fo:background-color="#fcfbff"/>
    </style:style>
    <style:style style:name="P105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a8df37" fo:background-color="#fcfbff"/>
    </style:style>
    <style:style style:name="P106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aa1a38" fo:background-color="#fcfbff"/>
    </style:style>
    <style:style style:name="P107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ab94b6" fo:background-color="#fcfbff"/>
    </style:style>
    <style:style style:name="P108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ad8eaa" fo:background-color="#fcfbff"/>
    </style:style>
    <style:style style:name="P109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af7a0a" fo:background-color="#fcfbff"/>
    </style:style>
    <style:style style:name="P110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b05387" fo:background-color="#fcfbff"/>
    </style:style>
    <style:style style:name="P111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b1af6c" fo:background-color="#fcfbff"/>
    </style:style>
    <style:style style:name="P112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b2031b" fo:background-color="#fcfbff"/>
    </style:style>
    <style:style style:name="P113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b300ed" fo:background-color="#fcfbff"/>
    </style:style>
    <style:style style:name="P114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b4f3e9" fo:background-color="#fcfbff"/>
    </style:style>
    <style:style style:name="P115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b62947" fo:background-color="#fcfbff"/>
    </style:style>
    <style:style style:name="P116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b6df7e" fo:background-color="#fcfbff"/>
    </style:style>
    <style:style style:name="P117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b75bee" fo:background-color="#fcfbff"/>
    </style:style>
    <style:style style:name="P118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b7b5d2" fo:background-color="#fcfbff"/>
    </style:style>
    <style:style style:name="P119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b95c5b" fo:background-color="#fcfbff"/>
    </style:style>
    <style:style style:name="P120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b9ed6d" fo:background-color="#fcfbff"/>
    </style:style>
    <style:style style:name="P121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ba00b4" fo:background-color="#fcfbff"/>
    </style:style>
    <style:style style:name="P122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bbb472" fo:background-color="#fcfbff"/>
    </style:style>
    <style:style style:name="P123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bc2e42" fo:background-color="#fcfbff"/>
    </style:style>
    <style:style style:name="P124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bddf3f" fo:background-color="#fcfbff"/>
    </style:style>
    <style:style style:name="P125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bf4646" fo:background-color="#fcfbff"/>
    </style:style>
    <style:style style:name="P126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c05d4b" fo:background-color="#fcfbff"/>
    </style:style>
    <style:style style:name="P127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c1c83f" fo:background-color="#fcfbff"/>
    </style:style>
    <style:style style:name="P128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c37c9a" fo:background-color="#fcfbff"/>
    </style:style>
    <style:style style:name="P129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c43df5" fo:background-color="#fcfbff"/>
    </style:style>
    <style:style style:name="P130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c4e84a" fo:background-color="#fcfbff"/>
    </style:style>
    <style:style style:name="P131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c55556" fo:background-color="#fcfbff"/>
    </style:style>
    <style:style style:name="P132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c665e0" fo:background-color="#fcfbff"/>
    </style:style>
    <style:style style:name="P133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c6f46d" fo:background-color="#fcfbff"/>
    </style:style>
    <style:style style:name="P134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d48e34" fo:background-color="#fcfbff"/>
    </style:style>
    <style:style style:name="P135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8127b0" fo:background-color="#fcfbff"/>
    </style:style>
    <style:style style:name="P136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rsid="00c750ba" officeooo:paragraph-rsid="00c750ba" fo:background-color="#fcfbff"/>
    </style:style>
    <style:style style:name="P137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rsid="006c13c5" officeooo:paragraph-rsid="00d48e34" fo:background-color="#fcfbff"/>
    </style:style>
    <style:style style:name="P138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fo:background-color="#fcfbff"/>
    </style:style>
    <style:style style:name="P139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5820a4" fo:background-color="#fcfbff"/>
    </style:style>
    <style:style style:name="P140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583f97" fo:background-color="#fcfbff"/>
    </style:style>
    <style:style style:name="P141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59a6c7" fo:background-color="#fcfbff"/>
    </style:style>
    <style:style style:name="P142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59e6a4" fo:background-color="#fcfbff"/>
    </style:style>
    <style:style style:name="P143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5a9ca6" fo:background-color="#fcfbff"/>
    </style:style>
    <style:style style:name="P144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5c92e5" fo:background-color="#fcfbff"/>
    </style:style>
    <style:style style:name="P145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5f4eeb" fo:background-color="#fcfbff"/>
    </style:style>
    <style:style style:name="P146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61b94a" fo:background-color="#fcfbff"/>
    </style:style>
    <style:style style:name="P147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628d28" fo:background-color="#fcfbff"/>
    </style:style>
    <style:style style:name="P148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63d152" fo:background-color="#fcfbff"/>
    </style:style>
    <style:style style:name="P149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67b62a" fo:background-color="#fcfbff"/>
    </style:style>
    <style:style style:name="P150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67c3f9" fo:background-color="#fcfbff"/>
    </style:style>
    <style:style style:name="P151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6b62df" fo:background-color="#fcfbff"/>
    </style:style>
    <style:style style:name="P152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728ac0" fo:background-color="#fcfbff"/>
    </style:style>
    <style:style style:name="P153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7581bc" fo:background-color="#fcfbff"/>
    </style:style>
    <style:style style:name="P154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75a6a2" fo:background-color="#fcfbff"/>
    </style:style>
    <style:style style:name="P155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75f894" fo:background-color="#fcfbff"/>
    </style:style>
    <style:style style:name="P156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781334" fo:background-color="#fcfbff"/>
    </style:style>
    <style:style style:name="P157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79bd9d" fo:background-color="#fcfbff"/>
    </style:style>
    <style:style style:name="P158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7b5170" fo:background-color="#fcfbff"/>
    </style:style>
    <style:style style:name="P159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7c7057" fo:background-color="#fcfbff"/>
    </style:style>
    <style:style style:name="P160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7dc614" fo:background-color="#fcfbff"/>
    </style:style>
    <style:style style:name="P161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831915" fo:background-color="#fcfbff"/>
    </style:style>
    <style:style style:name="P162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84d2ac" fo:background-color="#fcfbff"/>
    </style:style>
    <style:style style:name="P163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858927" fo:background-color="#fcfbff"/>
    </style:style>
    <style:style style:name="P164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878a8e" fo:background-color="#fcfbff"/>
    </style:style>
    <style:style style:name="P165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88a5c5" fo:background-color="#fcfbff"/>
    </style:style>
    <style:style style:name="P166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8a4910" fo:background-color="#fcfbff"/>
    </style:style>
    <style:style style:name="P167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8e3e9c" fo:background-color="#fcfbff"/>
    </style:style>
    <style:style style:name="P168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920f72" fo:background-color="#fcfbff"/>
    </style:style>
    <style:style style:name="P169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a3d43c" fo:background-color="#fcfbff"/>
    </style:style>
    <style:style style:name="P170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a4da83" fo:background-color="#fcfbff"/>
    </style:style>
    <style:style style:name="P171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a6c65e" fo:background-color="#fcfbff"/>
    </style:style>
    <style:style style:name="P172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a80949" fo:background-color="#fcfbff"/>
    </style:style>
    <style:style style:name="P173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a8b18d" fo:background-color="#fcfbff"/>
    </style:style>
    <style:style style:name="P174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b4f3e9" fo:background-color="#fcfbff"/>
    </style:style>
    <style:style style:name="P175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b62947" fo:background-color="#fcfbff"/>
    </style:style>
    <style:style style:name="P176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bf4646" fo:background-color="#fcfbff"/>
    </style:style>
    <style:style style:name="P177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c05d4b" fo:background-color="#fcfbff"/>
    </style:style>
    <style:style style:name="P178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c37c9a" fo:background-color="#fcfbff"/>
    </style:style>
    <style:style style:name="P179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c43df5" fo:background-color="#fcfbff"/>
    </style:style>
    <style:style style:name="P180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c55556" fo:background-color="#fcfbff"/>
    </style:style>
    <style:style style:name="P181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c665e0" fo:background-color="#fcfbff"/>
    </style:style>
    <style:style style:name="P182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c6f46d" fo:background-color="#fcfbff"/>
    </style:style>
    <style:style style:name="P183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d48e34" fo:background-color="#fcfbff"/>
    </style:style>
    <style:style style:name="P184" style:family="paragraph" style:parent-style-name="Standard">
      <style:paragraph-properties style:line-height-at-least="0.423cm"/>
      <style:text-properties fo:color="#000000" loext:opacity="100%" style:font-name="Consolas" fo:font-size="9pt" fo:font-style="italic" fo:font-weight="normal" officeooo:paragraph-rsid="00ba00b4" fo:background-color="#fcfbff"/>
    </style:style>
    <style:style style:name="P185" style:family="paragraph" style:parent-style-name="Standard">
      <style:paragraph-properties style:line-height-at-least="0.423cm"/>
      <style:text-properties fo:color="#000000" loext:opacity="100%" style:font-name="Liberation Serif" fo:font-size="12pt" fo:font-weight="normal" officeooo:rsid="00ce2a1a" officeooo:paragraph-rsid="00ce2a1a" fo:background-color="#fcfbff" style:font-size-asian="12pt" style:font-size-complex="12pt"/>
    </style:style>
    <style:style style:name="P186" style:family="paragraph" style:parent-style-name="Standard">
      <style:paragraph-properties style:line-height-at-least="0.423cm"/>
      <style:text-properties fo:color="#f99800" loext:opacity="100%" style:font-name="Consolas" fo:font-size="9pt" fo:font-weight="bold" officeooo:paragraph-rsid="007dc614" fo:background-color="#fcfbff"/>
    </style:style>
    <style:style style:name="P187" style:family="paragraph" style:parent-style-name="Standard">
      <style:paragraph-properties style:line-height-at-least="0.423cm"/>
      <style:text-properties fo:color="#f99800" loext:opacity="100%" style:font-name="Consolas" fo:font-size="9pt" fo:font-weight="bold" officeooo:paragraph-rsid="00d48e34" fo:background-color="#fcfbff"/>
    </style:style>
    <style:style style:name="P188" style:family="paragraph" style:parent-style-name="Standard">
      <style:paragraph-properties style:line-height-at-least="0.423cm"/>
      <style:text-properties fo:color="#f99800" loext:opacity="100%" style:font-name="Consolas" fo:font-size="9pt" fo:font-weight="bold" fo:background-color="#fcfbff"/>
    </style:style>
    <style:style style:name="P189" style:family="paragraph" style:parent-style-name="Standard">
      <style:paragraph-properties style:line-height-at-least="0.423cm"/>
      <style:text-properties fo:color="#f99800" loext:opacity="100%" style:font-name="Consolas" fo:font-size="9pt" fo:font-style="italic" fo:font-weight="normal" officeooo:paragraph-rsid="00781334" fo:background-color="#fcfbff"/>
    </style:style>
    <style:style style:name="P190" style:family="paragraph" style:parent-style-name="Standard">
      <style:paragraph-properties style:line-height-at-least="0.423cm"/>
      <style:text-properties fo:color="#ff6767" loext:opacity="100%" style:font-name="Consolas" fo:font-size="9pt" fo:font-weight="normal" officeooo:paragraph-rsid="00bc2e42" fo:background-color="#fcfbff"/>
    </style:style>
    <style:style style:name="P191" style:family="paragraph" style:parent-style-name="Standard">
      <style:paragraph-properties style:line-height-at-least="0.423cm"/>
    </style:style>
    <style:style style:name="P192" style:family="paragraph" style:parent-style-name="Standard">
      <style:paragraph-properties fo:margin-top="0cm" fo:margin-bottom="0.499cm" style:contextual-spacing="false" style:line-height-at-least="0.423cm"/>
    </style:style>
    <style:style style:name="P193" style:family="paragraph" style:parent-style-name="Standard">
      <style:paragraph-properties style:line-height-at-least="0.423cm"/>
      <style:text-properties officeooo:paragraph-rsid="008127b0"/>
    </style:style>
    <style:style style:name="P194" style:family="paragraph" style:parent-style-name="Standard">
      <style:paragraph-properties style:line-height-at-least="0.423cm"/>
      <style:text-properties officeooo:paragraph-rsid="00c55556"/>
    </style:style>
    <style:style style:name="P195" style:family="paragraph" style:parent-style-name="Standard">
      <style:paragraph-properties style:line-height-at-least="0.423cm"/>
      <style:text-properties officeooo:paragraph-rsid="00c6f46d"/>
    </style:style>
    <style:style style:name="P196" style:family="paragraph" style:parent-style-name="Standard">
      <style:paragraph-properties style:line-height-at-least="0.423cm"/>
      <style:text-properties officeooo:paragraph-rsid="00d48e34"/>
    </style:style>
    <style:style style:name="P197" style:family="paragraph" style:parent-style-name="Standard">
      <style:paragraph-properties fo:margin-top="0cm" fo:margin-bottom="0.499cm" style:contextual-spacing="false" style:line-height-at-least="0.423cm"/>
      <style:text-properties officeooo:paragraph-rsid="00d48e34"/>
    </style:style>
    <style:style style:name="P198" style:family="paragraph" style:parent-style-name="Standard">
      <style:paragraph-properties fo:margin-top="0cm" fo:margin-bottom="0.499cm" style:contextual-spacing="false" style:line-height-at-least="0.423cm"/>
      <style:text-properties officeooo:rsid="005616df" officeooo:paragraph-rsid="005616df"/>
    </style:style>
    <style:style style:name="P199" style:family="paragraph" style:parent-style-name="Standard">
      <style:paragraph-properties fo:margin-top="0cm" fo:margin-bottom="0.499cm" style:contextual-spacing="false" style:line-height-at-least="0.423cm"/>
      <style:text-properties officeooo:rsid="005616df" officeooo:paragraph-rsid="00603df2"/>
    </style:style>
    <style:style style:name="P200" style:family="paragraph" style:parent-style-name="Standard">
      <style:paragraph-properties fo:margin-top="0cm" fo:margin-bottom="0.499cm" style:contextual-spacing="false" style:line-height-at-least="0.423cm"/>
      <style:text-properties officeooo:rsid="0067371a" officeooo:paragraph-rsid="0067371a"/>
    </style:style>
    <style:style style:name="P201" style:family="paragraph" style:parent-style-name="Standard">
      <style:paragraph-properties fo:margin-top="0cm" fo:margin-bottom="0.499cm" style:contextual-spacing="false" style:line-height-at-least="0.423cm"/>
      <style:text-properties officeooo:rsid="00c4e84a" officeooo:paragraph-rsid="00c4e84a"/>
    </style:style>
    <style:style style:name="P202" style:family="paragraph" style:parent-style-name="Standard">
      <style:paragraph-properties fo:margin-top="0cm" fo:margin-bottom="0.499cm" style:contextual-spacing="false" style:line-height-at-least="0.423cm"/>
      <style:text-properties officeooo:rsid="00c4e84a" officeooo:paragraph-rsid="00d48e34"/>
    </style:style>
    <style:style style:name="P203" style:family="paragraph" style:parent-style-name="Standard">
      <style:paragraph-properties style:line-height-at-least="0.423cm"/>
      <style:text-properties officeooo:rsid="00c55556" officeooo:paragraph-rsid="00c55556"/>
    </style:style>
    <style:style style:name="P204" style:family="paragraph" style:parent-style-name="Heading_20_3">
      <style:text-properties fo:language="fr" fo:country="FR"/>
    </style:style>
    <style:style style:name="P205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de60fd" fo:background-color="#fcfbff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27ad4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5" style:family="text">
      <style:text-properties fo:color="#000000" loext:opacity="100%" style:font-name="Consolas" fo:font-size="9pt" fo:font-weight="normal" fo:background-color="#fcfbff" loext:char-shading-value="0"/>
    </style:style>
    <style:style style:name="T16" style:family="text">
      <style:text-properties fo:color="#000000" loext:opacity="100%" style:font-name="Consolas" fo:font-size="9pt" fo:font-weight="bold" fo:background-color="#fcfbff" loext:char-shading-value="0"/>
    </style:style>
    <style:style style:name="T17" style:family="text">
      <style:text-properties fo:color="#000000" loext:opacity="100%" style:font-name="Consolas" fo:font-size="9pt" style:text-underline-style="solid" style:text-underline-width="auto" style:text-underline-color="font-color" fo:font-weight="normal" fo:background-color="#fcfbff" loext:char-shading-value="0"/>
    </style:style>
    <style:style style:name="T18" style:family="text">
      <style:text-properties fo:color="#000000" loext:opacity="100%" style:font-name="Consolas" fo:font-size="9pt" fo:font-style="italic" fo:font-weight="bold" fo:background-color="#fcfbff" loext:char-shading-value="0"/>
    </style:style>
    <style:style style:name="T19" style:family="text">
      <style:text-properties fo:color="#000000" loext:opacity="100%" fo:font-weight="normal"/>
    </style:style>
    <style:style style:name="T20" style:family="text">
      <style:text-properties officeooo:rsid="00141375"/>
    </style:style>
    <style:style style:name="T21" style:family="text">
      <style:text-properties officeooo:rsid="001add78"/>
    </style:style>
    <style:style style:name="T22" style:family="text">
      <style:text-properties officeooo:rsid="001b9f47"/>
    </style:style>
    <style:style style:name="T23" style:family="text">
      <style:text-properties officeooo:rsid="001d2492"/>
    </style:style>
    <style:style style:name="T24" style:family="text">
      <style:text-properties style:font-name="Liberation Sans" fo:font-size="14.1000003814697pt" fo:font-weight="bold" officeooo:rsid="0028e89f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5" style:family="text">
      <style:text-properties officeooo:rsid="002bcff0"/>
    </style:style>
    <style:style style:name="T26" style:family="text">
      <style:text-properties fo:language="en" fo:country="US" officeooo:rsid="002bcff0"/>
    </style:style>
    <style:style style:name="T27" style:family="text">
      <style:text-properties officeooo:rsid="002ce5df"/>
    </style:style>
    <style:style style:name="T28" style:family="text">
      <style:text-properties officeooo:rsid="002d9503"/>
    </style:style>
    <style:style style:name="T29" style:family="text">
      <style:text-properties officeooo:rsid="002fece5"/>
    </style:style>
    <style:style style:name="T30" style:family="text">
      <style:text-properties officeooo:rsid="00316f0d"/>
    </style:style>
    <style:style style:name="T31" style:family="text">
      <style:text-properties officeooo:rsid="0035a14e"/>
    </style:style>
    <style:style style:name="T32" style:family="text">
      <style:text-properties officeooo:rsid="003a947c"/>
    </style:style>
    <style:style style:name="T33" style:family="text">
      <style:text-properties officeooo:rsid="003d2258"/>
    </style:style>
    <style:style style:name="T34" style:family="text">
      <style:text-properties officeooo:rsid="003e9d81"/>
    </style:style>
    <style:style style:name="T35" style:family="text">
      <style:text-properties officeooo:rsid="0044e0d7"/>
    </style:style>
    <style:style style:name="T36" style:family="text">
      <style:text-properties fo:font-weight="bold"/>
    </style:style>
    <style:style style:name="T37" style:family="text">
      <style:text-properties fo:color="#f99800" loext:opacity="100%"/>
    </style:style>
    <style:style style:name="T38" style:family="text">
      <style:text-properties fo:color="#f99800" loext:opacity="100%" fo:font-weight="bold"/>
    </style:style>
    <style:style style:name="T39" style:family="text">
      <style:text-properties fo:color="#f99800" loext:opacity="100%" fo:font-style="italic"/>
    </style:style>
    <style:style style:name="T40" style:family="text">
      <style:text-properties fo:color="#f99800" loext:opacity="100%" fo:font-style="italic" officeooo:rsid="00b1af6c"/>
    </style:style>
    <style:style style:name="T41" style:family="text">
      <style:text-properties fo:color="#f99800" loext:opacity="100%" officeooo:rsid="00583f97"/>
    </style:style>
    <style:style style:name="T42" style:family="text">
      <style:text-properties fo:color="#f99800" loext:opacity="100%" style:font-name="Consolas" fo:font-size="9pt" fo:font-weight="bold" fo:background-color="#fcfbff" loext:char-shading-value="0"/>
    </style:style>
    <style:style style:name="T43" style:family="text">
      <style:text-properties fo:color="#f99800" loext:opacity="100%" style:font-name="Consolas" fo:font-size="9pt" fo:font-weight="normal" fo:background-color="#fcfbff" loext:char-shading-value="0"/>
    </style:style>
    <style:style style:name="T44" style:family="text">
      <style:text-properties fo:color="#f99800" loext:opacity="100%" officeooo:rsid="007581bc"/>
    </style:style>
    <style:style style:name="T45" style:family="text">
      <style:text-properties fo:color="#f99800" loext:opacity="100%" officeooo:rsid="0079bd9d"/>
    </style:style>
    <style:style style:name="T46" style:family="text">
      <style:text-properties fo:color="#f99800" loext:opacity="100%" officeooo:rsid="007eaf82"/>
    </style:style>
    <style:style style:name="T47" style:family="text">
      <style:text-properties fo:color="#f99800" loext:opacity="100%" officeooo:rsid="00849843"/>
    </style:style>
    <style:style style:name="T48" style:family="text">
      <style:text-properties fo:color="#f99800" loext:opacity="100%" officeooo:rsid="008a4910"/>
    </style:style>
    <style:style style:name="T49" style:family="text">
      <style:text-properties fo:color="#f99800" loext:opacity="100%" officeooo:rsid="00a8b18d"/>
    </style:style>
    <style:style style:name="T50" style:family="text">
      <style:text-properties fo:color="#f99800" loext:opacity="100%" officeooo:rsid="00da9a63"/>
    </style:style>
    <style:style style:name="T51" style:family="text">
      <style:text-properties fo:color="#f99800" loext:opacity="100%" officeooo:rsid="00db26c4"/>
    </style:style>
    <style:style style:name="T52" style:family="text">
      <style:text-properties fo:color="#f99800" loext:opacity="100%" officeooo:rsid="00dcab20"/>
    </style:style>
    <style:style style:name="T53" style:family="text">
      <style:text-properties fo:color="#775aff" loext:opacity="100%"/>
    </style:style>
    <style:style style:name="T54" style:family="text">
      <style:text-properties fo:color="#775aff" loext:opacity="100%" fo:font-style="italic" fo:font-weight="bold"/>
    </style:style>
    <style:style style:name="T55" style:family="text">
      <style:text-properties fo:color="#775aff" loext:opacity="100%" fo:font-weight="bold"/>
    </style:style>
    <style:style style:name="T56" style:family="text">
      <style:text-properties fo:color="#775aff" loext:opacity="100%" fo:font-weight="bold" officeooo:rsid="00d4e5a0"/>
    </style:style>
    <style:style style:name="T57" style:family="text">
      <style:text-properties fo:color="#775aff" loext:opacity="100%" fo:font-weight="bold" officeooo:rsid="00d92915"/>
    </style:style>
    <style:style style:name="T58" style:family="text">
      <style:text-properties fo:color="#775aff" loext:opacity="100%" style:font-name="Consolas" fo:font-size="9pt" fo:font-weight="normal" fo:background-color="#fcfbff" loext:char-shading-value="0"/>
    </style:style>
    <style:style style:name="T59" style:family="text">
      <style:text-properties fo:color="#775aff" loext:opacity="100%" style:font-name="Consolas" fo:font-size="9pt" fo:font-weight="bold" fo:background-color="#fcfbff" loext:char-shading-value="0"/>
    </style:style>
    <style:style style:name="T60" style:family="text">
      <style:text-properties fo:color="#775aff" loext:opacity="100%" officeooo:rsid="00da9a63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fo:color="#4b00b8" loext:opacity="100%"/>
    </style:style>
    <style:style style:name="T63" style:family="text">
      <style:text-properties fo:color="#4b00b8" loext:opacity="100%" fo:font-weight="bold"/>
    </style:style>
    <style:style style:name="T64" style:family="text">
      <style:text-properties fo:color="#4b00b8" loext:opacity="100%" style:font-name="Consolas" fo:font-size="9pt" fo:font-weight="bold" fo:background-color="#fcfbff" loext:char-shading-value="0"/>
    </style:style>
    <style:style style:name="T65" style:family="text">
      <style:text-properties fo:color="#ff6767" loext:opacity="100%"/>
    </style:style>
    <style:style style:name="T66" style:family="text">
      <style:text-properties fo:color="#f03bff" loext:opacity="100%"/>
    </style:style>
    <style:style style:name="T67" style:family="text">
      <style:text-properties fo:color="#230048" loext:opacity="100%" style:text-underline-style="solid" style:text-underline-width="auto" style:text-underline-color="font-color"/>
    </style:style>
    <style:style style:name="T68" style:family="text">
      <style:text-properties officeooo:rsid="0050d802"/>
    </style:style>
    <style:style style:name="T69" style:family="text">
      <style:text-properties officeooo:rsid="00603df2"/>
    </style:style>
    <style:style style:name="T70" style:family="text">
      <style:text-properties fo:font-weight="normal"/>
    </style:style>
    <style:style style:name="T71" style:family="text">
      <style:text-properties officeooo:rsid="00d22986"/>
    </style:style>
    <style:style style:name="T72" style:family="text">
      <style:text-properties officeooo:rsid="00757694"/>
    </style:style>
    <style:style style:name="T73" style:family="text">
      <style:text-properties officeooo:rsid="006fed54"/>
    </style:style>
    <style:style style:name="T74" style:family="text">
      <style:text-properties officeooo:rsid="0071e512"/>
    </style:style>
    <style:style style:name="T75" style:family="text">
      <style:text-properties officeooo:rsid="006f79d3"/>
    </style:style>
    <style:style style:name="T76" style:family="text">
      <style:text-properties officeooo:rsid="006f9591"/>
    </style:style>
    <style:style style:name="T77" style:family="text">
      <style:text-properties officeooo:rsid="006dbc25"/>
    </style:style>
    <style:style style:name="T78" style:family="text">
      <style:text-properties officeooo:rsid="00d4e5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4" text:outline-level="3"><text:span text:style-name="T20">P</text:span>rojet LU2IN002 - 202<text:span text:style-name="T24">2</text:span>-202<text:span text:style-name="T24">3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0">Numéro du groupe de TD/TME : <text:span text:style-name="T25">3</text:span>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0"><text:span text:style-name="T2">Nom :</text:span> <text:span text:style-name="T25">REGNAULT</text:span></text:p>
          </table:table-cell>
          <table:table-cell table:style-name="Tableau4.B1" office:value-type="string">
            <text:p text:style-name="P20"><text:span text:style-name="T2">Nom :</text:span> <text:span text:style-name="T25">BAUMANN</text:span></text:p>
          </table:table-cell>
        </table:table-row>
        <table:table-row>
          <table:table-cell table:style-name="Tableau4.A2" office:value-type="string">
            <text:p text:style-name="P20"><text:span text:style-name="T2">Prénom :</text:span> <text:span text:style-name="T25">Guillaume</text:span></text:p>
          </table:table-cell>
          <table:table-cell table:style-name="Tableau4.B2" office:value-type="string">
            <text:p text:style-name="P20"><text:span text:style-name="T2">Prénom :</text:span> <text:span text:style-name="T25">Pierre</text:span></text:p>
          </table:table-cell>
        </table:table-row>
        <table:table-row>
          <table:table-cell table:style-name="Tableau4.A2" office:value-type="string">
            <text:p text:style-name="P20"><text:span text:style-name="T2">N° étudiant :</text:span> <text:span text:style-name="T25">21107756</text:span></text:p>
          </table:table-cell>
          <table:table-cell table:style-name="Tableau4.B2" office:value-type="string">
            <text:p text:style-name="P20"><text:span text:style-name="T2">N° étudiant :</text:span> <text:span text:style-name="T25">21105419</text:span></text:p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>
          <table:table-cell table:style-name="Thème.A1" office:value-type="string">
            <text:p text:style-name="P12">Thème choisi (en 2 lignes max.)</text:p>
          </table:table-cell>
        </table:table-row>
        <table:table-row>
          <table:table-cell table:style-name="Thème.A2" office:value-type="string">
            <text:p text:style-name="P24">Simulation de fourmis récoltant de la nourriture et la rapportant à leur colonie.</text:p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>
          <table:table-cell table:style-name="Tableau1.A1" office:value-type="string">
            <text:p text:style-name="P2"><text:span text:style-name="T5">Schéma UML des classes </text:span><text:span text:style-name="T7">vision fournisseur</text:span><text:span text:style-name="T5"> </text:span><text:span text:style-name="T4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25"/>
            <text:p text:style-name="P26">Fichiers diagramme_UML_complet.<text:span text:style-name="T30">pdf</text:span> et diagramme_UML_simplifi<text:span text:style-name="T29">e.</text:span><text:span text:style-name="T30">png</text:span></text:p>
            <text:p text:style-name="P22"/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5">Checklist des contraintes prises en compte:</text:p>
          </table:table-cell>
          <table:table-cell table:style-name="Tableau6.B1" office:value-type="string">
            <text:p text:style-name="P15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3"><text:span text:style-name="T9">Classe contenant un tableau ou une </text:span><text:span text:style-name="T10">ArrayList</text:span></text:p>
          </table:table-cell>
          <table:table-cell table:style-name="Tableau6.B2" office:value-type="string">
            <text:p text:style-name="P23"><text:span text:style-name="T25">AntiBoucle, </text:span><text:span text:style-name="T26">Ph</text:span><text:span text:style-name="T25">eromone, Simulation</text:span></text:p>
          </table:table-cell>
        </table:table-row>
        <table:table-row table:style-name="Tableau6.2">
          <table:table-cell table:style-name="Tableau6.A2" office:value-type="string">
            <text:p text:style-name="P17">Classe <text:span text:style-name="T22">avec</text:span> <text:span text:style-name="T23">membres et</text:span> méthodes statiques</text:p>
          </table:table-cell>
          <table:table-cell table:style-name="Tableau6.B2" office:value-type="string">
            <text:p text:style-name="P21">AntiBoucle, Fourmi</text:p>
          </table:table-cell>
        </table:table-row>
        <table:table-row table:style-name="Tableau6.2">
          <table:table-cell table:style-name="Tableau6.A2" office:value-type="string">
            <text:p text:style-name="P4"><text:span text:style-name="T9">Classe </text:span><text:span text:style-name="T10">abstraite et méthode abstraite</text:span></text:p>
          </table:table-cell>
          <table:table-cell table:style-name="Tableau6.B2" office:value-type="string">
            <text:p text:style-name="P21">RessAffichable</text:p>
          </table:table-cell>
        </table:table-row>
        <table:table-row table:style-name="Tableau6.2">
          <table:table-cell table:style-name="Tableau6.A2" office:value-type="string">
            <text:p text:style-name="P18">Interface </text:p>
          </table:table-cell>
          <table:table-cell table:style-name="Tableau6.B2" office:value-type="string">
            <text:p text:style-name="P21">Affichage</text:p>
          </table:table-cell>
        </table:table-row>
        <table:table-row table:style-name="Tableau6.2">
          <table:table-cell table:style-name="Tableau6.A2" office:value-type="string">
            <text:p text:style-name="P19">Classe avec un constructeur par copie ou clone()</text:p>
          </table:table-cell>
          <table:table-cell table:style-name="Tableau6.B2" office:value-type="string">
            <text:p text:style-name="P21">Fourmi, <text:span text:style-name="T27">AntiBoucle</text:span></text:p>
          </table:table-cell>
        </table:table-row>
        <table:table-row table:style-name="Tableau6.7">
          <table:table-cell table:style-name="Tableau6.A2" office:value-type="string">
            <text:p text:style-name="P4"><text:span text:style-name="T11">Définition de classe étendant</text:span><text:span text:style-name="T10"> Exception</text:span></text:p>
          </table:table-cell>
          <table:table-cell table:style-name="Tableau6.B2" office:value-type="string">
            <text:p text:style-name="P6">InvalidFileContentException</text:p>
            <text:p text:style-name="P11"/>
          </table:table-cell>
        </table:table-row>
        <table:table-row table:style-name="Tableau6.8">
          <table:table-cell table:style-name="Tableau6.A2" office:value-type="string">
            <text:p text:style-name="P3"><text:span text:style-name="T11">Gestion des exceptions</text:span><text:span text:style-name="T12"> </text:span></text:p>
          </table:table-cell>
          <table:table-cell table:style-name="Tableau6.B2" office:value-type="string">
            <text:p text:style-name="P21">TestSimulation, <text:span text:style-name="T28">Simulation</text:span></text:p>
          </table:table-cell>
        </table:table-row>
      </table:table>
      <text:p text:style-name="P7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8"><text:span text:style-name="T6">Présentation </text:span><text:span text:style-name="T8">brève</text:span><text:span text:style-name="T6"> de votre projet</text:span><text:span text:style-name="T5"> (max. </text:span><text:span text:style-name="T8">10 lignes</text:span><text:span text:style-name="T5">) :</text:span><text:span text:style-name="T13"> </text:span><text:span text:style-name="T14">t</text:span><text:span text:style-name="T13">exte libre expliquant en quoi consiste votre projet.</text:span></text:p>
          </table:table-cell>
        </table:table-row>
        <table:table-row>
          <table:table-cell table:style-name="Tableau3.A2" office:value-type="string">
            <text:p text:style-name="P27">Notre projet simule des fourmis <text:span text:style-name="T31">récoltant de la nourriture dispersée sur un terrain.</text:span></text:p>
            <text:p text:style-name="P28">Leur but est de tout rapporter à la colonie.</text:p>
            <text:p text:style-name="P29">Il y a aussi des obstacles sur le terrain, <text:span text:style-name="T32">qu’elles devront éviter.</text:span></text:p>
            <text:p text:style-name="P30">Grâce à un système de phéromones qu’elles dispersent pour communiquer entre elles, elles vont optimiser le temps qu’il leur faut <text:span text:style-name="T33">pour </text:span><text:span text:style-name="T34">tout rapporter.</text:span></text:p>
          </table:table-cell>
        </table:table-row>
      </table:table>
      <text:p text:style-name="P5"/>
      <text:p text:style-name="P5"/>
      <text:p text:style-name="P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3">Copier / coller vos classes <text:span text:style-name="T21">et interfaces</text:span> à partir d'ici : <text:span text:style-name="T35">(POURQUOI?!)</text:span></text:p>
            <text:p text:style-name="P13"/>
            <text:p text:style-name="P13"/>
            <text:p text:style-name="P16"><text:span text:style-name="T71">Affichage</text:span>.java</text:p>
            <text:p text:style-name="P16"/>
            <text:p text:style-name="P31"><text:span text:style-name="T38">import</text:span><text:span text:style-name="T53"> </text:span>java.awt.Graphics;</text:p>
            <text:p text:style-name="P32"><text:span text:style-name="T38">import</text:span><text:span text:style-name="T53"> </text:span>javax.swing.<text:span text:style-name="T36">*</text:span>;</text:p>
            <text:p text:style-name="P32"><text:span text:style-name="T38">import</text:span><text:span text:style-name="T53"> </text:span>java.awt.<text:span text:style-name="T36">*</text:span>;</text:p>
            <text:p text:style-name="P191"/>
            <text:p text:style-name="P138">/*</text:p>
            <text:p text:style-name="P138">* Interface Affichage :</text:p>
            <text:p text:style-name="P138">*/</text:p>
            <text:p text:style-name="P32"><text:span text:style-name="T37">public</text:span><text:span text:style-name="T53"> </text:span><text:span text:style-name="T37">interface</text:span><text:span text:style-name="T53"> </text:span><text:span text:style-name="T61">Affichage</text:span>{</text:p>
            <text:p text:style-name="P191"/>
            <text:p text:style-name="P32"><text:span text:style-name="T37"><text:s text:c="4"/>public</text:span><text:span text:style-name="T62"> </text:span><text:span text:style-name="T37">void</text:span><text:span text:style-name="T62"> </text:span><text:span text:style-name="T63">dessiner</text:span><text:span text:style-name="T3">(</text:span>Graphics <text:span text:style-name="T54">g</text:span>, <text:span text:style-name="T37">int</text:span> <text:span text:style-name="T54">x</text:span>, <text:span text:style-name="T37">int</text:span> <text:span text:style-name="T54">y</text:span><text:span text:style-name="T3">)</text:span>;</text:p>
            <text:p text:style-name="P191"/>
            <text:p text:style-name="P32">}</text:p>
            <text:p text:style-name="P192"/>
            <text:p text:style-name="P198">AntiBoucle.java</text:p>
            <text:p text:style-name="P32"><text:span text:style-name="T38">import</text:span><text:span text:style-name="T53"> </text:span>java.util.<text:span text:style-name="T36">*</text:span>;</text:p>
            <text:p text:style-name="P191"/>
            <text:p text:style-name="P138">/**</text:p>
            <text:p text:style-name="P138">* classe AntiBoucle :</text:p>
            <text:p text:style-name="P138">* Système pour eviter les boucles</text:p>
            <text:p text:style-name="P138">* Toute case avec coordonnees negatives n'est pas une vraie case</text:p>
            <text:p text:style-name="P138">*/</text:p>
            <text:p text:style-name="P32"><text:span text:style-name="T37">public</text:span><text:span text:style-name="T53"> </text:span><text:span text:style-name="T37">class</text:span><text:span text:style-name="T53"> </text:span><text:span text:style-name="T61">AntiBoucle</text:span>{</text:p>
            <text:p text:style-name="P191"/>
            <text:p text:style-name="P33"><text:span text:style-name="T37"><text:s text:c="4"/>private</text:span><text:span text:style-name="T53"> </text:span><text:span text:style-name="T37">static</text:span><text:span text:style-name="T53"> </text:span><text:span text:style-name="T37">int</text:span><text:span text:style-name="T53"> </text:span><text:span text:style-name="T55">NB_BACKTRACES</text:span><text:span text:style-name="T53"> </text:span><text:span text:style-name="T36">=</text:span><text:span text:style-name="T53"> </text:span><text:span text:style-name="T65">60</text:span>;<text:span text:style-name="T53"> </text:span><text:span text:style-name="T1">//nombres de case sauvegarder</text:span></text:p>
            <text:p text:style-name="P33"><text:span text:style-name="T37"><text:s text:c="4"/>private</text:span><text:span text:style-name="T53"> </text:span><text:span text:style-name="T37">int</text:span><text:span text:style-name="T53">[][] </text:span><text:span text:style-name="T55">visites</text:span><text:span text:style-name="T53"> </text:span><text:span text:style-name="T36">=</text:span><text:span text:style-name="T53"> </text:span><text:span text:style-name="T38">new</text:span><text:span text:style-name="T53"> </text:span><text:span text:style-name="T37">int</text:span><text:span text:style-name="T53">[</text:span><text:span text:style-name="T55">AntiBoucle</text:span>.<text:span text:style-name="T55">NB_BACKTRACES</text:span><text:span text:style-name="T53">][</text:span><text:span text:style-name="T65">2</text:span><text:span text:style-name="T53">]</text:span>;<text:span text:style-name="T53"> </text:span><text:span text:style-name="T1">// tableau de sauvegarde de</text:span><text:span text:style-name="T39"> </text:span><text:span text:style-name="T1">chemin</text:span></text:p>
            <text:p text:style-name="P191"/>
            <text:p text:style-name="P139"><text:span text:style-name="T37"><text:s text:c="4"/></text:span>//constructeur</text:p>
            <text:p text:style-name="P34"><text:span text:style-name="T37"><text:s text:c="4"/>public</text:span><text:span text:style-name="T62"> </text:span><text:span text:style-name="T63">AntiBoucle</text:span><text:span text:style-name="T3">()</text:span>{</text:p>
            <text:p text:style-name="P34"><text:span text:style-name="T37"><text:s text:c="8"/></text:span><text:span text:style-name="T38">for</text:span> (<text:span text:style-name="T37">int</text:span> <text:span text:style-name="T55">i</text:span><text:span text:style-name="T36">=</text:span><text:span text:style-name="T65">0</text:span>; i<text:span text:style-name="T36">&lt;</text:span><text:span text:style-name="T55">AntiBoucle</text:span>.<text:span text:style-name="T55">NB_BACKTRACES</text:span>; i<text:span text:style-name="T36">++</text:span>){</text:p>
            <text:p text:style-name="P34"><text:span text:style-name="T37"><text:s text:c="12"/></text:span><text:span text:style-name="T36">this</text:span>.<text:span text:style-name="T55">visites</text:span>[i][<text:span text:style-name="T65">0</text:span>]<text:span text:style-name="T36">=-</text:span>i<text:span text:style-name="T36">-</text:span><text:span text:style-name="T65">1</text:span>;</text:p>
            <text:p text:style-name="P34"><text:span text:style-name="T37"><text:s text:c="12"/></text:span><text:span text:style-name="T36">this</text:span>.<text:span text:style-name="T55">visites</text:span>[i][<text:span text:style-name="T65">1</text:span>]<text:span text:style-name="T36">=-</text:span>i<text:span text:style-name="T36">-</text:span><text:span text:style-name="T65">1</text:span>;</text:p>
            <text:p text:style-name="P34"><text:span text:style-name="T37"><text:s text:c="8"/></text:span>}</text:p>
            <text:p text:style-name="P34"><text:span text:style-name="T37"><text:s text:c="4"/></text:span>}</text:p>
            <text:p text:style-name="P191"/>
            <text:p text:style-name="P139"><text:span text:style-name="T37"><text:s text:c="4"/></text:span>//constructeur de copie</text:p>
            <text:p text:style-name="P34"><text:span text:style-name="T37"><text:s text:c="4"/>public</text:span><text:span text:style-name="T62"> </text:span><text:span text:style-name="T63">AntiBoucle</text:span><text:span text:style-name="T3">(</text:span>AntiBoucle <text:span text:style-name="T54">other</text:span><text:span text:style-name="T3">)</text:span>{</text:p>
            <text:p text:style-name="P34"><text:span text:style-name="T37"><text:s text:c="8"/></text:span><text:span text:style-name="T38">for</text:span> (<text:span text:style-name="T37">int</text:span> <text:span text:style-name="T55">i</text:span><text:span text:style-name="T36">=</text:span><text:span text:style-name="T65">0</text:span>; i<text:span text:style-name="T36">&lt;</text:span><text:span text:style-name="T55">AntiBoucle</text:span>.<text:span text:style-name="T55">NB_BACKTRACES</text:span>; i<text:span text:style-name="T36">++</text:span>){</text:p>
            <text:p text:style-name="P34"><text:span text:style-name="T37"><text:s text:c="12"/></text:span><text:span text:style-name="T36">this</text:span>.<text:span text:style-name="T55">visites</text:span>[i][<text:span text:style-name="T65">0</text:span>]<text:span text:style-name="T36">=</text:span><text:span text:style-name="T55">other</text:span>.<text:span text:style-name="T55">visites</text:span>[i][<text:span text:style-name="T65">0</text:span>];</text:p>
            <text:p text:style-name="P34"><text:span text:style-name="T37"><text:s text:c="12"/></text:span><text:span text:style-name="T36">this</text:span>.<text:span text:style-name="T55">visites</text:span>[i][<text:span text:style-name="T65">1</text:span>]<text:span text:style-name="T36">=</text:span><text:span text:style-name="T55">other</text:span>.<text:span text:style-name="T55">visites</text:span>[i][<text:span text:style-name="T65">1</text:span>];</text:p>
            <text:p text:style-name="P34"><text:span text:style-name="T37"><text:s text:c="8"/></text:span>}</text:p>
            <text:p text:style-name="P34"><text:span text:style-name="T37"><text:s text:c="4"/></text:span>}</text:p>
            <text:p text:style-name="P191"/>
            <text:p text:style-name="P140"><text:span text:style-name="T37"><text:s text:c="4"/></text:span>//vide visites</text:p>
            <text:p text:style-name="P35"><text:span text:style-name="T37"><text:s text:c="4"/>public</text:span><text:span text:style-name="T62"> </text:span><text:span text:style-name="T37">void</text:span><text:span text:style-name="T62"> </text:span><text:span text:style-name="T63">clean</text:span><text:span text:style-name="T3">()</text:span>{</text:p>
            <text:p text:style-name="P35"><text:span text:style-name="T37"><text:s text:c="4"/></text:span><text:span text:style-name="T38">for</text:span> (<text:span text:style-name="T37">int</text:span> <text:span text:style-name="T55">i</text:span><text:span text:style-name="T36">=</text:span><text:span text:style-name="T65">0</text:span>; i<text:span text:style-name="T36">&lt;</text:span><text:span text:style-name="T55">AntiBoucle</text:span>.<text:span text:style-name="T55">NB_BACKTRACES</text:span>; i<text:span text:style-name="T36">++</text:span>){</text:p>
            <text:p text:style-name="P35"><text:span text:style-name="T37"><text:s text:c="8"/></text:span><text:span text:style-name="T36">this</text:span>.<text:span text:style-name="T55">visites</text:span>[i][<text:span text:style-name="T65">0</text:span>]<text:span text:style-name="T36">=-</text:span>i<text:span text:style-name="T36">-</text:span><text:span text:style-name="T65">1</text:span>;</text:p>
            <text:p text:style-name="P35"><text:span text:style-name="T37"><text:s text:c="4"/></text:span><text:span text:style-name="T41"><text:s text:c="4"/></text:span><text:span text:style-name="T36">this</text:span>.<text:span text:style-name="T55">visites</text:span>[i][<text:span text:style-name="T65">1</text:span>]<text:span text:style-name="T36">=-</text:span>i<text:span text:style-name="T36">-</text:span><text:span text:style-name="T65">1</text:span>;</text:p>
            <text:p text:style-name="P35"><text:span text:style-name="T37"><text:s text:c="8"/></text:span>}</text:p>
            <text:p text:style-name="P35"><text:span text:style-name="T37"><text:s text:c="4"/></text:span>}</text:p>
            <text:p text:style-name="P191"/>
            <text:p text:style-name="P141"><text:soft-page-break/><text:span text:style-name="T37"><text:s text:c="4"/></text:span>//ajout de case dans la liste </text:p>
            <text:p text:style-name="P36"><text:span text:style-name="T37"><text:s text:c="4"/>public</text:span><text:span text:style-name="T62"> </text:span><text:span text:style-name="T37">void</text:span><text:span text:style-name="T62"> </text:span><text:span text:style-name="T63">addCase</text:span><text:span text:style-name="T3">(</text:span><text:span text:style-name="T37">int</text:span> <text:span text:style-name="T54">x</text:span>, <text:span text:style-name="T37">int</text:span> <text:span text:style-name="T54">y</text:span><text:span text:style-name="T3">)</text:span>{</text:p>
            <text:p text:style-name="P36"><text:span text:style-name="T37"><text:s text:c="8"/></text:span><text:span text:style-name="T38">for</text:span> (<text:span text:style-name="T37">int</text:span> <text:span text:style-name="T55">i</text:span><text:span text:style-name="T36">=</text:span><text:span text:style-name="T65">0</text:span>; i<text:span text:style-name="T36">&lt;</text:span><text:span text:style-name="T55">AntiBoucle</text:span>.<text:span text:style-name="T55">NB_BACKTRACES</text:span><text:span text:style-name="T36">-</text:span><text:span text:style-name="T65">1</text:span>; i<text:span text:style-name="T36">++</text:span>){</text:p>
            <text:p text:style-name="P36"><text:span text:style-name="T37"><text:s text:c="12"/></text:span><text:span text:style-name="T36">this</text:span>.<text:span text:style-name="T55">visites</text:span>[i][<text:span text:style-name="T65">0</text:span>]<text:span text:style-name="T36">=this</text:span>.<text:span text:style-name="T55">visites</text:span>[i<text:span text:style-name="T36">+</text:span><text:span text:style-name="T65">1</text:span>][<text:span text:style-name="T65">0</text:span>];</text:p>
            <text:p text:style-name="P36"><text:span text:style-name="T37"><text:s text:c="12"/></text:span><text:span text:style-name="T36">this</text:span>.<text:span text:style-name="T55">visites</text:span>[i][<text:span text:style-name="T65">1</text:span>]<text:span text:style-name="T36">=this</text:span>.<text:span text:style-name="T55">visites</text:span>[i<text:span text:style-name="T36">+</text:span><text:span text:style-name="T65">1</text:span>][<text:span text:style-name="T65">1</text:span>];</text:p>
            <text:p text:style-name="P36"><text:span text:style-name="T37"><text:s text:c="8"/></text:span>}</text:p>
            <text:p text:style-name="P36"><text:span text:style-name="T37"><text:s text:c="8"/></text:span><text:span text:style-name="T36">this</text:span>.<text:span text:style-name="T55">visites</text:span>[<text:span text:style-name="T55">AntiBoucle</text:span>.<text:span text:style-name="T55">NB_BACKTRACES</text:span><text:span text:style-name="T36">-</text:span><text:span text:style-name="T65">1</text:span>][<text:span text:style-name="T65">0</text:span>]<text:span text:style-name="T36">=</text:span>x;</text:p>
            <text:p text:style-name="P36"><text:span text:style-name="T37"><text:s text:c="8"/></text:span><text:span text:style-name="T36">this</text:span>.<text:span text:style-name="T55">visites</text:span>[<text:span text:style-name="T55">AntiBoucle</text:span>.<text:span text:style-name="T55">NB_BACKTRACES</text:span><text:span text:style-name="T36">-</text:span><text:span text:style-name="T65">1</text:span>][<text:span text:style-name="T65">1</text:span>]<text:span text:style-name="T36">=</text:span>y;</text:p>
            <text:p text:style-name="P36"><text:span text:style-name="T37"><text:s text:c="4"/></text:span>}</text:p>
            <text:p text:style-name="P191"/>
            <text:p text:style-name="P142"><text:span text:style-name="T37"><text:s text:c="4"/></text:span>//rend si une boucle est detectee</text:p>
            <text:p text:style-name="P37"><text:span text:style-name="T37"><text:s text:c="4"/>public</text:span><text:span text:style-name="T62"> </text:span><text:span text:style-name="T37">boolean</text:span><text:span text:style-name="T62"> </text:span><text:span text:style-name="T63">enBoucle</text:span><text:span text:style-name="T3">()</text:span>{</text:p>
            <text:p text:style-name="P37"><text:span text:style-name="T37"><text:s text:c="8"/>int</text:span> <text:span text:style-name="T55">i</text:span>, <text:span text:style-name="T55">j</text:span>, <text:span text:style-name="T55">occurences</text:span>;</text:p>
            <text:p text:style-name="P37"><text:span text:style-name="T37"><text:s text:c="8"/></text:span><text:span text:style-name="T38">for</text:span> (i<text:span text:style-name="T36">=</text:span><text:span text:style-name="T65">0</text:span>; i<text:span text:style-name="T36">&lt;</text:span><text:span text:style-name="T55">AntiBoucle</text:span>.<text:span text:style-name="T55">NB_BACKTRACES</text:span>; i<text:span text:style-name="T36">++</text:span>){</text:p>
            <text:p text:style-name="P38"><text:span text:style-name="T37"><text:s text:c="12"/></text:span>occurences<text:span text:style-name="T36">=</text:span><text:span text:style-name="T65">0</text:span>;</text:p>
            <text:p text:style-name="P143"><text:span text:style-name="T37"><text:s text:c="12"/></text:span>//test du nombres d'occurence d'une case dans la liste</text:p>
            <text:p text:style-name="P38"><text:span text:style-name="T37"><text:s text:c="12"/></text:span><text:span text:style-name="T38">for</text:span> (j<text:span text:style-name="T36">=</text:span><text:span text:style-name="T65">0</text:span>; j<text:span text:style-name="T36">&lt;</text:span><text:span text:style-name="T55">AntiBoucle</text:span>.<text:span text:style-name="T55">NB_BACKTRACES</text:span>; j<text:span text:style-name="T36">++</text:span>){</text:p>
            <text:p text:style-name="P38"><text:span text:style-name="T37"><text:s text:c="16"/></text:span><text:span text:style-name="T38">if</text:span> (j<text:span text:style-name="T36">!=</text:span>i){</text:p>
            <text:p text:style-name="P38"><text:span text:style-name="T37"><text:s text:c="20"/></text:span><text:span text:style-name="T38">if</text:span> (<text:span text:style-name="T36">this</text:span>.<text:span text:style-name="T55">visites</text:span>[i][<text:span text:style-name="T65">0</text:span>]<text:span text:style-name="T36">==this</text:span>.<text:span text:style-name="T55">visites</text:span>[j][<text:span text:style-name="T65">0</text:span>] <text:span text:style-name="T36">&amp;&amp;</text:span> <text:span text:style-name="T36">this</text:span>.<text:span text:style-name="T55">visites</text:span>[i][<text:span text:style-name="T65">1</text:span>]<text:span text:style-name="T36">==this</text:span>.<text:span text:style-name="T55">visites</text:span>[j][<text:span text:style-name="T65">1</text:span>]){</text:p>
            <text:p text:style-name="P38"><text:span text:style-name="T37"><text:s text:c="24"/></text:span>occurences<text:span text:style-name="T36">++</text:span>;</text:p>
            <text:p text:style-name="P38"><text:span text:style-name="T37"><text:s text:c="20"/></text:span>}</text:p>
            <text:p text:style-name="P38"><text:span text:style-name="T37"><text:s text:c="16"/></text:span>}</text:p>
            <text:p text:style-name="P38"><text:span text:style-name="T37"><text:s text:c="12"/></text:span>}</text:p>
            <text:p text:style-name="P144"><text:span text:style-name="T37"><text:s text:c="12"/></text:span>//indique si une boucle est presente</text:p>
            <text:p text:style-name="P39"><text:span text:style-name="T37"><text:s text:c="12"/></text:span><text:span text:style-name="T38">if</text:span> (occurences<text:span text:style-name="T36">&gt;</text:span><text:span text:style-name="T65">10</text:span>){</text:p>
            <text:p text:style-name="P39"><text:span text:style-name="T37"><text:s text:c="16"/></text:span><text:span text:style-name="T36">this</text:span>.<text:span text:style-name="T63">clean</text:span><text:span text:style-name="T3">()</text:span>;</text:p>
            <text:p text:style-name="P39"><text:span text:style-name="T37"><text:s text:c="16"/></text:span><text:span text:style-name="T38">return</text:span> <text:span text:style-name="T65">true</text:span>;</text:p>
            <text:p text:style-name="P39"><text:span text:style-name="T37"><text:s text:c="12"/></text:span>}</text:p>
            <text:p text:style-name="P191"/>
            <text:p text:style-name="P39"><text:span text:style-name="T37"><text:s text:c="8"/></text:span>}</text:p>
            <text:p text:style-name="P39"><text:span text:style-name="T37"><text:s text:c="8"/></text:span><text:span text:style-name="T38">return</text:span> <text:span text:style-name="T65">false</text:span>;</text:p>
            <text:p text:style-name="P39"><text:span text:style-name="T37"><text:s text:c="4"/></text:span>}</text:p>
            <text:p text:style-name="P191"/>
            <text:p text:style-name="P40"><text:span text:style-name="T37"><text:s text:c="4"/>private</text:span><text:span text:style-name="T62"> </text:span>String<text:span text:style-name="T62"> </text:span><text:span text:style-name="T63">caseToString</text:span><text:span text:style-name="T3">(</text:span><text:span text:style-name="T37">int</text:span>[] <text:span text:style-name="T54">case_vis</text:span><text:span text:style-name="T3">)</text:span>{</text:p>
            <text:p text:style-name="P40"><text:span text:style-name="T37"><text:s text:c="8"/></text:span><text:span text:style-name="T38">if</text:span> (case_vis[<text:span text:style-name="T65">0</text:span>]<text:span text:style-name="T36">&lt;</text:span><text:span text:style-name="T65">0</text:span>)</text:p>
            <text:p text:style-name="P40"><text:span text:style-name="T37"><text:s text:c="12"/></text:span><text:span text:style-name="T38">return</text:span> <text:span text:style-name="T66">""</text:span>;</text:p>
            <text:p text:style-name="P40"><text:span text:style-name="T37"><text:s text:c="8"/></text:span><text:span text:style-name="T38">return</text:span> <text:span text:style-name="T55">String</text:span>.<text:span text:style-name="T63">format</text:span><text:span text:style-name="T3">(</text:span><text:span text:style-name="T66">"| %d %d |"</text:span>,case_vis[<text:span text:style-name="T65">0</text:span>],case_vis[<text:span text:style-name="T65">1</text:span>]<text:span text:style-name="T3">)</text:span>;</text:p>
            <text:p text:style-name="P40"><text:span text:style-name="T37"><text:s text:c="4"/></text:span>}</text:p>
            <text:p text:style-name="P191"/>
            <text:p text:style-name="P145"><text:span text:style-name="T37"><text:s text:c="4"/></text:span>//Methode toString() qui ne renvoie que le String des cases visitées (x&gt;=0,y&gt;=0)</text:p>
            <text:p text:style-name="P41"><text:span text:style-name="T37"><text:s text:c="4"/></text:span>@Override</text:p>
            <text:p text:style-name="P41"><text:span text:style-name="T37"><text:s text:c="4"/>public</text:span><text:span text:style-name="T62"> </text:span>String<text:span text:style-name="T62"> </text:span><text:span text:style-name="T63">toString</text:span><text:span text:style-name="T3">()</text:span>{</text:p>
            <text:p text:style-name="P41"><text:span text:style-name="T37"><text:s text:c="8"/></text:span>StringBuilder <text:span text:style-name="T55">str</text:span> <text:span text:style-name="T36">=</text:span> <text:span text:style-name="T38">new</text:span> <text:span text:style-name="T63">StringBuilder</text:span><text:span text:style-name="T3">()</text:span>;</text:p>
            <text:p text:style-name="P41"><text:span text:style-name="T37"><text:s text:c="8"/></text:span><text:span text:style-name="T38">for</text:span> (<text:span text:style-name="T37">int</text:span>[] <text:span text:style-name="T55">v</text:span> <text:span text:style-name="T38">:</text:span> <text:span text:style-name="T36">this</text:span>.<text:span text:style-name="T55">visites</text:span>){</text:p>
            <text:p text:style-name="P41"><text:span text:style-name="T37"><text:s text:c="12"/></text:span><text:span text:style-name="T55">str</text:span>.<text:span text:style-name="T63">append</text:span><text:span text:style-name="T3">(</text:span><text:span text:style-name="T63">caseToString</text:span><text:span text:style-name="T3">(</text:span>v<text:span text:style-name="T3">))</text:span>;</text:p>
            <text:p text:style-name="P41"><text:span text:style-name="T37"><text:s text:c="8"/></text:span>}</text:p>
            <text:p text:style-name="P41"><text:span text:style-name="T37"><text:s text:c="8"/></text:span><text:span text:style-name="T38">return</text:span> <text:span text:style-name="T55">str</text:span>.<text:span text:style-name="T63">toString</text:span><text:span text:style-name="T3">()</text:span>;</text:p>
            <text:p text:style-name="P41"><text:span text:style-name="T37"><text:s text:c="4"/></text:span>}</text:p>
            <text:p text:style-name="P191"/>
            <text:p text:style-name="P41">}</text:p>
            <text:p text:style-name="P192"/>
            <text:p text:style-name="P192"/>
            <text:p text:style-name="P192"/>
            <text:p text:style-name="P188"/>
            <text:p text:style-name="P191"/>
            <text:p text:style-name="P199"><text:soft-page-break/><text:span text:style-name="T69">Colonie</text:span>.java</text:p>
            <text:p text:style-name="P188"/>
            <text:p text:style-name="P191"><text:span text:style-name="T42">import</text:span><text:span text:style-name="T58"> </text:span><text:span text:style-name="T15">java.awt.Graphics;</text:span></text:p>
            <text:p text:style-name="P32"><text:span text:style-name="T38">import</text:span><text:span text:style-name="T53"> </text:span>javax.swing.<text:span text:style-name="T36">*</text:span>;</text:p>
            <text:p text:style-name="P32"><text:span text:style-name="T38">import</text:span><text:span text:style-name="T53"> </text:span>java.awt.<text:span text:style-name="T36">*</text:span>;</text:p>
            <text:p text:style-name="P191"/>
            <text:p text:style-name="P138">/*</text:p>
            <text:p text:style-name="P138">* class Colonie :</text:p>
            <text:p text:style-name="P138">* La case representant le nid des fourmies </text:p>
            <text:p text:style-name="P138">*/</text:p>
            <text:p text:style-name="P32"><text:span text:style-name="T37">public</text:span><text:span text:style-name="T53"> </text:span><text:span text:style-name="T37">class</text:span><text:span text:style-name="T53"> </text:span><text:span text:style-name="T61">Colonie</text:span><text:span text:style-name="T53"> </text:span><text:span text:style-name="T37">extends</text:span><text:span text:style-name="T53"> </text:span>RessAffichable{</text:p>
            <text:p text:style-name="P191"/>
            <text:p text:style-name="P42"><text:span text:style-name="T37"><text:s text:c="4"/>private</text:span><text:span text:style-name="T53"> </text:span><text:span text:style-name="T37">static</text:span><text:span text:style-name="T50"> final</text:span><text:span text:style-name="T53"> </text:span>Color<text:span text:style-name="T53"> </text:span><text:span text:style-name="T55">couleur</text:span><text:span text:style-name="T53"> </text:span><text:span text:style-name="T36">=</text:span><text:span text:style-name="T53"> </text:span><text:span text:style-name="T38">new</text:span><text:span text:style-name="T53"> </text:span><text:span text:style-name="T63">Color</text:span><text:span text:style-name="T54">(</text:span><text:span text:style-name="T65">250</text:span>,<text:span text:style-name="T65">230</text:span>,<text:span text:style-name="T65">90</text:span>,<text:span text:style-name="T65">255</text:span><text:span text:style-name="T54">)</text:span>;<text:span text:style-name="T53"> </text:span><text:span text:style-name="T1">//couleur du nid</text:span></text:p>
            <text:p text:style-name="P146"><text:span text:style-name="T37"><text:s text:c="4"/></text:span>//constructeur</text:p>
            <text:p text:style-name="P42"><text:span text:style-name="T37"><text:s text:c="4"/>public</text:span><text:span text:style-name="T62"> </text:span><text:span text:style-name="T63">Colonie</text:span><text:span text:style-name="T3">()</text:span><text:span text:style-name="T62"> </text:span>{</text:p>
            <text:p text:style-name="P42"><text:span text:style-name="T37"><text:s text:c="8"/></text:span><text:span text:style-name="T36">super</text:span>(<text:span text:style-name="T66">"Colonie"</text:span>,<text:span text:style-name="T65">0</text:span>);</text:p>
            <text:p text:style-name="P42"><text:span text:style-name="T37"><text:s text:c="4"/></text:span>}</text:p>
            <text:p text:style-name="P191"/>
            <text:p text:style-name="P147"><text:span text:style-name="T37"><text:s text:c="4"/></text:span>//dessine la case colonie</text:p>
            <text:p text:style-name="P43"><text:span text:style-name="T37"><text:s text:c="4"/>public</text:span><text:span text:style-name="T62"> </text:span><text:span text:style-name="T37">void</text:span><text:span text:style-name="T62"> </text:span><text:span text:style-name="T63">dessiner</text:span><text:span text:style-name="T3">(</text:span>Graphics <text:span text:style-name="T54">g</text:span>, <text:span text:style-name="T37">int</text:span> <text:span text:style-name="T54">y</text:span>, <text:span text:style-name="T37">int</text:span> <text:span text:style-name="T54">x</text:span><text:span text:style-name="T3">)</text:span>{</text:p>
            <text:p text:style-name="P191"/>
            <text:p text:style-name="P148"><text:span text:style-name="T37"><text:s text:c="8"/></text:span>//dessine le care de la colonie</text:p>
            <text:p text:style-name="P44"><text:span text:style-name="T37"><text:s text:c="8"/></text:span><text:span text:style-name="T55">g</text:span>.<text:span text:style-name="T63">setColor</text:span><text:span text:style-name="T3">(</text:span>couleur<text:span text:style-name="T3">)</text:span>;</text:p>
            <text:p text:style-name="P44"><text:span text:style-name="T37"><text:s text:c="8"/></text:span><text:span text:style-name="T55">g</text:span>.<text:span text:style-name="T63">fillRect</text:span><text:span text:style-name="T3">(</text:span><text:span text:style-name="T55">RessAffichable</text:span>.<text:span text:style-name="T55">div</text:span><text:span text:style-name="T36">*</text:span>x,<text:span text:style-name="T55">RessAffichable</text:span>.<text:span text:style-name="T55">div</text:span><text:span text:style-name="T36">*</text:span>y,<text:span text:style-name="T55">RessAffichable</text:span>.<text:span text:style-name="T55">div</text:span>,<text:span text:style-name="T55">RessAffichable</text:span>.<text:span text:style-name="T55">div</text:span><text:span text:style-name="T3">)</text:span>;</text:p>
            <text:p text:style-name="P148"><text:span text:style-name="T37"><text:s text:c="8"/></text:span>//affiche sur la case le nombre de nourriture dans la colonie</text:p>
            <text:p text:style-name="P44"><text:span text:style-name="T37"><text:s text:c="8"/></text:span><text:span text:style-name="T55">g</text:span>.<text:span text:style-name="T63">setColor</text:span><text:span text:style-name="T3">(</text:span><text:span text:style-name="T55">Color</text:span>.<text:span text:style-name="T55">BLACK</text:span><text:span text:style-name="T3">)</text:span>;</text:p>
            <text:p text:style-name="P44"><text:span text:style-name="T37"><text:s text:c="8"/></text:span><text:span text:style-name="T55">g</text:span>.<text:span text:style-name="T63">drawString</text:span><text:span text:style-name="T3">(</text:span><text:span text:style-name="T55">String</text:span>.<text:span text:style-name="T63">valueOf</text:span><text:span text:style-name="T3">(</text:span><text:span text:style-name="T36">super</text:span>.<text:span text:style-name="T63">getQuantite</text:span><text:span text:style-name="T3">())</text:span>, x<text:span text:style-name="T36">*</text:span><text:span text:style-name="T55">RessAffichable</text:span>.<text:span text:style-name="T55">div</text:span><text:span text:style-name="T36">+</text:span><text:span text:style-name="T65">11,</text:span></text:p>
            <text:p text:style-name="P45"><text:span text:style-name="T37"><text:s text:c="16"/></text:span>y<text:span text:style-name="T36">*</text:span><text:span text:style-name="T55">RessAffichable</text:span>.<text:span text:style-name="T55">div</text:span><text:span text:style-name="T36">+</text:span><text:span text:style-name="T55">RessAffichable</text:span>.<text:span text:style-name="T55">div</text:span><text:span text:style-name="T36">/</text:span><text:span text:style-name="T65">2</text:span><text:span text:style-name="T36">+</text:span><text:span text:style-name="T65">4</text:span><text:span text:style-name="T3">)</text:span>;</text:p>
            <text:p text:style-name="P191"/>
            <text:p text:style-name="P46"><text:span text:style-name="T37"><text:s text:c="4"/></text:span>}</text:p>
            <text:p text:style-name="P32">}</text:p>
            <text:p text:style-name="P192"/>
            <text:p text:style-name="P200">Fourmi.java</text:p>
            <text:p text:style-name="P32"><text:span text:style-name="T38">import</text:span><text:span text:style-name="T53"> </text:span>java.awt.Graphics;</text:p>
            <text:p text:style-name="P32"><text:span text:style-name="T38">import</text:span><text:span text:style-name="T53"> </text:span>javax.swing.<text:span text:style-name="T36">*</text:span>;</text:p>
            <text:p text:style-name="P32"><text:span text:style-name="T38">import</text:span><text:span text:style-name="T53"> </text:span>java.awt.<text:span text:style-name="T36">*</text:span>;</text:p>
            <text:p text:style-name="P191"/>
            <text:p text:style-name="P138">/*</text:p>
            <text:p text:style-name="P138">* class Fourmi :</text:p>
            <text:p text:style-name="P138">* Les agents de la simulation</text:p>
            <text:p text:style-name="P138">*/</text:p>
            <text:p text:style-name="P32"><text:span text:style-name="T37">public</text:span><text:span text:style-name="T53"> </text:span><text:span text:style-name="T37">class</text:span><text:span text:style-name="T53"> </text:span><text:span text:style-name="T61">Fourmi</text:span><text:span text:style-name="T53"> </text:span><text:span text:style-name="T37">implements</text:span><text:span text:style-name="T53"> </text:span>Affichage{</text:p>
            <text:p text:style-name="P191"/>
            <text:p text:style-name="P46"><text:span text:style-name="T37"><text:s text:c="4"/>private</text:span><text:span text:style-name="T53"> </text:span><text:span text:style-name="T37">double</text:span><text:span text:style-name="T53"> </text:span><text:span text:style-name="T55">x</text:span>;<text:span text:style-name="T53"> </text:span><text:span text:style-name="T1">//position x</text:span></text:p>
            <text:p text:style-name="P46"><text:span text:style-name="T37"><text:s text:c="4"/>private</text:span><text:span text:style-name="T53"> </text:span><text:span text:style-name="T37">double</text:span><text:span text:style-name="T53"> </text:span><text:span text:style-name="T55">y</text:span>;<text:span text:style-name="T53"> </text:span><text:span text:style-name="T1">//position y</text:span></text:p>
            <text:p text:style-name="P46"><text:span text:style-name="T37"><text:s text:c="4"/>private</text:span><text:span text:style-name="T53"> </text:span><text:span text:style-name="T37">double</text:span><text:span text:style-name="T53"> </text:span><text:span text:style-name="T55">angle</text:span>;<text:span text:style-name="T53"> </text:span><text:span text:style-name="T1">//angle de la fourmi (radians)</text:span></text:p>
            <text:p text:style-name="P46"><text:span text:style-name="T37"><text:s text:c="4"/>private</text:span><text:span text:style-name="T53"> </text:span>AntiBoucle<text:span text:style-name="T53"> </text:span><text:span text:style-name="T55">visites</text:span><text:span text:style-name="T53"> </text:span><text:span text:style-name="T36">=</text:span><text:span text:style-name="T53"> </text:span><text:span text:style-name="T38">new</text:span><text:span text:style-name="T53"> </text:span><text:span text:style-name="T63">AntiBoucle</text:span><text:span text:style-name="T54">()</text:span>;<text:span text:style-name="T53"> </text:span><text:span text:style-name="T1">//Systeme pour eviter les boucles</text:span></text:p>
            <text:p text:style-name="P191"/>
            <text:p text:style-name="P46"><text:span text:style-name="T37"><text:s text:c="4"/>private</text:span><text:span text:style-name="T53"> </text:span><text:span text:style-name="T37">int</text:span><text:span text:style-name="T53"> </text:span><text:span text:style-name="T55">qte_nourriture</text:span><text:span text:style-name="T36">=</text:span><text:span text:style-name="T65">0</text:span>;<text:span text:style-name="T53"> </text:span><text:span text:style-name="T1">//quantite de nourriture portee</text:span></text:p>
            <text:p text:style-name="P46"><text:span text:style-name="T37"><text:s text:c="4"/>private</text:span><text:span text:style-name="T53"> </text:span><text:span text:style-name="T37">final</text:span><text:span text:style-name="T53"> </text:span><text:span text:style-name="T37">int</text:span><text:span text:style-name="T53"> </text:span><text:span text:style-name="T55">qte_max</text:span>;<text:span text:style-name="T53"> </text:span><text:span text:style-name="T1">//quantite max de nourriture portable</text:span></text:p>
            <text:p text:style-name="P192"/>
            <text:p text:style-name="P46"><text:span text:style-name="T37"><text:s text:c="4"/>private</text:span><text:span text:style-name="T53"> </text:span><text:span text:style-name="T37">static</text:span><text:span text:style-name="T53"> </text:span><text:span text:style-name="T37">int</text:span><text:span text:style-name="T53"> </text:span><text:span text:style-name="T55">total_pris</text:span><text:span text:style-name="T36">=</text:span><text:span text:style-name="T65">0</text:span>;<text:span text:style-name="T53"> </text:span><text:span text:style-name="T1">//total de nourriture transportee</text:span></text:p>
            <text:p text:style-name="P46"><text:span text:style-name="T37"><text:s text:c="4"/>private</text:span><text:span text:style-name="T53"> </text:span><text:span text:style-name="T37">final</text:span><text:span text:style-name="T53"> </text:span><text:span text:style-name="T37">static</text:span><text:span text:style-name="T53"> </text:span><text:span text:style-name="T37">double</text:span><text:span text:style-name="T53"> </text:span><text:span text:style-name="T55">VITESSE_FOURMI</text:span><text:span text:style-name="T53"> </text:span><text:span text:style-name="T36">=</text:span><text:span text:style-name="T53"> </text:span><text:span text:style-name="T65">0.084</text:span>;<text:span text:style-name="T53"> </text:span><text:span text:style-name="T1">//vitesse de la fourmi (par a port au terrain)</text:span></text:p>
            <text:p text:style-name="P46"><text:soft-page-break/><text:span text:style-name="T37"><text:s text:c="4"/>private</text:span><text:span text:style-name="T53"> </text:span><text:span text:style-name="T37">final</text:span><text:span text:style-name="T53"> </text:span><text:span text:style-name="T37">static</text:span><text:span text:style-name="T53"> </text:span><text:span text:style-name="T37">double</text:span><text:span text:style-name="T53"> </text:span><text:span text:style-name="T55">ROTATION_FOURMI</text:span><text:span text:style-name="T53"> </text:span><text:span text:style-name="T36">=</text:span><text:span text:style-name="T53"> </text:span><text:span text:style-name="T65">0.4</text:span>;<text:span text:style-name="T53"> </text:span><text:span text:style-name="T1">//vitesse de rotation</text:span></text:p>
            <text:p text:style-name="P191"/>
            <text:p text:style-name="P47"><text:span text:style-name="T37"><text:s text:c="4"/>public</text:span><text:span text:style-name="T53"> </text:span><text:span text:style-name="T37">static</text:span><text:span text:style-name="T53"> </text:span><text:span text:style-name="T37">enum</text:span><text:span text:style-name="T53"> </text:span><text:span text:style-name="T67">objectif</text:span><text:span text:style-name="T53"> {</text:span></text:p>
            <text:p text:style-name="P47"><text:span text:style-name="T37"><text:s text:c="8"/></text:span><text:span text:style-name="T65">CHERCHE</text:span>,<text:span text:style-name="T53"> </text:span><text:span text:style-name="T1">//Cherche de la nourriture</text:span></text:p>
            <text:p text:style-name="P47"><text:span text:style-name="T37"><text:s text:c="8"/></text:span><text:span text:style-name="T65">RAPPORTE</text:span>,<text:span text:style-name="T53"> </text:span><text:span text:style-name="T1">//Rapporte de la nourriture</text:span></text:p>
            <text:p text:style-name="P47"><text:span text:style-name="T37"><text:s text:c="8"/></text:span><text:span text:style-name="T65">DERNIERE</text:span>,<text:span text:style-name="T53"> </text:span><text:span text:style-name="T1">//Rapporte la derniere nourriture d'un amat</text:span></text:p>
            <text:p text:style-name="P47"><text:span text:style-name="T37"><text:s text:c="4"/></text:span><text:span text:style-name="T53">} </text:span><text:span text:style-name="T1">//mode d'opperation de la fourmi</text:span></text:p>
            <text:p text:style-name="P191"/>
            <text:p text:style-name="P47"><text:span text:style-name="T37"><text:s text:c="4"/>private</text:span><text:span text:style-name="T53"> objectif mode </text:span><text:span text:style-name="T36">=</text:span><text:span text:style-name="T53"> </text:span><text:span text:style-name="T55">objectif</text:span>.<text:span text:style-name="T55">CHERCHE</text:span>;</text:p>
            <text:p text:style-name="P191"/>
            <text:p text:style-name="P149"><text:span text:style-name="T37"><text:s text:c="4"/></text:span>/**</text:p>
            <text:p text:style-name="P150"><text:span text:style-name="T37"><text:s text:c="4"/></text:span>* constructeur de Fourmi</text:p>
            <text:p text:style-name="P48"><text:span text:style-name="T39"><text:s text:c="4"/></text:span><text:span text:style-name="T1">* </text:span><text:span text:style-name="T38">@param</text:span> <text:span text:style-name="T54">coors</text:span> <text:span text:style-name="T1">tableau de 2 ints representant la case sur laquelle faire apparaitre la fourmi</text:span></text:p>
            <text:p text:style-name="P48"><text:span text:style-name="T39"><text:s text:c="4"/></text:span><text:span text:style-name="T1">* </text:span><text:span text:style-name="T38">@param</text:span> <text:span text:style-name="T54">taille_terrain_x</text:span> <text:span text:style-name="T1">nombre de lignes du terrain, pour ne pas deborder</text:span></text:p>
            <text:p text:style-name="P48"><text:span text:style-name="T39"><text:s text:c="4"/></text:span><text:span text:style-name="T1">* </text:span><text:span text:style-name="T38">@param</text:span> <text:span text:style-name="T54">taille_terrain_y</text:span> <text:span text:style-name="T1">nombre de colonnes du terrain, pour ne pas deborder</text:span></text:p>
            <text:p text:style-name="P150"><text:span text:style-name="T37"><text:s text:c="4"/></text:span>*/</text:p>
            <text:p text:style-name="P150"/>
            <text:p text:style-name="P49"><text:span text:style-name="T37"><text:s text:c="4"/>public</text:span><text:span text:style-name="T62"> </text:span><text:span text:style-name="T63">Fourmi</text:span><text:span text:style-name="T3">(</text:span><text:span text:style-name="T37">int</text:span> <text:span text:style-name="T54">coors</text:span>[], <text:span text:style-name="T37">int</text:span> <text:span text:style-name="T54">taille_terrain_y</text:span>, <text:span text:style-name="T37">int</text:span> <text:span text:style-name="T54">taille_terrain_x</text:span><text:span text:style-name="T3">)</text:span>{</text:p>
            <text:p text:style-name="P49"><text:span text:style-name="T37"><text:s text:c="8"/></text:span><text:span text:style-name="T36">this</text:span>.<text:span text:style-name="T55">x</text:span> <text:span text:style-name="T36">=</text:span> (<text:span text:style-name="T37">double</text:span>)coors[<text:span text:style-name="T65">0</text:span>]<text:span text:style-name="T36">+</text:span><text:span text:style-name="T65">0.5</text:span> <text:span text:style-name="T36">+</text:span> (<text:span text:style-name="T55">Math</text:span>.<text:span text:style-name="T63">random</text:span><text:span text:style-name="T3">()</text:span><text:span text:style-name="T36">-</text:span><text:span text:style-name="T65">0.5</text:span>)<text:span text:style-name="T36">*</text:span><text:span text:style-name="T65">0.5</text:span>;</text:p>
            <text:p text:style-name="P49"><text:span text:style-name="T37"><text:s text:c="8"/></text:span><text:span text:style-name="T36">this</text:span>.<text:span text:style-name="T55">y</text:span> <text:span text:style-name="T36">=</text:span> (<text:span text:style-name="T37">double</text:span>)coors[<text:span text:style-name="T65">1</text:span>]<text:span text:style-name="T36">+</text:span><text:span text:style-name="T65">0.5</text:span> <text:span text:style-name="T36">+</text:span> (<text:span text:style-name="T55">Math</text:span>.<text:span text:style-name="T63">random</text:span><text:span text:style-name="T3">()</text:span><text:span text:style-name="T36">-</text:span><text:span text:style-name="T65">0.5</text:span>)<text:span text:style-name="T36">*</text:span><text:span text:style-name="T65">0.5</text:span>;</text:p>
            <text:p text:style-name="P49"><text:span text:style-name="T37"><text:s text:c="8"/></text:span><text:span text:style-name="T36">this</text:span>.<text:span text:style-name="T55">angle</text:span> <text:span text:style-name="T36">=</text:span> <text:span text:style-name="T55">Math</text:span>.<text:span text:style-name="T63">random</text:span><text:span text:style-name="T3">()</text:span><text:span text:style-name="T36">*</text:span><text:span text:style-name="T55">Math</text:span>.<text:span text:style-name="T55">PI</text:span><text:span text:style-name="T36">*</text:span><text:span text:style-name="T65">2</text:span>;</text:p>
            <text:p text:style-name="P49"><text:span text:style-name="T37"><text:s text:c="8"/></text:span><text:span text:style-name="T36">this</text:span>.<text:span text:style-name="T55">qte_max</text:span> <text:span text:style-name="T36">=</text:span> (<text:span text:style-name="T37">int</text:span>)(<text:span text:style-name="T55">Math</text:span>.<text:span text:style-name="T63">random</text:span><text:span text:style-name="T3">()</text:span><text:span text:style-name="T36">*</text:span><text:span text:style-name="T65">5</text:span>)<text:span text:style-name="T36">+</text:span><text:span text:style-name="T65">2</text:span>;</text:p>
            <text:p text:style-name="P49"><text:span text:style-name="T37"><text:s text:c="4"/></text:span>}</text:p>
            <text:p text:style-name="P191"/>
            <text:p text:style-name="P151"><text:span text:style-name="T37"><text:s text:c="4"/></text:span>/**</text:p>
            <text:p text:style-name="P151"><text:span text:style-name="T37"><text:s text:c="4"/></text:span>* constructeur de copie</text:p>
            <text:p text:style-name="P50"><text:span text:style-name="T39"><text:s text:c="4"/></text:span><text:span text:style-name="T1">* </text:span><text:span text:style-name="T38">@param</text:span> <text:span text:style-name="T54">other</text:span> <text:span text:style-name="T1">la fourmi a copier</text:span></text:p>
            <text:p text:style-name="P151"><text:span text:style-name="T37"><text:s text:c="4"/></text:span>* Mode et qte_nourriture ne sont pas copies car sinon cela dupliquerait de la nourriture.</text:p>
            <text:p text:style-name="P151"><text:span text:style-name="T37"><text:s text:c="4"/></text:span>*/</text:p>
            <text:p text:style-name="P50"><text:span text:style-name="T37"><text:s text:c="4"/>public</text:span><text:span text:style-name="T62"> </text:span><text:span text:style-name="T63">Fourmi</text:span><text:span text:style-name="T3">(</text:span>Fourmi <text:span text:style-name="T54">other</text:span><text:span text:style-name="T3">)</text:span>{</text:p>
            <text:p text:style-name="P50"><text:span text:style-name="T37"><text:s text:c="8"/></text:span><text:span text:style-name="T36">this</text:span>.<text:span text:style-name="T55">x</text:span> <text:span text:style-name="T36">=</text:span> <text:span text:style-name="T55">other</text:span>.<text:span text:style-name="T55">x</text:span>; <text:span text:style-name="T36">this</text:span>.<text:span text:style-name="T55">y</text:span> <text:span text:style-name="T36">=</text:span> <text:span text:style-name="T55">other</text:span>.<text:span text:style-name="T55">y</text:span>; <text:span text:style-name="T36">this</text:span>.<text:span text:style-name="T55">angle</text:span> <text:span text:style-name="T36">=</text:span> <text:span text:style-name="T55">other</text:span>.<text:span text:style-name="T55">angle</text:span>;</text:p>
            <text:p text:style-name="P50"><text:span text:style-name="T37"><text:s text:c="8"/></text:span><text:span text:style-name="T36">this</text:span>.<text:span text:style-name="T55">qte_max</text:span> <text:span text:style-name="T36">=</text:span> <text:span text:style-name="T55">other</text:span>.<text:span text:style-name="T55">qte_max</text:span>;</text:p>
            <text:p text:style-name="P50"><text:span text:style-name="T37"><text:s text:c="8"/></text:span><text:span text:style-name="T36">this</text:span>.<text:span text:style-name="T55">visites</text:span> <text:span text:style-name="T36">=</text:span> <text:span text:style-name="T38">new</text:span> <text:span text:style-name="T63">AntiBoucle</text:span><text:span text:style-name="T3">(</text:span><text:span text:style-name="T55">other</text:span>.<text:span text:style-name="T55">visites</text:span><text:span text:style-name="T3">)</text:span>;</text:p>
            <text:p text:style-name="P50"><text:span text:style-name="T37"><text:s text:c="4"/></text:span>}</text:p>
            <text:p text:style-name="P191"/>
            <text:p text:style-name="P51"><text:span text:style-name="T37"><text:s text:c="4"/>public</text:span><text:span text:style-name="T62"> </text:span><text:span text:style-name="T37">int</text:span><text:span text:style-name="T62"> </text:span><text:span text:style-name="T63">getCaseX</text:span><text:span text:style-name="T3">()</text:span>{</text:p>
            <text:p text:style-name="P52"><text:span text:style-name="T37"><text:s text:c="8"/></text:span><text:span text:style-name="T38">return</text:span> (<text:span text:style-name="T37">int</text:span>)<text:span text:style-name="T55">Math</text:span>.<text:span text:style-name="T63">floor</text:span><text:span text:style-name="T3">(</text:span><text:span text:style-name="T36">this</text:span>.<text:span text:style-name="T55">x</text:span><text:span text:style-name="T3">)</text:span>;</text:p>
            <text:p text:style-name="P51"><text:span text:style-name="T37"><text:s text:c="4"/></text:span>}</text:p>
            <text:p text:style-name="P191"/>
            <text:p text:style-name="P53"><text:span text:style-name="T37"><text:s text:c="4"/>public</text:span><text:span text:style-name="T62"> </text:span><text:span text:style-name="T37">int</text:span><text:span text:style-name="T62"> </text:span><text:span text:style-name="T63">getCaseY</text:span><text:span text:style-name="T3">()</text:span>{</text:p>
            <text:p text:style-name="P53"><text:span text:style-name="T37"><text:s text:c="8"/></text:span><text:span text:style-name="T38">return</text:span> (<text:span text:style-name="T37">int</text:span>)<text:span text:style-name="T55">Math</text:span>.<text:span text:style-name="T63">floor</text:span><text:span text:style-name="T3">(</text:span><text:span text:style-name="T36">this</text:span>.<text:span text:style-name="T55">y</text:span><text:span text:style-name="T3">)</text:span>;</text:p>
            <text:p text:style-name="P53"><text:span text:style-name="T37"><text:s text:c="4"/></text:span>}</text:p>
            <text:p text:style-name="P191"/>
            <text:p text:style-name="P54"><text:span text:style-name="T37"><text:s text:c="4"/>public</text:span><text:span text:style-name="T62"> </text:span><text:span text:style-name="T37">void</text:span><text:span text:style-name="T62"> </text:span><text:span text:style-name="T63">seDeplacer</text:span><text:span text:style-name="T3">(</text:span><text:span text:style-name="T37">double</text:span> <text:span text:style-name="T54">new_x</text:span>, <text:span text:style-name="T37">double</text:span> <text:span text:style-name="T54">new_y</text:span>, <text:span text:style-name="T37">double</text:span> <text:span text:style-name="T54">new_angle</text:span><text:span text:style-name="T3">)</text:span>{</text:p>
            <text:p text:style-name="P54"><text:span text:style-name="T37"><text:s text:c="8"/></text:span><text:span text:style-name="T36">this</text:span>.<text:span text:style-name="T55">x</text:span> <text:span text:style-name="T36">=</text:span> new_x;</text:p>
            <text:p text:style-name="P54"><text:span text:style-name="T37"><text:s text:c="8"/></text:span><text:span text:style-name="T36">this</text:span>.<text:span text:style-name="T55">y</text:span> <text:span text:style-name="T36">=</text:span> new_y;</text:p>
            <text:p text:style-name="P54"><text:span text:style-name="T37"><text:s text:c="8"/></text:span><text:span text:style-name="T36">this</text:span>.<text:span text:style-name="T55">angle</text:span> <text:span text:style-name="T36">=</text:span> new_angle;</text:p>
            <text:p text:style-name="P54"><text:span text:style-name="T37"><text:s text:c="4"/></text:span>}</text:p>
            <text:p text:style-name="P191"/>
            <text:p text:style-name="P55"><text:span text:style-name="T37"><text:s text:c="4"/>public</text:span><text:span text:style-name="T62"> </text:span><text:span text:style-name="T37">boolean</text:span><text:span text:style-name="T62"> </text:span><text:span text:style-name="T63">isModeCHERCHE</text:span><text:span text:style-name="T3">()</text:span>{</text:p>
            <text:p text:style-name="P55"><text:span text:style-name="T37"><text:s text:c="8"/></text:span><text:span text:style-name="T38">return</text:span> <text:span text:style-name="T36">this</text:span>.<text:span text:style-name="T55">mode</text:span><text:span text:style-name="T36">==</text:span><text:span text:style-name="T55">Fourmi</text:span>.<text:span text:style-name="T55">objectif</text:span>.<text:span text:style-name="T55">CHERCHE</text:span>;</text:p>
            <text:p text:style-name="P55"><text:span text:style-name="T37"><text:s text:c="4"/></text:span>}</text:p>
            <text:p text:style-name="P191"/>
            <text:p text:style-name="P56"><text:span text:style-name="T37"><text:s text:c="4"/>public</text:span><text:span text:style-name="T62"> </text:span><text:span text:style-name="T37">static</text:span><text:span text:style-name="T62"> </text:span><text:span text:style-name="T37">int</text:span><text:span text:style-name="T62"> </text:span><text:span text:style-name="T63">getTotalPris</text:span><text:span text:style-name="T3">()</text:span>{</text:p>
            <text:p text:style-name="P56"><text:span text:style-name="T37"><text:s text:c="8"/></text:span><text:span text:style-name="T38">return</text:span> <text:span text:style-name="T55">Fourmi</text:span>.<text:span text:style-name="T55">total_pris</text:span>;</text:p>
            <text:p text:style-name="P56"><text:span text:style-name="T37"><text:s text:c="4"/></text:span>}</text:p>
            <text:p text:style-name="P191"/>
            <text:p text:style-name="P32"/>
            <text:p text:style-name="P57"><text:soft-page-break/><text:span text:style-name="T37"><text:s text:c="4"/></text:span>@Override</text:p>
            <text:p text:style-name="P57"><text:span text:style-name="T37"><text:s text:c="4"/>public</text:span><text:span text:style-name="T62"> </text:span>String<text:span text:style-name="T62"> </text:span><text:span text:style-name="T63">toString</text:span><text:span text:style-name="T3">()</text:span>{</text:p>
            <text:p text:style-name="P57"><text:span text:style-name="T37"><text:s text:c="8"/></text:span><text:span text:style-name="T38">return</text:span> <text:span text:style-name="T55">String</text:span>.<text:span text:style-name="T63">format</text:span><text:span text:style-name="T3">(</text:span><text:span text:style-name="T66">"X:%.3f ; Y:%.3f ; Angle : %.3f, Cases visitees sous influence : %s"</text:span>, <text:span text:style-name="T36">this</text:span>.<text:span text:style-name="T55">x</text:span>, <text:span text:style-name="T36">this</text:span>.<text:span text:style-name="T55">y</text:span>, </text:p>
            <text:p text:style-name="P57"><text:span text:style-name="T37"><text:s text:c="28"/></text:span><text:span text:style-name="T36">this</text:span>.<text:span text:style-name="T55">angle</text:span>, <text:span text:style-name="T36">this</text:span>.<text:span text:style-name="T55">visites</text:span>.<text:span text:style-name="T63">toString</text:span><text:span text:style-name="T3">())</text:span>;</text:p>
            <text:p text:style-name="P58"><text:span text:style-name="T37"><text:s text:c="4"/></text:span>}</text:p>
            <text:p text:style-name="P191"/>
            <text:p text:style-name="P152"><text:span text:style-name="T37"><text:s text:c="4"/></text:span>//reset le total_pris</text:p>
            <text:p text:style-name="P58"><text:span text:style-name="T37"><text:s text:c="4"/>public</text:span><text:span text:style-name="T62"> </text:span><text:span text:style-name="T37">static</text:span><text:span text:style-name="T62"> </text:span><text:span text:style-name="T37">void</text:span><text:span text:style-name="T62"> </text:span><text:span text:style-name="T63">reset</text:span><text:span text:style-name="T3">()</text:span>{</text:p>
            <text:p text:style-name="P58"><text:span text:style-name="T37"><text:s text:c="8"/></text:span><text:span text:style-name="T55">Fourmi</text:span>.<text:span text:style-name="T55">total_pris</text:span><text:span text:style-name="T36">=</text:span><text:span text:style-name="T65">0</text:span>;</text:p>
            <text:p text:style-name="P58"><text:span text:style-name="T37"><text:s text:c="4"/></text:span>}</text:p>
            <text:p text:style-name="P191"/>
            <text:p text:style-name="P59"><text:span text:style-name="T37"><text:s text:c="4"/>private</text:span><text:span text:style-name="T62"> </text:span><text:span text:style-name="T37">int</text:span><text:span text:style-name="T62"> </text:span><text:span text:style-name="T63">keepInBetween</text:span><text:span text:style-name="T3">(</text:span><text:span text:style-name="T37">int</text:span> <text:span text:style-name="T54">nb</text:span>, <text:span text:style-name="T37">int</text:span> <text:span text:style-name="T54">min</text:span>, <text:span text:style-name="T37">int</text:span> <text:span text:style-name="T54">max</text:span><text:span text:style-name="T3">)</text:span>{</text:p>
            <text:p text:style-name="P59"><text:span text:style-name="T37"><text:s text:c="8"/></text:span><text:span text:style-name="T38">return</text:span> <text:span text:style-name="T55">Math</text:span>.<text:span text:style-name="T63">max</text:span><text:span text:style-name="T3">(</text:span> <text:span text:style-name="T55">Math</text:span>.<text:span text:style-name="T63">min</text:span><text:span text:style-name="T3">(</text:span>nb,max<text:span text:style-name="T3">)</text:span>, min<text:span text:style-name="T3">)</text:span>;</text:p>
            <text:p text:style-name="P59"><text:span text:style-name="T37"><text:s text:c="4"/></text:span>}</text:p>
            <text:p text:style-name="P191"/>
            <text:p text:style-name="P153"><text:span text:style-name="T37"><text:s text:c="4"/></text:span>//renvoie si les coordonnees ne sortent pas du terrain</text:p>
            <text:p text:style-name="P60"><text:span text:style-name="T37"><text:s text:c="4"/>private</text:span><text:span text:style-name="T62"> </text:span><text:span text:style-name="T37">boolean</text:span><text:span text:style-name="T62"> </text:span><text:span text:style-name="T63">isInBounds</text:span><text:span text:style-name="T3">(</text:span><text:span text:style-name="T37">int</text:span> <text:span text:style-name="T54">y</text:span>, <text:span text:style-name="T37">int</text:span> <text:span text:style-name="T54">x</text:span>, <text:span text:style-name="T37">int</text:span> <text:span text:style-name="T54">tx</text:span>, <text:span text:style-name="T37">int</text:span> <text:span text:style-name="T54">ty</text:span><text:span text:style-name="T3">)</text:span>{</text:p>
            <text:p text:style-name="P60"><text:span text:style-name="T37"><text:s text:c="8"/></text:span><text:span text:style-name="T38">return</text:span> (</text:p>
            <text:p text:style-name="P60"><text:span text:style-name="T37"><text:s text:c="16"/></text:span>((x <text:span text:style-name="T36">&lt;</text:span> ty) <text:span text:style-name="T36">&amp;&amp;</text:span></text:p>
            <text:p text:style-name="P60"><text:span text:style-name="T37"><text:s text:c="8"/></text:span><text:span text:style-name="T44"><text:s text:c="8"/></text:span>(x <text:span text:style-name="T36">&gt;=</text:span> <text:span text:style-name="T65">0</text:span>)) <text:span text:style-name="T36">&amp;&amp;</text:span></text:p>
            <text:p text:style-name="P60"><text:span text:style-name="T37"><text:s text:c="16"/></text:span>((y <text:span text:style-name="T36">&lt;</text:span> tx) <text:span text:style-name="T36">&amp;&amp;</text:span></text:p>
            <text:p text:style-name="P60"><text:span text:style-name="T37"><text:s text:c="16"/></text:span>(y <text:span text:style-name="T36">&gt;=</text:span> <text:span text:style-name="T65">0</text:span>))</text:p>
            <text:p text:style-name="P60"><text:span text:style-name="T37"><text:s text:c="16"/></text:span>);</text:p>
            <text:p text:style-name="P60"><text:span text:style-name="T37"><text:s text:c="4"/></text:span>}</text:p>
            <text:p text:style-name="P191"/>
            <text:p text:style-name="P154"><text:span text:style-name="T37"><text:s text:c="4"/></text:span>//renvoie la distance entre la fourmi et une case</text:p>
            <text:p text:style-name="P61"><text:span text:style-name="T37"><text:s text:c="4"/>public</text:span><text:span text:style-name="T62"> </text:span><text:span text:style-name="T37">double</text:span><text:span text:style-name="T62"> </text:span><text:span text:style-name="T63">distance</text:span><text:span text:style-name="T3">(</text:span><text:span text:style-name="T37">int</text:span> <text:span text:style-name="T54">x</text:span>, <text:span text:style-name="T37">int</text:span> <text:span text:style-name="T54">y</text:span><text:span text:style-name="T3">)</text:span>{</text:p>
            <text:p text:style-name="P63"><text:span text:style-name="T37"><text:s text:c="8"/></text:span><text:span text:style-name="T38">return</text:span> <text:span text:style-name="T55">Math</text:span>.<text:span text:style-name="T63">sqrt</text:span><text:span text:style-name="T3">(</text:span></text:p>
            <text:p text:style-name="P61"><text:span text:style-name="T37"><text:s text:c="16"/></text:span><text:span text:style-name="T55">Math</text:span>.<text:span text:style-name="T63">pow</text:span><text:span text:style-name="T3">(</text:span>(<text:span text:style-name="T36">this</text:span>.<text:span text:style-name="T55">x</text:span> <text:span text:style-name="T36">-</text:span> x),<text:span text:style-name="T65">2</text:span><text:span text:style-name="T3">)</text:span> <text:span text:style-name="T36">+</text:span></text:p>
            <text:p text:style-name="P61"><text:span text:style-name="T37"><text:s text:c="16"/></text:span><text:span text:style-name="T55">Math</text:span>.<text:span text:style-name="T63">pow</text:span><text:span text:style-name="T3">(</text:span>(<text:span text:style-name="T36">this</text:span>.<text:span text:style-name="T55">y</text:span> <text:span text:style-name="T36">-</text:span> y),<text:span text:style-name="T65">2</text:span><text:span text:style-name="T3">)</text:span></text:p>
            <text:p text:style-name="P61"><text:span text:style-name="T39"><text:s text:c="8"/></text:span><text:span text:style-name="T3">)</text:span>;</text:p>
            <text:p text:style-name="P61"><text:span text:style-name="T37"><text:s text:c="4"/></text:span>}</text:p>
            <text:p text:style-name="P191"/>
            <text:p text:style-name="P155"><text:span text:style-name="T37"><text:s text:c="4"/></text:span>//renvoie si la direction est valide</text:p>
            <text:p text:style-name="P62"><text:span text:style-name="T37"><text:s text:c="4"/>private</text:span><text:span text:style-name="T62"> </text:span><text:span text:style-name="T37">boolean</text:span><text:span text:style-name="T62"> </text:span><text:span text:style-name="T63">isGoodDirection</text:span><text:span text:style-name="T3">(</text:span><text:span text:style-name="T37">double</text:span> <text:span text:style-name="T54">old_x</text:span>, <text:span text:style-name="T37">double</text:span> <text:span text:style-name="T54">old_y</text:span>, <text:span text:style-name="T37">double</text:span> <text:span text:style-name="T54">x</text:span>, <text:span text:style-name="T37">double</text:span> <text:span text:style-name="T54">y</text:span>, Terrain <text:span text:style-name="T54">tr</text:span><text:span text:style-name="T3">)</text:span>{</text:p>
            <text:p text:style-name="P191"/>
            <text:p text:style-name="P63"><text:span text:style-name="T37"><text:s text:c="8"/>int</text:span> <text:span text:style-name="T55">ix</text:span> <text:span text:style-name="T36">=</text:span> (<text:span text:style-name="T37">int</text:span>)<text:span text:style-name="T55">Math</text:span>.<text:span text:style-name="T63">floor</text:span><text:span text:style-name="T3">(</text:span>x<text:span text:style-name="T3">)</text:span>;</text:p>
            <text:p text:style-name="P63"><text:span text:style-name="T37"><text:s text:c="8"/>int</text:span> <text:span text:style-name="T55">iy</text:span> <text:span text:style-name="T36">=</text:span> (<text:span text:style-name="T37">int</text:span>)<text:span text:style-name="T55">Math</text:span>.<text:span text:style-name="T63">floor</text:span><text:span text:style-name="T3">(</text:span>y<text:span text:style-name="T3">)</text:span>;</text:p>
            <text:p text:style-name="P191"/>
            <text:p text:style-name="P63"><text:span text:style-name="T37"><text:s text:c="8"/></text:span><text:span text:style-name="T38">if</text:span> (<text:span text:style-name="T63">isInBounds</text:span><text:span text:style-name="T3">(</text:span>ix,iy,<text:span text:style-name="T55">tr</text:span>.<text:span text:style-name="T55">nbLignes</text:span>,<text:span text:style-name="T55">tr</text:span>.<text:span text:style-name="T55">nbColonnes</text:span><text:span text:style-name="T3">)</text:span>) {</text:p>
            <text:p text:style-name="P63"><text:span text:style-name="T37"><text:s text:c="12"/></text:span><text:span text:style-name="T38">if</text:span> ((<text:span text:style-name="T55">tr</text:span>.<text:span text:style-name="T63">getCase</text:span><text:span text:style-name="T3">(</text:span>ix,iy<text:span text:style-name="T3">)</text:span> <text:span text:style-name="T38">instanceof</text:span> Obstacle))</text:p>
            <text:p text:style-name="P63"><text:span text:style-name="T37"><text:s text:c="16"/></text:span><text:span text:style-name="T38">return</text:span> <text:span text:style-name="T65">false</text:span>;</text:p>
            <text:p text:style-name="P63"><text:span text:style-name="T37"><text:s text:c="12"/></text:span><text:span text:style-name="T38">else</text:span> <text:span text:style-name="T1">//Dans le cas ou la fourmi se deplace en diagonale, verifie s'il n'y a pas des murs avant.</text:span></text:p>
            <text:p text:style-name="P63"><text:span text:style-name="T37"><text:s text:c="16"/></text:span><text:span text:style-name="T38">return</text:span> <text:span text:style-name="T36">!</text:span>((<text:span text:style-name="T55">tr</text:span>.<text:span text:style-name="T63">getCase</text:span><text:span text:style-name="T3">(</text:span>ix,<text:span text:style-name="T36">this</text:span>.<text:span text:style-name="T63">getCaseY</text:span><text:span text:style-name="T3">())</text:span> <text:span text:style-name="T38">instanceof</text:span> Obstacle) <text:span text:style-name="T36">&amp;&amp;</text:span> (<text:span text:style-name="T55">tr</text:span>.<text:span text:style-name="T63">getCase</text:span><text:span text:style-name="T3">(</text:span><text:span text:style-name="T36">this</text:span>.<text:span text:style-name="T63">getCaseX</text:span><text:span text:style-name="T3">()</text:span>,iy<text:span text:style-name="T3">)</text:span> </text:p>
            <text:p text:style-name="P63"><text:span text:style-name="T37"><text:s text:c="20"/></text:span><text:span text:style-name="T38">instanceof</text:span> Obstacle));</text:p>
            <text:p text:style-name="P63"><text:span text:style-name="T37"><text:s text:c="8"/></text:span>}</text:p>
            <text:p text:style-name="P63"/>
            <text:p text:style-name="P63"><text:span text:style-name="T37"><text:s text:c="8"/></text:span><text:span text:style-name="T38">return</text:span> <text:span text:style-name="T65">false</text:span>;</text:p>
            <text:p text:style-name="P63"><text:span text:style-name="T37"><text:s text:c="4"/></text:span>}</text:p>
            <text:p text:style-name="P191"/>
            <text:p text:style-name="P156"><text:span text:style-name="T37"><text:s text:c="4"/></text:span>/**</text:p>
            <text:p text:style-name="P156"><text:span text:style-name="T37"><text:s text:c="4"/></text:span>* Depose des pheromones sur le terrain, modifiant ou creant des pheromones s'il y en a deja ou non</text:p>
            <text:p text:style-name="P64"><text:span text:style-name="T39"><text:s text:c="4"/></text:span><text:span text:style-name="T1">* </text:span><text:span text:style-name="T38">@param</text:span> <text:span text:style-name="T54">tr</text:span> <text:span text:style-name="T1">le terrain sur lequel deposer les pheromones</text:span></text:p>
            <text:p text:style-name="P64"><text:span text:style-name="T39"><text:s text:c="4"/></text:span><text:span text:style-name="T1">* </text:span><text:span text:style-name="T38">@param</text:span> <text:span text:style-name="T54">delta_x</text:span> <text:span text:style-name="T1">Direction x de la precedante case de la fourmi (-1,0,1)</text:span></text:p>
            <text:p text:style-name="P64"><text:span text:style-name="T39"><text:s text:c="4"/></text:span><text:span text:style-name="T1">* </text:span><text:span text:style-name="T38">@param</text:span> <text:span text:style-name="T54">delta_y</text:span> <text:span text:style-name="T1">Direction y de la precedante case de la fourmi (-1,0,1)</text:span></text:p>
            <text:p text:style-name="P64"><text:span text:style-name="T39"><text:s text:c="4"/></text:span><text:span text:style-name="T1">*/</text:span><text:span text:style-name="T53"> </text:span></text:p>
            <text:p text:style-name="P64"><text:span text:style-name="T37"><text:s text:c="4"/>public</text:span><text:span text:style-name="T62"> </text:span><text:span text:style-name="T37">void</text:span><text:span text:style-name="T62"> </text:span><text:span text:style-name="T63">setPheromone</text:span><text:span text:style-name="T3">(</text:span>Terrain <text:span text:style-name="T54">tr</text:span>, <text:span text:style-name="T37">int</text:span> <text:span text:style-name="T54">delta_x</text:span>, <text:span text:style-name="T37">int</text:span> <text:span text:style-name="T54">delta_y</text:span><text:span text:style-name="T3">)</text:span>{</text:p>
            <text:p text:style-name="P189"/>
            <text:p text:style-name="P156"><text:soft-page-break/><text:span text:style-name="T37"><text:s text:c="8"/></text:span>//Ne pas ajouter des pheromones inutiles</text:p>
            <text:p text:style-name="P64"><text:span text:style-name="T37"><text:s text:c="8"/></text:span><text:span text:style-name="T38">if</text:span> (delta_x<text:span text:style-name="T36">==</text:span><text:span text:style-name="T65">0</text:span> <text:span text:style-name="T36">&amp;&amp;</text:span> delta_y<text:span text:style-name="T36">==</text:span><text:span text:style-name="T65">0</text:span>) <text:span text:style-name="T38">return</text:span>;</text:p>
            <text:p text:style-name="P191"/>
            <text:p text:style-name="P64"><text:span text:style-name="T37"><text:s text:c="8"/>int</text:span> <text:span text:style-name="T55">cx</text:span> <text:span text:style-name="T36">=</text:span> <text:span text:style-name="T36">this</text:span>.<text:span text:style-name="T63">getCaseX</text:span><text:span text:style-name="T3">()</text:span>;</text:p>
            <text:p text:style-name="P64"><text:span text:style-name="T37"><text:s text:c="8"/>int</text:span> <text:span text:style-name="T55">cy</text:span> <text:span text:style-name="T36">=</text:span> <text:span text:style-name="T36">this</text:span>.<text:span text:style-name="T63">getCaseY</text:span><text:span text:style-name="T3">()</text:span>;</text:p>
            <text:p text:style-name="P191"/>
            <text:p text:style-name="P157"><text:span text:style-name="T37"><text:s text:c="8"/></text:span>//ajouter des anti pheromones si la fourmi est la derniere</text:p>
            <text:p text:style-name="P65"><text:span text:style-name="T37"><text:s text:c="4"/></text:span><text:span text:style-name="T45"><text:s text:c="4"/></text:span><text:span text:style-name="T38">if</text:span> (<text:span text:style-name="T36">this</text:span>.<text:span text:style-name="T55">mode</text:span> <text:span text:style-name="T36">==</text:span> <text:span text:style-name="T55">objectif</text:span>.<text:span text:style-name="T55">DERNIERE</text:span>){</text:p>
            <text:p text:style-name="P65"><text:span text:style-name="T37"><text:s text:c="12"/></text:span><text:span text:style-name="T38">for</text:span> (<text:span text:style-name="T37">int</text:span> <text:span text:style-name="T55">i</text:span><text:span text:style-name="T36">=-</text:span><text:span text:style-name="T65">2</text:span>; i<text:span text:style-name="T36">&lt;=</text:span><text:span text:style-name="T65">2</text:span>; i<text:span text:style-name="T36">++</text:span>){</text:p>
            <text:p text:style-name="P65"><text:span text:style-name="T37"><text:s text:c="16"/></text:span><text:span text:style-name="T38">for</text:span> (<text:span text:style-name="T37">int</text:span> <text:span text:style-name="T55">j</text:span><text:span text:style-name="T36">=-</text:span><text:span text:style-name="T65">2</text:span>; j<text:span text:style-name="T36">&lt;=</text:span><text:span text:style-name="T65">2</text:span>; j<text:span text:style-name="T36">++</text:span>){</text:p>
            <text:p text:style-name="P65"><text:span text:style-name="T37"><text:s text:c="20"/></text:span>Ressource <text:span text:style-name="T55">r1</text:span> <text:span text:style-name="T36">=</text:span> <text:span text:style-name="T55">tr</text:span>.<text:span text:style-name="T63">getCase</text:span><text:span text:style-name="T3">(</text:span>cx<text:span text:style-name="T36">+</text:span>i, cy<text:span text:style-name="T36">+</text:span>j<text:span text:style-name="T3">)</text:span>;</text:p>
            <text:p text:style-name="P65"><text:span text:style-name="T37"><text:s text:c="20"/></text:span><text:span text:style-name="T38">if</text:span> (r1 <text:span text:style-name="T38">instanceof</text:span> Pheromone){</text:p>
            <text:p text:style-name="P65"><text:span text:style-name="T37"><text:s text:c="24"/></text:span>((Pheromone)r1).<text:span text:style-name="T63">addFini</text:span><text:span text:style-name="T3">(</text:span></text:p>
            <text:p text:style-name="P66"><text:span text:style-name="T39"><text:s text:c="28"/></text:span><text:span text:style-name="T63">keepInBetween</text:span><text:span text:style-name="T3">(</text:span><text:span text:style-name="T65">540</text:span> <text:span text:style-name="T36">-</text:span> (<text:span text:style-name="T37">int</text:span>)<text:span text:style-name="T55">Math</text:span>.<text:span text:style-name="T63">pow</text:span><text:span text:style-name="T3">(</text:span><text:span text:style-name="T63">distance</text:span><text:span text:style-name="T3">(</text:span>cx<text:span text:style-name="T36">+</text:span>i,cy<text:span text:style-name="T36">+</text:span>j<text:span text:style-name="T3">)</text:span>,<text:span text:style-name="T65">2.5</text:span><text:span text:style-name="T3">)</text:span><text:span text:style-name="T36">*</text:span><text:span text:style-name="T65">120</text:span>, <text:span text:style-name="T65">25</text:span>, <text:span text:style-name="T65">300</text:span><text:span text:style-name="T3">))</text:span>;</text:p>
            <text:p text:style-name="P67"><text:span text:style-name="T37"><text:s text:c="20"/></text:span>}</text:p>
            <text:p text:style-name="P67"><text:span text:style-name="T37"><text:s text:c="16"/></text:span>}</text:p>
            <text:p text:style-name="P67"><text:span text:style-name="T37"><text:s text:c="12"/></text:span>}</text:p>
            <text:p text:style-name="P67"><text:span text:style-name="T37"><text:s text:c="12"/></text:span><text:span text:style-name="T38">return</text:span>;</text:p>
            <text:p text:style-name="P67"><text:span text:style-name="T37"><text:s text:c="8"/></text:span>}</text:p>
            <text:p text:style-name="P191"/>
            <text:p text:style-name="P158"><text:span text:style-name="T37"><text:s text:c="8"/></text:span>//S'il n'y a aucun pheromone a cet endroit</text:p>
            <text:p text:style-name="P68"><text:span text:style-name="T37"><text:s text:c="8"/></text:span>Ressource <text:span text:style-name="T55">r</text:span> <text:span text:style-name="T36">=</text:span> <text:span text:style-name="T55">tr</text:span>.<text:span text:style-name="T63">getCase</text:span><text:span text:style-name="T3">(</text:span>cx,cy<text:span text:style-name="T3">)</text:span>;</text:p>
            <text:p text:style-name="P68"><text:span text:style-name="T37"><text:s text:c="8"/></text:span><text:span text:style-name="T38">if</text:span> (r<text:span text:style-name="T36">==</text:span><text:span text:style-name="T65">null</text:span>)</text:p>
            <text:p text:style-name="P68"><text:span text:style-name="T37"><text:s text:c="12"/></text:span><text:span text:style-name="T55">tr</text:span>.<text:span text:style-name="T63">setCase</text:span><text:span text:style-name="T3">(</text:span>cx, cy, <text:span text:style-name="T38">new</text:span> <text:span text:style-name="T63">Pheromone</text:span><text:span text:style-name="T3">(</text:span>delta_x,delta_y, <text:span text:style-name="T36">this</text:span>.<text:span text:style-name="T55">mode</text:span><text:span text:style-name="T3">))</text:span>;</text:p>
            <text:p text:style-name="P191"/>
            <text:p text:style-name="P69"><text:span text:style-name="T37"><text:s text:c="8"/></text:span><text:span text:style-name="T38">else</text:span> <text:span text:style-name="T38">if</text:span> (r <text:span text:style-name="T38">instanceof</text:span> Pheromone){</text:p>
            <text:p text:style-name="P69"><text:span text:style-name="T37"><text:s text:c="12"/></text:span>Pheromone <text:span text:style-name="T55">r_cast</text:span> <text:span text:style-name="T36">=</text:span> ((Pheromone)r);</text:p>
            <text:p text:style-name="P159"><text:span text:style-name="T37"><text:s text:c="12"/></text:span>//empecher que 2 cases se pointent l'une à l'autre</text:p>
            <text:p text:style-name="P69"><text:span text:style-name="T37"><text:s text:c="12"/></text:span><text:span text:style-name="T38">if</text:span> (<text:span text:style-name="T55">r_cast</text:span>.<text:span text:style-name="T63">isSameNotNULL</text:span><text:span text:style-name="T3">(</text:span><text:span text:style-name="T36">this</text:span>.<text:span text:style-name="T55">mode</text:span><text:span text:style-name="T3">)</text:span>){</text:p>
            <text:p text:style-name="P191"/>
            <text:p text:style-name="P69"><text:span text:style-name="T37"><text:s text:c="16"/>int</text:span>[] <text:span text:style-name="T55">suivant</text:span> <text:span text:style-name="T36">=</text:span> <text:span text:style-name="T55">r_cast</text:span>.<text:span text:style-name="T63">getPherSameSuivant</text:span><text:span text:style-name="T3">(</text:span><text:span text:style-name="T36">this</text:span>.<text:span text:style-name="T55">mode</text:span><text:span text:style-name="T3">)</text:span>;</text:p>
            <text:p text:style-name="P69"><text:span text:style-name="T37"><text:s text:c="16"/></text:span>Ressource <text:span text:style-name="T55">r_suivant</text:span> <text:span text:style-name="T36">=</text:span> <text:span text:style-name="T55">tr</text:span>.<text:span text:style-name="T63">getCase</text:span><text:span text:style-name="T3">(</text:span>cx<text:span text:style-name="T36">+</text:span>suivant[<text:span text:style-name="T65">0</text:span>],cy<text:span text:style-name="T36">+</text:span>suivant[<text:span text:style-name="T65">1</text:span>]<text:span text:style-name="T3">)</text:span>;</text:p>
            <text:p text:style-name="P191"/>
            <text:p text:style-name="P69"><text:span text:style-name="T37"><text:s text:c="16"/></text:span><text:span text:style-name="T38">if</text:span> (r_suivant <text:span text:style-name="T38">instanceof</text:span> Pheromone){</text:p>
            <text:p text:style-name="P191"/>
            <text:p text:style-name="P69"><text:span text:style-name="T37"><text:s text:c="20"/></text:span>Pheromone <text:span text:style-name="T55">r_suivant_cast</text:span> <text:span text:style-name="T36">=</text:span> (Pheromone)r_suivant;</text:p>
            <text:p text:style-name="P191"/>
            <text:p text:style-name="P70"><text:span text:style-name="T37"><text:s text:c="20"/></text:span><text:span text:style-name="T38">if</text:span> (<text:span text:style-name="T55">r_suivant_cast</text:span>.<text:span text:style-name="T63">isSameNotNULL</text:span><text:span text:style-name="T3">(</text:span><text:span text:style-name="T36">this</text:span>.<text:span text:style-name="T55">mode</text:span><text:span text:style-name="T3">)</text:span>){</text:p>
            <text:p text:style-name="P191"/>
            <text:p text:style-name="P71"><text:span text:style-name="T37"><text:s text:c="24"/>int</text:span>[] <text:span text:style-name="T55">suivant_suivant</text:span> <text:span text:style-name="T36">=</text:span> <text:span text:style-name="T55">r_suivant_cast</text:span>.<text:span text:style-name="T63">getPherSameSuivant</text:span><text:span text:style-name="T3">(</text:span><text:span text:style-name="T36">this</text:span>.<text:span text:style-name="T55">mode</text:span><text:span text:style-name="T3">)</text:span>;</text:p>
            <text:p text:style-name="P71"><text:span text:style-name="T37"><text:s text:c="24"/></text:span><text:span text:style-name="T38">if</text:span> ((suivant_suivant[<text:span text:style-name="T65">0</text:span>] <text:span text:style-name="T36">==</text:span> <text:span text:style-name="T36">-</text:span>suivant[<text:span text:style-name="T65">0</text:span>]) <text:span text:style-name="T36">&amp;&amp;</text:span> (suivant_suivant[<text:span text:style-name="T65">1</text:span>] <text:span text:style-name="T36">==</text:span> <text:span text:style-name="T36">-</text:span>suivant[<text:span text:style-name="T65">1</text:span>])){</text:p>
            <text:p text:style-name="P160"><text:span text:style-name="T37"><text:s text:c="24"/></text:span>//La pheromone la plus forte prend le dessus</text:p>
            <text:p text:style-name="P71"><text:span text:style-name="T37"><text:s text:c="28"/></text:span><text:span text:style-name="T38">if</text:span> (<text:span text:style-name="T55">r_suivant_cast</text:span>.<text:span text:style-name="T63">getPherSameQte</text:span><text:span text:style-name="T3">(</text:span><text:span text:style-name="T36">this</text:span>.<text:span text:style-name="T55">mode</text:span><text:span text:style-name="T3">)</text:span><text:span text:style-name="T36">&gt;</text:span><text:span text:style-name="T55">r_cast</text:span>.<text:span text:style-name="T63">getPherSameQte</text:span><text:span text:style-name="T3">(</text:span><text:span text:style-name="T36">this</text:span>.<text:span text:style-name="T55">mode</text:span><text:span text:style-name="T3">)</text:span>)</text:p>
            <text:p text:style-name="P71"><text:span text:style-name="T37"><text:s text:c="32"/></text:span><text:span text:style-name="T55">r_cast</text:span>.<text:span text:style-name="T63">videPherSame</text:span><text:span text:style-name="T3">(</text:span><text:span text:style-name="T36">this</text:span>.<text:span text:style-name="T55">mode</text:span><text:span text:style-name="T3">)</text:span>;</text:p>
            <text:p text:style-name="P186"><text:span text:style-name="T70"><text:s text:c="28"/></text:span>else</text:p>
            <text:p text:style-name="P71"><text:span text:style-name="T37"><text:s text:c="32"/></text:span><text:span text:style-name="T55">r_suivant_cast</text:span>.<text:span text:style-name="T63">videPherSame</text:span><text:span text:style-name="T3">(</text:span><text:span text:style-name="T36">this</text:span>.<text:span text:style-name="T55">mode</text:span><text:span text:style-name="T3">)</text:span>;</text:p>
            <text:p text:style-name="P72"><text:span text:style-name="T37"><text:s text:c="24"/></text:span>}</text:p>
            <text:p text:style-name="P72"><text:span text:style-name="T37"><text:s text:c="4"/></text:span><text:span text:style-name="T46"><text:s text:c="16"/></text:span>}</text:p>
            <text:p text:style-name="P72"><text:span text:style-name="T37"><text:s text:c="16"/></text:span>}</text:p>
            <text:p text:style-name="P72"><text:span text:style-name="T37"><text:s text:c="12"/></text:span>}</text:p>
            <text:p text:style-name="P191"/>
            <text:p text:style-name="P72"><text:span text:style-name="T37"><text:s text:c="12"/></text:span><text:span text:style-name="T55">r_cast</text:span>.<text:span text:style-name="T63">addPheromone</text:span><text:span text:style-name="T3">(</text:span>delta_x,delta_y,<text:span text:style-name="T36">this</text:span>.<text:span text:style-name="T55">mode</text:span><text:span text:style-name="T3">)</text:span>;</text:p>
            <text:p text:style-name="P73"><text:span text:style-name="T37"><text:s text:c="8"/></text:span>}<text:span text:style-name="T37"> <text:s text:c="3"/></text:span></text:p>
            <text:p text:style-name="P191"/>
            <text:p text:style-name="P193"><text:span text:style-name="T43"><text:s text:c="4"/></text:span><text:span text:style-name="T15">}</text:span></text:p>
            <text:p text:style-name="P135"/>
            <text:p text:style-name="P135"/>
            <text:p text:style-name="P135"/>
            <text:p text:style-name="P161"><text:soft-page-break/><text:span text:style-name="T37"><text:s text:c="4"/></text:span>/**</text:p>
            <text:p text:style-name="P161"><text:span text:style-name="T37"><text:s text:c="4"/></text:span>* Renvoie si la fourmi est influencee par des pheromones</text:p>
            <text:p text:style-name="P74"><text:span text:style-name="T39"><text:s text:c="4"/></text:span><text:span text:style-name="T1">* </text:span><text:span text:style-name="T38">@param</text:span> <text:span text:style-name="T54">phm</text:span> <text:span text:style-name="T1">Les pheromones sur lequels la fourmi se trouve</text:span></text:p>
            <text:p text:style-name="P161"><text:span text:style-name="T37"><text:s text:c="4"/></text:span>*/</text:p>
            <text:p text:style-name="P74"><text:span text:style-name="T37"><text:s text:c="4"/>public</text:span><text:span text:style-name="T62"> </text:span><text:span text:style-name="T37">boolean</text:span><text:span text:style-name="T62"> </text:span><text:span text:style-name="T63">isInfluencee</text:span><text:span text:style-name="T3">(</text:span>Pheromone <text:span text:style-name="T54">phm</text:span><text:span text:style-name="T3">)</text:span>{</text:p>
            <text:p text:style-name="P191"/>
            <text:p text:style-name="P74"><text:span text:style-name="T37"><text:s text:c="8"/></text:span><text:span text:style-name="T38">if</text:span> (<text:span text:style-name="T36">this</text:span>.<text:span text:style-name="T55">mode</text:span><text:span text:style-name="T36">==</text:span><text:span text:style-name="T55">objectif</text:span>.<text:span text:style-name="T55">CHERCHE</text:span>){</text:p>
            <text:p text:style-name="P74"><text:span text:style-name="T37"><text:s text:c="12"/></text:span><text:span text:style-name="T38">if</text:span> (<text:span text:style-name="T55">phm</text:span>.<text:span text:style-name="T63">isPherNONE</text:span><text:span text:style-name="T3">()</text:span>)</text:p>
            <text:p text:style-name="P74"><text:span text:style-name="T37"><text:s text:c="16"/></text:span><text:span text:style-name="T38">return</text:span> <text:span text:style-name="T36">!</text:span><text:span text:style-name="T55">phm</text:span>.<text:span text:style-name="T63">isNourNULL</text:span><text:span text:style-name="T3">()</text:span>;</text:p>
            <text:p text:style-name="P74"><text:span text:style-name="T37"><text:s text:c="12"/></text:span><text:span text:style-name="T38">return</text:span> <text:span text:style-name="T65">false</text:span>;</text:p>
            <text:p text:style-name="P74"><text:span text:style-name="T37"><text:s text:c="8"/></text:span>}</text:p>
            <text:p text:style-name="P74"/>
            <text:p text:style-name="P75"><text:span text:style-name="T37"><text:s text:c="8"/></text:span><text:span text:style-name="T38">else</text:span>{</text:p>
            <text:p text:style-name="P75"><text:span text:style-name="T37"><text:s text:c="12"/></text:span><text:span text:style-name="T38">if</text:span> (<text:span text:style-name="T36">!</text:span><text:span text:style-name="T55">phm</text:span>.<text:span text:style-name="T63">isPherBOUCLE</text:span><text:span text:style-name="T3">()</text:span>)</text:p>
            <text:p text:style-name="P75"><text:span text:style-name="T37"><text:s text:c="12"/></text:span><text:span text:style-name="T47"><text:s text:c="4"/></text:span><text:span text:style-name="T38">return</text:span> <text:span text:style-name="T36">!</text:span><text:span text:style-name="T55">phm</text:span>.<text:span text:style-name="T63">isColoNULL</text:span><text:span text:style-name="T3">()</text:span>;</text:p>
            <text:p text:style-name="P75"><text:span text:style-name="T37"><text:s text:c="12"/></text:span><text:span text:style-name="T38">return</text:span> <text:span text:style-name="T65">false</text:span>; </text:p>
            <text:p text:style-name="P75"><text:span text:style-name="T37"><text:s text:c="8"/></text:span>}</text:p>
            <text:p text:style-name="P75"><text:span text:style-name="T37"><text:s text:c="4"/></text:span>}</text:p>
            <text:p text:style-name="P191"/>
            <text:p text:style-name="P162"><text:span text:style-name="T37"><text:s text:c="4"/></text:span>/**</text:p>
            <text:p text:style-name="P162"><text:span text:style-name="T37"><text:s text:c="4"/></text:span>* Renvoie si la fourmi est influencee par des pheromones</text:p>
            <text:p text:style-name="P76"><text:span text:style-name="T39"><text:s text:c="4"/></text:span><text:span text:style-name="T1">* </text:span><text:span text:style-name="T38">@param</text:span> <text:span text:style-name="T54">tr</text:span> <text:span text:style-name="T1">Le terrain sur lequel la fourmi est.</text:span></text:p>
            <text:p text:style-name="P162"><text:span text:style-name="T37"><text:s text:c="4"/></text:span>*/</text:p>
            <text:p text:style-name="P76"><text:span text:style-name="T37"><text:s text:c="4"/>public</text:span><text:span text:style-name="T62"> </text:span><text:span text:style-name="T37">boolean</text:span><text:span text:style-name="T62"> </text:span><text:span text:style-name="T63">isInfluencee</text:span><text:span text:style-name="T3">(</text:span>Terrain <text:span text:style-name="T54">tr</text:span><text:span text:style-name="T3">)</text:span>{</text:p>
            <text:p text:style-name="P76"><text:span text:style-name="T37"><text:s text:c="8"/></text:span>Ressource <text:span text:style-name="T55">r</text:span> <text:span text:style-name="T36">=</text:span> <text:span text:style-name="T55">tr</text:span>.<text:span text:style-name="T63">getCase</text:span><text:span text:style-name="T3">(</text:span><text:span text:style-name="T36">this</text:span>.<text:span text:style-name="T63">getCaseX</text:span><text:span text:style-name="T3">()</text:span>,<text:span text:style-name="T36">this</text:span>.<text:span text:style-name="T63">getCaseY</text:span><text:span text:style-name="T3">())</text:span>;</text:p>
            <text:p text:style-name="P76"><text:span text:style-name="T37"><text:s text:c="8"/></text:span><text:span text:style-name="T38">if</text:span> (<text:span text:style-name="T36">!</text:span>(r <text:span text:style-name="T38">instanceof</text:span> Pheromone))</text:p>
            <text:p text:style-name="P76"><text:span text:style-name="T37"><text:s text:c="12"/></text:span><text:span text:style-name="T38">return</text:span> <text:span text:style-name="T65">false</text:span>;</text:p>
            <text:p text:style-name="P76"><text:span text:style-name="T37"><text:s text:c="8"/></text:span><text:span text:style-name="T38">return</text:span> <text:span text:style-name="T63">isInfluencee</text:span><text:span text:style-name="T3">(</text:span>(Pheromone)r<text:span text:style-name="T3">)</text:span>;</text:p>
            <text:p text:style-name="P76"><text:span text:style-name="T37"><text:s text:c="4"/></text:span>}</text:p>
            <text:p text:style-name="P192"/>
            <text:p text:style-name="P163"><text:span text:style-name="T37"><text:s text:c="4"/></text:span>//renvoie l'inverse du mode de la fourmi</text:p>
            <text:p text:style-name="P77"><text:span text:style-name="T37"><text:s text:c="4"/>private</text:span><text:span text:style-name="T62"> Fourmi.objectif </text:span><text:span text:style-name="T63">inv_mode</text:span><text:span text:style-name="T3">()</text:span>{</text:p>
            <text:p text:style-name="P78"><text:span text:style-name="T37"><text:s text:c="8"/></text:span><text:span text:style-name="T38">if</text:span> (<text:span text:style-name="T36">this</text:span>.<text:span text:style-name="T55">mode</text:span><text:span text:style-name="T36">==</text:span><text:span text:style-name="T55">Fourmi</text:span>.<text:span text:style-name="T55">objectif</text:span>.<text:span text:style-name="T55">CHERCHE</text:span>)</text:p>
            <text:p text:style-name="P78"><text:span text:style-name="T37"><text:s text:c="12"/></text:span><text:span text:style-name="T38">return</text:span> <text:span text:style-name="T55">Fourmi</text:span>.<text:span text:style-name="T55">objectif</text:span>.<text:span text:style-name="T55">RAPPORTE</text:span>;</text:p>
            <text:p text:style-name="P78"><text:span text:style-name="T37"><text:s text:c="8"/></text:span><text:span text:style-name="T38">return</text:span> <text:span text:style-name="T55">Fourmi</text:span>.<text:span text:style-name="T55">objectif</text:span>.<text:span text:style-name="T55">CHERCHE</text:span>;</text:p>
            <text:p text:style-name="P78"><text:span text:style-name="T37"><text:s text:c="4"/></text:span>}</text:p>
            <text:p text:style-name="P191"/>
            <text:p text:style-name="P164"><text:span text:style-name="T37"><text:s text:c="4"/></text:span>/**</text:p>
            <text:p text:style-name="P164"><text:span text:style-name="T37"><text:s text:c="4"/></text:span>* Fait bouger la fourmi</text:p>
            <text:p text:style-name="P164"><text:span text:style-name="T37"><text:s text:c="4"/></text:span>* La fait bouger dans une direction precise si elle est influencee</text:p>
            <text:p text:style-name="P165"><text:span text:style-name="T37"><text:s text:c="4"/></text:span>* Sinon on scan a droite &amp; a gauche pour trouver une direction valide</text:p>
            <text:p text:style-name="P79"><text:span text:style-name="T39"><text:s text:c="4"/></text:span><text:span text:style-name="T1">* </text:span><text:span text:style-name="T38">@param</text:span> <text:span text:style-name="T54">terrain</text:span> <text:span text:style-name="T1">Terrain sur lequel se deplace la fourmi</text:span></text:p>
            <text:p text:style-name="P165"><text:span text:style-name="T37"><text:s text:c="4"/></text:span>*/</text:p>
            <text:p text:style-name="P80"><text:span text:style-name="T37"><text:s text:c="4"/>public</text:span><text:span text:style-name="T62"> </text:span><text:span text:style-name="T37">int</text:span><text:span text:style-name="T62">[] </text:span><text:span text:style-name="T63">bouger</text:span><text:span text:style-name="T3">(</text:span>Terrain <text:span text:style-name="T54">terrain</text:span><text:span text:style-name="T3">)</text:span>{</text:p>
            <text:p text:style-name="P191"/>
            <text:p text:style-name="P80"><text:span text:style-name="T37"><text:s text:c="8"/></text:span><text:span text:style-name="T36">this</text:span>.<text:span text:style-name="T55">angle</text:span> <text:span text:style-name="T36">+=</text:span> (<text:span text:style-name="T55">Math</text:span>.<text:span text:style-name="T63">random</text:span><text:span text:style-name="T3">()</text:span><text:span text:style-name="T36">*</text:span>ROTATION_FOURMI) <text:span text:style-name="T36">-</text:span> ROTATION_FOURMI<text:span text:style-name="T36">/</text:span><text:span text:style-name="T65">2</text:span>; <text:span text:style-name="T1">// changement de l'angle</text:span></text:p>
            <text:p text:style-name="P191"/>
            <text:p text:style-name="P80"><text:span text:style-name="T37"><text:s text:c="8"/>double</text:span> <text:span text:style-name="T55">new_angle_left</text:span> <text:span text:style-name="T36">=</text:span> <text:span text:style-name="T36">this</text:span>.<text:span text:style-name="T55">angle</text:span>;</text:p>
            <text:p text:style-name="P80"><text:span text:style-name="T37"><text:s text:c="8"/>double</text:span> <text:span text:style-name="T55">new_angle_right</text:span> <text:span text:style-name="T36">=</text:span> <text:span text:style-name="T36">this</text:span>.<text:span text:style-name="T55">angle</text:span>;</text:p>
            <text:p text:style-name="P191"/>
            <text:p text:style-name="P80"><text:span text:style-name="T37"><text:s text:c="8"/>double</text:span> <text:span text:style-name="T55">new_x_left</text:span> <text:span text:style-name="T36">=</text:span> <text:span text:style-name="T36">this</text:span>.<text:span text:style-name="T55">x</text:span> <text:span text:style-name="T36">+</text:span> <text:span text:style-name="T55">Math</text:span>.<text:span text:style-name="T63">cos</text:span><text:span text:style-name="T3">(</text:span>new_angle_left<text:span text:style-name="T3">)</text:span><text:span text:style-name="T36">*</text:span>VITESSE_FOURMI;</text:p>
            <text:p text:style-name="P80"><text:span text:style-name="T37"><text:s text:c="8"/>double</text:span> <text:span text:style-name="T55">new_y_left</text:span> <text:span text:style-name="T36">=</text:span> <text:span text:style-name="T36">this</text:span>.<text:span text:style-name="T55">y</text:span> <text:span text:style-name="T36">+</text:span> <text:span text:style-name="T55">Math</text:span>.<text:span text:style-name="T63">sin</text:span><text:span text:style-name="T3">(</text:span>new_angle_left<text:span text:style-name="T3">)</text:span><text:span text:style-name="T36">*</text:span>VITESSE_FOURMI;</text:p>
            <text:p text:style-name="P80"><text:span text:style-name="T37"><text:s text:c="8"/>double</text:span> <text:span text:style-name="T55">new_x_right</text:span> <text:span text:style-name="T36">=</text:span> new_x_left;</text:p>
            <text:p text:style-name="P80"><text:span text:style-name="T37"><text:s text:c="8"/>double</text:span> <text:span text:style-name="T55">new_y_right</text:span> <text:span text:style-name="T36">=</text:span> new_y_left;</text:p>
            <text:p text:style-name="P191"/>
            <text:p text:style-name="P80"><text:span text:style-name="T37"><text:s text:c="8"/>double</text:span> <text:span text:style-name="T55">final_x</text:span>;</text:p>
            <text:p text:style-name="P80"><text:span text:style-name="T37"><text:s text:c="8"/>double</text:span> <text:span text:style-name="T55">final_y</text:span>;</text:p>
            <text:p text:style-name="P191"><text:soft-page-break/></text:p>
            <text:p text:style-name="P166"><text:span text:style-name="T37"><text:s text:c="8"/></text:span>//S'il y a une boucle</text:p>
            <text:p text:style-name="P80"><text:span text:style-name="T37"><text:s text:c="8"/>int</text:span> <text:span text:style-name="T55">old_x</text:span> <text:span text:style-name="T36">=</text:span> <text:span text:style-name="T36">this</text:span>.<text:span text:style-name="T63">getCaseX</text:span><text:span text:style-name="T3">()</text:span>;</text:p>
            <text:p text:style-name="P80"><text:span text:style-name="T37"><text:s text:c="4"/></text:span><text:span text:style-name="T48"><text:s text:c="4"/></text:span><text:span text:style-name="T37">int</text:span> <text:span text:style-name="T55">old_y</text:span> <text:span text:style-name="T36">=</text:span> <text:span text:style-name="T36">this</text:span>.<text:span text:style-name="T63">getCaseY</text:span><text:span text:style-name="T3">()</text:span>; </text:p>
            <text:p text:style-name="P80"><text:span text:style-name="T37"><text:s text:c="8"/></text:span><text:span text:style-name="T38">if</text:span> (<text:span text:style-name="T36">this</text:span>.<text:span text:style-name="T55">visites</text:span>.<text:span text:style-name="T63">enBoucle</text:span><text:span text:style-name="T3">()</text:span>){</text:p>
            <text:p text:style-name="P80"><text:span text:style-name="T37"><text:s text:c="12"/></text:span><text:span text:style-name="T38">for</text:span> (<text:span text:style-name="T37">int</text:span> <text:span text:style-name="T55">x</text:span><text:span text:style-name="T36">=-</text:span><text:span text:style-name="T65">2</text:span>; x<text:span text:style-name="T36">&lt;=</text:span><text:span text:style-name="T65">2</text:span>; x<text:span text:style-name="T36">++</text:span>){</text:p>
            <text:p text:style-name="P80"><text:span text:style-name="T37"><text:s text:c="16"/></text:span><text:span text:style-name="T38">for</text:span> (<text:span text:style-name="T37">int</text:span> <text:span text:style-name="T55">y</text:span><text:span text:style-name="T36">=-</text:span><text:span text:style-name="T65">2</text:span>; y<text:span text:style-name="T36">&lt;=</text:span><text:span text:style-name="T65">2</text:span>; y<text:span text:style-name="T36">++</text:span>){</text:p>
            <text:p text:style-name="P80"><text:span text:style-name="T37"><text:s text:c="20"/></text:span><text:span text:style-name="T38">if</text:span> (<text:span text:style-name="T63">distance</text:span><text:span text:style-name="T3">(</text:span>old_x<text:span text:style-name="T36">+</text:span>x,old_y<text:span text:style-name="T36">+</text:span>y<text:span text:style-name="T3">)</text:span><text:span text:style-name="T36">&lt;</text:span><text:span text:style-name="T65">3</text:span>){</text:p>
            <text:p text:style-name="P80"><text:span text:style-name="T37"><text:s text:c="24"/></text:span>Ressource <text:span text:style-name="T55">r</text:span> <text:span text:style-name="T36">=</text:span> <text:span text:style-name="T55">terrain</text:span>.<text:span text:style-name="T63">getCase</text:span><text:span text:style-name="T3">(</text:span>old_x<text:span text:style-name="T36">+</text:span>x,old_y<text:span text:style-name="T36">+</text:span>y<text:span text:style-name="T3">)</text:span>;</text:p>
            <text:p text:style-name="P80"><text:span text:style-name="T37"><text:s text:c="24"/></text:span><text:span text:style-name="T38">if</text:span> (r <text:span text:style-name="T38">instanceof</text:span> Pheromone)</text:p>
            <text:p text:style-name="P80"><text:span text:style-name="T37"><text:s text:c="28"/></text:span>((Pheromone)r).<text:span text:style-name="T63">setBoucle</text:span><text:span text:style-name="T3">(</text:span><text:span text:style-name="T36">this</text:span>.<text:span text:style-name="T55">mode</text:span><text:span text:style-name="T36">==</text:span><text:span text:style-name="T55">Fourmi</text:span>.<text:span text:style-name="T55">objectif</text:span>.<text:span text:style-name="T55">CHERCHE</text:span><text:span text:style-name="T3">)</text:span>; </text:p>
            <text:p text:style-name="P80"><text:span text:style-name="T37"><text:s text:c="20"/></text:span>} </text:p>
            <text:p text:style-name="P81"><text:span text:style-name="T37"><text:s text:c="16"/></text:span>}</text:p>
            <text:p text:style-name="P81"><text:span text:style-name="T37"><text:s text:c="12"/></text:span>}</text:p>
            <text:p text:style-name="P81"><text:span text:style-name="T37"><text:s text:c="8"/></text:span>}</text:p>
            <text:p text:style-name="P191"/>
            <text:p text:style-name="P167"><text:span text:style-name="T37"><text:s text:c="8"/></text:span>//L'influencer s'il y a une influence</text:p>
            <text:p text:style-name="P82"><text:span text:style-name="T37"><text:s text:c="8"/></text:span>Ressource <text:span text:style-name="T55">r</text:span> <text:span text:style-name="T36">=</text:span> <text:span text:style-name="T55">terrain</text:span>.<text:span text:style-name="T63">getCase</text:span><text:span text:style-name="T3">(</text:span><text:span text:style-name="T36">this</text:span>.<text:span text:style-name="T63">getCaseX</text:span><text:span text:style-name="T3">()</text:span>,<text:span text:style-name="T36">this</text:span>.<text:span text:style-name="T63">getCaseY</text:span><text:span text:style-name="T3">())</text:span>;</text:p>
            <text:p text:style-name="P82"><text:span text:style-name="T37"><text:s text:c="8"/></text:span><text:span text:style-name="T38">if</text:span> (r <text:span text:style-name="T38">instanceof</text:span> Pheromone){</text:p>
            <text:p text:style-name="P82"><text:span text:style-name="T37"><text:s text:c="12"/></text:span>Pheromone <text:span text:style-name="T55">phm</text:span> <text:span text:style-name="T36">=</text:span> (Pheromone)r;</text:p>
            <text:p text:style-name="P82"><text:span text:style-name="T37"><text:s text:c="12"/></text:span><text:span text:style-name="T38">if</text:span> ((<text:span text:style-name="T55">phm</text:span>.<text:span text:style-name="T63">isSameNotNULL</text:span><text:span text:style-name="T3">(</text:span><text:span text:style-name="T36">this</text:span>.<text:span text:style-name="T63">inv_mode</text:span><text:span text:style-name="T3">())</text:span>) <text:span text:style-name="T36">&amp;&amp;</text:span> (<text:span text:style-name="T36">this</text:span>.<text:span text:style-name="T63">isInfluencee</text:span><text:span text:style-name="T3">(</text:span>phm<text:span text:style-name="T3">)</text:span>)){ </text:p>
            <text:p text:style-name="P82"><text:span text:style-name="T37"><text:s text:c="16"/></text:span><text:span text:style-name="T38">if</text:span> ((<text:span text:style-name="T37">int</text:span>)<text:span text:style-name="T55">Math</text:span>.<text:span text:style-name="T63">random</text:span><text:span text:style-name="T3">()</text:span><text:span text:style-name="T36">*</text:span><text:span text:style-name="T65">25</text:span><text:span text:style-name="T36">&lt;</text:span><text:span text:style-name="T55">phm</text:span>.<text:span text:style-name="T63">getPherSameQte</text:span><text:span text:style-name="T3">(</text:span><text:span text:style-name="T36">this</text:span>.<text:span text:style-name="T63">inv_mode</text:span><text:span text:style-name="T3">())</text:span>){ </text:p>
            <text:p text:style-name="P82"><text:span text:style-name="T39"><text:s text:c="52"/></text:span><text:span text:style-name="T1">//Desobeisance si pheromone trop faible</text:span></text:p>
            <text:p text:style-name="P83"><text:span text:style-name="T37"><text:s text:c="20"/></text:span>new_angle_left <text:span text:style-name="T36">=</text:span> <text:span text:style-name="T55">phm</text:span>.<text:span text:style-name="T63">getPherSameAngle</text:span><text:span text:style-name="T3">(</text:span><text:span text:style-name="T36">this</text:span>.<text:span text:style-name="T63">inv_mode</text:span><text:span text:style-name="T3">())</text:span> <text:span text:style-name="T36">-</text:span> (<text:span text:style-name="T55">Math</text:span>.<text:span text:style-name="T63">random</text:span><text:span text:style-name="T3">()</text:span> <text:span text:style-name="T36">-</text:span> <text:span text:style-name="T65">0.5</text:span>);</text:p>
            <text:p text:style-name="P84"><text:span text:style-name="T37"><text:s text:c="20"/></text:span>new_angle_right <text:span text:style-name="T36">=</text:span> new_angle_left;</text:p>
            <text:p text:style-name="P85"><text:span text:style-name="T37"><text:s text:c="16"/></text:span>}</text:p>
            <text:p text:style-name="P85"><text:span text:style-name="T37"><text:s text:c="12"/></text:span>}</text:p>
            <text:p text:style-name="P85"><text:span text:style-name="T37"><text:s text:c="8"/></text:span>} </text:p>
            <text:p text:style-name="P192"/>
            <text:p text:style-name="P168"><text:span text:style-name="T37"><text:s text:c="8"/></text:span>//Scan pour une direction valide si aucune influence</text:p>
            <text:p text:style-name="P86"><text:span text:style-name="T37"><text:s text:c="8"/></text:span><text:span text:style-name="T38">for</text:span> (<text:span text:style-name="T37">int</text:span> <text:span text:style-name="T55">_i</text:span><text:span text:style-name="T36">=</text:span><text:span text:style-name="T65">0</text:span>; _i<text:span text:style-name="T36">&lt;</text:span><text:span text:style-name="T65">4</text:span>; _i<text:span text:style-name="T36">++</text:span>){</text:p>
            <text:p text:style-name="P192"/>
            <text:p text:style-name="P87"><text:span text:style-name="T37"><text:s text:c="12"/></text:span><text:span text:style-name="T38">if</text:span> (<text:span text:style-name="T63">isGoodDirection</text:span><text:span text:style-name="T3">(</text:span><text:span text:style-name="T36">this</text:span>.<text:span text:style-name="T55">x</text:span>,<text:span text:style-name="T36">this</text:span>.<text:span text:style-name="T55">y</text:span>,new_x_left,new_y_left,terrain<text:span text:style-name="T3">)</text:span>){</text:p>
            <text:p text:style-name="P87"><text:span text:style-name="T37"><text:s text:c="16"/></text:span><text:span text:style-name="T36">this</text:span>.<text:span text:style-name="T63">seDeplacer</text:span><text:span text:style-name="T3">(</text:span>new_x_left,new_y_left,new_angle_left<text:span text:style-name="T3">)</text:span>;</text:p>
            <text:p text:style-name="P87"><text:span text:style-name="T37"><text:s text:c="16"/></text:span><text:span text:style-name="T38">if</text:span> (<text:span text:style-name="T36">!</text:span>(<text:span text:style-name="T36">this</text:span>.<text:span text:style-name="T63">getCaseX</text:span><text:span text:style-name="T3">()</text:span><text:span text:style-name="T36">==</text:span>old_x <text:span text:style-name="T36">&amp;&amp;</text:span> <text:span text:style-name="T36">this</text:span>.<text:span text:style-name="T63">getCaseY</text:span><text:span text:style-name="T3">()</text:span><text:span text:style-name="T36">==</text:span>old_y)){</text:p>
            <text:p text:style-name="P87"><text:span text:style-name="T37"><text:s text:c="20"/></text:span><text:span text:style-name="T38">if</text:span> (<text:span text:style-name="T36">this</text:span>.<text:span text:style-name="T63">isInfluencee</text:span><text:span text:style-name="T3">(</text:span>terrain<text:span text:style-name="T3">)</text:span>)</text:p>
            <text:p text:style-name="P87"><text:span text:style-name="T37"><text:s text:c="24"/></text:span><text:span text:style-name="T36">this</text:span>.<text:span text:style-name="T55">visites</text:span>.<text:span text:style-name="T63">addCase</text:span><text:span text:style-name="T3">(</text:span><text:span text:style-name="T36">this</text:span>.<text:span text:style-name="T63">getCaseX</text:span><text:span text:style-name="T3">()</text:span>,<text:span text:style-name="T36">this</text:span>.<text:span text:style-name="T63">getCaseY</text:span><text:span text:style-name="T3">())</text:span>; </text:p>
            <text:p text:style-name="P87"><text:span text:style-name="T37"><text:s text:c="16"/></text:span>}</text:p>
            <text:p text:style-name="P87"/>
            <text:p text:style-name="P89"><text:span text:style-name="T37"><text:s text:c="16"/></text:span><text:span text:style-name="T38">return</text:span> <text:span text:style-name="T38">new</text:span> <text:span text:style-name="T37">int</text:span>[] {old_x <text:span text:style-name="T36">-</text:span> <text:span text:style-name="T36">this</text:span>.<text:span text:style-name="T63">getCaseX</text:span><text:span text:style-name="T3">()</text:span>,old_y <text:span text:style-name="T36">-</text:span> <text:span text:style-name="T36">this</text:span>.<text:span text:style-name="T63">getCaseY</text:span><text:span text:style-name="T3">()</text:span>};</text:p>
            <text:p text:style-name="P88"><text:span text:style-name="T37"><text:s text:c="12"/></text:span>}</text:p>
            <text:p text:style-name="P191"/>
            <text:p text:style-name="P89"><text:span text:style-name="T37"><text:s text:c="12"/></text:span><text:span text:style-name="T38">else</text:span> <text:span text:style-name="T38">if</text:span> (<text:span text:style-name="T63">isGoodDirection</text:span><text:span text:style-name="T3">(</text:span><text:span text:style-name="T36">this</text:span>.<text:span text:style-name="T55">x</text:span>,<text:span text:style-name="T36">this</text:span>.<text:span text:style-name="T55">y</text:span>, new_x_right,new_y_right,terrain<text:span text:style-name="T3">)</text:span>){</text:p>
            <text:p text:style-name="P191"/>
            <text:p text:style-name="P90"><text:span text:style-name="T37"><text:s text:c="16"/></text:span><text:span text:style-name="T36">this</text:span>.<text:span text:style-name="T63">seDeplacer</text:span><text:span text:style-name="T3">(</text:span>new_x_right,new_y_right,new_angle_right<text:span text:style-name="T3">)</text:span>;</text:p>
            <text:p text:style-name="P191"/>
            <text:p text:style-name="P90"><text:span text:style-name="T37"><text:s text:c="16"/></text:span><text:span text:style-name="T38">if</text:span> (<text:span text:style-name="T36">!</text:span>(<text:span text:style-name="T36">this</text:span>.<text:span text:style-name="T63">getCaseX</text:span><text:span text:style-name="T3">()</text:span><text:span text:style-name="T36">==</text:span>old_x <text:span text:style-name="T36">&amp;&amp;</text:span> <text:span text:style-name="T36">this</text:span>.<text:span text:style-name="T63">getCaseY</text:span><text:span text:style-name="T3">()</text:span><text:span text:style-name="T36">==</text:span>old_y)){</text:p>
            <text:p text:style-name="P91"><text:span text:style-name="T37"><text:s text:c="20"/></text:span><text:span text:style-name="T38">if</text:span> (<text:span text:style-name="T36">this</text:span>.<text:span text:style-name="T63">isInfluencee</text:span><text:span text:style-name="T3">(</text:span>terrain<text:span text:style-name="T3">)</text:span>)</text:p>
            <text:p text:style-name="P92"><text:span text:style-name="T37"><text:s text:c="24"/></text:span><text:span text:style-name="T36">this</text:span>.<text:span text:style-name="T55">visites</text:span>.<text:span text:style-name="T63">addCase</text:span><text:span text:style-name="T3">(</text:span><text:span text:style-name="T36">this</text:span>.<text:span text:style-name="T63">getCaseX</text:span><text:span text:style-name="T3">()</text:span>,<text:span text:style-name="T36">this</text:span>.<text:span text:style-name="T63">getCaseY</text:span><text:span text:style-name="T3">())</text:span>;</text:p>
            <text:p text:style-name="P93"><text:span text:style-name="T37"><text:s text:c="16"/></text:span>}</text:p>
            <text:p text:style-name="P94"><text:span text:style-name="T37"><text:s text:c="16"/></text:span><text:span text:style-name="T38">return</text:span> <text:span text:style-name="T38">new</text:span> <text:span text:style-name="T37">int</text:span>[] {old_x <text:span text:style-name="T36">-</text:span> <text:span text:style-name="T36">this</text:span>.<text:span text:style-name="T63">getCaseX</text:span><text:span text:style-name="T3">()</text:span>,old_y <text:span text:style-name="T36">-</text:span> <text:span text:style-name="T36">this</text:span>.<text:span text:style-name="T63">getCaseY</text:span><text:span text:style-name="T3">()</text:span>};</text:p>
            <text:p text:style-name="P95"><text:span text:style-name="T37"><text:s text:c="12"/></text:span>}</text:p>
            <text:p text:style-name="P191"/>
            <text:p text:style-name="P96"><text:span text:style-name="T37"><text:s text:c="8"/></text:span>new_angle_left <text:span text:style-name="T36">+=</text:span> ROTATION_FOURMI;</text:p>
            <text:p text:style-name="P96"><text:span text:style-name="T37"><text:s text:c="8"/></text:span>new_angle_right <text:span text:style-name="T36">-=</text:span> ROTATION_FOURMI;</text:p>
            <text:p text:style-name="P96"><text:span text:style-name="T37"><text:s text:c="8"/></text:span>new_x_left <text:span text:style-name="T36">=</text:span> <text:span text:style-name="T36">this</text:span>.<text:span text:style-name="T55">x</text:span> <text:span text:style-name="T36">+</text:span> <text:span text:style-name="T55">Math</text:span>.<text:span text:style-name="T63">cos</text:span><text:span text:style-name="T3">(</text:span>new_angle_left<text:span text:style-name="T3">)</text:span><text:span text:style-name="T36">*</text:span>VITESSE_FOURMI;</text:p>
            <text:p text:style-name="P97"><text:soft-page-break/><text:span text:style-name="T37"><text:s text:c="8"/></text:span>new_y_left <text:span text:style-name="T36">=</text:span> <text:span text:style-name="T36">this</text:span>.<text:span text:style-name="T55">y</text:span> <text:span text:style-name="T36">+</text:span> <text:span text:style-name="T55">Math</text:span>.<text:span text:style-name="T63">sin</text:span><text:span text:style-name="T3">(</text:span>new_angle_left<text:span text:style-name="T3">)</text:span><text:span text:style-name="T36">*</text:span>VITESSE_FOURMI;</text:p>
            <text:p text:style-name="P97"><text:span text:style-name="T37"><text:s text:c="8"/></text:span>new_x_right <text:span text:style-name="T36">=</text:span> <text:span text:style-name="T36">this</text:span>.<text:span text:style-name="T55">x</text:span> <text:span text:style-name="T36">+</text:span> <text:span text:style-name="T55">Math</text:span>.<text:span text:style-name="T63">cos</text:span><text:span text:style-name="T3">(</text:span>new_angle_right<text:span text:style-name="T3">)</text:span><text:span text:style-name="T36">*</text:span>VITESSE_FOURMI;</text:p>
            <text:p text:style-name="P97"><text:span text:style-name="T37"><text:s text:c="8"/></text:span>new_y_right <text:span text:style-name="T36">=</text:span> <text:span text:style-name="T36">this</text:span>.<text:span text:style-name="T55">y</text:span> <text:span text:style-name="T36">+</text:span> <text:span text:style-name="T55">Math</text:span>.<text:span text:style-name="T63">sin</text:span><text:span text:style-name="T3">(</text:span>new_angle_right<text:span text:style-name="T3">)</text:span><text:span text:style-name="T36">*</text:span>VITESSE_FOURMI;</text:p>
            <text:p text:style-name="P97"><text:span text:style-name="T37"><text:s text:c="4"/></text:span>}</text:p>
            <text:p text:style-name="P191"/>
            <text:p text:style-name="P169"><text:span text:style-name="T37"><text:s text:c="4"/></text:span>// Cas ou il n'y a pas de direction valide : par default la faire tourner vers la gauche</text:p>
            <text:p text:style-name="P98"><text:span text:style-name="T37"><text:s text:c="4"/></text:span><text:span text:style-name="T36">this</text:span>.<text:span text:style-name="T55">angle</text:span> <text:span text:style-name="T36">=</text:span> new_angle_left;</text:p>
            <text:p text:style-name="P98"><text:span text:style-name="T37"><text:s text:c="4"/></text:span><text:span text:style-name="T38">return</text:span> <text:span text:style-name="T38">new</text:span> <text:span text:style-name="T37">int</text:span>[] {old_x <text:span text:style-name="T36">-</text:span> <text:span text:style-name="T36">this</text:span>.<text:span text:style-name="T63">getCaseX</text:span><text:span text:style-name="T3">()</text:span>,old_y <text:span text:style-name="T36">-</text:span> <text:span text:style-name="T36">this</text:span>.<text:span text:style-name="T63">getCaseY</text:span><text:span text:style-name="T3">()</text:span>};</text:p>
            <text:p text:style-name="P191"/>
            <text:p text:style-name="P32">}</text:p>
            <text:p text:style-name="P192"/>
            <text:p text:style-name="P170"><text:span text:style-name="T37"><text:s text:c="4"/></text:span>/**</text:p>
            <text:p text:style-name="P170"><text:span text:style-name="T37"><text:s text:c="4"/></text:span>* Fonction pour prendre de la nourriture si possible</text:p>
            <text:p text:style-name="P99"><text:span text:style-name="T39"><text:s text:c="4"/></text:span><text:span text:style-name="T1">* </text:span><text:span text:style-name="T38">@param</text:span> <text:span text:style-name="T54">tr</text:span> <text:span text:style-name="T1">le terrain sur lequel prendre de la nourriture</text:span></text:p>
            <text:p text:style-name="P170"><text:span text:style-name="T37"><text:s text:c="4"/></text:span>*/</text:p>
            <text:p text:style-name="P99"><text:span text:style-name="T37"><text:s text:c="4"/>public</text:span><text:span text:style-name="T62"> </text:span><text:span text:style-name="T37">void</text:span><text:span text:style-name="T62"> </text:span><text:span text:style-name="T63">rapporter</text:span><text:span text:style-name="T3">(</text:span>Terrain <text:span text:style-name="T54">tr</text:span><text:span text:style-name="T3">)</text:span>{</text:p>
            <text:p text:style-name="P191"/>
            <text:p text:style-name="P99"><text:span text:style-name="T37"><text:s text:c="8"/>int</text:span> <text:span text:style-name="T55">cx</text:span> <text:span text:style-name="T36">=</text:span> <text:span text:style-name="T36">this</text:span>.<text:span text:style-name="T63">getCaseX</text:span><text:span text:style-name="T3">()</text:span>;</text:p>
            <text:p text:style-name="P99"><text:span text:style-name="T37"><text:s text:c="8"/>int</text:span> <text:span text:style-name="T55">cy</text:span> <text:span text:style-name="T36">=</text:span> <text:span text:style-name="T36">this</text:span>.<text:span text:style-name="T63">getCaseY</text:span><text:span text:style-name="T3">()</text:span>;</text:p>
            <text:p text:style-name="P99"><text:span text:style-name="T37"><text:s text:c="8"/></text:span>Ressource <text:span text:style-name="T55">r</text:span> <text:span text:style-name="T36">=</text:span> <text:span text:style-name="T55">tr</text:span>.<text:span text:style-name="T63">getCase</text:span><text:span text:style-name="T3">(</text:span>cx,cy<text:span text:style-name="T3">)</text:span>;</text:p>
            <text:p text:style-name="P191"/>
            <text:p text:style-name="P171"><text:span text:style-name="T37"><text:s text:c="8"/></text:span>//S'il n'y a pas de nourriture à rapporter (par manque ou par objectif)</text:p>
            <text:p text:style-name="P100"><text:span text:style-name="T37"><text:s text:c="8"/></text:span><text:span text:style-name="T38">if</text:span> (<text:span text:style-name="T36">!</text:span>((r <text:span text:style-name="T38">instanceof</text:span> Nourriture) <text:span text:style-name="T36">&amp;&amp;</text:span> (<text:span text:style-name="T36">this</text:span>.<text:span text:style-name="T55">mode</text:span> <text:span text:style-name="T36">==</text:span> <text:span text:style-name="T55">objectif</text:span>.<text:span text:style-name="T55">CHERCHE</text:span>) <text:span text:style-name="T36">&amp;&amp;</text:span> (<text:span text:style-name="T36">this</text:span>.<text:span text:style-name="T55">qte_max</text:span> <text:span text:style-name="T36">&gt;</text:span> <text:span text:style-name="T36">this</text:span>.<text:span text:style-name="T55">qte_nourriture</text:span>)))</text:p>
            <text:p text:style-name="P101"><text:span text:style-name="T37"><text:s text:c="12"/></text:span><text:span text:style-name="T38">return</text:span>;</text:p>
            <text:p text:style-name="P101"><text:span text:style-name="T37"><text:s text:c="8"/>int</text:span> <text:span text:style-name="T55">qte_prise</text:span> <text:span text:style-name="T36">=</text:span> <text:span text:style-name="T55">Math</text:span>.<text:span text:style-name="T63">min</text:span><text:span text:style-name="T3">(</text:span><text:span text:style-name="T55">r</text:span>.<text:span text:style-name="T63">getQuantite</text:span><text:span text:style-name="T3">()</text:span>,<text:span text:style-name="T36">this</text:span>.<text:span text:style-name="T55">qte_max</text:span><text:span text:style-name="T3">)</text:span> <text:span text:style-name="T36">-</text:span> <text:span text:style-name="T36">this</text:span>.<text:span text:style-name="T55">qte_nourriture</text:span>;</text:p>
            <text:p text:style-name="P191"/>
            <text:p text:style-name="P172"><text:span text:style-name="T37"><text:s text:c="8"/></text:span>//Si elle ne rapporte rien</text:p>
            <text:p text:style-name="P102"><text:span text:style-name="T37"><text:s text:c="8"/></text:span><text:span text:style-name="T38">if</text:span> (qte_prise<text:span text:style-name="T36">&lt;=</text:span><text:span text:style-name="T65">0</text:span>)</text:p>
            <text:p text:style-name="P102"><text:span text:style-name="T37"><text:s text:c="12"/></text:span><text:span text:style-name="T38">return</text:span>;</text:p>
            <text:p text:style-name="P191"/>
            <text:p text:style-name="P103"><text:span text:style-name="T37"><text:s text:c="8"/></text:span><text:span text:style-name="T55">r</text:span>.<text:span text:style-name="T63">setQuantite</text:span><text:span text:style-name="T3">(</text:span><text:span text:style-name="T55">r</text:span>.<text:span text:style-name="T63">getQuantite</text:span><text:span text:style-name="T3">()</text:span> <text:span text:style-name="T36">-</text:span> qte_prise<text:span text:style-name="T3">)</text:span>;</text:p>
            <text:p text:style-name="P103"><text:span text:style-name="T37"><text:s text:c="8"/></text:span><text:span text:style-name="T36">this</text:span>.<text:span text:style-name="T55">qte_nourriture</text:span><text:span text:style-name="T36">+=</text:span>qte_prise;</text:p>
            <text:p text:style-name="P103"><text:span text:style-name="T37"><text:s text:c="8"/></text:span><text:span text:style-name="T55">Fourmi</text:span>.<text:span text:style-name="T55">total_pris</text:span><text:span text:style-name="T36">+=</text:span>qte_prise;</text:p>
            <text:p text:style-name="P103"><text:span text:style-name="T37"><text:s text:c="8"/></text:span><text:span text:style-name="T36">this</text:span>.<text:span text:style-name="T55">mode</text:span> <text:span text:style-name="T36">=</text:span> <text:span text:style-name="T55">objectif</text:span>.<text:span text:style-name="T55">RAPPORTE</text:span>;</text:p>
            <text:p text:style-name="P103"><text:span text:style-name="T37"><text:s text:c="8"/></text:span><text:span text:style-name="T36">this</text:span>.<text:span text:style-name="T55">angle</text:span> <text:span text:style-name="T36">-=</text:span> <text:span text:style-name="T55">Math</text:span>.<text:span text:style-name="T55">PI</text:span>;</text:p>
            <text:p text:style-name="P103"><text:span text:style-name="T37"><text:s text:c="8"/></text:span><text:span text:style-name="T36">this</text:span>.<text:span text:style-name="T55">visites</text:span>.<text:span text:style-name="T63">clean</text:span><text:span text:style-name="T3">()</text:span>;</text:p>
            <text:p text:style-name="P173"><text:span text:style-name="T37"><text:s text:c="8"/></text:span>//Si elle a fini la ressource</text:p>
            <text:p text:style-name="P103"><text:span text:style-name="T37"><text:s text:c="8"/></text:span><text:span text:style-name="T38">if</text:span> (<text:span text:style-name="T55">r</text:span>.<text:span text:style-name="T63">getQuantite</text:span><text:span text:style-name="T3">()</text:span><text:span text:style-name="T36">&lt;=</text:span><text:span text:style-name="T65">0</text:span>){</text:p>
            <text:p text:style-name="P191"/>
            <text:p text:style-name="P103"><text:span text:style-name="T37"><text:s text:c="8"/></text:span><text:span text:style-name="T49"><text:s text:c="4"/></text:span><text:span text:style-name="T36">this</text:span>.<text:span text:style-name="T55">mode</text:span> <text:span text:style-name="T36">=</text:span> <text:span text:style-name="T55">objectif</text:span>.<text:span text:style-name="T55">DERNIERE</text:span>;</text:p>
            <text:p text:style-name="P173"><text:span text:style-name="T37"><text:s text:c="12"/></text:span>//verifie si il y a de la nourriture aux alentours </text:p>
            <text:p text:style-name="P104"><text:span text:style-name="T37"><text:s text:c="12"/></text:span><text:span text:style-name="T38">for</text:span> (<text:span text:style-name="T37">int</text:span> <text:span text:style-name="T55">x</text:span><text:span text:style-name="T36">=-</text:span><text:span text:style-name="T65">1</text:span>; x<text:span text:style-name="T36">&lt;=</text:span><text:span text:style-name="T65">1</text:span>; x<text:span text:style-name="T36">++</text:span>){</text:p>
            <text:p text:style-name="P104"><text:span text:style-name="T37"><text:s text:c="16"/></text:span><text:span text:style-name="T38">for</text:span> (<text:span text:style-name="T37">int</text:span> <text:span text:style-name="T55">y</text:span><text:span text:style-name="T36">=-</text:span><text:span text:style-name="T65">1</text:span>; y<text:span text:style-name="T36">&lt;=</text:span><text:span text:style-name="T65">1</text:span>; y<text:span text:style-name="T36">++</text:span>){</text:p>
            <text:p text:style-name="P105"><text:span text:style-name="T37"><text:s text:c="20"/></text:span>Ressource <text:span text:style-name="T55">voi</text:span> <text:span text:style-name="T36">=</text:span> <text:span text:style-name="T55">tr</text:span>.<text:span text:style-name="T63">getCase</text:span><text:span text:style-name="T3">(</text:span><text:span text:style-name="T36">this</text:span>.<text:span text:style-name="T63">getCaseX</text:span><text:span text:style-name="T3">()</text:span><text:span text:style-name="T36">+</text:span>x,<text:span text:style-name="T36">this</text:span>.<text:span text:style-name="T63">getCaseY</text:span><text:span text:style-name="T3">()</text:span><text:span text:style-name="T36">+</text:span>y<text:span text:style-name="T3">)</text:span>;</text:p>
            <text:p text:style-name="P106"><text:span text:style-name="T37"><text:s text:c="20"/></text:span><text:span text:style-name="T38">if</text:span> (voi <text:span text:style-name="T38">instanceof</text:span> Nourriture){</text:p>
            <text:p text:style-name="P106"><text:span text:style-name="T37"><text:s text:c="24"/></text:span><text:span text:style-name="T38">if</text:span> (<text:span text:style-name="T55">voi</text:span>.<text:span text:style-name="T63">getQuantite</text:span><text:span text:style-name="T3">()</text:span><text:span text:style-name="T36">&gt;</text:span><text:span text:style-name="T65">0</text:span>)</text:p>
            <text:p text:style-name="P107"><text:span text:style-name="T37"><text:s text:c="28"/></text:span><text:span text:style-name="T36">this</text:span>.<text:span text:style-name="T55">mode</text:span> <text:span text:style-name="T36">=</text:span> <text:span text:style-name="T55">objectif</text:span>.<text:span text:style-name="T55">RAPPORTE</text:span>;</text:p>
            <text:p text:style-name="P108"><text:span text:style-name="T37"><text:s text:c="20"/></text:span>}</text:p>
            <text:p text:style-name="P109"><text:span text:style-name="T37"><text:s text:c="16"/></text:span>}</text:p>
            <text:p text:style-name="P110"><text:span text:style-name="T37"><text:s text:c="12"/></text:span>}</text:p>
            <text:p text:style-name="P111"><text:span text:style-name="T37"><text:s text:c="12"/></text:span><text:span text:style-name="T55">tr</text:span>.<text:span text:style-name="T63">videCase</text:span><text:span text:style-name="T3">(</text:span>cx,cy<text:span text:style-name="T3">)</text:span>;</text:p>
            <text:p text:style-name="P111"><text:span text:style-name="T37"><text:s text:c="12"/></text:span><text:span text:style-name="T55">tr</text:span>.<text:span text:style-name="T63">setCase</text:span><text:span text:style-name="T3">(</text:span>cx,cy,<text:span text:style-name="T38">new</text:span> <text:span text:style-name="T63">Pheromone</text:span><text:span text:style-name="T3">(</text:span><text:span text:style-name="T36">this</text:span>.<text:span text:style-name="T55">mode</text:span> <text:span text:style-name="T36">==</text:span> <text:span text:style-name="T55">objectif</text:span>.<text:span text:style-name="T55">DERNIERE</text:span><text:span text:style-name="T3">))</text:span>; <text:span text:style-name="T1">//Si derniere nourriture alors on met </text:span></text:p>
            <text:p text:style-name="P111"><text:span text:style-name="T39"><text:s text:c="8"/></text:span><text:span text:style-name="T40"><text:s text:c="12"/></text:span><text:span text:style-name="T1">plus d'anti feromones</text:span></text:p>
            <text:p text:style-name="P112"><text:span text:style-name="T37"><text:s text:c="8"/></text:span>}</text:p>
            <text:p text:style-name="P191"/>
            <text:p text:style-name="P113"><text:span text:style-name="T37"><text:s text:c="4"/></text:span>}</text:p>
            <text:p text:style-name="P191"/>
            <text:p text:style-name="P174"><text:soft-page-break/><text:span text:style-name="T37"><text:s text:c="4"/></text:span>/**</text:p>
            <text:p text:style-name="P174"><text:span text:style-name="T37"><text:s text:c="4"/></text:span>* Fonction pour deposer de la nourriture si possible</text:p>
            <text:p text:style-name="P114"><text:span text:style-name="T39"><text:s text:c="4"/></text:span><text:span text:style-name="T1">* </text:span><text:span text:style-name="T38">@param</text:span> <text:span text:style-name="T54">tr</text:span> <text:span text:style-name="T1">le terrain sur lequel prendre de la nourriture</text:span></text:p>
            <text:p text:style-name="P174"><text:span text:style-name="T37"><text:s text:c="4"/></text:span>*/</text:p>
            <text:p text:style-name="P114"><text:span text:style-name="T37"><text:s text:c="4"/>public</text:span><text:span text:style-name="T62"> </text:span><text:span text:style-name="T37">void</text:span><text:span text:style-name="T62"> </text:span><text:span text:style-name="T63">deposerNourriture</text:span><text:span text:style-name="T3">(</text:span>Terrain <text:span text:style-name="T54">tr</text:span><text:span text:style-name="T3">)</text:span>{</text:p>
            <text:p text:style-name="P114"><text:span text:style-name="T37"><text:s text:c="8"/>int</text:span> <text:span text:style-name="T55">cx</text:span> <text:span text:style-name="T36">=</text:span> <text:span text:style-name="T36">this</text:span>.<text:span text:style-name="T63">getCaseX</text:span><text:span text:style-name="T3">()</text:span>;</text:p>
            <text:p text:style-name="P114"><text:span text:style-name="T37"><text:s text:c="8"/>int</text:span> <text:span text:style-name="T55">cy</text:span> <text:span text:style-name="T36">=</text:span> <text:span text:style-name="T36">this</text:span>.<text:span text:style-name="T63">getCaseY</text:span><text:span text:style-name="T3">()</text:span>;</text:p>
            <text:p text:style-name="P114"><text:span text:style-name="T37"><text:s text:c="8"/></text:span>Ressource <text:span text:style-name="T55">r</text:span> <text:span text:style-name="T36">=</text:span> <text:span text:style-name="T55">tr</text:span>.<text:span text:style-name="T63">getCase</text:span><text:span text:style-name="T3">(</text:span>cx,cy<text:span text:style-name="T3">)</text:span>;</text:p>
            <text:p text:style-name="P114"><text:span text:style-name="T37"><text:s text:c="8"/></text:span><text:span text:style-name="T38">if</text:span> (r <text:span text:style-name="T38">instanceof</text:span> Colonie){</text:p>
            <text:p text:style-name="P114"><text:span text:style-name="T37"><text:s text:c="12"/></text:span><text:span text:style-name="T38">if</text:span> (<text:span text:style-name="T36">this</text:span>.<text:span text:style-name="T55">mode</text:span><text:span text:style-name="T36">!=</text:span><text:span text:style-name="T55">objectif</text:span>.<text:span text:style-name="T55">CHERCHE</text:span>){</text:p>
            <text:p text:style-name="P114"><text:span text:style-name="T37"><text:s text:c="16"/></text:span><text:span text:style-name="T55">r</text:span>.<text:span text:style-name="T63">setQuantite</text:span><text:span text:style-name="T3">(</text:span><text:span text:style-name="T55">r</text:span>.<text:span text:style-name="T63">getQuantite</text:span><text:span text:style-name="T3">()</text:span><text:span text:style-name="T36">+this</text:span>.<text:span text:style-name="T55">qte_nourriture</text:span><text:span text:style-name="T3">)</text:span>;</text:p>
            <text:p text:style-name="P114"><text:span text:style-name="T37"><text:s text:c="16"/></text:span><text:span text:style-name="T36">this</text:span>.<text:span text:style-name="T55">qte_nourriture</text:span><text:span text:style-name="T36">=</text:span><text:span text:style-name="T65">0</text:span>;</text:p>
            <text:p text:style-name="P114"><text:span text:style-name="T37"><text:s text:c="16"/></text:span><text:span text:style-name="T36">this</text:span>.<text:span text:style-name="T55">mode</text:span> <text:span text:style-name="T36">=</text:span> <text:span text:style-name="T55">objectif</text:span>.<text:span text:style-name="T55">CHERCHE</text:span>;</text:p>
            <text:p text:style-name="P114"><text:span text:style-name="T37"><text:s text:c="16"/></text:span><text:span text:style-name="T36">this</text:span>.<text:span text:style-name="T55">angle</text:span> <text:span text:style-name="T36">=</text:span> <text:span text:style-name="T55">Math</text:span>.<text:span text:style-name="T63">random</text:span><text:span text:style-name="T3">()</text:span><text:span text:style-name="T36">*</text:span><text:span text:style-name="T55">Math</text:span>.<text:span text:style-name="T55">PI</text:span>;</text:p>
            <text:p text:style-name="P114"><text:span text:style-name="T37"><text:s text:c="16"/></text:span><text:span text:style-name="T36">this</text:span>.<text:span text:style-name="T55">visites</text:span>.<text:span text:style-name="T63">clean</text:span><text:span text:style-name="T3">()</text:span>;</text:p>
            <text:p text:style-name="P114"><text:span text:style-name="T37"><text:s text:c="12"/></text:span>}</text:p>
            <text:p text:style-name="P114"><text:span text:style-name="T37"><text:s text:c="8"/></text:span>}</text:p>
            <text:p text:style-name="P114"><text:span text:style-name="T37"><text:s text:c="4"/></text:span>}</text:p>
            <text:p text:style-name="P191"/>
            <text:p text:style-name="P175"><text:span text:style-name="T37"><text:s text:c="4"/></text:span>//coloration</text:p>
            <text:p text:style-name="P115"><text:span text:style-name="T37"><text:s text:c="4"/>public</text:span><text:span text:style-name="T53"> </text:span><text:span text:style-name="T37">static</text:span><text:span text:style-name="T53"> </text:span><text:span text:style-name="T37">final</text:span><text:span text:style-name="T53"> </text:span>Color<text:span text:style-name="T53"> </text:span><text:span text:style-name="T55">couleur_fourmi</text:span><text:span text:style-name="T53"> </text:span><text:span text:style-name="T36">=</text:span><text:span text:style-name="T53"> </text:span><text:span text:style-name="T38">new</text:span><text:span text:style-name="T53"> </text:span><text:span text:style-name="T63">Color</text:span><text:span text:style-name="T54">(</text:span><text:span text:style-name="T65">50</text:span>,<text:span text:style-name="T65">0</text:span>,<text:span text:style-name="T65">0</text:span>,<text:span text:style-name="T65">255</text:span><text:span text:style-name="T54">)</text:span>;</text:p>
            <text:p text:style-name="P115"><text:span text:style-name="T37"><text:s text:c="4"/>public</text:span><text:span text:style-name="T53"> </text:span><text:span text:style-name="T37">static</text:span><text:span text:style-name="T53"> </text:span><text:span text:style-name="T37">final</text:span><text:span text:style-name="T53"> </text:span>Color<text:span text:style-name="T53"> </text:span><text:span text:style-name="T55">couleur_derniere</text:span><text:span text:style-name="T53"> </text:span><text:span text:style-name="T36">=</text:span><text:span text:style-name="T53"> </text:span><text:span text:style-name="T38">new</text:span><text:span text:style-name="T53"> </text:span><text:span text:style-name="T63">Color</text:span><text:span text:style-name="T54">(</text:span><text:span text:style-name="T65">0</text:span>,<text:span text:style-name="T65">255</text:span>,<text:span text:style-name="T65">0</text:span>,<text:span text:style-name="T65">255</text:span><text:span text:style-name="T54">)</text:span>;</text:p>
            <text:p text:style-name="P115"><text:span text:style-name="T37"><text:s text:c="4"/>public</text:span><text:span text:style-name="T53"> </text:span><text:span text:style-name="T37">static</text:span><text:span text:style-name="T53"> </text:span><text:span text:style-name="T37">final</text:span><text:span text:style-name="T53"> </text:span>Color<text:span text:style-name="T53"> </text:span><text:span text:style-name="T55">couleur_cherche</text:span><text:span text:style-name="T53"> </text:span><text:span text:style-name="T36">=</text:span><text:span text:style-name="T53"> </text:span><text:span text:style-name="T38">new</text:span><text:span text:style-name="T53"> </text:span><text:span text:style-name="T63">Color</text:span><text:span text:style-name="T54">(</text:span><text:span text:style-name="T65">0</text:span>,<text:span text:style-name="T65">0</text:span>,<text:span text:style-name="T65">255</text:span>,<text:span text:style-name="T65">255</text:span><text:span text:style-name="T54">)</text:span>;</text:p>
            <text:p text:style-name="P115"><text:span text:style-name="T37"><text:s text:c="4"/>public</text:span><text:span text:style-name="T53"> </text:span><text:span text:style-name="T37">static</text:span><text:span text:style-name="T53"> </text:span><text:span text:style-name="T37">final</text:span><text:span text:style-name="T53"> </text:span>Color<text:span text:style-name="T53"> </text:span><text:span text:style-name="T55">couleur_rapporte</text:span><text:span text:style-name="T53"> </text:span><text:span text:style-name="T36">=</text:span><text:span text:style-name="T53"> </text:span><text:span text:style-name="T38">new</text:span><text:span text:style-name="T53"> </text:span><text:span text:style-name="T63">Color</text:span><text:span text:style-name="T54">(</text:span><text:span text:style-name="T65">255</text:span>,<text:span text:style-name="T65">0</text:span>,<text:span text:style-name="T65">0</text:span>,<text:span text:style-name="T65">255</text:span><text:span text:style-name="T54">)</text:span>;</text:p>
            <text:p text:style-name="P191"/>
            <text:p text:style-name="P175"><text:span text:style-name="T37"><text:s text:c="4"/></text:span>//dessine la fourmi sur la fenetre</text:p>
            <text:p text:style-name="P115"><text:span text:style-name="T37"><text:s text:c="4"/>public</text:span><text:span text:style-name="T62"> </text:span><text:span text:style-name="T37">void</text:span><text:span text:style-name="T62"> </text:span><text:span text:style-name="T63">dessiner</text:span><text:span text:style-name="T3">(</text:span>Graphics <text:span text:style-name="T54">g</text:span>, <text:span text:style-name="T37">int</text:span> <text:span text:style-name="T54">y</text:span>, <text:span text:style-name="T37">int</text:span> <text:span text:style-name="T54">x</text:span><text:span text:style-name="T3">)</text:span>{</text:p>
            <text:p text:style-name="P115"><text:span text:style-name="T37"><text:s text:c="8"/></text:span><text:span text:style-name="T38">switch</text:span> (<text:span text:style-name="T36">this</text:span>.<text:span text:style-name="T55">mode</text:span>){</text:p>
            <text:p text:style-name="P115"><text:span text:style-name="T37"><text:s text:c="8"/></text:span><text:span text:style-name="T38">case</text:span> CHERCHE<text:span text:style-name="T38">:</text:span></text:p>
            <text:p text:style-name="P115"><text:span text:style-name="T37"><text:s text:c="12"/></text:span><text:span text:style-name="T55">g</text:span>.<text:span text:style-name="T63">setColor</text:span><text:span text:style-name="T3">(</text:span><text:span text:style-name="T55">Fourmi</text:span>.<text:span text:style-name="T55">couleur_cherche</text:span><text:span text:style-name="T3">)</text:span>;</text:p>
            <text:p text:style-name="P115"><text:span text:style-name="T37"><text:s text:c="12"/></text:span><text:span text:style-name="T38">break</text:span>;</text:p>
            <text:p text:style-name="P116"><text:span text:style-name="T37"><text:s text:c="8"/></text:span><text:span text:style-name="T38">case</text:span> RAPPORTE<text:span text:style-name="T38">:</text:span></text:p>
            <text:p text:style-name="P116"><text:span text:style-name="T37"><text:s text:c="12"/></text:span><text:span text:style-name="T55">g</text:span>.<text:span text:style-name="T63">setColor</text:span><text:span text:style-name="T3">(</text:span><text:span text:style-name="T55">Fourmi</text:span>.<text:span text:style-name="T55">couleur_rapporte</text:span><text:span text:style-name="T3">)</text:span>;</text:p>
            <text:p text:style-name="P117"><text:span text:style-name="T37"><text:s text:c="12"/></text:span><text:span text:style-name="T38">break</text:span>;</text:p>
            <text:p text:style-name="P117"><text:span text:style-name="T37"><text:s text:c="8"/></text:span><text:span text:style-name="T38">default:</text:span> <text:span text:style-name="T1">//DERNIERE</text:span></text:p>
            <text:p text:style-name="P118"><text:span text:style-name="T37"><text:s text:c="12"/></text:span><text:span text:style-name="T55">g</text:span>.<text:span text:style-name="T63">setColor</text:span><text:span text:style-name="T3">(</text:span><text:span text:style-name="T55">Fourmi</text:span>.<text:span text:style-name="T55">couleur_derniere</text:span><text:span text:style-name="T3">)</text:span>;</text:p>
            <text:p text:style-name="P119"><text:span text:style-name="T37"><text:s text:c="12"/></text:span><text:span text:style-name="T38">break</text:span>;</text:p>
            <text:p text:style-name="P120"><text:span text:style-name="T37"><text:s text:c="8"/></text:span>}</text:p>
            <text:p text:style-name="P120"><text:span text:style-name="T37"><text:s text:c="4"/></text:span><text:span text:style-name="T55">g</text:span>.<text:span text:style-name="T63">fillOval</text:span><text:span text:style-name="T3">(</text:span>(<text:span text:style-name="T37">int</text:span>)(<text:span text:style-name="T36">this</text:span>.<text:span text:style-name="T55">y</text:span><text:span text:style-name="T36">*</text:span><text:span text:style-name="T55">RessAffichable</text:span>.<text:span text:style-name="T55">div</text:span>)<text:span text:style-name="T36">-</text:span><text:span text:style-name="T65">3</text:span>,(<text:span text:style-name="T37">int</text:span>)(<text:span text:style-name="T36">this</text:span>.<text:span text:style-name="T55">x</text:span><text:span text:style-name="T36">*</text:span><text:span text:style-name="T55">RessAffichable</text:span>.<text:span text:style-name="T55">div</text:span>)<text:span text:style-name="T36">-</text:span><text:span text:style-name="T65">3</text:span>,<text:span text:style-name="T65">9</text:span>,<text:span text:style-name="T65">9</text:span><text:span text:style-name="T3">)</text:span>;</text:p>
            <text:p text:style-name="P191"/>
            <text:p text:style-name="P120"><text:span text:style-name="T37"><text:s text:c="4"/></text:span><text:span text:style-name="T55">g</text:span>.<text:span text:style-name="T63">setColor</text:span><text:span text:style-name="T3">(</text:span><text:span text:style-name="T55">Fourmi</text:span>.<text:span text:style-name="T55">couleur_fourmi</text:span><text:span text:style-name="T3">)</text:span>;</text:p>
            <text:p text:style-name="P120"><text:span text:style-name="T37"><text:s text:c="4"/></text:span><text:span text:style-name="T55">g</text:span>.<text:span text:style-name="T63">fillOval</text:span><text:span text:style-name="T3">(</text:span>(<text:span text:style-name="T37">int</text:span>)(<text:span text:style-name="T36">this</text:span>.<text:span text:style-name="T55">y</text:span><text:span text:style-name="T36">*</text:span><text:span text:style-name="T55">RessAffichable</text:span>.<text:span text:style-name="T55">div</text:span>)<text:span text:style-name="T36">-</text:span><text:span text:style-name="T65">2</text:span>,(<text:span text:style-name="T37">int</text:span>)(<text:span text:style-name="T36">this</text:span>.<text:span text:style-name="T55">x</text:span><text:span text:style-name="T36">*</text:span><text:span text:style-name="T55">RessAffichable</text:span>.<text:span text:style-name="T55">div</text:span>)<text:span text:style-name="T36">-</text:span><text:span text:style-name="T65">2</text:span>,<text:span text:style-name="T65">7</text:span>,<text:span text:style-name="T65">7</text:span><text:span text:style-name="T3">)</text:span>;</text:p>
            <text:p text:style-name="P191"/>
            <text:p text:style-name="P122"><text:span text:style-name="T37"><text:s text:c="4"/></text:span>}</text:p>
            <text:p text:style-name="P191"/>
            <text:p text:style-name="P121">}</text:p>
            <text:p text:style-name="P121"/>
            <text:p text:style-name="P185">InvalidFileContentException.java</text:p>
            <text:p text:style-name="P121"/>
            <text:p text:style-name="P184">/*</text:p>
            <text:p text:style-name="P138">* exception InvalidFileContentException :</text:p>
            <text:p text:style-name="P138">* erreur dans la lecture du fichier terrain.txt</text:p>
            <text:p text:style-name="P138">*/</text:p>
            <text:p text:style-name="P32"><text:span text:style-name="T37">public</text:span><text:span text:style-name="T53"> </text:span><text:span text:style-name="T37">class</text:span><text:span text:style-name="T53"> </text:span><text:span text:style-name="T61">InvalidFileContentException</text:span><text:span text:style-name="T53"> </text:span><text:span text:style-name="T37">extends</text:span><text:span text:style-name="T53"> </text:span>Exception{</text:p>
            <text:p text:style-name="P191"/>
            <text:p text:style-name="P123"><text:span text:style-name="T37"><text:s text:c="4"/>public</text:span><text:span text:style-name="T53"> </text:span><text:span text:style-name="T37">static</text:span><text:span text:style-name="T53"> </text:span><text:span text:style-name="T37">enum</text:span><text:span text:style-name="T53"> </text:span><text:span text:style-name="T67">type</text:span><text:span text:style-name="T53">{</text:span></text:p>
            <text:p text:style-name="P123"><text:span text:style-name="T37"><text:s text:c="8"/></text:span><text:span text:style-name="T65">DIMENSIONS</text:span>,</text:p>
            <text:p text:style-name="P123"><text:span text:style-name="T37"><text:s text:c="8"/></text:span><text:span text:style-name="T65">NOMBRE_COLONIES</text:span>,</text:p>
            <text:p text:style-name="P190"><text:span text:style-name="T37"><text:s text:c="8"/></text:span>CHARACTERE</text:p>
            <text:p text:style-name="P123"><text:soft-page-break/><text:span text:style-name="T37"><text:s text:c="4"/></text:span><text:span text:style-name="T53">} </text:span><text:span text:style-name="T1">//type de l'exeption</text:span></text:p>
            <text:p text:style-name="P191"/>
            <text:p text:style-name="P124"><text:span text:style-name="T37"><text:s text:c="4"/>public</text:span><text:span text:style-name="T53"> </text:span><text:span text:style-name="T37">final</text:span><text:span text:style-name="T53"> </text:span><text:span text:style-name="T55">InvalidFileContentException</text:span>.<text:span text:style-name="T55">type</text:span><text:span text:style-name="T53"> err</text:span>;<text:span text:style-name="T53"> </text:span></text:p>
            <text:p text:style-name="P191"/>
            <text:p text:style-name="P176"><text:span text:style-name="T37"><text:s text:c="4"/></text:span>//constructeur erreur : dimensions incorrectes</text:p>
            <text:p text:style-name="P125"><text:span text:style-name="T37"><text:s text:c="4"/>public</text:span><text:span text:style-name="T62"> </text:span><text:span text:style-name="T63">InvalidFileContentException</text:span><text:span text:style-name="T3">(</text:span>String <text:span text:style-name="T54">type</text:span>, <text:span text:style-name="T37">int</text:span> <text:span text:style-name="T54">got</text:span>, <text:span text:style-name="T37">int</text:span> <text:span text:style-name="T54">expected</text:span><text:span text:style-name="T3">)</text:span>{</text:p>
            <text:p text:style-name="P125"><text:span text:style-name="T37"><text:s text:c="8"/></text:span><text:span text:style-name="T36">super</text:span>(<text:span text:style-name="T55">String</text:span>.<text:span text:style-name="T63">format</text:span><text:span text:style-name="T3">(</text:span><text:span text:style-name="T66">"%s;%d;%d"</text:span>, type, got, expected<text:span text:style-name="T3">)</text:span>);</text:p>
            <text:p text:style-name="P125"><text:span text:style-name="T37"><text:s text:c="8"/></text:span><text:span text:style-name="T36">this</text:span>.<text:span text:style-name="T55">err</text:span><text:span text:style-name="T36">=</text:span><text:span text:style-name="T55">InvalidFileContentException</text:span>.<text:span text:style-name="T55">type</text:span>.<text:span text:style-name="T55">DIMENSIONS</text:span>;</text:p>
            <text:p text:style-name="P125"><text:span text:style-name="T37"><text:s text:c="4"/></text:span>}</text:p>
            <text:p text:style-name="P191"/>
            <text:p text:style-name="P177"><text:span text:style-name="T37"><text:s text:c="4"/></text:span>//constructeur erreur : nombre de colonie différent de 1</text:p>
            <text:p text:style-name="P126"><text:span text:style-name="T37"><text:s text:c="4"/>public</text:span><text:span text:style-name="T62"> </text:span><text:span text:style-name="T63">InvalidFileContentException</text:span><text:span text:style-name="T3">(</text:span><text:span text:style-name="T37">int</text:span> <text:span text:style-name="T54">nb_colonies</text:span><text:span text:style-name="T3">)</text:span>{</text:p>
            <text:p text:style-name="P126"><text:span text:style-name="T37"><text:s text:c="8"/></text:span><text:span text:style-name="T36">super</text:span>(<text:span text:style-name="T55">String</text:span>.<text:span text:style-name="T63">valueOf</text:span><text:span text:style-name="T3">(</text:span>nb_colonies<text:span text:style-name="T3">)</text:span>);</text:p>
            <text:p text:style-name="P126"><text:span text:style-name="T37"><text:s text:c="8"/></text:span><text:span text:style-name="T36">this</text:span>.<text:span text:style-name="T55">err</text:span><text:span text:style-name="T36">=</text:span><text:span text:style-name="T55">InvalidFileContentException</text:span>.<text:span text:style-name="T55">type</text:span>.<text:span text:style-name="T55">NOMBRE_COLONIES</text:span>;</text:p>
            <text:p text:style-name="P127"><text:span text:style-name="T37"><text:s text:c="4"/></text:span>}</text:p>
            <text:p text:style-name="P191"/>
            <text:p text:style-name="P178"><text:span text:style-name="T37"><text:s text:c="4"/></text:span>//constructeur erreur : caractere invalide</text:p>
            <text:p text:style-name="P128"><text:span text:style-name="T37"><text:s text:c="4"/>public</text:span><text:span text:style-name="T62"> </text:span><text:span text:style-name="T63">InvalidFileContentException</text:span><text:span text:style-name="T3">(</text:span>String <text:span text:style-name="T54">char_case</text:span><text:span text:style-name="T3">)</text:span>{</text:p>
            <text:p text:style-name="P128"><text:span text:style-name="T37"><text:s text:c="8"/></text:span><text:span text:style-name="T36">super</text:span>(char_case);</text:p>
            <text:p text:style-name="P128"><text:span text:style-name="T37"><text:s text:c="8"/></text:span><text:span text:style-name="T36">this</text:span>.<text:span text:style-name="T55">err</text:span><text:span text:style-name="T36">=</text:span><text:span text:style-name="T55">InvalidFileContentException</text:span>.<text:span text:style-name="T55">type</text:span>.<text:span text:style-name="T55">CHARACTERE</text:span>;</text:p>
            <text:p text:style-name="P128"><text:span text:style-name="T37"><text:s text:c="4"/></text:span>}</text:p>
            <text:p text:style-name="P191"/>
            <text:p text:style-name="P179"><text:span text:style-name="T37"><text:s text:c="4"/></text:span>//getter err pour connaitre le type d'erreur</text:p>
            <text:p text:style-name="P129"><text:span text:style-name="T37"><text:s text:c="4"/>public</text:span><text:span text:style-name="T62"> InvalidFileContentException.type </text:span><text:span text:style-name="T63">getErrType</text:span><text:span text:style-name="T3">()</text:span>{</text:p>
            <text:p text:style-name="P130"><text:span text:style-name="T37"><text:s text:c="8"/></text:span><text:span text:style-name="T38">return</text:span> <text:span text:style-name="T36">this</text:span>.<text:span text:style-name="T55">err</text:span>;</text:p>
            <text:p text:style-name="P130"><text:span text:style-name="T37"><text:s text:c="4"/></text:span>}</text:p>
            <text:p text:style-name="P191"/>
            <text:p text:style-name="P32">}</text:p>
            <text:p text:style-name="P192"/>
            <text:p text:style-name="P201">Nourriture.java</text:p>
            <text:p text:style-name="P32"><text:span text:style-name="T38">import</text:span><text:span text:style-name="T53"> </text:span>java.awt.Graphics;</text:p>
            <text:p text:style-name="P32"><text:span text:style-name="T38">import</text:span><text:span text:style-name="T53"> </text:span>javax.swing.<text:span text:style-name="T36">*</text:span>;</text:p>
            <text:p text:style-name="P191"><text:span text:style-name="T42">import</text:span><text:span text:style-name="T58"> </text:span><text:span text:style-name="T15">java.awt.</text:span><text:span text:style-name="T16">*</text:span><text:span text:style-name="T15">;</text:span></text:p>
            <text:p text:style-name="P138">/*</text:p>
            <text:p text:style-name="P138">* class Nourriture :</text:p>
            <text:p text:style-name="P138">* case nourriture</text:p>
            <text:p text:style-name="P138">*/</text:p>
            <text:p text:style-name="P191"><text:span text:style-name="T43">public</text:span><text:span text:style-name="T58"> </text:span><text:span text:style-name="T43">class</text:span><text:span text:style-name="T58"> </text:span><text:span text:style-name="T17">Nourriture</text:span><text:span text:style-name="T58"> </text:span><text:span text:style-name="T43">extends</text:span><text:span text:style-name="T58"> </text:span><text:span text:style-name="T15">RessAffichable{</text:span></text:p>
            <text:p text:style-name="P32"/>
            <text:p text:style-name="P180"><text:span text:style-name="T37"><text:s text:c="4"/></text:span>//couleur</text:p>
            <text:p text:style-name="P131"><text:span text:style-name="T37"><text:s text:c="4"/>private </text:span><text:span text:style-name="T51">static final</text:span><text:span text:style-name="T53"> </text:span>Color<text:span text:style-name="T53"> </text:span><text:span text:style-name="T55">couleur</text:span><text:span text:style-name="T53"> </text:span><text:span text:style-name="T36">=</text:span><text:span text:style-name="T53"> </text:span><text:span text:style-name="T38">new</text:span><text:span text:style-name="T53"> </text:span><text:span text:style-name="T63">Color</text:span><text:span text:style-name="T54">(</text:span><text:span text:style-name="T65">255</text:span>,<text:span text:style-name="T65">100</text:span>,<text:span text:style-name="T65">180</text:span>,<text:span text:style-name="T65">255</text:span><text:span text:style-name="T54">)</text:span>;</text:p>
            <text:p text:style-name="P191"/>
            <text:p text:style-name="P180"><text:span text:style-name="T37"><text:s text:c="4"/></text:span>//constructeur</text:p>
            <text:p text:style-name="P131"><text:span text:style-name="T37"><text:s text:c="4"/>public</text:span><text:span text:style-name="T62"> </text:span><text:span text:style-name="T63">Nourriture</text:span><text:span text:style-name="T3">(</text:span><text:span text:style-name="T37">int</text:span> <text:span text:style-name="T54">quantite</text:span><text:span text:style-name="T3">)</text:span>{</text:p>
            <text:p text:style-name="P131"><text:span text:style-name="T37"><text:s text:c="8"/></text:span><text:span text:style-name="T36">super</text:span>(<text:span text:style-name="T66">"Nourriture"</text:span>,quantite);</text:p>
            <text:p text:style-name="P131"><text:span text:style-name="T37"><text:s text:c="4"/></text:span>}</text:p>
            <text:p text:style-name="P191"/>
            <text:p text:style-name="P180"><text:span text:style-name="T37"><text:s text:c="4"/></text:span>//dessine la case nourriture</text:p>
            <text:p text:style-name="P131"><text:span text:style-name="T37"><text:s text:c="4"/>public</text:span><text:span text:style-name="T62"> </text:span><text:span text:style-name="T37">void</text:span><text:span text:style-name="T62"> </text:span><text:span text:style-name="T63">dessiner</text:span><text:span text:style-name="T3">(</text:span>Graphics <text:span text:style-name="T54">g</text:span>, <text:span text:style-name="T37">int</text:span> <text:span text:style-name="T54">y</text:span>, <text:span text:style-name="T37">int</text:span> <text:span text:style-name="T54">x</text:span><text:span text:style-name="T3">)</text:span>{</text:p>
            <text:p text:style-name="P205"><text:span text:style-name="T37"><text:s text:c="8"/></text:span><text:span text:style-name="T55">g</text:span>.<text:span text:style-name="T63">setColor</text:span><text:span text:style-name="T3">(</text:span><text:span text:style-name="T54">Nourriture</text:span>.<text:span text:style-name="T55">couleur</text:span><text:span text:style-name="T3">)</text:span>;</text:p>
            <text:p text:style-name="P131"><text:span text:style-name="T37"><text:s text:c="8"/></text:span><text:span text:style-name="T55">g</text:span>.<text:span text:style-name="T63">drawRect</text:span><text:span text:style-name="T3">(</text:span><text:span text:style-name="T55">RessAffichable</text:span>.<text:span text:style-name="T55">div</text:span><text:span text:style-name="T36">*</text:span>x,<text:span text:style-name="T55">RessAffichable</text:span>.<text:span text:style-name="T55">div</text:span><text:span text:style-name="T36">*</text:span>y,<text:span text:style-name="T55">RessAffichable</text:span>.<text:span text:style-name="T55">div</text:span>,<text:span text:style-name="T55">RessAffichable</text:span>.<text:span text:style-name="T55">div</text:span><text:span text:style-name="T3">)</text:span>;</text:p>
            <text:p text:style-name="P131"><text:span text:style-name="T37"><text:s text:c="8"/></text:span><text:span text:style-name="T55">g</text:span>.<text:span text:style-name="T63">setColor</text:span><text:span text:style-name="T3">(</text:span><text:span text:style-name="T38">new</text:span> <text:span text:style-name="T63">Color</text:span><text:span text:style-name="T3">(</text:span><text:span text:style-name="T65">255</text:span>,<text:span text:style-name="T65">100</text:span>,<text:span text:style-name="T65">180</text:span>,<text:span text:style-name="T36">this</text:span>.<text:span text:style-name="T63">getQuantite</text:span><text:span text:style-name="T3">()))</text:span>;</text:p>
            <text:p text:style-name="P131"><text:span text:style-name="T37"><text:s text:c="8"/></text:span><text:span text:style-name="T55">g</text:span>.<text:span text:style-name="T63">fillRect</text:span><text:span text:style-name="T3">(</text:span><text:span text:style-name="T55">RessAffichable</text:span>.<text:span text:style-name="T55">div</text:span><text:span text:style-name="T36">*</text:span>x,<text:span text:style-name="T55">RessAffichable</text:span>.<text:span text:style-name="T55">div</text:span><text:span text:style-name="T36">*</text:span>y,<text:span text:style-name="T55">RessAffichable</text:span>.<text:span text:style-name="T55">div</text:span>,<text:span text:style-name="T55">RessAffichable</text:span>.<text:span text:style-name="T55">div</text:span><text:span text:style-name="T3">)</text:span>;</text:p>
            <text:p text:style-name="P191"/>
            <text:p text:style-name="P194"><text:span text:style-name="T43"><text:s text:c="4"/></text:span><text:span text:style-name="T15">}</text:span></text:p>
            <text:p text:style-name="P32">}</text:p>
            <text:p text:style-name="P191"><text:soft-page-break/></text:p>
            <text:p text:style-name="P191"/>
            <text:p text:style-name="P203">Obstacle.java</text:p>
            <text:p text:style-name="P191"/>
            <text:p text:style-name="P32"><text:span text:style-name="T38">import</text:span><text:span text:style-name="T53"> </text:span>java.awt.Graphics;</text:p>
            <text:p text:style-name="P32"><text:span text:style-name="T38">import</text:span><text:span text:style-name="T53"> </text:span>javax.swing.<text:span text:style-name="T36">*</text:span>;</text:p>
            <text:p text:style-name="P32"><text:span text:style-name="T38">import</text:span><text:span text:style-name="T53"> </text:span>java.awt.<text:span text:style-name="T36">*</text:span>;</text:p>
            <text:p text:style-name="P191"/>
            <text:p text:style-name="P138">/*</text:p>
            <text:p text:style-name="P138">* class Obstacle :</text:p>
            <text:p text:style-name="P138">* case obstacle</text:p>
            <text:p text:style-name="P138">*/</text:p>
            <text:p text:style-name="P32"><text:span text:style-name="T37">public</text:span><text:span text:style-name="T53"> </text:span><text:span text:style-name="T37">class</text:span><text:span text:style-name="T53"> </text:span><text:span text:style-name="T61">Obstacle</text:span><text:span text:style-name="T53"> </text:span><text:span text:style-name="T37">extends</text:span><text:span text:style-name="T53"> </text:span>RessAffichable{</text:p>
            <text:p text:style-name="P191"/>
            <text:p text:style-name="P181"><text:span text:style-name="T37"><text:s text:c="4"/></text:span>//couleur</text:p>
            <text:p text:style-name="P132"><text:span text:style-name="T37"><text:s text:c="4"/>private</text:span><text:span text:style-name="T53"> </text:span><text:span text:style-name="T37">static </text:span><text:span text:style-name="T52">final</text:span><text:span text:style-name="T53"> </text:span>Color<text:span text:style-name="T53"> </text:span><text:span text:style-name="T55">couleur</text:span><text:span text:style-name="T53"> </text:span><text:span text:style-name="T36">=</text:span><text:span text:style-name="T53"> </text:span><text:span text:style-name="T38">new</text:span><text:span text:style-name="T53"> </text:span><text:span text:style-name="T63">Color</text:span><text:span text:style-name="T54">(</text:span><text:span text:style-name="T65">50</text:span>,<text:span text:style-name="T65">50</text:span>,<text:span text:style-name="T65">50</text:span>,<text:span text:style-name="T65">255</text:span><text:span text:style-name="T54">)</text:span>;</text:p>
            <text:p text:style-name="P191"/>
            <text:p text:style-name="P181"><text:span text:style-name="T37"><text:s text:c="4"/></text:span>//constructeur</text:p>
            <text:p text:style-name="P132"><text:span text:style-name="T37"><text:s text:c="4"/>public</text:span><text:span text:style-name="T62"> </text:span><text:span text:style-name="T63">Obstacle</text:span><text:span text:style-name="T3">()</text:span><text:span text:style-name="T62"> </text:span>{</text:p>
            <text:p text:style-name="P132"><text:span text:style-name="T37"><text:s text:c="8"/></text:span><text:span text:style-name="T36">super</text:span>(<text:span text:style-name="T66">"Obstacle"</text:span>,<text:span text:style-name="T65">0</text:span>);</text:p>
            <text:p text:style-name="P132"><text:span text:style-name="T37"><text:s text:c="4"/></text:span>}</text:p>
            <text:p text:style-name="P191"/>
            <text:p text:style-name="P182"><text:span text:style-name="T37"><text:s text:c="4"/></text:span>//dessine le bloc</text:p>
            <text:p text:style-name="P133"><text:span text:style-name="T37"><text:s text:c="4"/>public</text:span><text:span text:style-name="T62"> </text:span><text:span text:style-name="T37">void</text:span><text:span text:style-name="T62"> </text:span><text:span text:style-name="T63">dessiner</text:span><text:span text:style-name="T3">(</text:span>Graphics <text:span text:style-name="T54">g</text:span>, <text:span text:style-name="T37">int</text:span> <text:span text:style-name="T54">y</text:span>, <text:span text:style-name="T37">int</text:span> <text:span text:style-name="T54">x</text:span><text:span text:style-name="T3">)</text:span>{</text:p>
            <text:p text:style-name="P133"><text:span text:style-name="T37"><text:s text:c="8"/></text:span><text:span text:style-name="T55">g</text:span>.<text:span text:style-name="T63">setColor</text:span><text:span text:style-name="T3">(</text:span>couleur<text:span text:style-name="T3">)</text:span>;</text:p>
            <text:p text:style-name="P195"><text:span text:style-name="T43"><text:s text:c="8"/></text:span><text:span text:style-name="T59">g</text:span><text:span text:style-name="T15">.</text:span><text:span text:style-name="T64">fillRect</text:span><text:span text:style-name="T18">(</text:span><text:span text:style-name="T59">RessAffichable</text:span><text:span text:style-name="T15">.</text:span><text:span text:style-name="T59">div</text:span><text:span text:style-name="T16">*</text:span><text:span text:style-name="T15">x,</text:span><text:span text:style-name="T59">RessAffichable</text:span><text:span text:style-name="T15">.</text:span><text:span text:style-name="T59">div</text:span><text:span text:style-name="T16">*</text:span><text:span text:style-name="T15">y,</text:span><text:span text:style-name="T59">RessAffichable</text:span><text:span text:style-name="T15">.</text:span><text:span text:style-name="T59">div</text:span><text:span text:style-name="T15">,</text:span><text:span text:style-name="T59">RessAffichable</text:span><text:span text:style-name="T15">.</text:span><text:span text:style-name="T59">div</text:span><text:span text:style-name="T18">)</text:span><text:span text:style-name="T15">;</text:span></text:p>
            <text:p text:style-name="P133"><text:span text:style-name="T37"><text:s text:c="4"/></text:span>}</text:p>
            <text:p text:style-name="P191"/>
            <text:p text:style-name="P32">}</text:p>
            <text:p text:style-name="P32"/>
            <text:p text:style-name="P136"/>
            <text:p text:style-name="P202"><text:span text:style-name="T72">Pheromone</text:span>.java</text:p>
            <text:p text:style-name="P134"><text:span text:style-name="T38">import</text:span><text:span text:style-name="T53"> </text:span>java.awt.Graphics;</text:p>
            <text:p text:style-name="P134"><text:span text:style-name="T38">import</text:span><text:span text:style-name="T53"> </text:span>javax.swing.<text:span text:style-name="T36">*</text:span>;</text:p>
            <text:p text:style-name="P134"><text:span text:style-name="T38">import</text:span><text:span text:style-name="T53"> </text:span>java.awt.<text:span text:style-name="T36">*</text:span>;</text:p>
            <text:p text:style-name="P134"><text:span text:style-name="T38">import</text:span><text:span text:style-name="T53"> </text:span>java.awt.geom.<text:span text:style-name="T36">*</text:span>;</text:p>
            <text:p text:style-name="P196"/>
            <text:p text:style-name="P183">/**</text:p>
            <text:p text:style-name="P183">* class pheromone :</text:p>
            <text:p text:style-name="P183">* indicateur de direction pour les agents</text:p>
            <text:p text:style-name="P183">* utilisation : quantite correspond à la quantite de pheromone anti-influence (FINI,BOUCLE) et non au total de vers_colo et vers_nour</text:p>
            <text:p text:style-name="P183">*/</text:p>
            <text:p text:style-name="P134"><text:span text:style-name="T37">public</text:span><text:span text:style-name="T53"> </text:span><text:span text:style-name="T37">class</text:span><text:span text:style-name="T53"> </text:span><text:span text:style-name="T61">Pheromone</text:span><text:span text:style-name="T53"> </text:span><text:span text:style-name="T37">extends</text:span><text:span text:style-name="T53"> </text:span>RessAffichable{</text:p>
            <text:p text:style-name="P196"/>
            <text:p text:style-name="P134"><text:s text:c="4"/><text:span text:style-name="T37">public</text:span><text:span text:style-name="T53"> </text:span><text:span text:style-name="T37">static</text:span><text:span text:style-name="T53"> </text:span><text:span text:style-name="T37">final</text:span><text:span text:style-name="T53"> </text:span><text:span text:style-name="T37">int</text:span><text:span text:style-name="T53"> </text:span><text:span text:style-name="T55">TAUX_NOUR_MAX</text:span><text:span text:style-name="T36">=</text:span><text:span text:style-name="T65">500</text:span>;<text:span text:style-name="T53"> </text:span><text:span text:style-name="T1">//quantite de pheromone maximum pour le chemin vers la nouriture</text:span></text:p>
            <text:p text:style-name="P134"><text:s text:c="4"/><text:span text:style-name="T37">public</text:span><text:span text:style-name="T53"> </text:span><text:span text:style-name="T37">static</text:span><text:span text:style-name="T53"> </text:span><text:span text:style-name="T37">final</text:span><text:span text:style-name="T53"> </text:span><text:span text:style-name="T37">int</text:span><text:span text:style-name="T53"> </text:span><text:span text:style-name="T55">TAUX_COLO_MAX</text:span><text:span text:style-name="T36">=</text:span><text:span text:style-name="T65">2500</text:span>;<text:span text:style-name="T53"> </text:span><text:span text:style-name="T1">//quantite de pheromone maximum pour le chemin vers la colonie</text:span></text:p>
            <text:p text:style-name="P196"/>
            <text:p text:style-name="P134"><text:s text:c="4"/><text:span text:style-name="T37">public</text:span><text:span text:style-name="T53"> </text:span><text:span text:style-name="T37">static</text:span><text:span text:style-name="T53"> </text:span><text:span text:style-name="T37">enum</text:span><text:span text:style-name="T53"> </text:span><text:span text:style-name="T67">types_diff_phers</text:span><text:span text:style-name="T53">{</text:span></text:p>
            <text:p text:style-name="P134"><text:s text:c="4"/><text:span text:style-name="T65">BOUCLE</text:span>,</text:p>
            <text:p text:style-name="P134"><text:s text:c="4"/><text:span text:style-name="T65">FINI</text:span>,</text:p>
            <text:p text:style-name="P134"><text:s text:c="4"/><text:span text:style-name="T65">NONE</text:span>,</text:p>
            <text:p text:style-name="P134"><text:s text:c="4"/><text:span text:style-name="T53">} </text:span><text:span text:style-name="T1">//type de pheromones </text:span></text:p>
            <text:p text:style-name="P196"/>
            <text:p text:style-name="P134"><text:s text:c="4"/><text:span text:style-name="T37">private</text:span><text:span text:style-name="T53"> types_diff_phers type_pher </text:span><text:span text:style-name="T36">=</text:span><text:span text:style-name="T53"> </text:span><text:span text:style-name="T55">types_diff_phers</text:span>.<text:span text:style-name="T55">NONE</text:span>;<text:span text:style-name="T53"> </text:span><text:span text:style-name="T1">//a l'initialisation</text:span></text:p>
            <text:p text:style-name="P196"/>
            <text:p text:style-name="P134"><text:soft-page-break/><text:s text:c="4"/><text:span text:style-name="T37">private</text:span><text:span text:style-name="T53"> </text:span><text:span text:style-name="T37">int</text:span><text:span text:style-name="T53">[] </text:span><text:span text:style-name="T55">vers_colo</text:span><text:span text:style-name="T53"> </text:span><text:span text:style-name="T36">=</text:span><text:span text:style-name="T53"> </text:span><text:span text:style-name="T65">null</text:span>;<text:span text:style-name="T53"> </text:span><text:span text:style-name="T1">//tableau de direction pour la direction de la colonie [x precedant,y precedant,taux]</text:span></text:p>
            <text:p text:style-name="P134"><text:s text:c="4"/><text:span text:style-name="T37">private</text:span><text:span text:style-name="T53"> </text:span><text:span text:style-name="T37">int</text:span><text:span text:style-name="T53">[] </text:span><text:span text:style-name="T55">vers_nour</text:span><text:span text:style-name="T53"> </text:span><text:span text:style-name="T36">=</text:span><text:span text:style-name="T53"> </text:span><text:span text:style-name="T65">null</text:span>;<text:span text:style-name="T53"> </text:span><text:span text:style-name="T1">//tableau de direction pour la direction de la nourriture [x precedant,y precedant,taux]</text:span></text:p>
            <text:p text:style-name="P196"/>
            <text:p text:style-name="P183"><text:s text:c="4"/>/**</text:p>
            <text:p text:style-name="P183"><text:s text:c="4"/>* Constructeur de Pheromone</text:p>
            <text:p text:style-name="P134"><text:span text:style-name="T1"><text:s text:c="4"/>* </text:span><text:span text:style-name="T38">@param</text:span> <text:span text:style-name="T54">delta_x</text:span> <text:span text:style-name="T1">Direction X vers laquelle le pheromone pointe (-1,0,1)</text:span></text:p>
            <text:p text:style-name="P134"><text:span text:style-name="T1"><text:s text:c="4"/>* </text:span><text:span text:style-name="T38">@param</text:span> <text:span text:style-name="T54">delta_y</text:span> <text:span text:style-name="T1">Direction Y vers laquelle le pheromone pointe (-1,0,1)</text:span></text:p>
            <text:p text:style-name="P134"><text:span text:style-name="T1"><text:s text:c="4"/>* </text:span><text:span text:style-name="T38">@param</text:span> <text:span text:style-name="T54">mode</text:span> <text:span text:style-name="T1">Si la fourmi cherche, elle depose des pheromones de colonie, sinon de nourriture</text:span></text:p>
            <text:p text:style-name="P183"><text:s text:c="4"/>*/</text:p>
            <text:p text:style-name="P134"><text:s text:c="4"/><text:span text:style-name="T37">public</text:span><text:span text:style-name="T62"> </text:span><text:span text:style-name="T63">Pheromone</text:span><text:span text:style-name="T3">(</text:span><text:span text:style-name="T37">int</text:span> <text:span text:style-name="T54">delta_x</text:span>, <text:span text:style-name="T37">int</text:span> <text:span text:style-name="T54">delta_y</text:span>, <text:span text:style-name="T54">Fourmi</text:span>.<text:span text:style-name="T54">objectif</text:span> <text:span text:style-name="T54">mode</text:span><text:span text:style-name="T3">)</text:span>{</text:p>
            <text:p text:style-name="P134"><text:s text:c="8"/><text:span text:style-name="T36">super</text:span>(<text:span text:style-name="T66">"Pheromone"</text:span>,<text:span text:style-name="T65">0</text:span>);</text:p>
            <text:p text:style-name="P183"><text:s text:c="8"/>//si la fourmi qui pose les pheromones est rapporteuse</text:p>
            <text:p text:style-name="P134"><text:s text:c="8"/><text:span text:style-name="T38">if</text:span> (mode <text:span text:style-name="T36">==</text:span> <text:span text:style-name="T55">Fourmi</text:span>.<text:span text:style-name="T55">objectif</text:span>.<text:span text:style-name="T55">RAPPORTE</text:span>)</text:p>
            <text:p text:style-name="P134"><text:s text:c="12"/><text:span text:style-name="T36">this</text:span>.<text:span text:style-name="T55">vers_nour</text:span> <text:span text:style-name="T36">=</text:span> <text:span text:style-name="T38">new</text:span> <text:span text:style-name="T37">int</text:span>[] {delta_x,delta_y,TAUX_NOUR_MAX};</text:p>
            <text:p text:style-name="P183"><text:s text:c="8"/>//si elle cherche de la nourriture</text:p>
            <text:p text:style-name="P187"><text:span text:style-name="T19"><text:s text:c="8"/></text:span>else</text:p>
            <text:p text:style-name="P134"><text:s text:c="12"/><text:span text:style-name="T36">this</text:span>.<text:span text:style-name="T55">vers_colo</text:span> <text:span text:style-name="T36">=</text:span> <text:span text:style-name="T38">new</text:span> <text:span text:style-name="T37">int</text:span>[] {delta_x,delta_y,TAUX_COLO_MAX};</text:p>
            <text:p text:style-name="P183"><text:s text:c="8"/>//si la fourmie a recolter la derniere nourriture d'une case</text:p>
            <text:p text:style-name="P134"><text:s text:c="8"/><text:span text:style-name="T38">if</text:span> (mode <text:span text:style-name="T36">==</text:span> <text:span text:style-name="T55">Fourmi</text:span>.<text:span text:style-name="T55">objectif</text:span>.<text:span text:style-name="T55">DERNIERE</text:span>){</text:p>
            <text:p text:style-name="P134"><text:s text:c="12"/><text:span text:style-name="T36">this</text:span>.<text:span text:style-name="T55">type_pher</text:span> <text:span text:style-name="T36">=</text:span> <text:span text:style-name="T55">types_diff_phers</text:span>.<text:span text:style-name="T55">FINI</text:span>;</text:p>
            <text:p text:style-name="P134"><text:s text:c="12"/><text:span text:style-name="T36">super</text:span>.<text:span text:style-name="T63">setQuantite</text:span><text:span text:style-name="T3">(</text:span><text:span text:style-name="T65">510</text:span><text:span text:style-name="T3">)</text:span>;</text:p>
            <text:p text:style-name="P134"><text:s text:c="8"/>}</text:p>
            <text:p text:style-name="P134"><text:s text:c="4"/>}</text:p>
            <text:p text:style-name="P196"/>
            <text:p text:style-name="P183"><text:s text:c="4"/>/**</text:p>
            <text:p text:style-name="P183"><text:s text:c="4"/>* Constructeur de Pheromone de type FINI</text:p>
            <text:p text:style-name="P134"><text:span text:style-name="T1"><text:s text:c="4"/>* </text:span><text:span text:style-name="T38">@param</text:span> <text:span text:style-name="T54">wasFoodLast</text:span> <text:span text:style-name="T1">Si la nourriture recoltee etait la derniere, mettre plus de phermones</text:span></text:p>
            <text:p text:style-name="P183"><text:s text:c="4"/>*/</text:p>
            <text:p text:style-name="P134"><text:s text:c="4"/><text:span text:style-name="T37">public</text:span><text:span text:style-name="T62"> </text:span><text:span text:style-name="T63">Pheromone</text:span><text:span text:style-name="T3">(</text:span><text:span text:style-name="T37">boolean</text:span> <text:span text:style-name="T54">wasFoodLast</text:span><text:span text:style-name="T3">)</text:span>{</text:p>
            <text:p text:style-name="P134"><text:s text:c="8"/><text:span text:style-name="T36">super</text:span>(<text:span text:style-name="T66">"Pheromone"</text:span>,<text:span text:style-name="T65">1</text:span>);</text:p>
            <text:p text:style-name="P134"><text:s text:c="8"/><text:span text:style-name="T36">this</text:span>.<text:span text:style-name="T55">type_pher</text:span> <text:span text:style-name="T36">=</text:span> <text:span text:style-name="T55">types_diff_phers</text:span>.<text:span text:style-name="T55">FINI</text:span>;</text:p>
            <text:p text:style-name="P134"><text:s text:c="8"/><text:span text:style-name="T38">if</text:span> (wasFoodLast){</text:p>
            <text:p text:style-name="P134"><text:s text:c="12"/><text:span text:style-name="T36">this</text:span>.<text:span text:style-name="T63">setQuantite</text:span><text:span text:style-name="T3">(</text:span><text:span text:style-name="T65">500</text:span><text:span text:style-name="T3">)</text:span>;</text:p>
            <text:p text:style-name="P134"><text:s text:c="8"/>}</text:p>
            <text:p text:style-name="P134"><text:s text:c="8"/><text:span text:style-name="T38">else</text:span>{</text:p>
            <text:p text:style-name="P134"><text:s text:c="12"/><text:span text:style-name="T36">this</text:span>.<text:span text:style-name="T63">setQuantite</text:span><text:span text:style-name="T3">(</text:span><text:span text:style-name="T65">200</text:span><text:span text:style-name="T3">)</text:span>;</text:p>
            <text:p text:style-name="P134"><text:s text:c="8"/>}</text:p>
            <text:p text:style-name="P134"><text:s text:c="4"/>}</text:p>
            <text:p text:style-name="P196"/>
            <text:p text:style-name="P134"><text:s text:c="4"/>@Override</text:p>
            <text:p text:style-name="P134"><text:s text:c="4"/><text:span text:style-name="T37">public</text:span><text:span text:style-name="T62"> </text:span>String<text:span text:style-name="T62"> </text:span><text:span text:style-name="T63">toString</text:span><text:span text:style-name="T3">()</text:span>{</text:p>
            <text:p text:style-name="P196"/>
            <text:p text:style-name="P134"><text:s text:c="8"/>String <text:span text:style-name="T55">info_colo</text:span>;</text:p>
            <text:p text:style-name="P134"><text:s text:c="8"/><text:span text:style-name="T38">if</text:span> (vers_colo<text:span text:style-name="T36">!=</text:span><text:span text:style-name="T65">null</text:span>)</text:p>
            <text:p text:style-name="P134"><text:s text:c="12"/>info_colo <text:span text:style-name="T36">=</text:span> <text:span text:style-name="T55">String</text:span>.<text:span text:style-name="T63">format</text:span><text:span text:style-name="T3">(</text:span><text:span text:style-name="T66">" Vers colonie [ Direction : %d,%d | Taux : %d ]"</text:span>,</text:p>
            <text:p text:style-name="P134"><text:span text:style-name="T36"><text:s text:c="31"/>this</text:span>.<text:span text:style-name="T55">vers_colo</text:span>[<text:span text:style-name="T65">0</text:span>],<text:span text:style-name="T36">this</text:span>.<text:span text:style-name="T55">vers_colo</text:span>[<text:span text:style-name="T65">1</text:span>],<text:span text:style-name="T36">this</text:span>.<text:span text:style-name="T55">vers_colo</text:span>[<text:span text:style-name="T65">2</text:span>]<text:span text:style-name="T3">)</text:span>;</text:p>
            <text:p text:style-name="P187"><text:span text:style-name="T19"><text:s text:c="8"/></text:span>else</text:p>
            <text:p text:style-name="P134"><text:s text:c="12"/>info_colo <text:span text:style-name="T36">=</text:span> <text:span text:style-name="T66">" Aucun pheromone vers colonie"</text:span>;</text:p>
            <text:p text:style-name="P134"><text:s text:c="8"/>String <text:span text:style-name="T55">info_nour</text:span>;</text:p>
            <text:p text:style-name="P134"><text:s text:c="8"/><text:span text:style-name="T38">if</text:span> (vers_nour<text:span text:style-name="T36">!=</text:span><text:span text:style-name="T65">null</text:span>)</text:p>
            <text:p text:style-name="P134"><text:s text:c="12"/>info_nour <text:span text:style-name="T36">=</text:span> <text:span text:style-name="T55">String</text:span>.<text:span text:style-name="T63">format</text:span><text:span text:style-name="T3">(</text:span><text:span text:style-name="T66">" Vers nourriture [ Direction : %d,%d | Taux : %d ]"</text:span>,</text:p>
            <text:p text:style-name="P134"><text:s text:c="8"/><text:span text:style-name="T36">this</text:span>.<text:span text:style-name="T55">vers_nour</text:span>[<text:span text:style-name="T65">0</text:span>],<text:span text:style-name="T36">this</text:span>.<text:span text:style-name="T55">vers_nour</text:span>[<text:span text:style-name="T65">1</text:span>],<text:span text:style-name="T36">this</text:span>.<text:span text:style-name="T55">vers_nour</text:span>[<text:span text:style-name="T65">2</text:span>]<text:span text:style-name="T3">)</text:span>;</text:p>
            <text:p text:style-name="P187"><text:span text:style-name="T19"><text:s text:c="8"/></text:span>else</text:p>
            <text:p text:style-name="P134"><text:s text:c="12"/>info_nour <text:span text:style-name="T36">=</text:span> <text:span text:style-name="T66">" Aucun pheromone vers nourriture"</text:span>;</text:p>
            <text:p text:style-name="P196"/>
            <text:p text:style-name="P134"><text:s text:c="8"/><text:span text:style-name="T38">return</text:span> <text:span text:style-name="T36">super</text:span>.<text:span text:style-name="T63">toString</text:span><text:span text:style-name="T3">()</text:span> <text:span text:style-name="T36">+</text:span> info_colo <text:span text:style-name="T36">+</text:span> info_nour;</text:p>
            <text:p text:style-name="P134"><text:s text:c="4"/>}</text:p>
            <text:p text:style-name="P196"><text:soft-page-break/></text:p>
            <text:p text:style-name="P183"><text:s text:c="4"/>//modifie la quantite de pheromone si le parametre present est plus grand que la quantite deja present</text:p>
            <text:p text:style-name="P134"><text:s text:c="4"/><text:span text:style-name="T37">private</text:span><text:span text:style-name="T62"> </text:span><text:span text:style-name="T37">void</text:span><text:span text:style-name="T62"> </text:span><text:span text:style-name="T63">setQuantiteIfLower</text:span><text:span text:style-name="T3">(</text:span><text:span text:style-name="T37">int</text:span> <text:span text:style-name="T54">qte</text:span><text:span text:style-name="T3">)</text:span>{</text:p>
            <text:p text:style-name="P134"><text:s text:c="8"/><text:span text:style-name="T36">super</text:span>.<text:span text:style-name="T63">setQuantite</text:span><text:span text:style-name="T3">(</text:span><text:span text:style-name="T55">Math</text:span>.<text:span text:style-name="T63">max</text:span><text:span text:style-name="T3">(</text:span>qte,<text:span text:style-name="T36">super</text:span>.<text:span text:style-name="T63">getQuantite</text:span><text:span text:style-name="T3">()))</text:span>;</text:p>
            <text:p text:style-name="P134"><text:s text:c="4"/>}</text:p>
            <text:p text:style-name="P196"/>
            <text:p text:style-name="P134"><text:s text:c="4"/><text:span text:style-name="T37">public</text:span><text:span text:style-name="T62"> types_diff_phers </text:span><text:span text:style-name="T63">getTypePher</text:span><text:span text:style-name="T3">()</text:span>{</text:p>
            <text:p text:style-name="P134"><text:s text:c="8"/><text:span text:style-name="T38">return</text:span> <text:span text:style-name="T36">this</text:span>.<text:span text:style-name="T55">type_pher</text:span>;</text:p>
            <text:p text:style-name="P134"><text:s text:c="4"/>}</text:p>
            <text:p text:style-name="P196"/>
            <text:p text:style-name="P134"><text:s text:c="4"/><text:span text:style-name="T37">public</text:span><text:span text:style-name="T62"> </text:span><text:span text:style-name="T37">boolean</text:span><text:span text:style-name="T62"> </text:span><text:span text:style-name="T63">isPherNONE</text:span><text:span text:style-name="T3">()</text:span>{</text:p>
            <text:p text:style-name="P134"><text:s text:c="8"/><text:span text:style-name="T38">return</text:span> <text:span text:style-name="T36">this</text:span>.<text:span text:style-name="T55">type_pher</text:span><text:span text:style-name="T36">==</text:span><text:span text:style-name="T55">types_diff_phers</text:span>.<text:span text:style-name="T55">NONE</text:span>;</text:p>
            <text:p text:style-name="P134"><text:s text:c="4"/>}</text:p>
            <text:p text:style-name="P196"/>
            <text:p text:style-name="P134"><text:s text:c="4"/><text:span text:style-name="T37">public</text:span><text:span text:style-name="T62"> </text:span><text:span text:style-name="T37">boolean</text:span><text:span text:style-name="T62"> </text:span><text:span text:style-name="T63">isPherBOUCLE</text:span><text:span text:style-name="T3">()</text:span>{</text:p>
            <text:p text:style-name="P134"><text:s text:c="8"/><text:span text:style-name="T38">return</text:span> <text:span text:style-name="T36">this</text:span>.<text:span text:style-name="T55">type_pher</text:span><text:span text:style-name="T36">==</text:span><text:span text:style-name="T55">types_diff_phers</text:span>.<text:span text:style-name="T55">BOUCLE</text:span>;</text:p>
            <text:p text:style-name="P134"><text:s text:c="4"/>}</text:p>
            <text:p text:style-name="P134"><text:s text:c="4"/><text:span text:style-name="T37">public</text:span><text:span text:style-name="T62"> </text:span><text:span text:style-name="T37">boolean</text:span><text:span text:style-name="T62"> </text:span><text:span text:style-name="T63">isNourNULL</text:span><text:span text:style-name="T3">()</text:span>{</text:p>
            <text:p text:style-name="P134"><text:s text:c="8"/><text:span text:style-name="T38">return</text:span> <text:span text:style-name="T36">this</text:span>.<text:span text:style-name="T55">vers_nour</text:span><text:span text:style-name="T36">==</text:span><text:span text:style-name="T65">null</text:span>;</text:p>
            <text:p text:style-name="P134"><text:s text:c="4"/>}</text:p>
            <text:p text:style-name="P196"/>
            <text:p text:style-name="P134"><text:s text:c="4"/><text:span text:style-name="T37">public</text:span><text:span text:style-name="T62"> </text:span><text:span text:style-name="T37">boolean</text:span><text:span text:style-name="T62"> </text:span><text:span text:style-name="T63">isColoNULL</text:span><text:span text:style-name="T3">()</text:span>{</text:p>
            <text:p text:style-name="P134"><text:s text:c="8"/><text:span text:style-name="T38">return</text:span> <text:span text:style-name="T36">this</text:span>.<text:span text:style-name="T55">vers_colo</text:span><text:span text:style-name="T36">==</text:span><text:span text:style-name="T65">null</text:span>;</text:p>
            <text:p text:style-name="P134"><text:s text:c="4"/>}</text:p>
            <text:p text:style-name="P196"/>
            <text:p text:style-name="P183"><text:s text:c="4"/>//test si il existe des pheromone du meme type que le mode d'opperation de la fourmi</text:p>
            <text:p text:style-name="P134"><text:s text:c="4"/><text:span text:style-name="T37">public</text:span><text:span text:style-name="T62"> </text:span><text:span text:style-name="T37">boolean</text:span><text:span text:style-name="T62"> </text:span><text:span text:style-name="T63">isSameNotNULL</text:span><text:span text:style-name="T3">(</text:span><text:span text:style-name="T54">Fourmi</text:span>.<text:span text:style-name="T54">objectif</text:span> <text:span text:style-name="T54">mode</text:span><text:span text:style-name="T3">)</text:span>{</text:p>
            <text:p text:style-name="P134"><text:s text:c="8"/><text:span text:style-name="T38">if</text:span> (mode<text:span text:style-name="T36">==</text:span><text:span text:style-name="T55">Fourmi</text:span>.<text:span text:style-name="T55">objectif</text:span>.<text:span text:style-name="T55">CHERCHE</text:span>)</text:p>
            <text:p text:style-name="P134"><text:s text:c="12"/><text:span text:style-name="T38">return</text:span> <text:span text:style-name="T36">this</text:span>.<text:span text:style-name="T55">vers_colo</text:span><text:span text:style-name="T36">!=</text:span><text:span text:style-name="T65">null</text:span>;</text:p>
            <text:p text:style-name="P134"><text:s text:c="8"/><text:span text:style-name="T38">return</text:span> <text:span text:style-name="T36">this</text:span>.<text:span text:style-name="T55">vers_nour</text:span><text:span text:style-name="T36">!=</text:span><text:span text:style-name="T65">null</text:span>;</text:p>
            <text:p text:style-name="P134"><text:s text:c="4"/>}</text:p>
            <text:p text:style-name="P196"/>
            <text:p text:style-name="P183"><text:s text:c="4"/>//detruit le pheromone de meme type au mode d'opperation de la fourmi</text:p>
            <text:p text:style-name="P134"><text:s text:c="4"/><text:span text:style-name="T37">public</text:span><text:span text:style-name="T62"> </text:span><text:span text:style-name="T37">void</text:span><text:span text:style-name="T62"> </text:span><text:span text:style-name="T63">videPherSame</text:span><text:span text:style-name="T3">(</text:span><text:span text:style-name="T54">Fourmi</text:span>.<text:span text:style-name="T54">objectif</text:span> <text:span text:style-name="T54">mode</text:span><text:span text:style-name="T3">)</text:span>{</text:p>
            <text:p text:style-name="P134"><text:s text:c="8"/><text:span text:style-name="T38">if</text:span> (mode<text:span text:style-name="T36">==</text:span><text:span text:style-name="T55">Fourmi</text:span>.<text:span text:style-name="T55">objectif</text:span>.<text:span text:style-name="T55">CHERCHE</text:span>)</text:p>
            <text:p text:style-name="P134"><text:s text:c="12"/><text:span text:style-name="T36">this</text:span>.<text:span text:style-name="T55">vers_colo</text:span><text:span text:style-name="T36">=</text:span><text:span text:style-name="T65">null</text:span>; </text:p>
            <text:p text:style-name="P187"><text:span text:style-name="T19"><text:s text:c="8"/></text:span>else</text:p>
            <text:p text:style-name="P134"><text:s text:c="12"/><text:span text:style-name="T36">this</text:span>.<text:span text:style-name="T55">vers_nour</text:span><text:span text:style-name="T36">=</text:span><text:span text:style-name="T65">null</text:span>;</text:p>
            <text:p text:style-name="P134"><text:s text:c="4"/>}</text:p>
            <text:p text:style-name="P196"/>
            <text:p text:style-name="P183"><text:s text:c="4"/>//rend la quantite des pheromone correspondant au mode d'opperation de la fourmi</text:p>
            <text:p text:style-name="P134"><text:s text:c="4"/><text:span text:style-name="T37">public</text:span><text:span text:style-name="T62"> </text:span><text:span text:style-name="T37">int</text:span><text:span text:style-name="T62"> </text:span><text:span text:style-name="T63">getPherSameQte</text:span><text:span text:style-name="T3">(</text:span><text:span text:style-name="T54">Fourmi</text:span>.<text:span text:style-name="T54">objectif</text:span> <text:span text:style-name="T54">mode</text:span><text:span text:style-name="T3">)</text:span>{</text:p>
            <text:p text:style-name="P134"><text:s text:c="8"/><text:span text:style-name="T38">if</text:span> (mode<text:span text:style-name="T36">==</text:span><text:span text:style-name="T55">Fourmi</text:span>.<text:span text:style-name="T55">objectif</text:span>.<text:span text:style-name="T55">CHERCHE</text:span>){</text:p>
            <text:p text:style-name="P134"><text:s text:c="12"/><text:span text:style-name="T38">return</text:span> <text:span text:style-name="T36">this</text:span>.<text:span text:style-name="T55">vers_colo</text:span>[<text:span text:style-name="T65">2</text:span>];</text:p>
            <text:p text:style-name="P134"><text:s text:c="8"/>}</text:p>
            <text:p text:style-name="P134"><text:s text:c="8"/><text:span text:style-name="T38">return</text:span> <text:span text:style-name="T36">this</text:span>.<text:span text:style-name="T55">vers_nour</text:span>[<text:span text:style-name="T65">2</text:span>];</text:p>
            <text:p text:style-name="P134"><text:s text:c="4"/>}</text:p>
            <text:p text:style-name="P196"/>
            <text:p text:style-name="P183"><text:s text:c="4"/>//rend la direction des pheromone correspondant au mode d'opperation de la fourmi</text:p>
            <text:p text:style-name="P134"><text:s text:c="4"/><text:span text:style-name="T37">public</text:span><text:span text:style-name="T62"> </text:span><text:span text:style-name="T37">int</text:span><text:span text:style-name="T62">[] </text:span><text:span text:style-name="T63">getPherSameSuivant</text:span><text:span text:style-name="T3">(</text:span><text:span text:style-name="T54">Fourmi</text:span>.<text:span text:style-name="T54">objectif</text:span> <text:span text:style-name="T54">mode</text:span><text:span text:style-name="T3">)</text:span>{</text:p>
            <text:p text:style-name="P134"><text:s text:c="8"/><text:span text:style-name="T38">if</text:span> (mode<text:span text:style-name="T36">==</text:span><text:span text:style-name="T55">Fourmi</text:span>.<text:span text:style-name="T55">objectif</text:span>.<text:span text:style-name="T55">CHERCHE</text:span>){</text:p>
            <text:p text:style-name="P134"><text:s text:c="12"/><text:span text:style-name="T38">if</text:span> (<text:span text:style-name="T36">this</text:span>.<text:span text:style-name="T55">vers_colo</text:span><text:span text:style-name="T36">!=</text:span><text:span text:style-name="T65">null</text:span>)</text:p>
            <text:p text:style-name="P134"><text:s text:c="16"/><text:span text:style-name="T38">return</text:span> <text:span text:style-name="T38">new</text:span> <text:span text:style-name="T37">int</text:span>[] {<text:span text:style-name="T36">this</text:span>.<text:span text:style-name="T55">vers_colo</text:span>[<text:span text:style-name="T65">0</text:span>],<text:span text:style-name="T36">this</text:span>.<text:span text:style-name="T55">vers_colo</text:span>[<text:span text:style-name="T65">1</text:span>]};</text:p>
            <text:p text:style-name="P134"><text:s text:c="8"/>}</text:p>
            <text:p text:style-name="P134"><text:s text:c="8"/><text:span text:style-name="T38">else</text:span>{</text:p>
            <text:p text:style-name="P134"><text:s text:c="12"/><text:span text:style-name="T38">if</text:span> (<text:span text:style-name="T36">this</text:span>.<text:span text:style-name="T55">vers_nour</text:span><text:span text:style-name="T36">!=</text:span><text:span text:style-name="T65">null</text:span>)</text:p>
            <text:p text:style-name="P134"><text:s text:c="16"/><text:span text:style-name="T38">return</text:span> <text:span text:style-name="T38">new</text:span> <text:span text:style-name="T37">int</text:span>[] {<text:span text:style-name="T36">this</text:span>.<text:span text:style-name="T55">vers_nour</text:span>[<text:span text:style-name="T65">0</text:span>],<text:span text:style-name="T36">this</text:span>.<text:span text:style-name="T55">vers_nour</text:span>[<text:span text:style-name="T65">1</text:span>]};</text:p>
            <text:p text:style-name="P134"><text:s text:c="8"/>}</text:p>
            <text:p text:style-name="P134"><text:soft-page-break/><text:s text:c="8"/><text:span text:style-name="T38">return</text:span> <text:span text:style-name="T65">null</text:span>;</text:p>
            <text:p text:style-name="P134"><text:s text:c="4"/>}</text:p>
            <text:p text:style-name="P196"/>
            <text:p text:style-name="P183"><text:s text:c="4"/>//rend l'angle de la direction des pheromone correspondant au mode d'opperation de la fourmi</text:p>
            <text:p text:style-name="P134"><text:s text:c="4"/><text:span text:style-name="T37">public</text:span><text:span text:style-name="T62"> </text:span><text:span text:style-name="T37">double</text:span><text:span text:style-name="T62"> </text:span><text:span text:style-name="T63">getPherSameAngle</text:span><text:span text:style-name="T3">(</text:span><text:span text:style-name="T54">Fourmi</text:span>.<text:span text:style-name="T54">objectif</text:span> <text:span text:style-name="T54">mode</text:span><text:span text:style-name="T3">)</text:span>{</text:p>
            <text:p text:style-name="P134"><text:s text:c="8"/><text:span text:style-name="T37">int</text:span>[] <text:span text:style-name="T55">suivant</text:span> <text:span text:style-name="T36">=</text:span> <text:span text:style-name="T63">getPherSameSuivant</text:span><text:span text:style-name="T3">(</text:span>mode<text:span text:style-name="T3">)</text:span>;</text:p>
            <text:p text:style-name="P134"><text:s text:c="8"/><text:span text:style-name="T38">return</text:span> <text:span text:style-name="T55">Math</text:span>.<text:span text:style-name="T63">atan2</text:span><text:span text:style-name="T3">(</text:span>suivant[<text:span text:style-name="T65">1</text:span>] , suivant[<text:span text:style-name="T65">0</text:span>]<text:span text:style-name="T3">)</text:span>;</text:p>
            <text:p text:style-name="P134"><text:s text:c="4"/>}</text:p>
            <text:p text:style-name="P196"/>
            <text:p text:style-name="P183"><text:s text:c="4"/>/**</text:p>
            <text:p text:style-name="P183"><text:s text:c="4"/>* Mets ses caracteristiques a jour, fonction appelee une fois par tick</text:p>
            <text:p text:style-name="P183"><text:s text:c="4"/>*/</text:p>
            <text:p text:style-name="P134"><text:s text:c="4"/><text:span text:style-name="T37">public</text:span><text:span text:style-name="T62"> </text:span><text:span text:style-name="T37">void</text:span><text:span text:style-name="T62"> </text:span><text:span text:style-name="T63">updatePheromone</text:span><text:span text:style-name="T3">()</text:span>{</text:p>
            <text:p text:style-name="P196"/>
            <text:p text:style-name="P183"><text:s text:c="8"/>//test pour nullifier les pheromone disparus</text:p>
            <text:p text:style-name="P134"><text:s text:c="8"/><text:span text:style-name="T38">if</text:span> (<text:span text:style-name="T36">this</text:span>.<text:span text:style-name="T55">type_pher</text:span> <text:span text:style-name="T36">==</text:span> <text:span text:style-name="T55">types_diff_phers</text:span>.<text:span text:style-name="T55">FINI</text:span> <text:span text:style-name="T36">&amp;&amp;</text:span> <text:span text:style-name="T36">this</text:span>.<text:span text:style-name="T55">vers_nour</text:span><text:span text:style-name="T36">!=</text:span><text:span text:style-name="T65">null</text:span>){</text:p>
            <text:p text:style-name="P134"><text:s text:c="12"/><text:span text:style-name="T36">this</text:span>.<text:span text:style-name="T55">vers_nour</text:span>[<text:span text:style-name="T65">2</text:span>]<text:span text:style-name="T36">-=</text:span><text:span text:style-name="T65">5</text:span>;</text:p>
            <text:p text:style-name="P134"><text:s text:c="12"/><text:span text:style-name="T38">if</text:span> (<text:span text:style-name="T36">this</text:span>.<text:span text:style-name="T55">vers_nour</text:span>[<text:span text:style-name="T65">2</text:span>]<text:span text:style-name="T36">&lt;=</text:span><text:span text:style-name="T65">0</text:span>){</text:p>
            <text:p text:style-name="P134"><text:s text:c="16"/><text:span text:style-name="T36">this</text:span>.<text:span text:style-name="T55">vers_nour</text:span><text:span text:style-name="T36">=</text:span><text:span text:style-name="T65">null</text:span>;</text:p>
            <text:p text:style-name="P134"><text:s text:c="12"/>}</text:p>
            <text:p text:style-name="P134"><text:s text:c="8"/>}</text:p>
            <text:p text:style-name="P196"/>
            <text:p text:style-name="P183"><text:s text:c="8"/>//decrementation des pheromone</text:p>
            <text:p text:style-name="P134"><text:s text:c="8"/><text:span text:style-name="T37">int</text:span> <text:span text:style-name="T55">qte_fini</text:span> <text:span text:style-name="T36">=</text:span> <text:span text:style-name="T36">super</text:span>.<text:span text:style-name="T63">getQuantite</text:span><text:span text:style-name="T3">()</text:span>;</text:p>
            <text:p text:style-name="P134"><text:s text:c="8"/><text:span text:style-name="T38">if</text:span> (qte_fini<text:span text:style-name="T36">&lt;=</text:span><text:span text:style-name="T65">3</text:span>){</text:p>
            <text:p text:style-name="P134"><text:s text:c="12"/><text:span text:style-name="T36">this</text:span>.<text:span text:style-name="T55">type_pher</text:span> <text:span text:style-name="T36">=</text:span> <text:span text:style-name="T55">types_diff_phers</text:span>.<text:span text:style-name="T55">NONE</text:span>;</text:p>
            <text:p text:style-name="P134"><text:s text:c="12"/><text:span text:style-name="T36">super</text:span>.<text:span text:style-name="T63">setQuantite</text:span><text:span text:style-name="T3">(</text:span><text:span text:style-name="T65">0</text:span><text:span text:style-name="T3">)</text:span>;</text:p>
            <text:p text:style-name="P134"><text:s text:c="8"/>}</text:p>
            <text:p text:style-name="P187"><text:span text:style-name="T19"><text:s text:c="8"/></text:span>else</text:p>
            <text:p text:style-name="P134"><text:s text:c="12"/><text:span text:style-name="T36">super</text:span>.<text:span text:style-name="T63">setQuantite</text:span><text:span text:style-name="T3">(</text:span>qte_fini <text:span text:style-name="T36">-</text:span> <text:span text:style-name="T65">2</text:span><text:span text:style-name="T3">)</text:span>;</text:p>
            <text:p text:style-name="P134"><text:s text:c="8"/><text:span text:style-name="T38">if</text:span> (<text:span text:style-name="T36">this</text:span>.<text:span text:style-name="T55">vers_colo</text:span><text:span text:style-name="T36">!=</text:span><text:span text:style-name="T65">null</text:span>){</text:p>
            <text:p text:style-name="P134"><text:s text:c="12"/><text:span text:style-name="T36">this</text:span>.<text:span text:style-name="T55">vers_colo</text:span>[<text:span text:style-name="T65">2</text:span>]<text:span text:style-name="T36">-=</text:span><text:span text:style-name="T65">1</text:span>;</text:p>
            <text:p text:style-name="P134"><text:s text:c="8"/><text:span text:style-name="T38">if</text:span> (<text:span text:style-name="T36">this</text:span>.<text:span text:style-name="T55">vers_colo</text:span>[<text:span text:style-name="T65">2</text:span>]<text:span text:style-name="T36">&lt;=</text:span><text:span text:style-name="T65">0</text:span>){</text:p>
            <text:p text:style-name="P134"><text:s text:c="12"/><text:span text:style-name="T36">this</text:span>.<text:span text:style-name="T55">vers_colo</text:span><text:span text:style-name="T36">=</text:span><text:span text:style-name="T65">null</text:span>;</text:p>
            <text:p text:style-name="P134"><text:s text:c="8"/>}</text:p>
            <text:p text:style-name="P134"><text:s text:c="4"/>}</text:p>
            <text:p text:style-name="P134"><text:s text:c="4"/><text:span text:style-name="T38">if</text:span> (<text:span text:style-name="T36">this</text:span>.<text:span text:style-name="T55">vers_nour</text:span><text:span text:style-name="T36">!=</text:span><text:span text:style-name="T65">null</text:span>){</text:p>
            <text:p text:style-name="P134"><text:s text:c="8"/><text:span text:style-name="T36">this</text:span>.<text:span text:style-name="T55">vers_nour</text:span>[<text:span text:style-name="T65">2</text:span>]<text:span text:style-name="T36">-=</text:span><text:span text:style-name="T65">2</text:span>;</text:p>
            <text:p text:style-name="P134"><text:s text:c="8"/><text:span text:style-name="T38">if</text:span> (<text:span text:style-name="T36">this</text:span>.<text:span text:style-name="T55">vers_nour</text:span>[<text:span text:style-name="T65">2</text:span>]<text:span text:style-name="T36">&lt;=</text:span><text:span text:style-name="T65">0</text:span>){</text:p>
            <text:p text:style-name="P134"><text:s text:c="12"/><text:span text:style-name="T36">this</text:span>.<text:span text:style-name="T55">vers_nour</text:span><text:span text:style-name="T36">=</text:span><text:span text:style-name="T65">null</text:span>;</text:p>
            <text:p text:style-name="P134"><text:s text:c="12"/><text:span text:style-name="T38">if</text:span> (<text:span text:style-name="T36">this</text:span>.<text:span text:style-name="T55">type_pher</text:span> <text:span text:style-name="T36">==</text:span> <text:span text:style-name="T55">types_diff_phers</text:span>.<text:span text:style-name="T55">FINI</text:span>)</text:p>
            <text:p text:style-name="P134"><text:s text:c="16"/><text:span text:style-name="T36">this</text:span>.<text:span text:style-name="T55">type_pher</text:span> <text:span text:style-name="T36">=</text:span> <text:span text:style-name="T55">types_diff_phers</text:span>.<text:span text:style-name="T55">NONE</text:span>;</text:p>
            <text:p text:style-name="P134"><text:s text:c="12"/>}</text:p>
            <text:p text:style-name="P134"><text:s text:c="8"/>}</text:p>
            <text:p text:style-name="P196"/>
            <text:p text:style-name="P134"><text:s text:c="4"/>}</text:p>
            <text:p text:style-name="P196"/>
            <text:p text:style-name="P183"><text:s text:c="4"/>/**</text:p>
            <text:p text:style-name="P183"><text:s text:c="4"/>* Ajoute des pheromones a celui la deja present, se met a jour avec les nouvelles donnees de facon a etre le plus</text:p>
            <text:p text:style-name="P183"><text:s text:c="5"/>utile pour les fourmis possible.</text:p>
            <text:p text:style-name="P134"><text:span text:style-name="T1"><text:s text:c="4"/>* </text:span><text:span text:style-name="T38">@param</text:span> <text:span text:style-name="T54">delta_x</text:span> <text:span text:style-name="T1">Direction X vers laquelle le depot pointe (-1,0,1)</text:span></text:p>
            <text:p text:style-name="P134"><text:span text:style-name="T1"><text:s text:c="4"/>* </text:span><text:span text:style-name="T38">@param</text:span> <text:span text:style-name="T54">delta_y</text:span> <text:span text:style-name="T1">Direction Y vers laquelle le depot pointe (-1,0,1)</text:span></text:p>
            <text:p text:style-name="P134"><text:span text:style-name="T1"><text:s text:c="4"/>* </text:span><text:span text:style-name="T38">@param</text:span> <text:span text:style-name="T54">mode</text:span> <text:span text:style-name="T1">Si la fourmi cherche, elle depose des pheromones de colonie, sinon de nourriture</text:span></text:p>
            <text:p text:style-name="P183"><text:s text:c="4"/>*/</text:p>
            <text:p text:style-name="P134"><text:s text:c="4"/><text:span text:style-name="T37">public</text:span><text:span text:style-name="T62"> </text:span><text:span text:style-name="T37">void</text:span><text:span text:style-name="T62"> </text:span><text:span text:style-name="T63">addPheromone</text:span><text:span text:style-name="T3">(</text:span><text:span text:style-name="T37">int</text:span> <text:span text:style-name="T54">delta_x</text:span>, <text:span text:style-name="T37">int</text:span> <text:span text:style-name="T54">delta_y</text:span>, <text:span text:style-name="T54">Fourmi</text:span>.<text:span text:style-name="T54">objectif</text:span> <text:span text:style-name="T54">mode</text:span><text:span text:style-name="T3">)</text:span>{</text:p>
            <text:p text:style-name="P196"/>
            <text:p text:style-name="P183"><text:s text:c="8"/>//si elle est a recuperer le dernier morceau de nourriture, alors ne rien faire</text:p>
            <text:p text:style-name="P134"><text:s text:c="8"/><text:span text:style-name="T38">if</text:span> (mode <text:span text:style-name="T36">==</text:span> <text:span text:style-name="T55">Fourmi</text:span>.<text:span text:style-name="T55">objectif</text:span>.<text:span text:style-name="T55">DERNIERE</text:span>){</text:p>
            <text:p text:style-name="P134"><text:s text:c="12"/><text:span text:style-name="T38">return</text:span>;</text:p>
            <text:p text:style-name="P134"><text:soft-page-break/><text:s text:c="8"/>}</text:p>
            <text:p text:style-name="P196"/>
            <text:p text:style-name="P134"><text:s text:c="8"/><text:span text:style-name="T38">if</text:span> (mode <text:span text:style-name="T36">==</text:span> <text:span text:style-name="T55">Fourmi</text:span>.<text:span text:style-name="T55">objectif</text:span>.<text:span text:style-name="T55">RAPPORTE</text:span>){</text:p>
            <text:p text:style-name="P196"/>
            <text:p text:style-name="P134"><text:s text:c="12"/><text:span text:style-name="T38">if</text:span> (<text:span text:style-name="T36">this</text:span>.<text:span text:style-name="T55">type_pher</text:span> <text:span text:style-name="T36">==</text:span> <text:span text:style-name="T55">types_diff_phers</text:span>.<text:span text:style-name="T55">NONE</text:span>){</text:p>
            <text:p text:style-name="P196"/>
            <text:p text:style-name="P134"><text:s text:c="16"/><text:span text:style-name="T38">if</text:span> (<text:span text:style-name="T36">this</text:span>.<text:span text:style-name="T55">vers_nour</text:span><text:span text:style-name="T36">==</text:span><text:span text:style-name="T65">null</text:span> <text:span text:style-name="T36">||</text:span> <text:span text:style-name="T36">this</text:span>.<text:span text:style-name="T55">vers_nour</text:span>[<text:span text:style-name="T65">2</text:span>]<text:span text:style-name="T36">&lt;</text:span><text:span text:style-name="T65">20</text:span>)</text:p>
            <text:p text:style-name="P134"><text:s text:c="20"/><text:span text:style-name="T36">this</text:span>.<text:span text:style-name="T55">vers_nour</text:span> <text:span text:style-name="T36">=</text:span> <text:span text:style-name="T38">new</text:span> <text:span text:style-name="T37">int</text:span>[] {delta_x,delta_y,TAUX_NOUR_MAX};</text:p>
            <text:p text:style-name="P196"/>
            <text:p text:style-name="P134"><text:s text:c="16"/><text:span text:style-name="T38">else</text:span>{</text:p>
            <text:p text:style-name="P134"><text:s text:c="20"/><text:span text:style-name="T37">int</text:span> <text:span text:style-name="T55">pro_scal</text:span> <text:span text:style-name="T36">=</text:span> delta_x<text:span text:style-name="T36">*this</text:span>.<text:span text:style-name="T55">vers_nour</text:span>[<text:span text:style-name="T65">0</text:span>] <text:span text:style-name="T36">+</text:span> delta_y<text:span text:style-name="T36">*this</text:span>.<text:span text:style-name="T55">vers_nour</text:span>[<text:span text:style-name="T65">1</text:span>] <text:span text:style-name="T36">+</text:span> <text:span text:style-name="T65">1</text:span>;</text:p>
            <text:p text:style-name="P134"><text:s text:c="20"/><text:span text:style-name="T36">this</text:span>.<text:span text:style-name="T55">vers_nour</text:span>[<text:span text:style-name="T65">2</text:span>]<text:span text:style-name="T36">+=</text:span>pro_scal<text:span text:style-name="T36">*</text:span><text:span text:style-name="T65">7</text:span>;</text:p>
            <text:p text:style-name="P134"><text:s text:c="20"/><text:span text:style-name="T36">this</text:span>.<text:span text:style-name="T55">vers_nour</text:span>[<text:span text:style-name="T65">2</text:span>] <text:span text:style-name="T36">=</text:span> <text:span text:style-name="T55">Math</text:span>.<text:span text:style-name="T63">min</text:span><text:span text:style-name="T3">(</text:span><text:span text:style-name="T36">this</text:span>.<text:span text:style-name="T55">vers_nour</text:span>[<text:span text:style-name="T65">2</text:span>],TAUX_NOUR_MAX<text:span text:style-name="T3">)</text:span>;</text:p>
            <text:p text:style-name="P134"><text:s text:c="20"/><text:span text:style-name="T36">this</text:span>.<text:span text:style-name="T55">vers_nour</text:span>[<text:span text:style-name="T65">2</text:span>] <text:span text:style-name="T36">=</text:span> <text:span text:style-name="T55">Math</text:span>.<text:span text:style-name="T63">max</text:span><text:span text:style-name="T3">(</text:span><text:span text:style-name="T36">this</text:span>.<text:span text:style-name="T55">vers_nour</text:span>[<text:span text:style-name="T65">2</text:span>],<text:span text:style-name="T65">0</text:span><text:span text:style-name="T3">)</text:span>;</text:p>
            <text:p text:style-name="P134"><text:s text:c="16"/>}</text:p>
            <text:p text:style-name="P134"><text:s text:c="12"/>}</text:p>
            <text:p text:style-name="P134"><text:s text:c="8"/>}</text:p>
            <text:p text:style-name="P183"><text:s text:c="8"/>//si la fourmi cherche de la nourriture</text:p>
            <text:p text:style-name="P134"><text:s text:c="8"/><text:span text:style-name="T38">else</text:span>{</text:p>
            <text:p text:style-name="P134"><text:s text:c="12"/><text:span text:style-name="T38">if</text:span> (<text:span text:style-name="T36">this</text:span>.<text:span text:style-name="T55">vers_colo</text:span><text:span text:style-name="T36">==</text:span><text:span text:style-name="T65">null</text:span>)</text:p>
            <text:p text:style-name="P134"><text:s text:c="16"/><text:span text:style-name="T36">this</text:span>.<text:span text:style-name="T55">vers_colo</text:span> <text:span text:style-name="T36">=</text:span> <text:span text:style-name="T38">new</text:span> <text:span text:style-name="T37">int</text:span>[] {delta_x,delta_y,TAUX_COLO_MAX};</text:p>
            <text:p text:style-name="P134"><text:s text:c="12"/><text:span text:style-name="T38">else</text:span>{</text:p>
            <text:p text:style-name="P134"><text:s text:c="16"/><text:span text:style-name="T37">int</text:span> <text:span text:style-name="T55">pro_scal</text:span> <text:span text:style-name="T36">=</text:span> delta_x<text:span text:style-name="T36">*this</text:span>.<text:span text:style-name="T55">vers_colo</text:span>[<text:span text:style-name="T65">0</text:span>] <text:span text:style-name="T36">+</text:span> delta_y<text:span text:style-name="T36">*this</text:span>.<text:span text:style-name="T55">vers_colo</text:span>[<text:span text:style-name="T65">1</text:span>] <text:span text:style-name="T36">+</text:span> <text:span text:style-name="T65">1</text:span>;</text:p>
            <text:p text:style-name="P134"><text:s text:c="16"/><text:span text:style-name="T36">this</text:span>.<text:span text:style-name="T55">vers_colo</text:span>[<text:span text:style-name="T65">2</text:span>]<text:span text:style-name="T36">+=</text:span>pro_scal<text:span text:style-name="T36">*</text:span><text:span text:style-name="T65">7</text:span> <text:span text:style-name="T36">+</text:span> <text:span text:style-name="T65">3</text:span>;</text:p>
            <text:p text:style-name="P134"><text:s text:c="16"/><text:span text:style-name="T36">this</text:span>.<text:span text:style-name="T55">vers_colo</text:span>[<text:span text:style-name="T65">2</text:span>] <text:span text:style-name="T36">=</text:span> <text:span text:style-name="T55">Math</text:span>.<text:span text:style-name="T63">min</text:span><text:span text:style-name="T3">(</text:span><text:span text:style-name="T36">this</text:span>.<text:span text:style-name="T55">vers_colo</text:span>[<text:span text:style-name="T65">2</text:span>],TAUX_COLO_MAX<text:span text:style-name="T3">)</text:span>;</text:p>
            <text:p text:style-name="P134"><text:s text:c="16"/><text:span text:style-name="T36">this</text:span>.<text:span text:style-name="T55">vers_colo</text:span>[<text:span text:style-name="T65">2</text:span>] <text:span text:style-name="T36">=</text:span> <text:span text:style-name="T55">Math</text:span>.<text:span text:style-name="T63">max</text:span><text:span text:style-name="T3">(</text:span><text:span text:style-name="T36">this</text:span>.<text:span text:style-name="T55">vers_colo</text:span>[<text:span text:style-name="T65">2</text:span>],<text:span text:style-name="T65">0</text:span><text:span text:style-name="T3">)</text:span>;</text:p>
            <text:p text:style-name="P134"><text:s text:c="12"/>}</text:p>
            <text:p text:style-name="P134"><text:s text:c="8"/>}</text:p>
            <text:p text:style-name="P134"><text:s text:c="4"/>}</text:p>
            <text:p text:style-name="P196"/>
            <text:p text:style-name="P183"><text:s text:c="4"/>//Change un pheromone NONE en FINI</text:p>
            <text:p text:style-name="P134"><text:s text:c="4"/><text:span text:style-name="T37">public</text:span><text:span text:style-name="T62"> </text:span><text:span text:style-name="T37">void</text:span><text:span text:style-name="T62"> </text:span><text:span text:style-name="T63">addFini</text:span><text:span text:style-name="T3">(</text:span><text:span text:style-name="T37">int</text:span> <text:span text:style-name="T54">qte</text:span><text:span text:style-name="T3">)</text:span>{</text:p>
            <text:p text:style-name="P134"><text:s text:c="8"/><text:span text:style-name="T38">if</text:span> (<text:span text:style-name="T36">this</text:span>.<text:span text:style-name="T55">type_pher</text:span><text:span text:style-name="T36">!=</text:span><text:span text:style-name="T55">types_diff_phers</text:span>.<text:span text:style-name="T55">BOUCLE</text:span>){</text:p>
            <text:p text:style-name="P134"><text:s text:c="12"/><text:span text:style-name="T36">this</text:span>.<text:span text:style-name="T55">type_pher</text:span><text:span text:style-name="T36">=</text:span><text:span text:style-name="T55">types_diff_phers</text:span>.<text:span text:style-name="T55">FINI</text:span>;</text:p>
            <text:p text:style-name="P134"><text:s text:c="12"/><text:span text:style-name="T36">this</text:span>.<text:span text:style-name="T63">setQuantiteIfLower</text:span><text:span text:style-name="T3">(</text:span>qte<text:span text:style-name="T3">)</text:span>;</text:p>
            <text:p text:style-name="P134"><text:s text:c="8"/>}</text:p>
            <text:p text:style-name="P134"><text:s text:c="4"/>}</text:p>
            <text:p text:style-name="P196"/>
            <text:p text:style-name="P183"><text:s text:c="4"/>/**</text:p>
            <text:p text:style-name="P183"><text:s text:c="4"/>* Si la case fait partie d'une boucle, appelee par une fourmi, alors elle s'annule en fonction de l'influence de</text:p>
            <text:p text:style-name="P183"><text:s text:c="4"/>la fourmi.</text:p>
            <text:p text:style-name="P134"><text:span text:style-name="T1"><text:s text:c="4"/>* </text:span><text:span text:style-name="T38">@param</text:span> <text:span text:style-name="T54">isFCherche</text:span> <text:span text:style-name="T1">Si la fourmi est en train de chercher.</text:span></text:p>
            <text:p text:style-name="P183"><text:s text:c="4"/>*/</text:p>
            <text:p text:style-name="P134"><text:s text:c="4"/><text:span text:style-name="T37">public</text:span><text:span text:style-name="T62"> </text:span><text:span text:style-name="T37">void</text:span><text:span text:style-name="T62"> </text:span><text:span text:style-name="T63">setBoucle</text:span><text:span text:style-name="T3">(</text:span><text:span text:style-name="T37">boolean</text:span> <text:span text:style-name="T54">isFCherche</text:span><text:span text:style-name="T3">)</text:span>{</text:p>
            <text:p text:style-name="P134"><text:s text:c="8"/><text:span text:style-name="T36">super</text:span>.<text:span text:style-name="T63">setQuantite</text:span><text:span text:style-name="T3">(</text:span><text:span text:style-name="T65">120</text:span><text:span text:style-name="T3">)</text:span>;</text:p>
            <text:p text:style-name="P134"><text:s text:c="8"/><text:span text:style-name="T36">this</text:span>.<text:span text:style-name="T55">type_pher</text:span><text:span text:style-name="T36">=</text:span><text:span text:style-name="T55">types_diff_phers</text:span>.<text:span text:style-name="T55">BOUCLE</text:span>;</text:p>
            <text:p text:style-name="P134"><text:s text:c="8"/><text:span text:style-name="T38">if</text:span> (isFCherche)</text:p>
            <text:p text:style-name="P134"><text:s text:c="12"/><text:span text:style-name="T36">this</text:span>.<text:span text:style-name="T55">vers_nour</text:span><text:span text:style-name="T36">=</text:span><text:span text:style-name="T65">null</text:span>;</text:p>
            <text:p text:style-name="P187"><text:span text:style-name="T19"><text:s text:c="8"/></text:span>else</text:p>
            <text:p text:style-name="P134"><text:s text:c="12"/><text:span text:style-name="T36">this</text:span>.<text:span text:style-name="T55">vers_colo</text:span><text:span text:style-name="T36">=</text:span><text:span text:style-name="T65">null</text:span>;</text:p>
            <text:p text:style-name="P134"><text:s text:c="4"/>}</text:p>
            <text:p text:style-name="P196"/>
            <text:p text:style-name="P183"><text:s text:c="4"/>//affiche le pheromone</text:p>
            <text:p text:style-name="P134"><text:s text:c="4"/><text:span text:style-name="T37">private</text:span><text:span text:style-name="T53"> </text:span><text:span text:style-name="T37">static</text:span><text:span text:style-name="T53"> </text:span><text:span text:style-name="T37">final</text:span><text:span text:style-name="T53"> </text:span>BasicStroke<text:span text:style-name="T53"> </text:span><text:span text:style-name="T55">stroke</text:span><text:span text:style-name="T53"> </text:span><text:span text:style-name="T36">=</text:span><text:span text:style-name="T53"> </text:span><text:span text:style-name="T38">new</text:span><text:span text:style-name="T53"> </text:span><text:span text:style-name="T63">BasicStroke</text:span><text:span text:style-name="T54">(</text:span><text:span text:style-name="T65">5f</text:span><text:span text:style-name="T54">)</text:span>;<text:span text:style-name="T53"> </text:span><text:span text:style-name="T1">//eppaisseur des lignes du carre</text:span></text:p>
            <text:p text:style-name="P134"><text:s text:c="4"/><text:span text:style-name="T37">private</text:span><text:span text:style-name="T53"> </text:span><text:span text:style-name="T37">static</text:span><text:span text:style-name="T53"> </text:span><text:span text:style-name="T37">final</text:span><text:span text:style-name="T53"> </text:span>Color<text:span text:style-name="T53"> </text:span><text:span text:style-name="T55">couleur_fini</text:span><text:span text:style-name="T53"> </text:span><text:span text:style-name="T36">=</text:span><text:span text:style-name="T53"> </text:span><text:span text:style-name="T38">new</text:span><text:span text:style-name="T53"> </text:span><text:span text:style-name="T63">Color</text:span><text:span text:style-name="T54">(</text:span><text:span text:style-name="T65">255</text:span>,<text:span text:style-name="T65">255</text:span>,<text:span text:style-name="T65">255</text:span>,<text:span text:style-name="T65">255</text:span><text:span text:style-name="T54">)</text:span>;</text:p>
            <text:p text:style-name="P134"><text:s text:c="4"/><text:span text:style-name="T37">private</text:span><text:span text:style-name="T53"> </text:span><text:span text:style-name="T37">static</text:span><text:span text:style-name="T53"> </text:span><text:span text:style-name="T37">final</text:span><text:span text:style-name="T53"> </text:span>Color<text:span text:style-name="T53"> </text:span><text:span text:style-name="T55">couleur_boucle</text:span><text:span text:style-name="T53"> </text:span><text:span text:style-name="T36">=</text:span><text:span text:style-name="T53"> </text:span><text:span text:style-name="T38">new</text:span><text:span text:style-name="T53"> </text:span><text:span text:style-name="T63">Color</text:span><text:span text:style-name="T54">(</text:span><text:span text:style-name="T65">0</text:span>,<text:span text:style-name="T65">0</text:span>,<text:span text:style-name="T65">0</text:span>,<text:span text:style-name="T65">255</text:span><text:span text:style-name="T54">)</text:span>;</text:p>
            <text:p text:style-name="P134"><text:s text:c="4"/><text:span text:style-name="T37">private</text:span><text:span text:style-name="T53"> </text:span><text:span text:style-name="T37">static</text:span><text:span text:style-name="T53"> </text:span><text:span text:style-name="T37">final</text:span><text:span text:style-name="T53"> </text:span>Color<text:span text:style-name="T53"> </text:span><text:span text:style-name="T55">couleur_colo</text:span><text:span text:style-name="T53"> </text:span><text:span text:style-name="T36">=</text:span><text:span text:style-name="T53"> </text:span><text:span text:style-name="T38">new</text:span><text:span text:style-name="T53"> </text:span><text:span text:style-name="T63">Color</text:span><text:span text:style-name="T54">(</text:span><text:span text:style-name="T55">Fourmi</text:span>.<text:span text:style-name="T55">couleur_cherche</text:span>.<text:span text:style-name="T63">getRed</text:span><text:span text:style-name="T3">()</text:span>,<text:span text:style-name="T55">Fourmi</text:span>.<text:span text:style-name="T55">couleur_cherche</text:span>.<text:span text:style-name="T63">getGreen</text:span><text:span text:style-name="T3">()</text:span>,<text:span text:style-name="T55">Fourmi</text:span>.<text:span text:style-name="T55">couleur_cherche</text:span>.<text:span text:style-name="T63">getBlue</text:span><text:span text:style-name="T3">()</text:span>,<text:span text:style-name="T65">127</text:span><text:span text:style-name="T54">)</text:span>;</text:p>
            <text:p text:style-name="P134"><text:s text:c="4"/><text:span text:style-name="T37">private</text:span><text:span text:style-name="T53"> </text:span><text:span text:style-name="T37">static</text:span><text:span text:style-name="T53"> </text:span><text:span text:style-name="T37">final</text:span><text:span text:style-name="T53"> </text:span>Color<text:span text:style-name="T53"> </text:span><text:span text:style-name="T55">couleur_nour</text:span><text:span text:style-name="T53"> </text:span><text:span text:style-name="T36">=</text:span><text:span text:style-name="T53"> </text:span><text:span text:style-name="T38">new</text:span><text:span text:style-name="T53"> </text:span><text:soft-page-break/><text:span text:style-name="T63">Color</text:span><text:span text:style-name="T54">(</text:span><text:span text:style-name="T55">Fourmi</text:span>.<text:span text:style-name="T55">couleur_rapporte</text:span>.<text:span text:style-name="T63">getRed</text:span><text:span text:style-name="T3">()</text:span>,<text:span text:style-name="T55">Fourmi</text:span>.<text:span text:style-name="T55">couleur_rapporte</text:span>.<text:span text:style-name="T63">getGreen</text:span><text:span text:style-name="T3">()</text:span>,<text:span text:style-name="T55">Fourmi</text:span>.<text:span text:style-name="T55">couleur_rapporte</text:span>.<text:span text:style-name="T63">getBlue</text:span><text:span text:style-name="T3">()</text:span>,<text:span text:style-name="T65">127</text:span><text:span text:style-name="T54">)</text:span>;</text:p>
            <text:p text:style-name="P196"/>
            <text:p text:style-name="P134"><text:s text:c="4"/><text:span text:style-name="T37">public</text:span><text:span text:style-name="T62"> </text:span><text:span text:style-name="T37">void</text:span><text:span text:style-name="T62"> </text:span><text:span text:style-name="T63">dessiner</text:span><text:span text:style-name="T3">(</text:span>Graphics <text:span text:style-name="T54">g</text:span>, <text:span text:style-name="T37">int</text:span> <text:span text:style-name="T54">y</text:span>, <text:span text:style-name="T37">int</text:span> <text:span text:style-name="T54">x</text:span><text:span text:style-name="T3">)</text:span>{</text:p>
            <text:p text:style-name="P134"><text:s text:c="8"/>((Graphics2D)g).<text:span text:style-name="T63">setStroke</text:span><text:span text:style-name="T3">(</text:span><text:span text:style-name="T55">Pheromone</text:span>.<text:span text:style-name="T55">stroke</text:span><text:span text:style-name="T3">)</text:span>;</text:p>
            <text:p text:style-name="P196"/>
            <text:p text:style-name="P183"><text:s text:c="8"/>//affiche si la pheromone est FINI</text:p>
            <text:p text:style-name="P134"><text:s text:c="8"/><text:span text:style-name="T38">if</text:span> (<text:span text:style-name="T36">this</text:span>.<text:span text:style-name="T55">type_pher</text:span><text:span text:style-name="T36">==</text:span><text:span text:style-name="T55">types_diff_phers</text:span>.<text:span text:style-name="T55">FINI</text:span>){</text:p>
            <text:p text:style-name="P134"><text:s text:c="12"/><text:span text:style-name="T55">g</text:span>.<text:span text:style-name="T63">setColor</text:span><text:span text:style-name="T3">(</text:span><text:span text:style-name="T55">Pheromone</text:span>.<text:span text:style-name="T55">couleur_fini</text:span><text:span text:style-name="T3">)</text:span>;</text:p>
            <text:p text:style-name="P134"><text:s text:c="12"/><text:span text:style-name="T55">g</text:span>.<text:span text:style-name="T63">drawRect</text:span><text:span text:style-name="T3">(</text:span><text:span text:style-name="T55">RessAffichable</text:span>.<text:span text:style-name="T55">div</text:span><text:span text:style-name="T36">*</text:span>x,<text:span text:style-name="T55">RessAffichable</text:span>.<text:span text:style-name="T55">div</text:span><text:span text:style-name="T36">*</text:span>y,<text:span text:style-name="T55">RessAffichable</text:span>.<text:span text:style-name="T55">div</text:span>,<text:span text:style-name="T55">RessAffichable</text:span>.<text:span text:style-name="T55">div</text:span><text:span text:style-name="T3">)</text:span>;</text:p>
            <text:p text:style-name="P134"><text:s text:c="12"/><text:span text:style-name="T55">g</text:span>.<text:span text:style-name="T63">setColor</text:span><text:span text:style-name="T3">(</text:span><text:span text:style-name="T38">new</text:span> <text:span text:style-name="T63">Color</text:span><text:span text:style-name="T3">(</text:span><text:span text:style-name="T65">255</text:span>,<text:span text:style-name="T65">255</text:span>,<text:span text:style-name="T65">255</text:span>,<text:span text:style-name="T36">this</text:span>.<text:span text:style-name="T63">getQuantite</text:span><text:span text:style-name="T3">()</text:span><text:span text:style-name="T36">/</text:span><text:span text:style-name="T65">2</text:span><text:span text:style-name="T3">))</text:span>;</text:p>
            <text:p text:style-name="P134"><text:s text:c="12"/><text:span text:style-name="T55">g</text:span>.<text:span text:style-name="T63">fillRect</text:span><text:span text:style-name="T3">(</text:span><text:span text:style-name="T55">RessAffichable</text:span>.<text:span text:style-name="T55">div</text:span><text:span text:style-name="T36">*</text:span>x,<text:span text:style-name="T55">RessAffichable</text:span>.<text:span text:style-name="T55">div</text:span><text:span text:style-name="T36">*</text:span>y,<text:span text:style-name="T55">RessAffichable</text:span>.<text:span text:style-name="T55">div</text:span>,<text:span text:style-name="T55">RessAffichable</text:span>.<text:span text:style-name="T55">div</text:span><text:span text:style-name="T3">)</text:span>;</text:p>
            <text:p text:style-name="P134"><text:s text:c="8"/>}</text:p>
            <text:p text:style-name="P196"/>
            <text:p text:style-name="P183"><text:s text:c="8"/>//affiche si la pheromone est BOUCLE</text:p>
            <text:p text:style-name="P134"><text:s text:c="8"/><text:span text:style-name="T38">else</text:span> <text:span text:style-name="T38">if</text:span> (<text:span text:style-name="T36">this</text:span>.<text:span text:style-name="T55">type_pher</text:span><text:span text:style-name="T36">==</text:span><text:span text:style-name="T55">types_diff_phers</text:span>.<text:span text:style-name="T55">BOUCLE</text:span>){</text:p>
            <text:p text:style-name="P134"><text:s text:c="12"/><text:span text:style-name="T55">g</text:span>.<text:span text:style-name="T63">setColor</text:span><text:span text:style-name="T3">(</text:span><text:span text:style-name="T55">Pheromone</text:span>.<text:span text:style-name="T55">couleur_boucle</text:span><text:span text:style-name="T3">)</text:span>;</text:p>
            <text:p text:style-name="P134"><text:s text:c="12"/><text:span text:style-name="T55">g</text:span>.<text:span text:style-name="T63">drawRect</text:span><text:span text:style-name="T3">(</text:span><text:span text:style-name="T55">RessAffichable</text:span>.<text:span text:style-name="T55">div</text:span><text:span text:style-name="T36">*</text:span>x,<text:span text:style-name="T55">RessAffichable</text:span>.<text:span text:style-name="T55">div</text:span><text:span text:style-name="T36">*</text:span>y,<text:span text:style-name="T55">RessAffichable</text:span>.<text:span text:style-name="T55">div</text:span>,<text:span text:style-name="T55">RessAffichable</text:span>.<text:span text:style-name="T55">div</text:span><text:span text:style-name="T3">)</text:span>;</text:p>
            <text:p text:style-name="P134"><text:s text:c="12"/><text:span text:style-name="T55">g</text:span>.<text:span text:style-name="T63">setColor</text:span><text:span text:style-name="T3">(</text:span><text:span text:style-name="T38">new</text:span> <text:span text:style-name="T63">Color</text:span><text:span text:style-name="T3">(</text:span><text:span text:style-name="T65">0</text:span>,<text:span text:style-name="T65">0</text:span>,<text:span text:style-name="T65">0</text:span>,<text:span text:style-name="T36">this</text:span>.<text:span text:style-name="T63">getQuantite</text:span><text:span text:style-name="T3">()))</text:span>;</text:p>
            <text:p text:style-name="P134"><text:s text:c="12"/><text:span text:style-name="T55">g</text:span>.<text:span text:style-name="T63">fillRect</text:span><text:span text:style-name="T3">(</text:span><text:span text:style-name="T55">RessAffichable</text:span>.<text:span text:style-name="T55">div</text:span><text:span text:style-name="T36">*</text:span>x,<text:span text:style-name="T55">RessAffichable</text:span>.<text:span text:style-name="T55">div</text:span><text:span text:style-name="T36">*</text:span>y,<text:span text:style-name="T55">RessAffichable</text:span>.<text:span text:style-name="T55">div</text:span>,<text:span text:style-name="T55">RessAffichable</text:span>.<text:span text:style-name="T55">div</text:span><text:span text:style-name="T3">)</text:span>;</text:p>
            <text:p text:style-name="P134"><text:s text:c="8"/>}</text:p>
            <text:p text:style-name="P196"/>
            <text:p text:style-name="P183"><text:s text:c="8"/>//affiche les infos du pheromone vers la colonie</text:p>
            <text:p text:style-name="P134"><text:s text:c="8"/><text:span text:style-name="T38">if</text:span> (<text:span text:style-name="T36">this</text:span>.<text:span text:style-name="T55">vers_colo</text:span><text:span text:style-name="T36">!=</text:span><text:span text:style-name="T65">null</text:span>){</text:p>
            <text:p text:style-name="P134"><text:s text:c="12"/><text:span text:style-name="T55">g</text:span>.<text:span text:style-name="T63">setColor</text:span><text:span text:style-name="T3">(</text:span><text:span text:style-name="T55">Pheromone</text:span>.<text:span text:style-name="T55">couleur_colo</text:span><text:span text:style-name="T3">)</text:span>;</text:p>
            <text:p text:style-name="P134"><text:s text:c="12"/><text:span text:style-name="T55">g</text:span>.<text:span text:style-name="T63">drawRect</text:span><text:span text:style-name="T3">(</text:span><text:span text:style-name="T55">RessAffichable</text:span>.<text:span text:style-name="T55">div</text:span><text:span text:style-name="T36">*</text:span>x,<text:span text:style-name="T55">RessAffichable</text:span>.<text:span text:style-name="T55">div</text:span><text:span text:style-name="T36">*</text:span>y,<text:span text:style-name="T55">RessAffichable</text:span>.<text:span text:style-name="T55">div</text:span>,<text:span text:style-name="T55">RessAffichable</text:span>.<text:span text:style-name="T55">div</text:span><text:span text:style-name="T3">)</text:span>;</text:p>
            <text:p text:style-name="P134"><text:s text:c="12"/><text:span text:style-name="T55">g</text:span>.<text:span text:style-name="T63">setColor</text:span><text:span text:style-name="T3">(</text:span><text:span text:style-name="T38">new</text:span> <text:span text:style-name="T63">Color</text:span><text:span text:style-name="T3">(</text:span><text:span text:style-name="T65">0</text:span>,<text:span text:style-name="T65">0</text:span>,<text:span text:style-name="T65">255</text:span>,<text:span text:style-name="T36">this</text:span>.<text:span text:style-name="T55">vers_colo</text:span>[<text:span text:style-name="T65">2</text:span>]<text:span text:style-name="T36">*</text:span><text:span text:style-name="T65">255</text:span><text:span text:style-name="T36">/</text:span>TAUX_COLO_MAX<text:span text:style-name="T3">))</text:span>;</text:p>
            <text:p text:style-name="P134"><text:s text:c="12"/><text:span text:style-name="T55">g</text:span>.<text:span text:style-name="T63">drawLine</text:span><text:span text:style-name="T3">(</text:span><text:span text:style-name="T55">RessAffichable</text:span>.<text:span text:style-name="T55">div</text:span><text:span text:style-name="T36">*</text:span>x <text:span text:style-name="T36">+</text:span> <text:span text:style-name="T55">RessAffichable</text:span>.<text:span text:style-name="T55">div</text:span><text:span text:style-name="T36">/</text:span><text:span text:style-name="T65">2</text:span>,</text:p>
            <text:p text:style-name="P134"><text:s text:c="12"/><text:span text:style-name="T55">RessAffichable</text:span>.<text:span text:style-name="T55">div</text:span><text:span text:style-name="T36">*</text:span>y <text:span text:style-name="T36">+</text:span> <text:span text:style-name="T55">RessAffichable</text:span>.<text:span text:style-name="T55">div</text:span><text:span text:style-name="T36">/</text:span><text:span text:style-name="T65">2</text:span>,</text:p>
            <text:p text:style-name="P134"><text:s text:c="12"/><text:span text:style-name="T55">RessAffichable</text:span>.<text:span text:style-name="T55">div</text:span><text:span text:style-name="T36">*</text:span>x <text:span text:style-name="T36">+</text:span> <text:span text:style-name="T55">RessAffichable</text:span>.<text:span text:style-name="T55">div</text:span><text:span text:style-name="T36">/</text:span><text:span text:style-name="T65">2</text:span> <text:span text:style-name="T36">+</text:span> <text:span text:style-name="T36">this</text:span>.<text:span text:style-name="T55">vers_colo</text:span>[<text:span text:style-name="T65">1</text:span>]<text:span text:style-name="T36">*</text:span><text:span text:style-name="T65">20</text:span>,</text:p>
            <text:p text:style-name="P134"><text:s text:c="12"/><text:span text:style-name="T55">RessAffichable</text:span>.<text:span text:style-name="T55">div</text:span><text:span text:style-name="T36">*</text:span>y <text:span text:style-name="T36">+</text:span> <text:span text:style-name="T55">RessAffichable</text:span>.<text:span text:style-name="T55">div</text:span><text:span text:style-name="T36">/</text:span><text:span text:style-name="T65">2</text:span> <text:span text:style-name="T36">+</text:span> <text:span text:style-name="T36">this</text:span>.<text:span text:style-name="T55">vers_colo</text:span>[<text:span text:style-name="T65">0</text:span>]<text:span text:style-name="T36">*</text:span><text:span text:style-name="T65">20</text:span><text:span text:style-name="T3">)</text:span>;</text:p>
            <text:p text:style-name="P134"><text:s text:c="8"/>}</text:p>
            <text:p text:style-name="P196"/>
            <text:p text:style-name="P183"><text:s text:c="8"/>//affiche les infos du pheromone vers la nourriture</text:p>
            <text:p text:style-name="P134"><text:s text:c="8"/><text:span text:style-name="T38">if</text:span> (<text:span text:style-name="T36">this</text:span>.<text:span text:style-name="T55">vers_nour</text:span><text:span text:style-name="T36">!=</text:span><text:span text:style-name="T65">null</text:span>){</text:p>
            <text:p text:style-name="P134"><text:s text:c="12"/><text:span text:style-name="T55">g</text:span>.<text:span text:style-name="T63">setColor</text:span><text:span text:style-name="T3">(</text:span><text:span text:style-name="T55">Pheromone</text:span>.<text:span text:style-name="T55">couleur_nour</text:span><text:span text:style-name="T3">)</text:span>;</text:p>
            <text:p text:style-name="P134"><text:s text:c="12"/><text:span text:style-name="T55">g</text:span>.<text:span text:style-name="T63">drawRect</text:span><text:span text:style-name="T3">(</text:span><text:span text:style-name="T55">RessAffichable</text:span>.<text:span text:style-name="T55">div</text:span><text:span text:style-name="T36">*</text:span>x,<text:span text:style-name="T55">RessAffichable</text:span>.<text:span text:style-name="T55">div</text:span><text:span text:style-name="T36">*</text:span>y,<text:span text:style-name="T55">RessAffichable</text:span>.<text:span text:style-name="T55">div</text:span>,<text:span text:style-name="T55">RessAffichable</text:span>.<text:span text:style-name="T55">div</text:span><text:span text:style-name="T3">)</text:span>;</text:p>
            <text:p text:style-name="P134"><text:s text:c="12"/><text:span text:style-name="T55">g</text:span>.<text:span text:style-name="T63">setColor</text:span><text:span text:style-name="T3">(</text:span><text:span text:style-name="T38">new</text:span> <text:span text:style-name="T63">Color</text:span><text:span text:style-name="T3">(</text:span><text:span text:style-name="T65">255</text:span>,<text:span text:style-name="T65">0</text:span>,<text:span text:style-name="T65">0</text:span>,<text:span text:style-name="T36">this</text:span>.<text:span text:style-name="T55">vers_nour</text:span>[<text:span text:style-name="T65">2</text:span>]<text:span text:style-name="T36">*</text:span><text:span text:style-name="T65">255</text:span><text:span text:style-name="T36">/</text:span>TAUX_NOUR_MAX<text:span text:style-name="T3">))</text:span>;</text:p>
            <text:p text:style-name="P134"><text:s text:c="12"/><text:span text:style-name="T55">g</text:span>.<text:span text:style-name="T63">drawLine</text:span><text:span text:style-name="T3">(</text:span><text:span text:style-name="T55">RessAffichable</text:span>.<text:span text:style-name="T55">div</text:span><text:span text:style-name="T36">*</text:span>x <text:span text:style-name="T36">+</text:span> <text:span text:style-name="T55">RessAffichable</text:span>.<text:span text:style-name="T55">div</text:span><text:span text:style-name="T36">/</text:span><text:span text:style-name="T65">2</text:span>,</text:p>
            <text:p text:style-name="P134"><text:s text:c="12"/><text:span text:style-name="T55">RessAffichable</text:span>.<text:span text:style-name="T55">div</text:span><text:span text:style-name="T36">*</text:span>y <text:span text:style-name="T36">+</text:span> <text:span text:style-name="T55">RessAffichable</text:span>.<text:span text:style-name="T55">div</text:span><text:span text:style-name="T36">/</text:span><text:span text:style-name="T65">2</text:span>,</text:p>
            <text:p text:style-name="P134"><text:s text:c="12"/><text:span text:style-name="T55">RessAffichable</text:span>.<text:span text:style-name="T55">div</text:span><text:span text:style-name="T36">*</text:span>x <text:span text:style-name="T36">+</text:span> <text:span text:style-name="T55">RessAffichable</text:span>.<text:span text:style-name="T55">div</text:span><text:span text:style-name="T36">/</text:span><text:span text:style-name="T65">2</text:span> <text:span text:style-name="T36">+</text:span> <text:span text:style-name="T36">this</text:span>.<text:span text:style-name="T55">vers_nour</text:span>[<text:span text:style-name="T65">1</text:span>]<text:span text:style-name="T36">*</text:span><text:span text:style-name="T65">15</text:span>,</text:p>
            <text:p text:style-name="P134"><text:s text:c="12"/><text:span text:style-name="T55">RessAffichable</text:span>.<text:span text:style-name="T55">div</text:span><text:span text:style-name="T36">*</text:span>y <text:span text:style-name="T36">+</text:span> <text:span text:style-name="T55">RessAffichable</text:span>.<text:span text:style-name="T55">div</text:span><text:span text:style-name="T36">/</text:span><text:span text:style-name="T65">2</text:span> <text:span text:style-name="T36">+</text:span> <text:span text:style-name="T36">this</text:span>.<text:span text:style-name="T55">vers_nour</text:span>[<text:span text:style-name="T65">0</text:span>]<text:span text:style-name="T36">*</text:span><text:span text:style-name="T65">15</text:span><text:span text:style-name="T3">)</text:span>;</text:p>
            <text:p text:style-name="P134"><text:s text:c="8"/>}</text:p>
            <text:p text:style-name="P134"><text:s text:c="4"/>}</text:p>
            <text:p text:style-name="P196"/>
            <text:p text:style-name="P134">}</text:p>
            <text:p text:style-name="P134"/>
            <text:p text:style-name="P202"><text:span text:style-name="T73">RessAfficha</text:span><text:span text:style-name="T74">ble</text:span>.java</text:p>
            <text:p text:style-name="P134"><text:span text:style-name="T38">import</text:span><text:span text:style-name="T53"> </text:span>java.awt.Graphics;</text:p>
            <text:p text:style-name="P134"><text:span text:style-name="T38">import</text:span><text:span text:style-name="T53"> </text:span>javax.swing.<text:span text:style-name="T36">*</text:span>;</text:p>
            <text:p text:style-name="P134"><text:span text:style-name="T38">import</text:span><text:span text:style-name="T53"> </text:span>java.awt.<text:span text:style-name="T36">*</text:span>;</text:p>
            <text:p text:style-name="P197"/>
            <text:p text:style-name="P183">/*</text:p>
            <text:p text:style-name="P183">* abstract class RessAffichable :</text:p>
            <text:p text:style-name="P183">* class abstract d'une case Ressource affichable</text:p>
            <text:p text:style-name="P183">*/</text:p>
            <text:p text:style-name="P134"><text:span text:style-name="T37">public</text:span><text:span text:style-name="T53"> </text:span><text:span text:style-name="T37">abstract</text:span><text:span text:style-name="T53"> </text:span><text:span text:style-name="T37">class</text:span><text:span text:style-name="T53"> </text:span><text:span text:style-name="T61">RessAffichable</text:span><text:span text:style-name="T53"> </text:span><text:span text:style-name="T37">extends</text:span><text:span text:style-name="T53"> </text:span>Ressource<text:span text:style-name="T53"> </text:span><text:span text:style-name="T37">implements</text:span><text:span text:style-name="T53"> </text:span>Affichage{</text:p>
            <text:p text:style-name="P196"><text:soft-page-break/></text:p>
            <text:p text:style-name="P134"><text:s text:c="4"/><text:span text:style-name="T37">public</text:span><text:span text:style-name="T53"> </text:span><text:span text:style-name="T37">static</text:span><text:span text:style-name="T53"> </text:span><text:span text:style-name="T37">int</text:span><text:span text:style-name="T53"> </text:span><text:span text:style-name="T55">div</text:span>;<text:span text:style-name="T53"> </text:span><text:span text:style-name="T1">//Taille d'une case en pixels</text:span></text:p>
            <text:p text:style-name="P196"/>
            <text:p text:style-name="P183"><text:s text:c="4"/>//constructeur</text:p>
            <text:p text:style-name="P134"><text:s text:c="4"/><text:span text:style-name="T37">public</text:span><text:span text:style-name="T62"> </text:span><text:span text:style-name="T63">RessAffichable</text:span><text:span text:style-name="T3">(</text:span>String <text:span text:style-name="T54">type</text:span>, <text:span text:style-name="T37">int</text:span> <text:span text:style-name="T54">quantite</text:span><text:span text:style-name="T3">)</text:span>{</text:p>
            <text:p text:style-name="P134"><text:s text:c="8"/><text:span text:style-name="T36">super</text:span>(type,quantite);</text:p>
            <text:p text:style-name="P134"><text:s text:c="4"/>}</text:p>
            <text:p text:style-name="P196"/>
            <text:p text:style-name="P134"><text:s text:c="4"/><text:span text:style-name="T37">public</text:span><text:span text:style-name="T62"> </text:span><text:span text:style-name="T37">abstract</text:span><text:span text:style-name="T62"> </text:span><text:span text:style-name="T37">void</text:span><text:span text:style-name="T62"> </text:span><text:span text:style-name="T63">dessiner</text:span><text:span text:style-name="T3">(</text:span>Graphics <text:span text:style-name="T54">g</text:span>, <text:span text:style-name="T37">int</text:span> <text:span text:style-name="T54">x</text:span>, <text:span text:style-name="T37">int</text:span> <text:span text:style-name="T54">y</text:span><text:span text:style-name="T3">)</text:span>;</text:p>
            <text:p text:style-name="P196"/>
            <text:p text:style-name="P134">}</text:p>
            <text:p text:style-name="P134"/>
            <text:p text:style-name="P134"/>
            <text:p text:style-name="P134"/>
            <text:p text:style-name="P134"/>
            <text:p text:style-name="P202"><text:span text:style-name="T75">Simulatio</text:span><text:span text:style-name="T76">n</text:span>.java</text:p>
            <text:p text:style-name="P134"><text:span text:style-name="T38">import</text:span><text:span text:style-name="T53"> </text:span>java.awt.Graphics;</text:p>
            <text:p text:style-name="P134"><text:span text:style-name="T38">import</text:span><text:span text:style-name="T53"> </text:span>javax.swing.<text:span text:style-name="T36">*</text:span>;</text:p>
            <text:p text:style-name="P134"><text:span text:style-name="T38">import</text:span><text:span text:style-name="T53"> </text:span>java.awt.<text:span text:style-name="T36">*</text:span>;</text:p>
            <text:p text:style-name="P196"/>
            <text:p text:style-name="P134"><text:span text:style-name="T38">import</text:span><text:span text:style-name="T53"> </text:span>java.util.ArrayList;</text:p>
            <text:p text:style-name="P196"/>
            <text:p text:style-name="P134"><text:span text:style-name="T38">import</text:span><text:span text:style-name="T53"> </text:span>java.io.File;</text:p>
            <text:p text:style-name="P134"><text:span text:style-name="T38">import</text:span><text:span text:style-name="T53"> </text:span>java.io.FileNotFoundException;</text:p>
            <text:p text:style-name="P134"><text:span text:style-name="T38">import</text:span><text:span text:style-name="T53"> </text:span>java.io.FileWriter;<text:span text:style-name="T53"> </text:span></text:p>
            <text:p text:style-name="P134"><text:span text:style-name="T38">import</text:span><text:span text:style-name="T53"> </text:span>java.util.Scanner;</text:p>
            <text:p text:style-name="P134"><text:span text:style-name="T38">import</text:span><text:span text:style-name="T53"> </text:span>java.io.IOException;</text:p>
            <text:p text:style-name="P196"/>
            <text:p text:style-name="P134"><text:span text:style-name="T38">import</text:span><text:span text:style-name="T53"> </text:span>java.time.<text:span text:style-name="T36">*</text:span>;</text:p>
            <text:p text:style-name="P196"/>
            <text:p text:style-name="P183">/**</text:p>
            <text:p text:style-name="P183">* class simulation :</text:p>
            <text:p text:style-name="P183">* base de toute la simulation</text:p>
            <text:p text:style-name="P183">*/</text:p>
            <text:p text:style-name="P134"><text:span text:style-name="T37">public</text:span><text:span text:style-name="T53"> </text:span><text:span text:style-name="T37">class</text:span><text:span text:style-name="T53"> </text:span><text:span text:style-name="T61">Simulation</text:span><text:span text:style-name="T53"> </text:span><text:span text:style-name="T37">extends</text:span><text:span text:style-name="T53"> </text:span>JPanel{</text:p>
            <text:p text:style-name="P196"/>
            <text:p text:style-name="P183"><text:s text:c="4"/>//parametres de la fenetre</text:p>
            <text:p text:style-name="P134"><text:s text:c="4"/><text:span text:style-name="T37">private</text:span><text:span text:style-name="T53"> </text:span><text:span text:style-name="T37">final</text:span><text:span text:style-name="T53"> </text:span><text:span text:style-name="T37">int</text:span><text:span text:style-name="T53"> </text:span><text:span text:style-name="T55">TAILLE_ECRAN_X</text:span>;</text:p>
            <text:p text:style-name="P134"><text:s text:c="4"/><text:span text:style-name="T37">private</text:span><text:span text:style-name="T53"> </text:span><text:span text:style-name="T37">final</text:span><text:span text:style-name="T53"> </text:span><text:span text:style-name="T37">int</text:span><text:span text:style-name="T53"> </text:span><text:span text:style-name="T55">TAILLE_ECRAN_Y</text:span>;</text:p>
            <text:p text:style-name="P134"><text:s text:c="4"/><text:span text:style-name="T37">private</text:span><text:span text:style-name="T53"> </text:span><text:span text:style-name="T37">static</text:span><text:span text:style-name="T53"> </text:span><text:span text:style-name="T37">final</text:span><text:span text:style-name="T53"> </text:span><text:span text:style-name="T37">int</text:span><text:span text:style-name="T53"> </text:span><text:span text:style-name="T55">OFFSET</text:span><text:span text:style-name="T53"> </text:span><text:span text:style-name="T36">=</text:span><text:span text:style-name="T53"> </text:span><text:span text:style-name="T65">0</text:span>;</text:p>
            <text:p text:style-name="P134"><text:s text:c="4"/><text:span text:style-name="T37">private</text:span><text:span text:style-name="T53"> </text:span><text:span text:style-name="T37">static</text:span><text:span text:style-name="T53"> </text:span><text:span text:style-name="T37">final</text:span><text:span text:style-name="T53"> </text:span><text:span text:style-name="T37">int</text:span><text:span text:style-name="T53"> </text:span><text:span text:style-name="T55">T_WAIT</text:span><text:span text:style-name="T53"> </text:span><text:span text:style-name="T36">=</text:span><text:span text:style-name="T53"> </text:span><text:span text:style-name="T65">40</text:span>;</text:p>
            <text:p text:style-name="P134"><text:s text:c="4"/><text:span text:style-name="T37">private</text:span><text:span text:style-name="T53"> </text:span><text:span text:style-name="T37">static</text:span><text:span text:style-name="T53"> </text:span><text:span text:style-name="T37">int</text:span><text:span text:style-name="T53"> </text:span><text:span text:style-name="T55">TAILLE_DIV</text:span><text:span text:style-name="T36">=</text:span><text:span text:style-name="T65">50</text:span>;</text:p>
            <text:p text:style-name="P197"/>
            <text:p text:style-name="P134"><text:s text:c="4"/><text:span text:style-name="T37">private</text:span><text:span text:style-name="T53"> </text:span><text:span text:style-name="T37">final</text:span><text:span text:style-name="T53"> </text:span><text:span text:style-name="T37">int</text:span><text:span text:style-name="T53"> </text:span><text:span text:style-name="T55">nb_iters</text:span>;<text:span text:style-name="T53"> </text:span><text:span text:style-name="T1">//nombre d'iterations</text:span></text:p>
            <text:p text:style-name="P134"><text:s text:c="4"/><text:span text:style-name="T37">private</text:span><text:span text:style-name="T53"> </text:span><text:span text:style-name="T37">int</text:span><text:span text:style-name="T53"> </text:span><text:span text:style-name="T55">colo_coors</text:span><text:span text:style-name="T53">[] </text:span><text:span text:style-name="T36">=</text:span><text:span text:style-name="T53"> {</text:span><text:span text:style-name="T65">0</text:span>,<text:span text:style-name="T65">0</text:span><text:span text:style-name="T53">}</text:span>;<text:span text:style-name="T53"> </text:span><text:span text:style-name="T1">//coordonees de la colonie</text:span></text:p>
            <text:p text:style-name="P134"><text:s text:c="4"/><text:span text:style-name="T37">private</text:span><text:span text:style-name="T53"> </text:span><text:span text:style-name="T37">final</text:span><text:span text:style-name="T53"> </text:span><text:span text:style-name="T37">int</text:span><text:span text:style-name="T53"> </text:span><text:span text:style-name="T55">nb_fourmis</text:span>;<text:span text:style-name="T53"> </text:span><text:span text:style-name="T1">//nombre de fourmis</text:span></text:p>
            <text:p text:style-name="P134"><text:s text:c="4"/><text:span text:style-name="T37">private</text:span><text:span text:style-name="T53"> </text:span><text:span text:style-name="T37">int</text:span><text:span text:style-name="T53"> </text:span><text:span text:style-name="T55">total</text:span><text:span text:style-name="T53"> </text:span><text:span text:style-name="T36">=</text:span><text:span text:style-name="T53"> </text:span><text:span text:style-name="T65">0</text:span>;</text:p>
            <text:p text:style-name="P196"/>
            <text:p text:style-name="P134"><text:s text:c="4"/><text:span text:style-name="T37">private</text:span><text:span text:style-name="T53"> </text:span>Terrain<text:span text:style-name="T53"> </text:span><text:span text:style-name="T55">terrain</text:span>;<text:span text:style-name="T53"> </text:span><text:span text:style-name="T1">//le terrain</text:span></text:p>
            <text:p text:style-name="P134"><text:s text:c="4"/><text:span text:style-name="T37">private</text:span><text:span text:style-name="T53"> </text:span>Fourmi<text:span text:style-name="T53">[] </text:span><text:span text:style-name="T55">array_fourmis</text:span>;<text:span text:style-name="T53"> </text:span><text:span text:style-name="T1">//l'array de fourmi</text:span></text:p>
            <text:p text:style-name="P134"><text:s text:c="4"/><text:span text:style-name="T37">private</text:span><text:span text:style-name="T53"> </text:span>ArrayList&lt;<text:span text:style-name="T37">int</text:span><text:span text:style-name="T53">[]</text:span>&gt;<text:span text:style-name="T53"> </text:span><text:span text:style-name="T55">evolution_quantites</text:span>;<text:span text:style-name="T53"> </text:span><text:span text:style-name="T1">//Pour les logs</text:span></text:p>
            <text:p text:style-name="P134"><text:s text:c="4"/><text:span text:style-name="T37">private</text:span><text:span text:style-name="T53"> </text:span><text:span text:style-name="T37">final</text:span><text:span text:style-name="T53"> </text:span>String<text:span text:style-name="T53"> </text:span><text:span text:style-name="T55">nom_fichier</text:span>;</text:p>
            <text:p text:style-name="P196"/>
            <text:p text:style-name="P196"/>
            <text:p text:style-name="P196"/>
            <text:p text:style-name="P183"><text:soft-page-break/><text:s text:c="4"/>/**</text:p>
            <text:p text:style-name="P183"><text:s text:c="4"/>* Constructeur de Simulation</text:p>
            <text:p text:style-name="P134"><text:span text:style-name="T1"><text:s text:c="4"/>* </text:span><text:span text:style-name="T38">@param</text:span> <text:span text:style-name="T54">filename</text:span> <text:span text:style-name="T1">Nom du fichier depuis lequel lire</text:span></text:p>
            <text:p text:style-name="P134"><text:span text:style-name="T1"><text:s text:c="4"/>* </text:span><text:span text:style-name="T38">@param</text:span> <text:span text:style-name="T54">nb_iters</text:span> <text:span text:style-name="T1">Nombre d'iterations auquel faire un arret de la simulation si elle n'est pas terminee.</text:span></text:p>
            <text:p text:style-name="P134"><text:span text:style-name="T1"><text:s text:c="4"/>* </text:span><text:span text:style-name="T38">@param</text:span> <text:span text:style-name="T54">nb_fourmis</text:span> <text:span text:style-name="T1">Nombre de fourmis dans la simulation</text:span></text:p>
            <text:p text:style-name="P134"><text:span text:style-name="T1"><text:s text:c="4"/>* </text:span><text:span text:style-name="T38">@exception</text:span> <text:span text:style-name="T61">FileNotFoundException</text:span> <text:span text:style-name="T1">Si le fichier indique ne correspond pas</text:span></text:p>
            <text:p text:style-name="P134"><text:span text:style-name="T1"><text:s text:c="4"/>* </text:span><text:span text:style-name="T38">@exception</text:span> <text:span text:style-name="T61">InvalidFileContentExecption</text:span> <text:span text:style-name="T1">Si le fichier a un mauvais formattage (Nombre de lignes ou colonnes</text:span></text:p>
            <text:p text:style-name="P183"><text:s text:c="6"/>incorrectes, 0 ou 2+ colonnies, mauvais charactere)</text:p>
            <text:p text:style-name="P183"><text:s text:c="4"/>*/</text:p>
            <text:p text:style-name="P134"><text:s text:c="4"/><text:span text:style-name="T37">public</text:span><text:span text:style-name="T62"> </text:span><text:span text:style-name="T63">Simulation</text:span><text:span text:style-name="T3">(</text:span>String <text:span text:style-name="T54">filename</text:span>, <text:span text:style-name="T37">int</text:span> <text:span text:style-name="T54">nb_iters</text:span>, <text:span text:style-name="T37">int</text:span> <text:span text:style-name="T54">nb_fourmis</text:span><text:span text:style-name="T3">)</text:span><text:span text:style-name="T62"> </text:span><text:span text:style-name="T37">throws</text:span><text:span text:style-name="T62"> </text:span>FileNotFoundException,<text:span text:style-name="T62"> </text:span><text:s text:c="4"/></text:p>
            <text:p text:style-name="P134"><text:s text:c="21"/>InvalidFileContentException{</text:p>
            <text:p text:style-name="P196"/>
            <text:p text:style-name="P134"><text:s text:c="8"/><text:span text:style-name="T36">this</text:span>.<text:span text:style-name="T55">nom_fichier</text:span> <text:span text:style-name="T36">=</text:span> filename;</text:p>
            <text:p text:style-name="P183"><text:s text:c="8"/>//recuperation des arguments du main</text:p>
            <text:p text:style-name="P134"><text:s text:c="8"/><text:span text:style-name="T36">this</text:span>.<text:span text:style-name="T55">nb_iters</text:span> <text:span text:style-name="T36">=</text:span> nb_iters;</text:p>
            <text:p text:style-name="P134"><text:s text:c="8"/><text:span text:style-name="T36">this</text:span>.<text:span text:style-name="T55">nb_fourmis</text:span> <text:span text:style-name="T36">=</text:span> nb_fourmis;</text:p>
            <text:p text:style-name="P134"><text:s text:c="8"/><text:span text:style-name="T36">this</text:span>.<text:span text:style-name="T55">array_fourmis</text:span> <text:span text:style-name="T36">=</text:span> <text:span text:style-name="T38">new</text:span> Fourmi[nb_fourmis];</text:p>
            <text:p text:style-name="P134"><text:s text:c="8"/><text:span text:style-name="T36">this</text:span>.<text:span text:style-name="T55">evolution_quantites</text:span> <text:span text:style-name="T36">=</text:span> <text:span text:style-name="T38">new</text:span> ArrayList&lt; <text:span text:style-name="T37">int</text:span>[]&gt;(nb_iters<text:span text:style-name="T36">+</text:span><text:span text:style-name="T65">1</text:span>);</text:p>
            <text:p text:style-name="P134"><text:s text:c="8"/><text:span text:style-name="T37">int</text:span>[] <text:span text:style-name="T55">dimensions</text:span> <text:span text:style-name="T36">=</text:span> {<text:span text:style-name="T65">0</text:span>,<text:span text:style-name="T65">0</text:span>};</text:p>
            <text:p text:style-name="P196"/>
            <text:p text:style-name="P183"><text:s text:c="8"/>//lecture du fichier terrain</text:p>
            <text:p text:style-name="P134"><text:s text:c="8"/>File <text:span text:style-name="T55">fileTerrain</text:span> <text:span text:style-name="T36">=</text:span> <text:span text:style-name="T38">new</text:span> <text:span text:style-name="T63">File</text:span><text:span text:style-name="T3">(</text:span>filename<text:span text:style-name="T3">)</text:span>;</text:p>
            <text:p text:style-name="P134"><text:s text:c="8"/>Scanner <text:span text:style-name="T55">readerTerrain</text:span> <text:span text:style-name="T36">=</text:span> <text:span text:style-name="T38">new</text:span> <text:span text:style-name="T63">Scanner</text:span><text:span text:style-name="T3">(</text:span>fileTerrain<text:span text:style-name="T3">)</text:span>;</text:p>
            <text:p text:style-name="P134"><text:s text:c="8"/><text:span text:style-name="T38">for</text:span> (<text:span text:style-name="T37">int</text:span> <text:span text:style-name="T55">h</text:span><text:span text:style-name="T36">=</text:span><text:span text:style-name="T65">0</text:span>; h<text:span text:style-name="T36">&lt;</text:span><text:span text:style-name="T65">2</text:span>; h<text:span text:style-name="T36">++</text:span>) {</text:p>
            <text:p text:style-name="P134"><text:s text:c="12"/>String <text:span text:style-name="T55">data</text:span> <text:span text:style-name="T36">=</text:span> <text:span text:style-name="T55">readerTerrain</text:span>.<text:span text:style-name="T63">nextLine</text:span><text:span text:style-name="T3">()</text:span>;</text:p>
            <text:p text:style-name="P134"><text:s text:c="12"/>dimensions[h] <text:span text:style-name="T36">=</text:span> <text:span text:style-name="T55">Integer</text:span>.<text:span text:style-name="T63">valueOf</text:span><text:span text:style-name="T3">(</text:span><text:span text:style-name="T55">data</text:span>.<text:span text:style-name="T63">substring</text:span><text:span text:style-name="T3">(</text:span><text:span text:style-name="T65">2</text:span><text:span text:style-name="T3">))</text:span>;</text:p>
            <text:p text:style-name="P134"><text:s text:c="8"/>}</text:p>
            <text:p text:style-name="P134"><text:s text:c="8"/><text:span text:style-name="T36">this</text:span>.<text:span text:style-name="T55">terrain</text:span> <text:span text:style-name="T36">=</text:span> <text:span text:style-name="T38">new</text:span> <text:span text:style-name="T63">Terrain</text:span><text:span text:style-name="T3">(</text:span>dimensions[<text:span text:style-name="T65">1</text:span>],dimensions[<text:span text:style-name="T65">0</text:span>]<text:span text:style-name="T3">)</text:span>;</text:p>
            <text:p text:style-name="P134"><text:s text:c="8"/><text:span text:style-name="T55">RessAffichable</text:span>.<text:span text:style-name="T55">div</text:span><text:span text:style-name="T36">=</text:span>TAILLE_DIV;</text:p>
            <text:p text:style-name="P134"><text:s text:c="8"/>TAILLE_ECRAN_X<text:span text:style-name="T36">=</text:span>(TAILLE_DIV)<text:span text:style-name="T36">*this</text:span>.<text:span text:style-name="T55">terrain</text:span>.<text:span text:style-name="T55">nbColonnes</text:span>;</text:p>
            <text:p text:style-name="P134"><text:s text:c="8"/>TAILLE_ECRAN_Y<text:span text:style-name="T36">=</text:span>(TAILLE_DIV)<text:span text:style-name="T36">*this</text:span>.<text:span text:style-name="T55">terrain</text:span>.<text:span text:style-name="T55">nbLignes</text:span><text:span text:style-name="T36">+</text:span><text:span text:style-name="T65">38</text:span>;</text:p>
            <text:p text:style-name="P196"/>
            <text:p text:style-name="P134"><text:s text:c="8"/><text:span text:style-name="T37">int</text:span> <text:span text:style-name="T55">ligne</text:span> <text:span text:style-name="T36">=</text:span> <text:span text:style-name="T65">0</text:span>;</text:p>
            <text:p text:style-name="P134"><text:s text:c="8"/><text:span text:style-name="T37">int</text:span> <text:span text:style-name="T55">nb_colonies</text:span> <text:span text:style-name="T36">=</text:span> <text:span text:style-name="T65">0</text:span>;</text:p>
            <text:p text:style-name="P134"><text:s text:c="8"/></text:p>
            <text:p text:style-name="P134"><text:s text:c="8"/>String <text:span text:style-name="T55">data</text:span>;</text:p>
            <text:p text:style-name="P196"/>
            <text:p text:style-name="P183"><text:s text:c="8"/>//On remplit le terrain des ressources lues</text:p>
            <text:p text:style-name="P134"><text:s text:c="8"/><text:span text:style-name="T38">while</text:span> (<text:span text:style-name="T55">readerTerrain</text:span>.<text:span text:style-name="T63">hasNextLine</text:span><text:span text:style-name="T3">()</text:span> <text:span text:style-name="T36">&amp;&amp;</text:span> ligne<text:span text:style-name="T36">&lt;this</text:span>.<text:span text:style-name="T55">terrain</text:span>.<text:span text:style-name="T55">nb</text:span><text:span text:style-name="T57">Lignes</text:span>) {</text:p>
            <text:p text:style-name="P196"/>
            <text:p text:style-name="P134"><text:s text:c="12"/>data <text:span text:style-name="T36">=</text:span> <text:span text:style-name="T55">readerTerrain</text:span>.<text:span text:style-name="T63">nextLine</text:span><text:span text:style-name="T3">()</text:span>;</text:p>
            <text:p text:style-name="P134"><text:s text:c="12"/>String[] <text:span text:style-name="T55">arr</text:span> <text:span text:style-name="T36">=</text:span> <text:span text:style-name="T55">data</text:span>.<text:span text:style-name="T63">split</text:span><text:span text:style-name="T3">(</text:span><text:span text:style-name="T66">","</text:span><text:span text:style-name="T3">)</text:span>;</text:p>
            <text:p text:style-name="P196"/>
            <text:p text:style-name="P134"><text:s text:c="12"/><text:span text:style-name="T38">if</text:span> (<text:span text:style-name="T55">arr</text:span>.<text:span text:style-name="T55">length</text:span><text:span text:style-name="T36">!=this</text:span>.<text:span text:style-name="T55">terrain</text:span>.<text:span text:style-name="T55">nbColonnes</text:span>)</text:p>
            <text:p text:style-name="P134"><text:s text:c="16"/><text:span text:style-name="T38">throw</text:span> <text:span text:style-name="T38">new</text:span> <text:span text:style-name="T63">InvalidFileContentException</text:span><text:span text:style-name="T3">(</text:span><text:span text:style-name="T66">"Colonnes"</text:span>,<text:span text:style-name="T55">arr</text:span>.<text:span text:style-name="T55">length</text:span>,<text:span text:style-name="T36">this</text:span>.<text:span text:style-name="T55">terrain</text:span>.<text:span text:style-name="T55">nbColonnes</text:span><text:span text:style-name="T3">)</text:span>; <text:s text:c="8"/></text:p>
            <text:p text:style-name="P183"><text:s text:c="5"/></text:p>
            <text:p text:style-name="P196"/>
            <text:p text:style-name="P134"><text:s text:c="12"/><text:span text:style-name="T38">for</text:span> (<text:span text:style-name="T37">int</text:span> <text:span text:style-name="T55">colonne</text:span><text:span text:style-name="T36">=</text:span><text:span text:style-name="T65">0</text:span>; colonne<text:span text:style-name="T36">&lt;</text:span><text:span text:style-name="T55">arr</text:span>.<text:span text:style-name="T55">length</text:span>; colonne<text:span text:style-name="T36">++</text:span>){</text:p>
            <text:p text:style-name="P134"><text:s text:c="16"/><text:span text:style-name="T38">switch</text:span> (arr[colonne]) {</text:p>
            <text:p text:style-name="P134"><text:s text:c="20"/><text:span text:style-name="T38">case</text:span> <text:span text:style-name="T66">"C"</text:span> <text:span text:style-name="T38">:</text:span></text:p>
            <text:p text:style-name="P134"><text:s text:c="20"/><text:span text:style-name="T36">this</text:span>.<text:span text:style-name="T55">terrain</text:span>.<text:span text:style-name="T63">setCase</text:span><text:span text:style-name="T3">(</text:span>ligne, colonne, <text:span text:style-name="T38">new</text:span> <text:span text:style-name="T63">Colonie</text:span><text:span text:style-name="T3">())</text:span>;</text:p>
            <text:p text:style-name="P134"><text:s text:c="20"/><text:span text:style-name="T36">this</text:span>.<text:span text:style-name="T55">colo_coors</text:span>[<text:span text:style-name="T65">0</text:span>]<text:span text:style-name="T36">=</text:span>ligne;</text:p>
            <text:p text:style-name="P134"><text:s text:c="20"/><text:span text:style-name="T36">this</text:span>.<text:span text:style-name="T55">colo_coors</text:span>[<text:span text:style-name="T65">1</text:span>]<text:span text:style-name="T36">=</text:span>colonne;</text:p>
            <text:p text:style-name="P134"><text:s text:c="20"/>nb_colonies<text:span text:style-name="T36">++</text:span>;</text:p>
            <text:p text:style-name="P134"><text:s text:c="20"/><text:span text:style-name="T38">break</text:span>;</text:p>
            <text:p text:style-name="P134"><text:s text:c="20"/><text:span text:style-name="T38">case</text:span> <text:span text:style-name="T66">"O"</text:span> <text:span text:style-name="T38">:</text:span></text:p>
            <text:p text:style-name="P134"><text:s text:c="20"/><text:span text:style-name="T36">this</text:span>.<text:span text:style-name="T55">terrain</text:span>.<text:span text:style-name="T63">setCase</text:span><text:span text:style-name="T3">(</text:span>ligne,colonne, <text:span text:style-name="T38">new</text:span> <text:span text:style-name="T63">Obstacle</text:span><text:span text:style-name="T3">())</text:span>;</text:p>
            <text:p text:style-name="P134"><text:s text:c="20"/><text:span text:style-name="T38">break</text:span>;</text:p>
            <text:p text:style-name="P134"><text:s text:c="20"/><text:span text:style-name="T38">case</text:span> <text:span text:style-name="T66">"N"</text:span> <text:span text:style-name="T38">:</text:span></text:p>
            <text:p text:style-name="P134"><text:soft-page-break/><text:s text:c="20"/><text:span text:style-name="T36">this</text:span>.<text:span text:style-name="T55">terrain</text:span>.<text:span text:style-name="T63">setCase</text:span><text:span text:style-name="T3">(</text:span>ligne,colonne, <text:span text:style-name="T38">new</text:span> <text:span text:style-name="T63">Nourriture</text:span><text:span text:style-name="T3">(</text:span><text:span text:style-name="T65">250</text:span><text:span text:style-name="T3">))</text:span>;</text:p>
            <text:p text:style-name="P134"><text:s text:c="20"/><text:span text:style-name="T36">this</text:span>.<text:span text:style-name="T55">total</text:span><text:span text:style-name="T36">+=</text:span><text:span text:style-name="T65">250</text:span>;</text:p>
            <text:p text:style-name="P134"><text:s text:c="20"/><text:span text:style-name="T38">break</text:span>;</text:p>
            <text:p text:style-name="P134"><text:s text:c="20"/><text:span text:style-name="T38">case</text:span> <text:span text:style-name="T66">" "</text:span><text:span text:style-name="T38">:</text:span></text:p>
            <text:p text:style-name="P134"><text:s text:c="20"/><text:span text:style-name="T38">break</text:span>;</text:p>
            <text:p text:style-name="P134"><text:s text:c="20"/><text:span text:style-name="T38">default</text:span> <text:span text:style-name="T38">:</text:span></text:p>
            <text:p text:style-name="P134"><text:s text:c="20"/><text:span text:style-name="T38">throw</text:span> <text:span text:style-name="T38">new</text:span> <text:span text:style-name="T63">InvalidFileContentException</text:span><text:span text:style-name="T3">(</text:span>arr[colonne]<text:span text:style-name="T3">)</text:span>; <text:span text:style-name="T1">//exception</text:span></text:p>
            <text:p text:style-name="P134"><text:s text:c="16"/>}</text:p>
            <text:p text:style-name="P134"><text:s text:c="12"/>}</text:p>
            <text:p text:style-name="P196"/>
            <text:p text:style-name="P134"><text:s text:c="12"/>ligne<text:span text:style-name="T36">++</text:span>;</text:p>
            <text:p text:style-name="P134"><text:s text:c="8"/>}</text:p>
            <text:p text:style-name="P196"/>
            <text:p text:style-name="P183"><text:s text:c="8"/>//Si le contenu du fichier est invalide</text:p>
            <text:p text:style-name="P134"><text:s text:c="8"/><text:span text:style-name="T38">if</text:span> (ligne<text:span text:style-name="T36">!=this</text:span>.<text:span text:style-name="T55">terrain</text:span>.<text:span text:style-name="T55">nbLignes</text:span>)</text:p>
            <text:p text:style-name="P134"><text:s text:c="12"/><text:span text:style-name="T38">throw</text:span> <text:span text:style-name="T38">new</text:span> <text:span text:style-name="T63">InvalidFileContentException</text:span><text:span text:style-name="T3">(</text:span><text:span text:style-name="T66">"Ligne"</text:span>,ligne,<text:span text:style-name="T36">this</text:span>.<text:span text:style-name="T55">terrain</text:span>.<text:span text:style-name="T55">nbLignes</text:span><text:span text:style-name="T3">)</text:span>;</text:p>
            <text:p text:style-name="P196"/>
            <text:p text:style-name="P134"><text:s text:c="8"/><text:span text:style-name="T38">if</text:span> (nb_colonies<text:span text:style-name="T36">!=</text:span><text:span text:style-name="T65">1</text:span>)</text:p>
            <text:p text:style-name="P134"><text:s text:c="12"/><text:span text:style-name="T38">throw</text:span> <text:span text:style-name="T38">new</text:span> <text:span text:style-name="T63">InvalidFileContentException</text:span><text:span text:style-name="T3">(</text:span>nb_colonies<text:span text:style-name="T3">)</text:span>;</text:p>
            <text:p text:style-name="P197"/>
            <text:p text:style-name="P134"><text:s text:c="8"/><text:span text:style-name="T55">readerTerrain</text:span>.<text:span text:style-name="T63">close</text:span><text:span text:style-name="T3">()</text:span>;</text:p>
            <text:p text:style-name="P196"/>
            <text:p text:style-name="P134"><text:s text:c="8"/><text:span text:style-name="T38">for</text:span> (<text:span text:style-name="T37">int</text:span> <text:span text:style-name="T55">n</text:span><text:span text:style-name="T36">=</text:span><text:span text:style-name="T65">0</text:span>; n<text:span text:style-name="T36">&lt;this</text:span>.<text:span text:style-name="T55">nb_fourmis</text:span>;n<text:span text:style-name="T36">++</text:span>){</text:p>
            <text:p text:style-name="P134"><text:s text:c="12"/><text:span text:style-name="T36">this</text:span>.<text:span text:style-name="T55">array_fourmis</text:span>[n] <text:span text:style-name="T36">=</text:span> <text:span text:style-name="T38">new</text:span> <text:span text:style-name="T63">Fourmi</text:span><text:span text:style-name="T3">(</text:span><text:span text:style-name="T36">this</text:span>.<text:span text:style-name="T55">colo_coors</text:span>,<text:span text:style-name="T36">this</text:span>.<text:span text:style-name="T55">terrain</text:span>.<text:span text:style-name="T55">nbLignes</text:span>,<text:span text:style-name="T36">this</text:span>.<text:span text:style-name="T55">terrain</text:span>.<text:span text:style-name="T55">nbColonnes</text:span><text:span text:style-name="T3">)</text:span>;</text:p>
            <text:p text:style-name="P134"><text:s text:c="8"/>}</text:p>
            <text:p text:style-name="P196"/>
            <text:p text:style-name="P134"><text:s text:c="4"/>}</text:p>
            <text:p text:style-name="P196"/>
            <text:p text:style-name="P183"><text:s text:c="4"/>/**</text:p>
            <text:p text:style-name="P183"><text:s text:c="4"/>* Constructeur de Simulation, mais avec un nombre par default d'iterations (32767) et de fourmis (500)</text:p>
            <text:p text:style-name="P134"><text:span text:style-name="T1"><text:s text:c="4"/>* </text:span><text:span text:style-name="T38">@param</text:span> <text:span text:style-name="T54">filename</text:span> <text:span text:style-name="T1">Nom du fichier depuis lequel lire</text:span></text:p>
            <text:p text:style-name="P183"><text:s text:c="4"/>*/</text:p>
            <text:p text:style-name="P134"><text:s text:c="4"/><text:span text:style-name="T37">public</text:span><text:span text:style-name="T62"> </text:span><text:span text:style-name="T63">Simulation</text:span><text:span text:style-name="T3">(</text:span>String <text:span text:style-name="T54">filename</text:span><text:span text:style-name="T3">)</text:span><text:span text:style-name="T62"> </text:span><text:span text:style-name="T37">throws</text:span><text:span text:style-name="T62"> </text:span>FileNotFoundException,<text:span text:style-name="T62"> </text:span>InvalidFileContentException<text:span text:style-name="T62"> </text:span>{</text:p>
            <text:p text:style-name="P134"><text:s text:c="8"/><text:span text:style-name="T36">this</text:span>(filename,<text:span text:style-name="T55">Short</text:span>.<text:span text:style-name="T55">MAX_VALUE</text:span>,<text:span text:style-name="T65">500</text:span>);</text:p>
            <text:p text:style-name="P134"><text:s text:c="4"/>}</text:p>
            <text:p text:style-name="P183"><text:s text:c="4"/>/**</text:p>
            <text:p text:style-name="P183"><text:s text:c="4"/>* Simule les fourmis</text:p>
            <text:p text:style-name="P183"><text:s text:c="4"/>*/</text:p>
            <text:p text:style-name="P134"><text:s text:c="4"/><text:span text:style-name="T37">public</text:span><text:span text:style-name="T62"> </text:span><text:span text:style-name="T37">void</text:span><text:span text:style-name="T62"> </text:span><text:span text:style-name="T63">simulerFourmis</text:span><text:span text:style-name="T3">()</text:span>{</text:p>
            <text:p text:style-name="P134"><text:s text:c="8"/><text:span text:style-name="T38">for</text:span> (Fourmi <text:span text:style-name="T55">f</text:span> <text:span text:style-name="T38">:</text:span> <text:span text:style-name="T36">this</text:span>.<text:span text:style-name="T55">array_fourmis</text:span>){</text:p>
            <text:p text:style-name="P134"><text:s text:c="12"/><text:span text:style-name="T37">int</text:span>[] <text:span text:style-name="T56">delta_dir</text:span> <text:span text:style-name="T36">=</text:span> <text:span text:style-name="T55">f</text:span>.<text:span text:style-name="T63">bouger</text:span><text:span text:style-name="T3">(</text:span><text:span text:style-name="T36">this</text:span>.<text:span text:style-name="T55">terrain</text:span><text:span text:style-name="T3">)</text:span>;</text:p>
            <text:p text:style-name="P134"><text:s text:c="12"/><text:span text:style-name="T55">f</text:span>.<text:span text:style-name="T63">rapporter</text:span><text:span text:style-name="T3">(</text:span><text:span text:style-name="T36">this</text:span>.<text:span text:style-name="T55">terrain</text:span><text:span text:style-name="T3">)</text:span>;</text:p>
            <text:p text:style-name="P134"><text:s text:c="12"/><text:span text:style-name="T55">f</text:span>.<text:span text:style-name="T63">deposerNourriture</text:span><text:span text:style-name="T3">(</text:span><text:span text:style-name="T36">this</text:span>.<text:span text:style-name="T55">terrain</text:span><text:span text:style-name="T3">)</text:span>;</text:p>
            <text:p text:style-name="P134"><text:s text:c="12"/><text:span text:style-name="T55">f</text:span>.<text:span text:style-name="T63">setPheromone</text:span><text:span text:style-name="T3">(</text:span><text:span text:style-name="T36">this</text:span>.<text:span text:style-name="T55">terrain</text:span>, <text:span text:style-name="T78">delta_dir</text:span>[<text:span text:style-name="T65">0</text:span>], <text:span text:style-name="T78">delta_dir</text:span>[<text:span text:style-name="T65">1</text:span>]<text:span text:style-name="T3">)</text:span>;</text:p>
            <text:p text:style-name="P134"><text:s text:c="8"/>}</text:p>
            <text:p text:style-name="P134"><text:s text:c="4"/>}</text:p>
            <text:p text:style-name="P196"/>
            <text:p text:style-name="P183"><text:s text:c="4"/>/**</text:p>
            <text:p text:style-name="P183"><text:s text:c="4"/>* Met a jour les pheromones</text:p>
            <text:p text:style-name="P183"><text:s text:c="4"/>*/</text:p>
            <text:p text:style-name="P134"><text:s text:c="4"/><text:span text:style-name="T37">public</text:span><text:span text:style-name="T62"> </text:span><text:span text:style-name="T37">void</text:span><text:span text:style-name="T62"> </text:span><text:span text:style-name="T63">updatePheromones</text:span><text:span text:style-name="T3">()</text:span>{</text:p>
            <text:p text:style-name="P134"><text:s text:c="8"/>Ressource <text:span text:style-name="T55">r</text:span>;</text:p>
            <text:p text:style-name="P134"><text:s text:c="8"/><text:span text:style-name="T38">for</text:span> (<text:span text:style-name="T37">int</text:span> <text:span text:style-name="T55">x</text:span><text:span text:style-name="T36">=</text:span><text:span text:style-name="T65">0</text:span>; x<text:span text:style-name="T36">&lt;this</text:span>.<text:span text:style-name="T55">terrain</text:span>.<text:span text:style-name="T55">nbLignes</text:span>; x<text:span text:style-name="T36">++</text:span>){</text:p>
            <text:p text:style-name="P134"><text:s text:c="12"/><text:span text:style-name="T38">for</text:span> (<text:span text:style-name="T37">int</text:span> <text:span text:style-name="T55">y</text:span><text:span text:style-name="T36">=</text:span><text:span text:style-name="T65">0</text:span>; y<text:span text:style-name="T36">&lt;this</text:span>.<text:span text:style-name="T55">terrain</text:span>.<text:span text:style-name="T55">nbColonnes</text:span>; y<text:span text:style-name="T36">++</text:span>){</text:p>
            <text:p text:style-name="P134"><text:s text:c="16"/>r<text:span text:style-name="T36">=this</text:span>.<text:span text:style-name="T55">terrain</text:span>.<text:span text:style-name="T63">getCase</text:span><text:span text:style-name="T3">(</text:span>x,y<text:span text:style-name="T3">)</text:span>;</text:p>
            <text:p text:style-name="P196"/>
            <text:p text:style-name="P134"><text:s text:c="16"/><text:span text:style-name="T38">if</text:span> (r <text:span text:style-name="T38">instanceof</text:span> Pheromone){</text:p>
            <text:p text:style-name="P134"><text:soft-page-break/><text:s text:c="20"/>Pheromone <text:span text:style-name="T55">r_cast</text:span> <text:span text:style-name="T36">=</text:span> (Pheromone)r;</text:p>
            <text:p text:style-name="P134"><text:s text:c="20"/><text:span text:style-name="T55">r_cast</text:span>.<text:span text:style-name="T63">updatePheromone</text:span><text:span text:style-name="T3">()</text:span>;</text:p>
            <text:p text:style-name="P134"><text:s text:c="20"/><text:span text:style-name="T38">if</text:span> (<text:span text:style-name="T55">r_cast</text:span>.<text:span text:style-name="T63">getQuantite</text:span><text:span text:style-name="T3">()</text:span><text:span text:style-name="T36">&lt;=</text:span><text:span text:style-name="T65">0</text:span> <text:span text:style-name="T36">&amp;&amp;</text:span> <text:span text:style-name="T55">r_cast</text:span>.<text:span text:style-name="T63">isColoNULL</text:span><text:span text:style-name="T3">()</text:span> <text:span text:style-name="T36">&amp;&amp;</text:span> <text:span text:style-name="T55">r_cast</text:span>.<text:span text:style-name="T63">isNourNULL</text:span><text:span text:style-name="T3">()</text:span>){</text:p>
            <text:p text:style-name="P134"><text:s text:c="24"/><text:span text:style-name="T36">this</text:span>.<text:span text:style-name="T55">terrain</text:span>.<text:span text:style-name="T63">videCase</text:span><text:span text:style-name="T3">(</text:span>x,y<text:span text:style-name="T3">)</text:span>;</text:p>
            <text:p text:style-name="P134"><text:s text:c="20"/>}</text:p>
            <text:p text:style-name="P134"><text:s text:c="16"/>}</text:p>
            <text:p text:style-name="P134"><text:s text:c="12"/>}</text:p>
            <text:p text:style-name="P134"><text:s text:c="8"/>}</text:p>
            <text:p text:style-name="P134"><text:s text:c="4"/>}</text:p>
            <text:p text:style-name="P196"/>
            <text:p text:style-name="P134"><text:s text:c="4"/><text:span text:style-name="T37">private</text:span><text:span text:style-name="T53"> </text:span><text:span text:style-name="T37">static</text:span><text:span text:style-name="T53"> </text:span><text:span text:style-name="T37">final</text:span><text:span text:style-name="T53"> </text:span>BasicStroke<text:span text:style-name="T53"> </text:span><text:span text:style-name="T55">default_stroke</text:span><text:span text:style-name="T53"> </text:span><text:span text:style-name="T36">=</text:span><text:span text:style-name="T53"> </text:span><text:span text:style-name="T38">new</text:span><text:span text:style-name="T53"> </text:span><text:span text:style-name="T63">BasicStroke</text:span><text:span text:style-name="T54">()</text:span>;<text:span text:style-name="T53"> </text:span><text:span text:style-name="T1">//eppaisseur du cadrillage</text:span></text:p>
            <text:p text:style-name="P196"/>
            <text:p text:style-name="P183"><text:s text:c="4"/>//dessine le plateau de jeu</text:p>
            <text:p text:style-name="P134"><text:s text:c="4"/><text:span text:style-name="T37">private</text:span><text:span text:style-name="T62"> </text:span><text:span text:style-name="T37">void</text:span><text:span text:style-name="T62"> </text:span><text:span text:style-name="T63">dessinerRessources</text:span><text:span text:style-name="T3">(</text:span>Graphics <text:span text:style-name="T54">g</text:span><text:span text:style-name="T3">)</text:span>{</text:p>
            <text:p text:style-name="P196"/>
            <text:p text:style-name="P134"><text:s text:c="8"/><text:span text:style-name="T38">for</text:span> (<text:span text:style-name="T37">int</text:span> <text:span text:style-name="T55">x</text:span><text:span text:style-name="T36">=</text:span><text:span text:style-name="T65">0</text:span>; x<text:span text:style-name="T36">&lt;this</text:span>.<text:span text:style-name="T55">terrain</text:span>.<text:span text:style-name="T55">nbLignes</text:span>; x<text:span text:style-name="T36">++</text:span>){</text:p>
            <text:p text:style-name="P134"><text:s text:c="12"/><text:span text:style-name="T38">for</text:span> (<text:span text:style-name="T37">int</text:span> <text:span text:style-name="T55">y</text:span><text:span text:style-name="T36">=</text:span><text:span text:style-name="T65">0</text:span>; y<text:span text:style-name="T36">&lt;this</text:span>.<text:span text:style-name="T55">terrain</text:span>.<text:span text:style-name="T55">nbColonnes</text:span>; y<text:span text:style-name="T36">++</text:span>){</text:p>
            <text:p text:style-name="P134"><text:s text:c="16"/>Ressource <text:span text:style-name="T55">r</text:span> <text:span text:style-name="T36">=</text:span> <text:span text:style-name="T36">this</text:span>.<text:span text:style-name="T55">terrain</text:span>.<text:span text:style-name="T63">getCase</text:span><text:span text:style-name="T3">(</text:span>x,y<text:span text:style-name="T3">)</text:span>;</text:p>
            <text:p text:style-name="P134"><text:s text:c="16"/><text:span text:style-name="T38">if</text:span> (r<text:span text:style-name="T36">!=</text:span><text:span text:style-name="T65">null</text:span>){</text:p>
            <text:p text:style-name="P134"><text:s text:c="20"/>((Affichage)r).<text:span text:style-name="T63">dessiner</text:span><text:span text:style-name="T3">(</text:span>g, x, y<text:span text:style-name="T3">)</text:span>;</text:p>
            <text:p text:style-name="P134"><text:s text:c="16"/>}</text:p>
            <text:p text:style-name="P134"><text:s text:c="12"/>}</text:p>
            <text:p text:style-name="P134"><text:s text:c="8"/>}</text:p>
            <text:p text:style-name="P196"/>
            <text:p text:style-name="P134"><text:s text:c="4"/>}</text:p>
            <text:p text:style-name="P196"/>
            <text:p text:style-name="P183"><text:s text:c="4"/>//dessine le cadrillage</text:p>
            <text:p text:style-name="P134"><text:s text:c="4"/><text:span text:style-name="T37">private</text:span><text:span text:style-name="T62"> </text:span><text:span text:style-name="T37">void</text:span><text:span text:style-name="T62"> </text:span><text:span text:style-name="T63">dessinerQuadrillage</text:span><text:span text:style-name="T3">(</text:span>Graphics <text:span text:style-name="T54">g</text:span><text:span text:style-name="T3">)</text:span>{</text:p>
            <text:p text:style-name="P196"/>
            <text:p text:style-name="P134"><text:s text:c="8"/><text:span text:style-name="T38">for</text:span> (<text:span text:style-name="T37">int</text:span> <text:span text:style-name="T55">x</text:span><text:span text:style-name="T36">=</text:span><text:span text:style-name="T65">0</text:span>; x<text:span text:style-name="T36">&lt;=this</text:span>.<text:span text:style-name="T55">terrain</text:span>.<text:span text:style-name="T55">nbColonnes</text:span>; x<text:span text:style-name="T36">++</text:span>){</text:p>
            <text:p text:style-name="P134"><text:s text:c="12"/><text:span text:style-name="T55">g</text:span>.<text:span text:style-name="T63">setColor</text:span><text:span text:style-name="T3">(</text:span><text:span text:style-name="T38">new</text:span> <text:span text:style-name="T63">Color</text:span><text:span text:style-name="T3">(</text:span><text:span text:style-name="T65">0</text:span>,<text:span text:style-name="T65">0</text:span>,<text:span text:style-name="T65">0</text:span>,<text:span text:style-name="T65">100</text:span><text:span text:style-name="T3">))</text:span>;</text:p>
            <text:p text:style-name="P134"><text:s text:c="12"/><text:span text:style-name="T55">g</text:span>.<text:span text:style-name="T63">drawRect</text:span><text:span text:style-name="T3">(</text:span>TAILLE_DIV<text:span text:style-name="T36">*</text:span>x,<text:span text:style-name="T65">0</text:span>,<text:span text:style-name="T65">2</text:span>,TAILLE_ECRAN_Y<text:span text:style-name="T3">)</text:span>;</text:p>
            <text:p text:style-name="P134"><text:s text:c="12"/><text:span text:style-name="T55">g</text:span>.<text:span text:style-name="T63">fillRect</text:span><text:span text:style-name="T3">(</text:span>TAILLE_DIV<text:span text:style-name="T36">*</text:span>x<text:span text:style-name="T36">-</text:span><text:span text:style-name="T65">2</text:span>,<text:span text:style-name="T65">0</text:span>,<text:span text:style-name="T65">4</text:span>,TAILLE_ECRAN_Y<text:span text:style-name="T3">)</text:span>;</text:p>
            <text:p text:style-name="P134"><text:s text:c="8"/>}</text:p>
            <text:p text:style-name="P196"/>
            <text:p text:style-name="P134"><text:s text:c="8"/><text:span text:style-name="T38">for</text:span> (<text:span text:style-name="T37">int</text:span> <text:span text:style-name="T55">y</text:span><text:span text:style-name="T36">=</text:span><text:span text:style-name="T65">0</text:span>; y<text:span text:style-name="T36">&lt;=this</text:span>.<text:span text:style-name="T55">terrain</text:span>.<text:span text:style-name="T55">nbLignes</text:span>; y<text:span text:style-name="T36">++</text:span>){</text:p>
            <text:p text:style-name="P134"><text:s text:c="12"/><text:span text:style-name="T55">g</text:span>.<text:span text:style-name="T63">setColor</text:span><text:span text:style-name="T3">(</text:span><text:span text:style-name="T38">new</text:span> <text:span text:style-name="T63">Color</text:span><text:span text:style-name="T3">(</text:span><text:span text:style-name="T65">0</text:span>,<text:span text:style-name="T65">0</text:span>,<text:span text:style-name="T65">0</text:span>,<text:span text:style-name="T65">50</text:span><text:span text:style-name="T3">))</text:span>;</text:p>
            <text:p text:style-name="P134"><text:s text:c="12"/><text:span text:style-name="T55">g</text:span>.<text:span text:style-name="T63">drawRect</text:span><text:span text:style-name="T3">(</text:span><text:span text:style-name="T65">0</text:span>,TAILLE_DIV<text:span text:style-name="T36">*</text:span>y,TAILLE_ECRAN_X,<text:span text:style-name="T65">2</text:span><text:span text:style-name="T3">)</text:span>;</text:p>
            <text:p text:style-name="P134"><text:s text:c="12"/><text:span text:style-name="T55">g</text:span>.<text:span text:style-name="T63">fillRect</text:span><text:span text:style-name="T3">(</text:span><text:span text:style-name="T65">0</text:span>,TAILLE_DIV<text:span text:style-name="T36">*</text:span>y<text:span text:style-name="T36">-</text:span><text:span text:style-name="T65">2</text:span>,TAILLE_ECRAN_X,<text:span text:style-name="T65">4</text:span><text:span text:style-name="T3">)</text:span>;</text:p>
            <text:p text:style-name="P134"><text:s text:c="8"/>}</text:p>
            <text:p text:style-name="P196"/>
            <text:p text:style-name="P134"><text:s text:c="4"/>}</text:p>
            <text:p text:style-name="P196"/>
            <text:p text:style-name="P183"><text:s text:c="4"/>//dessine toutes les fourmis</text:p>
            <text:p text:style-name="P134"><text:s text:c="4"/><text:span text:style-name="T37">private</text:span><text:span text:style-name="T62"> </text:span><text:span text:style-name="T37">void</text:span><text:span text:style-name="T62"> </text:span><text:span text:style-name="T63">dessinerFourmis</text:span><text:span text:style-name="T3">(</text:span>Graphics <text:span text:style-name="T54">g</text:span><text:span text:style-name="T3">)</text:span>{</text:p>
            <text:p text:style-name="P196"/>
            <text:p text:style-name="P134"><text:s text:c="8"/><text:span text:style-name="T38">for</text:span> (Fourmi <text:span text:style-name="T55">f</text:span> <text:span text:style-name="T38">:</text:span> array_fourmis){</text:p>
            <text:p text:style-name="P134"><text:s text:c="12"/><text:span text:style-name="T55">f</text:span>.<text:span text:style-name="T63">dessiner</text:span><text:span text:style-name="T3">(</text:span>g,<text:span text:style-name="T65">0</text:span>,<text:span text:style-name="T65">0</text:span><text:span text:style-name="T3">)</text:span>;</text:p>
            <text:p text:style-name="P134"><text:s text:c="8"/>}</text:p>
            <text:p text:style-name="P196"/>
            <text:p text:style-name="P134"><text:s text:c="4"/>}</text:p>
            <text:p text:style-name="P196"/>
            <text:p text:style-name="P183"><text:s text:c="4"/>//dessine la quantite de nourriture dans la colonie</text:p>
            <text:p text:style-name="P134"><text:s text:c="4"/><text:span text:style-name="T37">private</text:span><text:span text:style-name="T62"> </text:span><text:span text:style-name="T37">void</text:span><text:span text:style-name="T62"> </text:span><text:span text:style-name="T63">dessinerTotal</text:span><text:span text:style-name="T3">(</text:span><text:span text:style-name="T37">int</text:span> <text:span text:style-name="T54">x</text:span>, <text:span text:style-name="T37">int</text:span> <text:span text:style-name="T54">y</text:span>, Graphics <text:span text:style-name="T54">g</text:span><text:span text:style-name="T3">)</text:span>{</text:p>
            <text:p text:style-name="P196"/>
            <text:p text:style-name="P134"><text:s text:c="8"/><text:span text:style-name="T55">g</text:span>.<text:span text:style-name="T63">setColor</text:span><text:span text:style-name="T3">(</text:span><text:span text:style-name="T38">new</text:span> <text:span text:style-name="T63">Color</text:span><text:span text:style-name="T3">(</text:span><text:span text:style-name="T65">0</text:span>,<text:span text:style-name="T65">0</text:span>,<text:span text:style-name="T65">0</text:span>,<text:span text:style-name="T65">255</text:span><text:span text:style-name="T3">))</text:span>;</text:p>
            <text:p text:style-name="P134"><text:s text:c="8"/><text:span text:style-name="T55">g</text:span>.<text:span text:style-name="T63">drawString</text:span><text:span text:style-name="T3">(</text:span><text:span text:style-name="T55">String</text:span>.<text:span text:style-name="T63">valueOf</text:span><text:span text:style-name="T3">(</text:span><text:span text:style-name="T36">this</text:span>.<text:span text:style-name="T55">terrain</text:span>.<text:span text:style-name="T63">getCase</text:span><text:span text:style-name="T3">(</text:span>colo_coors[<text:span text:style-name="T65">0</text:span>],colo_coors[<text:span text:style-name="T65">1</text:span>]<text:span text:style-name="T3">)</text:span>.<text:span text:style-name="T63">getQuantite, </text:span>x<text:span text:style-name="T36">*</text:span>TAILLE_DIV<text:span text:style-name="T36">+</text:span><text:span text:style-name="T65">10</text:span>, </text:p>
            <text:p text:style-name="P134"><text:s text:c="16"/>y<text:span text:style-name="T36">*</text:span>TAILLE_DIV<text:span text:style-name="T36">+</text:span>TAILLE_DIV<text:span text:style-name="T36">/</text:span><text:span text:style-name="T65">2</text:span><text:span text:style-name="T36">+</text:span><text:span text:style-name="T65">5</text:span><text:span text:style-name="T3">)</text:span>;</text:p>
            <text:p text:style-name="P134"><text:soft-page-break/><text:s text:c="4"/>}</text:p>
            <text:p text:style-name="P196"/>
            <text:p text:style-name="P183"><text:s text:c="4"/>//dessine tout</text:p>
            <text:p text:style-name="P134"><text:s text:c="4"/><text:span text:style-name="T37">private</text:span><text:span text:style-name="T53"> </text:span><text:span text:style-name="T37">final</text:span><text:span text:style-name="T53"> </text:span>Image<text:span text:style-name="T53"> </text:span><text:span text:style-name="T55">background_img</text:span><text:span text:style-name="T53"> </text:span><text:span text:style-name="T36">=</text:span><text:span text:style-name="T53"> </text:span><text:span text:style-name="T38">new</text:span><text:span text:style-name="T53"> </text:span><text:span text:style-name="T63">ImageIcon</text:span><text:span text:style-name="T54">(</text:span><text:span text:style-name="T66">"fichiers/background.png"</text:span><text:span text:style-name="T54">)</text:span>.<text:span text:style-name="T63">getImage</text:span><text:span text:style-name="T3">()</text:span>;</text:p>
            <text:p text:style-name="P196"/>
            <text:p text:style-name="P134"><text:s text:c="4"/>@Override</text:p>
            <text:p text:style-name="P134"><text:s text:c="4"/><text:span text:style-name="T37">public</text:span><text:span text:style-name="T62"> </text:span><text:span text:style-name="T37">void</text:span><text:span text:style-name="T62"> </text:span><text:span text:style-name="T63">paint</text:span><text:span text:style-name="T3">(</text:span>Graphics <text:span text:style-name="T54">g</text:span><text:span text:style-name="T3">)</text:span>{</text:p>
            <text:p text:style-name="P134"><text:s text:c="8"/><text:span text:style-name="T55">g</text:span>.<text:span text:style-name="T63">drawImage</text:span><text:span text:style-name="T3">(</text:span>background_img,<text:span text:style-name="T65">0</text:span>,<text:span text:style-name="T65">0</text:span>, <text:span text:style-name="T36">this</text:span><text:span text:style-name="T3">)</text:span>;</text:p>
            <text:p text:style-name="P134"><text:s text:c="8"/><text:span text:style-name="T63">dessinerRessources</text:span><text:span text:style-name="T3">(</text:span>g<text:span text:style-name="T3">)</text:span>;</text:p>
            <text:p text:style-name="P134"><text:s text:c="8"/>((Graphics2D)g).<text:span text:style-name="T63">setStroke</text:span><text:span text:style-name="T3">(</text:span><text:span text:style-name="T55">Simulation</text:span>.<text:span text:style-name="T55">default_stroke</text:span><text:span text:style-name="T3">)</text:span>;</text:p>
            <text:p text:style-name="P134"><text:s text:c="8"/><text:span text:style-name="T63">dessinerQuadrillage</text:span><text:span text:style-name="T3">(</text:span>g<text:span text:style-name="T3">)</text:span>;</text:p>
            <text:p text:style-name="P134"><text:s text:c="8"/><text:span text:style-name="T63">dessinerFourmis</text:span><text:span text:style-name="T3">(</text:span>g<text:span text:style-name="T3">)</text:span>;</text:p>
            <text:p text:style-name="P134"><text:s text:c="4"/>}</text:p>
            <text:p text:style-name="P196"/>
            <text:p text:style-name="P183"><text:s text:c="4"/>/**</text:p>
            <text:p text:style-name="P183"><text:s text:c="4"/>* Log les données de la simulation</text:p>
            <text:p text:style-name="P134"><text:span text:style-name="T1"><text:s text:c="4"/>* </text:span><text:span text:style-name="T38">@param</text:span> <text:span text:style-name="T54">nb_iters_pris</text:span> <text:span text:style-name="T1">le nombre d'itérations que la simulation a pris</text:span></text:p>
            <text:p text:style-name="P183"><text:s text:c="4"/>*/</text:p>
            <text:p text:style-name="P134"><text:s text:c="4"/><text:span text:style-name="T37">public</text:span><text:span text:style-name="T62"> </text:span><text:span text:style-name="T37">void</text:span><text:span text:style-name="T62"> </text:span><text:span text:style-name="T63">log</text:span><text:span text:style-name="T3">(</text:span><text:span text:style-name="T37">int</text:span> <text:span text:style-name="T54">nb_iters_pris</text:span><text:span text:style-name="T3">)</text:span>{</text:p>
            <text:p text:style-name="P196"/>
            <text:p text:style-name="P134"><text:s text:c="8"/><text:span text:style-name="T37">boolean</text:span> <text:span text:style-name="T55">arret_par_iter</text:span> <text:span text:style-name="T36">=</text:span> (nb_iters_pris<text:span text:style-name="T36">&gt;=this</text:span>.<text:span text:style-name="T55">nb_iters</text:span>);</text:p>
            <text:p text:style-name="P196"/>
            <text:p text:style-name="P134"><text:s text:c="8"/><text:span text:style-name="T37">int</text:span> <text:span text:style-name="T55">index</text:span> <text:span text:style-name="T36">=</text:span> <text:span text:style-name="T36">this</text:span>.<text:span text:style-name="T55">nom_fichier</text:span>.<text:span text:style-name="T63">indexOf</text:span><text:span text:style-name="T3">(</text:span><text:span text:style-name="T66">".txt"</text:span><text:span text:style-name="T3">)</text:span>;</text:p>
            <text:p text:style-name="P134"><text:s text:c="8"/>String <text:span text:style-name="T55">nom_file_log</text:span> <text:span text:style-name="T36">=</text:span> <text:span text:style-name="T36">this</text:span>.<text:span text:style-name="T55">nom_fichier</text:span>.<text:span text:style-name="T63">substring</text:span><text:span text:style-name="T3">(</text:span><text:span text:style-name="T65">0</text:span>, index<text:span text:style-name="T3">)</text:span> <text:span text:style-name="T36">+</text:span> <text:span text:style-name="T66">".log"</text:span>;</text:p>
            <text:p text:style-name="P196"/>
            <text:p text:style-name="P134"><text:s text:c="8"/>Ressource <text:span text:style-name="T55">colo</text:span> <text:span text:style-name="T36">=</text:span> <text:span text:style-name="T36">this</text:span>.<text:span text:style-name="T55">terrain</text:span>.<text:span text:style-name="T63">getCase</text:span><text:span text:style-name="T3">(</text:span>colo_coors[<text:span text:style-name="T65">0</text:span>],colo_coors[<text:span text:style-name="T65">1</text:span>]<text:span text:style-name="T3">)</text:span>;</text:p>
            <text:p text:style-name="P196"/>
            <text:p text:style-name="P134"><text:s text:c="8"/><text:span text:style-name="T38">try</text:span> {</text:p>
            <text:p text:style-name="P196"/>
            <text:p text:style-name="P134"><text:s text:c="12"/>File <text:span text:style-name="T55">logFile</text:span> <text:span text:style-name="T36">=</text:span> <text:span text:style-name="T38">new</text:span> <text:span text:style-name="T63">File</text:span><text:span text:style-name="T3">(</text:span>nom_file_log<text:span text:style-name="T3">)</text:span>;</text:p>
            <text:p text:style-name="P134"><text:s text:c="12"/>FileWriter <text:span text:style-name="T55">myWriter</text:span> <text:span text:style-name="T36">=</text:span> <text:span text:style-name="T38">new</text:span> <text:span text:style-name="T63">FileWriter</text:span><text:span text:style-name="T3">(</text:span>logFile<text:span text:style-name="T3">)</text:span>;</text:p>
            <text:p text:style-name="P196"/>
            <text:p text:style-name="P183"><text:s text:c="12"/>//Cause d'arret</text:p>
            <text:p text:style-name="P134"><text:s text:c="12"/><text:span text:style-name="T55">myWriter</text:span>.<text:span text:style-name="T63">write</text:span><text:span text:style-name="T3">(</text:span><text:span text:style-name="T66">"Cause d'arret : "</text:span><text:span text:style-name="T3">)</text:span>;</text:p>
            <text:p text:style-name="P196"/>
            <text:p text:style-name="P134"><text:s text:c="12"/><text:span text:style-name="T38">if</text:span> (arret_par_iter){</text:p>
            <text:p text:style-name="P134"><text:s text:c="16"/><text:span text:style-name="T55">myWriter</text:span>.<text:span text:style-name="T63">write</text:span><text:span text:style-name="T3">(</text:span><text:span text:style-name="T66">"Nombre d'iterations max atteintes : "</text:span> <text:span text:style-name="T36">+</text:span> nb_iters_pris <text:span text:style-name="T36">+</text:span> <text:span text:style-name="T66">"</text:span>\n<text:span text:style-name="T66">"</text:span><text:span text:style-name="T3">)</text:span>;</text:p>
            <text:p text:style-name="P134"><text:s text:c="16"/><text:span text:style-name="T55">myWriter</text:span>.<text:span text:style-name="T63">write</text:span><text:span text:style-name="T3">(</text:span><text:span text:style-name="T55">String</text:span>.<text:span text:style-name="T63">format</text:span><text:span text:style-name="T3">(</text:span><text:span text:style-name="T66">"Total (Recolte %d || Rapporte %d) / %d</text:span>\n<text:span text:style-name="T66">"</text:span>,<text:span text:style-name="T55">Fourmi</text:span>.<text:span text:style-name="T63">getTotalPris</text:span><text:span text:style-name="T3">()</text:span>,<text:span text:style-name="T55">colo</text:span>.<text:span text:style-name="T63">getQuantite</text:span><text:span text:style-name="T3">()</text:span>,<text:span text:style-name="T36">this</text:span>.<text:span text:style-name="T55">total</text:span><text:span text:style-name="T3">))</text:span>;</text:p>
            <text:p text:style-name="P134"><text:s text:c="12"/>} <text:span text:style-name="T38">else</text:span> {</text:p>
            <text:p text:style-name="P134"><text:s text:c="16"/><text:span text:style-name="T55">myWriter</text:span>.<text:span text:style-name="T63">write</text:span><text:span text:style-name="T3">(</text:span><text:span text:style-name="T66">"Toute la nourriture fut recoltee</text:span>\n<text:span text:style-name="T66">"</text:span><text:span text:style-name="T3">)</text:span>;</text:p>
            <text:p text:style-name="P134"><text:s text:c="16"/><text:span text:style-name="T55">myWriter</text:span>.<text:span text:style-name="T63">write</text:span><text:span text:style-name="T3">(</text:span><text:span text:style-name="T55">String</text:span>.<text:span text:style-name="T63">format</text:span><text:span text:style-name="T3">(</text:span><text:span text:style-name="T66">"Iterations prises : %d</text:span>\n<text:span text:style-name="T66">"</text:span>,nb_iters_pris<text:span text:style-name="T3">))</text:span>;</text:p>
            <text:p text:style-name="P134"><text:s text:c="12"/>}</text:p>
            <text:p text:style-name="P196"/>
            <text:p text:style-name="P134"><text:s text:c="12"/><text:span text:style-name="T55">myWriter</text:span>.<text:span text:style-name="T63">write</text:span><text:span text:style-name="T3">(</text:span><text:span text:style-name="T66">"&lt;Fourmis&gt;</text:span>\n<text:span text:style-name="T66">"</text:span><text:span text:style-name="T3">)</text:span>;</text:p>
            <text:p text:style-name="P134"><text:s text:c="12"/><text:span text:style-name="T38">for</text:span> (Fourmi <text:span text:style-name="T55">f</text:span> <text:span text:style-name="T38">:</text:span> <text:span text:style-name="T36">this</text:span>.<text:span text:style-name="T55">array_fourmis</text:span>){</text:p>
            <text:p text:style-name="P134"><text:s text:c="16"/><text:span text:style-name="T55">myWriter</text:span>.<text:span text:style-name="T63">write</text:span><text:span text:style-name="T3">(</text:span><text:span text:style-name="T55">f</text:span>.<text:span text:style-name="T63">toString</text:span><text:span text:style-name="T3">()</text:span><text:span text:style-name="T36">+</text:span><text:span text:style-name="T66">"</text:span>\n<text:span text:style-name="T66">"</text:span><text:span text:style-name="T3">)</text:span>;</text:p>
            <text:p text:style-name="P134"><text:s text:c="12"/>}</text:p>
            <text:p text:style-name="P134"><text:s text:c="12"/><text:span text:style-name="T55">myWriter</text:span>.<text:span text:style-name="T63">write</text:span><text:span text:style-name="T3">(</text:span><text:span text:style-name="T66">"&lt;/Fourmis&gt;</text:span>\n<text:span text:style-name="T66">"</text:span><text:span text:style-name="T3">)</text:span>;</text:p>
            <text:p text:style-name="P196"/>
            <text:p text:style-name="P134"><text:s text:c="12"/><text:span text:style-name="T55">myWriter</text:span>.<text:span text:style-name="T63">write</text:span><text:span text:style-name="T3">(</text:span><text:span text:style-name="T66">"&lt;Ressources&gt;</text:span>\n<text:span text:style-name="T66">"</text:span><text:span text:style-name="T3">)</text:span>;</text:p>
            <text:p text:style-name="P134"><text:s text:c="12"/>Ressource <text:span text:style-name="T55">r</text:span>;</text:p>
            <text:p text:style-name="P134"><text:s text:c="12"/><text:span text:style-name="T38">for</text:span> (<text:span text:style-name="T37">int</text:span> <text:span text:style-name="T55">x</text:span><text:span text:style-name="T36">=</text:span><text:span text:style-name="T65">0</text:span>; x<text:span text:style-name="T36">&lt;this</text:span>.<text:span text:style-name="T55">terrain</text:span>.<text:span text:style-name="T55">nbLignes</text:span>; x<text:span text:style-name="T36">++</text:span>){</text:p>
            <text:p text:style-name="P134"><text:s text:c="16"/><text:span text:style-name="T38">for</text:span> (<text:span text:style-name="T37">int</text:span> <text:span text:style-name="T55">y</text:span><text:span text:style-name="T36">=</text:span><text:span text:style-name="T65">0</text:span>; y<text:span text:style-name="T36">&lt;this</text:span>.<text:span text:style-name="T55">terrain</text:span>.<text:span text:style-name="T55">nbColonnes</text:span>; y<text:span text:style-name="T36">++</text:span>){</text:p>
            <text:p text:style-name="P134"><text:s text:c="20"/>r<text:span text:style-name="T36">=this</text:span>.<text:span text:style-name="T55">terrain</text:span>.<text:span text:style-name="T63">getCase</text:span><text:span text:style-name="T3">(</text:span>x,y<text:span text:style-name="T3">)</text:span>;</text:p>
            <text:p text:style-name="P196"/>
            <text:p text:style-name="P134"><text:s text:c="20"/><text:span text:style-name="T38">if</text:span> (r<text:span text:style-name="T36">!=</text:span><text:span text:style-name="T65">null</text:span>){</text:p>
            <text:p text:style-name="P134"><text:s text:c="24"/><text:span text:style-name="T55">myWriter</text:span>.<text:span text:style-name="T63">write</text:span><text:span text:style-name="T3">(</text:span><text:span text:style-name="T55">r</text:span>.<text:span text:style-name="T63">toString</text:span><text:span text:style-name="T3">()</text:span><text:span text:style-name="T36">+</text:span><text:span text:style-name="T66">"</text:span>\n<text:span text:style-name="T66">"</text:span><text:span text:style-name="T3">)</text:span>;</text:p>
            <text:p text:style-name="P134"><text:soft-page-break/><text:s text:c="20"/>}</text:p>
            <text:p text:style-name="P134"><text:s text:c="16"/>}</text:p>
            <text:p text:style-name="P134"><text:s text:c="12"/>}</text:p>
            <text:p text:style-name="P134"><text:s text:c="12"/><text:span text:style-name="T55">myWriter</text:span>.<text:span text:style-name="T63">write</text:span><text:span text:style-name="T3">(</text:span><text:span text:style-name="T66">"&lt;/Ressources&gt;</text:span>\n<text:span text:style-name="T66">"</text:span><text:span text:style-name="T3">)</text:span>;</text:p>
            <text:p text:style-name="P196"/>
            <text:p text:style-name="P134"><text:s text:c="12"/><text:span text:style-name="T55">myWriter</text:span>.<text:span text:style-name="T63">write</text:span><text:span text:style-name="T3">(</text:span><text:span text:style-name="T66">"&lt;Evolution&gt;</text:span>\n<text:span text:style-name="T66">"</text:span><text:span text:style-name="T3">)</text:span>;</text:p>
            <text:p text:style-name="P134"><text:s text:c="12"/><text:span text:style-name="T38">for</text:span> (<text:span text:style-name="T37">int</text:span>[] <text:span text:style-name="T55">qtes</text:span> <text:span text:style-name="T38">:</text:span> <text:span text:style-name="T36">this</text:span>.<text:span text:style-name="T55">evolution_quantites</text:span>){</text:p>
            <text:p text:style-name="P134"><text:s text:c="16"/><text:span text:style-name="T55">myWriter</text:span>.<text:span text:style-name="T63">write</text:span><text:span text:style-name="T3">(</text:span><text:span text:style-name="T55">String</text:span>.<text:span text:style-name="T63">format</text:span><text:span text:style-name="T3">(</text:span><text:span text:style-name="T66">"%d|%d</text:span>\n<text:span text:style-name="T66">"</text:span>, qtes[<text:span text:style-name="T65">0</text:span>], qtes[<text:span text:style-name="T65">1</text:span>]<text:span text:style-name="T3">))</text:span>;</text:p>
            <text:p text:style-name="P134"><text:s text:c="12"/>}</text:p>
            <text:p text:style-name="P134"><text:s text:c="12"/><text:span text:style-name="T55">myWriter</text:span>.<text:span text:style-name="T63">write</text:span><text:span text:style-name="T3">(</text:span><text:span text:style-name="T66">"&lt;/Evolution&gt;</text:span>\n<text:span text:style-name="T66">"</text:span><text:span text:style-name="T3">)</text:span>;</text:p>
            <text:p text:style-name="P197"/>
            <text:p text:style-name="P134"><text:s text:c="12"/><text:span text:style-name="T55">myWriter</text:span>.<text:span text:style-name="T63">close</text:span><text:span text:style-name="T3">()</text:span>;</text:p>
            <text:p text:style-name="P134"><text:s text:c="12"/><text:span text:style-name="T55">System</text:span>.<text:span text:style-name="T55">out</text:span>.<text:span text:style-name="T63">println</text:span><text:span text:style-name="T3">(</text:span><text:span text:style-name="T66">"Logs crees avec succes :)"</text:span><text:span text:style-name="T3">)</text:span>;</text:p>
            <text:p text:style-name="P134"><text:s text:c="8"/>}</text:p>
            <text:p text:style-name="P134"><text:s text:c="8"/><text:span text:style-name="T38">catch</text:span> <text:span text:style-name="T3">(</text:span>IOException <text:span text:style-name="T54">e</text:span><text:span text:style-name="T3">)</text:span> {</text:p>
            <text:p text:style-name="P134"><text:s text:c="12"/><text:span text:style-name="T55">System</text:span>.<text:span text:style-name="T55">out</text:span>.<text:span text:style-name="T63">println</text:span><text:span text:style-name="T3">(</text:span><text:span text:style-name="T66">"Erreur lors de la creation des logs :("</text:span><text:span text:style-name="T3">)</text:span>;</text:p>
            <text:p text:style-name="P134"><text:s text:c="12"/><text:span text:style-name="T55">e</text:span>.<text:span text:style-name="T63">printStackTrace</text:span><text:span text:style-name="T3">()</text:span>;</text:p>
            <text:p text:style-name="P134"><text:s text:c="8"/>}</text:p>
            <text:p text:style-name="P134"><text:s text:c="4"/>}</text:p>
            <text:p text:style-name="P197"/>
            <text:p text:style-name="P183"><text:s text:c="4"/>/**</text:p>
            <text:p text:style-name="P183"><text:s text:c="4"/>* Ceci est la boucle de simulation</text:p>
            <text:p text:style-name="P183"><text:s text:c="4"/>*/</text:p>
            <text:p text:style-name="P134"><text:s text:c="4"/><text:span text:style-name="T37">public</text:span><text:span text:style-name="T62"> </text:span><text:span text:style-name="T37">void</text:span><text:span text:style-name="T62"> </text:span><text:span text:style-name="T63">simuler</text:span><text:span text:style-name="T3">()</text:span><text:span text:style-name="T62"> </text:span><text:span text:style-name="T37">throws</text:span><text:span text:style-name="T62"> </text:span>InterruptedException{</text:p>
            <text:p text:style-name="P196"/>
            <text:p text:style-name="P183"><text:s text:c="8"/>//initialisation de la fenetre </text:p>
            <text:p text:style-name="P134"><text:s text:c="8"/>JFrame <text:span text:style-name="T55">frame</text:span> <text:span text:style-name="T36">=</text:span> <text:span text:style-name="T38">new</text:span> <text:span text:style-name="T63">JFrame</text:span><text:span text:style-name="T3">(</text:span><text:span text:style-name="T66">"SimulANTion"</text:span><text:span text:style-name="T3">)</text:span>;</text:p>
            <text:p text:style-name="P134"><text:s text:c="8"/><text:span text:style-name="T55">frame</text:span>.<text:span text:style-name="T63">getContentPane</text:span><text:span text:style-name="T3">()</text:span>.<text:span text:style-name="T63">add</text:span><text:span text:style-name="T3">(</text:span><text:span text:style-name="T36">this</text:span><text:span text:style-name="T3">)</text:span>;</text:p>
            <text:p text:style-name="P134"><text:s text:c="8"/><text:span text:style-name="T55">frame</text:span>.<text:span text:style-name="T63">setSize</text:span><text:span text:style-name="T3">(</text:span>TAILLE_ECRAN_X,TAILLE_ECRAN_Y<text:span text:style-name="T3">)</text:span>;</text:p>
            <text:p text:style-name="P134"><text:s text:c="8"/><text:span text:style-name="T55">frame</text:span>.<text:span text:style-name="T63">setLocationRelativeTo</text:span><text:span text:style-name="T3">(</text:span><text:span text:style-name="T65">null</text:span><text:span text:style-name="T3">)</text:span>; </text:p>
            <text:p text:style-name="P134"><text:s text:c="8"/><text:span text:style-name="T55">frame</text:span>.<text:span text:style-name="T63">setVisible</text:span><text:span text:style-name="T3">(</text:span><text:span text:style-name="T65">true</text:span><text:span text:style-name="T3">)</text:span>;</text:p>
            <text:p text:style-name="P134"><text:s text:c="8"/><text:span text:style-name="T55">frame</text:span>.<text:span text:style-name="T63">setResizable</text:span><text:span text:style-name="T3">(</text:span><text:span text:style-name="T65">false</text:span><text:span text:style-name="T3">)</text:span>;</text:p>
            <text:p text:style-name="P134"><text:s text:c="8"/><text:span text:style-name="T55">frame</text:span>.<text:span text:style-name="T63">setDefaultCloseOperation</text:span><text:span text:style-name="T3">(</text:span><text:span text:style-name="T55">JFrame</text:span>.<text:span text:style-name="T55">EXIT_ON_CLOSE</text:span><text:span text:style-name="T3">)</text:span>;</text:p>
            <text:p text:style-name="P196"/>
            <text:p text:style-name="P134"><text:s text:c="8"/>Instant <text:span text:style-name="T55">time_before</text:span>;</text:p>
            <text:p text:style-name="P134"><text:s text:c="8"/>Instant <text:span text:style-name="T55">time_after</text:span>;</text:p>
            <text:p text:style-name="P134"><text:s text:c="8"/><text:span text:style-name="T37">long</text:span> <text:span text:style-name="T55">time_spent</text:span>;</text:p>
            <text:p text:style-name="P196"/>
            <text:p text:style-name="P134"><text:s text:c="8"/><text:span text:style-name="T37">int</text:span> <text:span text:style-name="T55">i</text:span>;</text:p>
            <text:p text:style-name="P134"><text:s text:c="8"/>Ressource <text:span text:style-name="T55">colo</text:span> <text:span text:style-name="T36">=</text:span> <text:span text:style-name="T36">this</text:span>.<text:span text:style-name="T55">terrain</text:span>.<text:span text:style-name="T63">getCase</text:span><text:span text:style-name="T3">(</text:span>colo_coors[<text:span text:style-name="T65">0</text:span>],colo_coors[<text:span text:style-name="T65">1</text:span>]<text:span text:style-name="T3">)</text:span>;</text:p>
            <text:p text:style-name="P196"/>
            <text:p text:style-name="P183"><text:s text:c="8"/>//boucle de simulation</text:p>
            <text:p text:style-name="P134"><text:s text:c="8"/><text:span text:style-name="T38">for</text:span> (i<text:span text:style-name="T36">=</text:span><text:span text:style-name="T65">0</text:span>; (i<text:span text:style-name="T36">&lt;=this</text:span>.<text:span text:style-name="T55">nb_iters</text:span> <text:span text:style-name="T36">&amp;&amp;</text:span> <text:span text:style-name="T55">colo</text:span>.<text:span text:style-name="T63">getQuantite</text:span><text:span text:style-name="T3">()</text:span><text:span text:style-name="T36">&lt;this</text:span>.<text:span text:style-name="T55">total</text:span>); i<text:span text:style-name="T36">++</text:span>){</text:p>
            <text:p text:style-name="P134"><text:s text:c="12"/>time_before <text:span text:style-name="T36">=</text:span> <text:span text:style-name="T55">Instant</text:span>.<text:span text:style-name="T63">now</text:span><text:span text:style-name="T3">()</text:span>;</text:p>
            <text:p text:style-name="P134"><text:s text:c="12"/><text:span text:style-name="T36">this</text:span>.<text:span text:style-name="T55">evolution_quantites</text:span>.<text:span text:style-name="T63">add</text:span><text:span text:style-name="T3">(</text:span><text:span text:style-name="T38">new</text:span> <text:span text:style-name="T37">int</text:span>[] {<text:span text:style-name="T55">colo</text:span>.<text:span text:style-name="T63">getQuantite</text:span><text:span text:style-name="T3">()</text:span>, <text:span text:style-name="T55">Fourmi</text:span>.<text:span text:style-name="T63">getTotalPris</text:span><text:span text:style-name="T3">()</text:span>}<text:span text:style-name="T3">)</text:span>;</text:p>
            <text:p text:style-name="P134"><text:s text:c="12"/><text:span text:style-name="T36">this</text:span>.<text:span text:style-name="T63">simulerFourmis</text:span><text:span text:style-name="T3">()</text:span>;</text:p>
            <text:p text:style-name="P134"><text:s text:c="12"/><text:span text:style-name="T36">this</text:span>.<text:span text:style-name="T63">updatePheromones</text:span><text:span text:style-name="T3">()</text:span>;</text:p>
            <text:p text:style-name="P134"><text:s text:c="12"/><text:span text:style-name="T55">frame</text:span>.<text:span text:style-name="T63">repaint</text:span><text:span text:style-name="T3">()</text:span>;</text:p>
            <text:p text:style-name="P134"><text:s text:c="12"/><text:span text:style-name="T55">frame</text:span>.<text:span text:style-name="T63">setTitle</text:span><text:span text:style-name="T3">(</text:span><text:span text:style-name="T55">String</text:span>.<text:span text:style-name="T63">format</text:span><text:span text:style-name="T3">(</text:span><text:span text:style-name="T66">"SimulANTion |||| Iteration %d |||| %d/%d/%d"</text:span>,i,<text:span text:style-name="T55">colo</text:span>.<text:span text:style-name="T63">getQuantite</text:span><text:span text:style-name="T3">()</text:span>,<text:span text:style-name="T55">Fourmi</text:span>.<text:span text:style-name="T63">getTotalPris</text:span><text:span text:style-name="T3">()</text:span>,<text:span text:style-name="T36">this</text:span>.<text:span text:style-name="T55">total</text:span><text:span text:style-name="T3">))</text:span>;</text:p>
            <text:p text:style-name="P196"/>
            <text:p text:style-name="P183"><text:s text:c="12"/>//attente entre les iteration pour la lisibilite</text:p>
            <text:p text:style-name="P134"><text:s text:c="12"/>time_after <text:span text:style-name="T36">=</text:span> <text:span text:style-name="T55">Instant</text:span>.<text:span text:style-name="T63">now</text:span><text:span text:style-name="T3">()</text:span>;</text:p>
            <text:p text:style-name="P134"><text:s text:c="12"/>time_spent <text:span text:style-name="T36">=</text:span> <text:span text:style-name="T55">Duration</text:span>.<text:span text:style-name="T63">between</text:span><text:span text:style-name="T3">(</text:span>time_before, time_after<text:span text:style-name="T3">)</text:span>.<text:span text:style-name="T63">toMillis</text:span><text:span text:style-name="T3">()</text:span>;</text:p>
            <text:p text:style-name="P134"><text:s text:c="12"/><text:span text:style-name="T38">if</text:span> (time_spent <text:span text:style-name="T36">&lt;</text:span> T_WAIT)</text:p>
            <text:p text:style-name="P134"><text:s text:c="16"/><text:span text:style-name="T55">Thread</text:span>.<text:span text:style-name="T63">sleep</text:span><text:span text:style-name="T3">(</text:span>T_WAIT <text:span text:style-name="T36">-</text:span> time_spent<text:span text:style-name="T3">)</text:span>;</text:p>
            <text:p text:style-name="P134"><text:soft-page-break/><text:s text:c="8"/>}</text:p>
            <text:p text:style-name="P196"/>
            <text:p text:style-name="P183"><text:s text:c="8"/>//affichage final</text:p>
            <text:p text:style-name="P134"><text:s text:c="8"/><text:span text:style-name="T55">frame</text:span>.<text:span text:style-name="T63">repaint</text:span><text:span text:style-name="T3">()</text:span>;</text:p>
            <text:p text:style-name="P134"><text:s text:c="8"/><text:span text:style-name="T55">frame</text:span>.<text:span text:style-name="T63">setTitle</text:span><text:span text:style-name="T3">(</text:span><text:span text:style-name="T55">String</text:span>.<text:span text:style-name="T63">format</text:span><text:span text:style-name="T3">(</text:span><text:span text:style-name="T66">"Fini! SimulANTion |||| Iteration %d |||| </text:span><text:s/><text:span text:style-name="T66">%d/%d/%d"</text:span>,i,<text:span text:style-name="T55">colo</text:span>.<text:span text:style-name="T63">getQuantite</text:span><text:span text:style-name="T3">()</text:span>,<text:span text:style-name="T55">Fourmi</text:span>.<text:span text:style-name="T63">getTotalPris</text:span><text:span text:style-name="T3">()</text:span>,<text:span text:style-name="T36">this</text:span>.<text:span text:style-name="T55">total</text:span><text:span text:style-name="T3">))</text:span>;</text:p>
            <text:p text:style-name="P134"><text:s text:c="8"/><text:span text:style-name="T36">this</text:span>.<text:span text:style-name="T63">log</text:span><text:span text:style-name="T3">(</text:span>i<text:span text:style-name="T3">)</text:span>;</text:p>
            <text:p text:style-name="P134"><text:s text:c="8"/><text:span text:style-name="T55">Fourmi</text:span>.<text:span text:style-name="T63">reset</text:span><text:span text:style-name="T3">()</text:span>;</text:p>
            <text:p text:style-name="P134"><text:s text:c="4"/>}</text:p>
            <text:p text:style-name="P134">}</text:p>
            <text:p text:style-name="P134"/>
            <text:p text:style-name="P202"><text:span text:style-name="T77">TestSimulation</text:span>.java</text:p>
            <text:p text:style-name="P134"><text:span text:style-name="T38">import</text:span><text:span text:style-name="T53"> </text:span>java.io.FileNotFoundException;</text:p>
            <text:p text:style-name="P134"><text:span text:style-name="T38">import</text:span><text:span text:style-name="T53"> </text:span>java.util.NoSuchElementException;</text:p>
            <text:p text:style-name="P134"><text:span text:style-name="T38">import</text:span><text:span text:style-name="T53"> </text:span>java.io.IOException;</text:p>
            <text:p text:style-name="P134"><text:span text:style-name="T38">import</text:span><text:span text:style-name="T53"> </text:span>java.io.File;</text:p>
            <text:p text:style-name="P183">/*</text:p>
            <text:p text:style-name="P183">* class TestSimulation :</text:p>
            <text:p text:style-name="P183">* le main du projet</text:p>
            <text:p text:style-name="P183">*/</text:p>
            <text:p text:style-name="P134"><text:span text:style-name="T37">public</text:span><text:span text:style-name="T53"> </text:span><text:span text:style-name="T37">class</text:span><text:span text:style-name="T53"> </text:span><text:span text:style-name="T61">TestSimulation</text:span><text:span text:style-name="T53"> </text:span>{</text:p>
            <text:p text:style-name="P134"><text:s text:c="4"/><text:span text:style-name="T37">public</text:span><text:span text:style-name="T62"> </text:span><text:span text:style-name="T37">static</text:span><text:span text:style-name="T62"> </text:span><text:span text:style-name="T37">void</text:span><text:span text:style-name="T62"> </text:span><text:span text:style-name="T63">main</text:span><text:span text:style-name="T3">(</text:span>String[] <text:span text:style-name="T54">args</text:span><text:span text:style-name="T3">)</text:span><text:span text:style-name="T62"> </text:span><text:span text:style-name="T37">throws</text:span><text:span text:style-name="T62"> </text:span>InterruptedException{</text:p>
            <text:p text:style-name="P196"/>
            <text:p text:style-name="P134"><text:s text:c="8"/><text:span text:style-name="T37">int</text:span> <text:span text:style-name="T55">nb_iters</text:span>;</text:p>
            <text:p text:style-name="P134"><text:s text:c="8"/><text:span text:style-name="T37">int</text:span> <text:span text:style-name="T55">nb_fourmis</text:span>;</text:p>
            <text:p text:style-name="P183"><text:s text:c="8"/>//test des argument<text:span text:style-name="T68">s</text:span></text:p>
            <text:p text:style-name="P134"><text:s text:c="8"/><text:span text:style-name="T38">switch</text:span> (<text:span text:style-name="T55">args</text:span>.<text:span text:style-name="T55">length</text:span>){</text:p>
            <text:p text:style-name="P134"><text:s text:c="12"/><text:span text:style-name="T38">case</text:span> <text:span text:style-name="T65">0</text:span> <text:span text:style-name="T38">:</text:span> </text:p>
            <text:p text:style-name="P134"><text:s text:c="12"/>nb_iters <text:span text:style-name="T36">=</text:span> <text:span text:style-name="T65">500</text:span>;</text:p>
            <text:p text:style-name="P134"><text:s text:c="12"/>nb_fourmis <text:span text:style-name="T36">=</text:span> <text:span text:style-name="T65">50</text:span>;</text:p>
            <text:p text:style-name="P134"><text:s text:c="12"/><text:span text:style-name="T38">break</text:span>;</text:p>
            <text:p text:style-name="P134"><text:s text:c="12"/><text:span text:style-name="T38">case</text:span> <text:span text:style-name="T65">1</text:span><text:span text:style-name="T38">:</text:span></text:p>
            <text:p text:style-name="P134"><text:s text:c="12"/>nb_fourmis <text:span text:style-name="T36">=</text:span> <text:span text:style-name="T55">Integer</text:span>.<text:span text:style-name="T63">valueOf</text:span><text:span text:style-name="T3">(</text:span>args[<text:span text:style-name="T65">0</text:span>]<text:span text:style-name="T3">)</text:span>;</text:p>
            <text:p text:style-name="P134"><text:s text:c="12"/>nb_iters <text:span text:style-name="T36">=</text:span> <text:span text:style-name="T55">Integer</text:span>.<text:span text:style-name="T55">MAX_VALUE</text:span>;</text:p>
            <text:p text:style-name="P134"><text:s text:c="12"/><text:span text:style-name="T38">break</text:span>;</text:p>
            <text:p text:style-name="P196"/>
            <text:p text:style-name="P187"><text:span text:style-name="T19"><text:s text:c="12"/></text:span>default:</text:p>
            <text:p text:style-name="P134"><text:s text:c="12"/>nb_iters <text:span text:style-name="T36">=</text:span> <text:span text:style-name="T55">Integer</text:span>.<text:span text:style-name="T63">valueOf</text:span><text:span text:style-name="T3">(</text:span>args[<text:span text:style-name="T65">0</text:span>]<text:span text:style-name="T3">)</text:span>;</text:p>
            <text:p text:style-name="P134"><text:s text:c="12"/>nb_fourmis <text:span text:style-name="T36">=</text:span> <text:span text:style-name="T55">Integer</text:span>.<text:span text:style-name="T63">valueOf</text:span><text:span text:style-name="T3">(</text:span>args[<text:span text:style-name="T65">1</text:span>]<text:span text:style-name="T3">)</text:span>;</text:p>
            <text:p text:style-name="P134"><text:s text:c="12"/><text:span text:style-name="T38">break</text:span>;</text:p>
            <text:p text:style-name="P134"><text:s text:c="8"/>}</text:p>
            <text:p text:style-name="P183"><text:s text:c="8"/>//Lancement des simulations</text:p>
            <text:p text:style-name="P134"><text:s text:c="8"/><text:span text:style-name="T38">try</text:span> { </text:p>
            <text:p text:style-name="P196"/>
            <text:p text:style-name="P134"><text:s text:c="12"/>Simulation <text:span text:style-name="T55">sim1</text:span> <text:span text:style-name="T36">=</text:span> <text:span text:style-name="T38">new</text:span> <text:span text:style-name="T63">Simulation</text:span><text:span text:style-name="T3">(</text:span><text:span text:style-name="T66">"fichiers/sim1.txt"</text:span>,nb_iters,nb_fourmis<text:span text:style-name="T3">)</text:span>;</text:p>
            <text:p text:style-name="P134"><text:s text:c="12"/><text:span text:style-name="T55">sim1</text:span>.<text:span text:style-name="T63">simuler</text:span><text:span text:style-name="T3">()</text:span>;</text:p>
            <text:p text:style-name="P134"><text:s text:c="12"/><text:span text:style-name="T55">Thread</text:span>.<text:span text:style-name="T63">sleep</text:span><text:span text:style-name="T3">(</text:span><text:span text:style-name="T65">1000</text:span><text:span text:style-name="T3">)</text:span>; </text:p>
            <text:p text:style-name="P196"/>
            <text:p text:style-name="P134"><text:s text:c="12"/>Simulation <text:span text:style-name="T55">sim2</text:span> <text:span text:style-name="T36">=</text:span> <text:span text:style-name="T38">new</text:span> <text:span text:style-name="T63">Simulation</text:span><text:span text:style-name="T3">(</text:span><text:span text:style-name="T66">"fichiers/sim2.txt"</text:span><text:span text:style-name="T3">)</text:span>;</text:p>
            <text:p text:style-name="P134"><text:s text:c="12"/><text:span text:style-name="T55">sim2</text:span>.<text:span text:style-name="T63">simuler</text:span><text:span text:style-name="T3">()</text:span>;</text:p>
            <text:p text:style-name="P134"><text:s text:c="12"/><text:span text:style-name="T55">Thread</text:span>.<text:span text:style-name="T63">sleep</text:span><text:span text:style-name="T3">(</text:span><text:span text:style-name="T65">1000</text:span><text:span text:style-name="T3">)</text:span>; </text:p>
            <text:p text:style-name="P196"/>
            <text:p text:style-name="P134"><text:s text:c="12"/>Simulation <text:span text:style-name="T55">sim3</text:span> <text:span text:style-name="T36">=</text:span> <text:span text:style-name="T38">new</text:span> <text:span text:style-name="T63">Simulation</text:span><text:span text:style-name="T3">(</text:span><text:span text:style-name="T66">"fichiers/sim3.txt"</text:span>, <text:span text:style-name="T65">500</text:span>, <text:span text:style-name="T65">50</text:span><text:span text:style-name="T3">)</text:span>;</text:p>
            <text:p text:style-name="P134"><text:s text:c="12"/><text:span text:style-name="T55">sim3</text:span>.<text:span text:style-name="T63">simuler</text:span><text:span text:style-name="T3">()</text:span>;</text:p>
            <text:p text:style-name="P134"><text:s text:c="12"/><text:span text:style-name="T55">Thread</text:span>.<text:span text:style-name="T63">sleep</text:span><text:span text:style-name="T3">(</text:span><text:span text:style-name="T65">1000</text:span><text:span text:style-name="T3">)</text:span>; </text:p>
            <text:p text:style-name="P196"/>
            <text:p text:style-name="P134"><text:s text:c="12"/>Simulation <text:span text:style-name="T55">sim4</text:span> <text:span text:style-name="T36">=</text:span> <text:span text:style-name="T38">new</text:span> <text:span text:style-name="T63">Simulation</text:span><text:span text:style-name="T3">(</text:span><text:span text:style-name="T66">"fichiers/sim4.txt"</text:span>, <text:span text:style-name="T65">2000</text:span>, <text:span text:style-name="T65">10000</text:span><text:span text:style-name="T3">)</text:span>;</text:p>
            <text:p text:style-name="P134"><text:soft-page-break/><text:s text:c="12"/><text:span text:style-name="T55">sim4</text:span>.<text:span text:style-name="T63">simuler</text:span><text:span text:style-name="T3">()</text:span>;</text:p>
            <text:p text:style-name="P134"><text:s text:c="12"/><text:span text:style-name="T55">Thread</text:span>.<text:span text:style-name="T63">sleep</text:span><text:span text:style-name="T3">(</text:span><text:span text:style-name="T65">1000</text:span><text:span text:style-name="T3">)</text:span>; </text:p>
            <text:p text:style-name="P134"><text:s text:c="8"/>}</text:p>
            <text:p text:style-name="P196"/>
            <text:p text:style-name="P134"><text:s text:c="8"/><text:span text:style-name="T38">catch</text:span> <text:span text:style-name="T3">(</text:span>FileNotFoundException <text:span text:style-name="T54">err</text:span><text:span text:style-name="T3">)</text:span>{ <text:span text:style-name="T1">//fichier manquant</text:span></text:p>
            <text:p text:style-name="P134"><text:s text:c="12"/><text:span text:style-name="T37">int</text:span> <text:span text:style-name="T55">index</text:span> <text:span text:style-name="T36">=</text:span> <text:span text:style-name="T55">err</text:span>.<text:span text:style-name="T63">getMessage</text:span><text:span text:style-name="T3">()</text:span>.<text:span text:style-name="T63">indexOf</text:span><text:span text:style-name="T3">(</text:span><text:span text:style-name="T66">".txt"</text:span><text:span text:style-name="T3">)</text:span>;</text:p>
            <text:p text:style-name="P134"><text:s text:c="12"/>String <text:span text:style-name="T55">missing_file_name</text:span> <text:span text:style-name="T36">=</text:span> <text:span text:style-name="T55">err</text:span>.<text:span text:style-name="T63">getMessage</text:span><text:span text:style-name="T3">()</text:span>.<text:span text:style-name="T63">substring</text:span><text:span text:style-name="T3">(</text:span><text:span text:style-name="T65">0</text:span>, index<text:span text:style-name="T3">)</text:span><text:span text:style-name="T36">+</text:span><text:span text:style-name="T66">".txt"</text:span>;</text:p>
            <text:p text:style-name="P134"><text:s text:c="12"/><text:span text:style-name="T38">try</text:span> { </text:p>
            <text:p text:style-name="P134"><text:s text:c="16"/><text:span text:style-name="T38">new</text:span> <text:span text:style-name="T63">File</text:span><text:span text:style-name="T3">(</text:span>missing_file_name<text:span text:style-name="T3">)</text:span>.<text:span text:style-name="T63">createNewFile</text:span><text:span text:style-name="T3">()</text:span>;</text:p>
            <text:p text:style-name="P134"><text:s text:c="16"/><text:span text:style-name="T55">System</text:span>.<text:span text:style-name="T55">out</text:span>.<text:span text:style-name="T63">println</text:span><text:span text:style-name="T3">(</text:span><text:span text:style-name="T55">String</text:span>.<text:span text:style-name="T63">format</text:span><text:span text:style-name="T3">(</text:span><text:span text:style-name="T66">"Le fichier %s manquait, il a donc ete cree."</text:span>,missing_file_name<text:span text:style-name="T3">))</text:span>;</text:p>
            <text:p text:style-name="P134"><text:s text:c="12"/>}</text:p>
            <text:p text:style-name="P134"><text:s text:c="12"/><text:span text:style-name="T38">catch</text:span> <text:span text:style-name="T3">(</text:span>IOException <text:span text:style-name="T54">_err</text:span><text:span text:style-name="T3">)</text:span>{</text:p>
            <text:p text:style-name="P134"><text:s text:c="16"/><text:span text:style-name="T55">System</text:span>.<text:span text:style-name="T55">out</text:span>.<text:span text:style-name="T63">println</text:span><text:span text:style-name="T3">(</text:span><text:span text:style-name="T55">String</text:span>.<text:span text:style-name="T63">format</text:span><text:span text:style-name="T3">(</text:span><text:span text:style-name="T66">"Le fichier %s manque et n'a pas pu etre cree"</text:span>,missing_file_name<text:span text:style-name="T3">))</text:span>;</text:p>
            <text:p text:style-name="P134"><text:s text:c="16"/><text:span text:style-name="T55">_err</text:span>.<text:span text:style-name="T63">printStackTrace</text:span><text:span text:style-name="T3">()</text:span>;</text:p>
            <text:p text:style-name="P134"><text:s text:c="12"/>}</text:p>
            <text:p text:style-name="P134"><text:s text:c="8"/>}</text:p>
            <text:p text:style-name="P196"/>
            <text:p text:style-name="P134"><text:s text:c="8"/><text:span text:style-name="T38">catch</text:span> <text:span text:style-name="T3">(</text:span>NoSuchElementException <text:span text:style-name="T54">err</text:span><text:span text:style-name="T3">)</text:span>{</text:p>
            <text:p text:style-name="P134"><text:s text:c="12"/><text:span text:style-name="T55">System</text:span>.<text:span text:style-name="T55">out</text:span>.<text:span text:style-name="T63">println</text:span><text:span text:style-name="T3">(</text:span><text:span text:style-name="T66">"Le fichier passe en parametre est vide"</text:span><text:span text:style-name="T3">)</text:span>;</text:p>
            <text:p text:style-name="P134"><text:s text:c="12"/><text:span text:style-name="T55">err</text:span>.<text:span text:style-name="T63">printStackTrace</text:span><text:span text:style-name="T3">()</text:span>;</text:p>
            <text:p text:style-name="P134"><text:s text:c="8"/>}</text:p>
            <text:p text:style-name="P196"/>
            <text:p text:style-name="P134"><text:s text:c="8"/><text:span text:style-name="T38">catch</text:span> <text:span text:style-name="T3">(</text:span>InvalidFileContentException <text:span text:style-name="T54">err</text:span><text:span text:style-name="T3">)</text:span>{ <text:span text:style-name="T1">//format incorrect</text:span></text:p>
            <text:p text:style-name="P134"><text:s text:c="12"/><text:span text:style-name="T38">if</text:span> (<text:span text:style-name="T55">err</text:span>.<text:span text:style-name="T63">getErrType</text:span><text:span text:style-name="T3">()</text:span> <text:span text:style-name="T36">==</text:span> <text:span text:style-name="T55">InvalidFileContentException</text:span>.<text:span text:style-name="T55">type</text:span>.<text:span text:style-name="T55">DIMENSIONS</text:span>){</text:p>
            <text:p text:style-name="P134"><text:s text:c="16"/>String[] <text:span text:style-name="T55">errlogs</text:span> <text:span text:style-name="T36">=</text:span> <text:span text:style-name="T55">err</text:span>.<text:span text:style-name="T63">getMessage</text:span><text:span text:style-name="T3">()</text:span>.<text:span text:style-name="T63">split</text:span><text:span text:style-name="T3">(</text:span><text:span text:style-name="T66">";"</text:span><text:span text:style-name="T3">)</text:span>;</text:p>
            <text:p text:style-name="P134"><text:s text:c="16"/><text:span text:style-name="T55">System</text:span>.<text:span text:style-name="T55">out</text:span>.<text:span text:style-name="T63">println</text:span><text:span text:style-name="T3">(</text:span><text:span text:style-name="T55">String</text:span>.<text:span text:style-name="T63">format</text:span><text:span text:style-name="T3">(</text:span><text:span text:style-name="T66">"%s eu : %s ; attendu : %s"</text:span>, errlogs[<text:span text:style-name="T65">0</text:span>], errlogs[<text:span text:style-name="T65">1</text:span>], errlogs[<text:span text:style-name="T65">2</text:span>]<text:span text:style-name="T3">))</text:span>;</text:p>
            <text:p text:style-name="P134"><text:s text:c="12"/>}</text:p>
            <text:p text:style-name="P134"><text:s text:c="12"/><text:span text:style-name="T38">else</text:span> <text:span text:style-name="T38">if</text:span> (<text:span text:style-name="T55">err</text:span>.<text:span text:style-name="T63">getErrType</text:span><text:span text:style-name="T3">()</text:span> <text:span text:style-name="T36">==</text:span> <text:span text:style-name="T55">InvalidFileContentException</text:span>.<text:span text:style-name="T55">type</text:span>.<text:span text:style-name="T55">NOMBRE_COLONIES</text:span>){</text:p>
            <text:p text:style-name="P134"><text:s text:c="16"/><text:span text:style-name="T55">System</text:span>.<text:span text:style-name="T55">out</text:span>.<text:span text:style-name="T63">println</text:span><text:span text:style-name="T3">(</text:span><text:span text:style-name="T55">String</text:span>.<text:span text:style-name="T63">format</text:span><text:span text:style-name="T3">(</text:span><text:span text:style-name="T66">"Nombre de colonies différent de 1 : %s"</text:span>,<text:span text:style-name="T55">err</text:span>.<text:span text:style-name="T63">getMessage</text:span><text:span text:style-name="T3">()))</text:span>;</text:p>
            <text:p text:style-name="P134"><text:s text:c="12"/>}</text:p>
            <text:p text:style-name="P134"><text:s text:c="12"/><text:span text:style-name="T38">else</text:span>{</text:p>
            <text:p text:style-name="P134"><text:s text:c="16"/><text:span text:style-name="T55">System</text:span>.<text:span text:style-name="T55">out</text:span>.<text:span text:style-name="T63">println</text:span><text:span text:style-name="T3">(</text:span><text:span text:style-name="T55">String</text:span>.<text:span text:style-name="T63">format</text:span><text:span text:style-name="T3">(</text:span><text:span text:style-name="T66">"Charactère invalide présent dans le fichier : %s"</text:span>,<text:span text:style-name="T55">err</text:span>.<text:span text:style-name="T63">getMessage</text:span><text:span text:style-name="T3">()))</text:span>;</text:p>
            <text:p text:style-name="P134"><text:s text:c="12"/>}</text:p>
            <text:p text:style-name="P134"><text:s text:c="12"/><text:span text:style-name="T55">err</text:span>.<text:span text:style-name="T63">printStackTrace</text:span><text:span text:style-name="T3">()</text:span>;</text:p>
            <text:p text:style-name="P134"><text:s text:c="8"/>}</text:p>
            <text:p text:style-name="P134"><text:s text:c="4"/>}</text:p>
            <text:p text:style-name="P137">}</text:p>
            <text:p text:style-name="P14"/>
          </table:table-cell>
        </table:table-row>
      </table:table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2-12-09T16:43:03.331437070</dc:date>
    <meta:editing-duration>PT5H45M46S</meta:editing-duration>
    <meta:editing-cycles>199</meta:editing-cycles>
    <meta:document-statistic meta:table-count="7" meta:image-count="0" meta:object-count="0" meta:page-count="26" meta:paragraph-count="1184" meta:word-count="4200" meta:character-count="47357" meta:non-whitespace-character-count="34833"/>
  </office:meta>
</office:document-meta>
</file>